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TestModul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9646in"/>
    </style:style>
    <style:style style:name="co2" style:family="table-column">
      <style:table-column-properties fo:break-before="auto" style:column-width="0.7717in"/>
    </style:style>
    <style:style style:name="co3" style:family="table-column">
      <style:table-column-properties fo:break-before="auto" style:column-width="3.5807in"/>
    </style:style>
    <style:style style:name="co4" style:family="table-column">
      <style:table-column-properties fo:break-before="auto" style:column-width="0.1071in"/>
    </style:style>
    <style:style style:name="co5" style:family="table-column">
      <style:table-column-properties fo:break-before="auto" style:column-width="0.7181in"/>
    </style:style>
    <style:style style:name="co6" style:family="table-column">
      <style:table-column-properties fo:break-before="auto" style:column-width="0.761in"/>
    </style:style>
    <style:style style:name="co7" style:family="table-column">
      <style:table-column-properties fo:break-before="auto" style:column-width="2.5728in"/>
    </style:style>
    <style:style style:name="co8" style:family="table-column">
      <style:table-column-properties fo:break-before="auto" style:column-width="0.1925in"/>
    </style:style>
    <style:style style:name="co9" style:family="table-column">
      <style:table-column-properties fo:break-before="auto" style:column-width="0.889in"/>
    </style:style>
    <style:style style:name="co10" style:family="table-column">
      <style:table-column-properties fo:break-before="auto" style:column-width="1.1717in"/>
    </style:style>
    <style:style style:name="co11" style:family="table-column">
      <style:table-column-properties fo:break-before="auto" style:column-width="0.9217in"/>
    </style:style>
    <style:style style:name="co12" style:family="table-column">
      <style:table-column-properties fo:break-before="auto" style:column-width="1.2043in"/>
    </style:style>
    <style:style style:name="co32" style:family="table-column">
      <style:table-column-properties fo:break-before="auto" style:column-width="0.6783in"/>
    </style:style>
    <style:style style:name="co80" style:family="table-column">
      <style:table-column-properties fo:break-before="auto" style:column-width="0.5929in"/>
    </style:style>
    <style:style style:name="co81" style:family="table-column">
      <style:table-column-properties fo:break-before="auto" style:column-width="0.7429in"/>
    </style:style>
    <style:style style:name="co82" style:family="table-column">
      <style:table-column-properties fo:break-before="auto" style:column-width="1.6008in"/>
    </style:style>
    <style:style style:name="co36" style:family="table-column">
      <style:table-column-properties fo:break-before="auto" style:column-width="1.3008in"/>
    </style:style>
    <style:style style:name="co83" style:family="table-column">
      <style:table-column-properties fo:break-before="auto" style:column-width="1.4181in"/>
    </style:style>
    <style:style style:name="co38" style:family="table-column">
      <style:table-column-properties fo:break-before="auto" style:column-width="0.3035in"/>
    </style:style>
    <style:style style:name="co13" style:family="table-column">
      <style:table-column-properties fo:break-before="auto" style:column-width="1.2146in"/>
    </style:style>
    <style:style style:name="co84" style:family="table-column">
      <style:table-column-properties fo:break-before="auto" style:column-width="1.2756in"/>
    </style:style>
    <style:style style:name="co43" style:family="table-column">
      <style:table-column-properties fo:break-before="auto" style:column-width="0.8146in"/>
    </style:style>
    <style:style style:name="co85" style:family="table-column">
      <style:table-column-properties fo:break-before="auto" style:column-width="1.0508in"/>
    </style:style>
    <style:style style:name="co86" style:family="table-column">
      <style:table-column-properties fo:break-before="auto" style:column-width="0.5146in"/>
    </style:style>
    <style:style style:name="co87" style:family="table-column">
      <style:table-column-properties fo:break-before="auto" style:column-width="5.4571in"/>
    </style:style>
    <style:style style:name="co88" style:family="table-column">
      <style:table-column-properties fo:break-before="auto" style:column-width="2.5193in"/>
    </style:style>
    <style:style style:name="co45" style:family="table-column">
      <style:table-column-properties fo:break-before="auto" style:column-width="2.6693in"/>
    </style:style>
    <style:style style:name="co89" style:family="table-column">
      <style:table-column-properties fo:break-before="auto" style:column-width="0.5252in"/>
    </style:style>
    <style:style style:name="co90" style:family="table-column">
      <style:table-column-properties fo:break-before="auto" style:column-width="0.3638in"/>
    </style:style>
    <style:style style:name="co91" style:family="table-column">
      <style:table-column-properties fo:break-before="auto" style:column-width="0.611in"/>
    </style:style>
    <style:style style:name="co50" style:family="table-column">
      <style:table-column-properties fo:break-before="auto" style:column-width="0.6319in"/>
    </style:style>
    <style:style style:name="co92" style:family="table-column">
      <style:table-column-properties fo:break-before="auto" style:column-width="0.4181in"/>
    </style:style>
    <style:style style:name="co93" style:family="table-column">
      <style:table-column-properties fo:break-before="auto" style:column-width="0.4071in"/>
    </style:style>
    <style:style style:name="co94" style:family="table-column">
      <style:table-column-properties fo:break-before="auto" style:column-width="0.4717in"/>
    </style:style>
    <style:style style:name="co95" style:family="table-column">
      <style:table-column-properties fo:break-before="auto" style:column-width="0.6646in"/>
    </style:style>
    <style:style style:name="co96" style:family="table-column">
      <style:table-column-properties fo:break-before="auto" style:column-width="1.211in"/>
    </style:style>
    <style:style style:name="co97" style:family="table-column">
      <style:table-column-properties fo:break-before="auto" style:column-width="1.222in"/>
    </style:style>
    <style:style style:name="co98" style:family="table-column">
      <style:table-column-properties fo:break-before="auto" style:column-width="1.1575in"/>
    </style:style>
    <style:style style:name="co99" style:family="table-column">
      <style:table-column-properties fo:break-before="auto" style:column-width="1.2327in"/>
    </style:style>
    <style:style style:name="co100" style:family="table-column">
      <style:table-column-properties fo:break-before="auto" style:column-width="8.2126in"/>
    </style:style>
    <style:style style:name="co101" style:family="table-column">
      <style:table-column-properties fo:break-before="auto" style:column-width="4.5992in"/>
    </style:style>
    <style:style style:name="co102" style:family="table-column">
      <style:table-column-properties fo:break-before="auto" style:column-width="2.3583in"/>
    </style:style>
    <style:style style:name="co103" style:family="table-column">
      <style:table-column-properties fo:break-before="auto" style:column-width="2.2083in"/>
    </style:style>
    <style:style style:name="co104" style:family="table-column">
      <style:table-column-properties fo:break-before="auto" style:column-width="0.9862in"/>
    </style:style>
    <style:style style:name="co105" style:family="table-column">
      <style:table-column-properties fo:break-before="auto" style:column-width="0.7398in"/>
    </style:style>
    <style:style style:name="co65" style:family="table-column">
      <style:table-column-properties fo:break-before="auto" style:column-width="2.0618in"/>
    </style:style>
    <style:style style:name="co106" style:family="table-column">
      <style:table-column-properties fo:break-before="auto" style:column-width="1.7043in"/>
    </style:style>
    <style:style style:name="co107" style:family="table-column">
      <style:table-column-properties fo:break-before="auto" style:column-width="1.3291in"/>
    </style:style>
    <style:style style:name="co108" style:family="table-column">
      <style:table-column-properties fo:break-before="auto" style:column-width="0.9543in"/>
    </style:style>
    <style:style style:name="co109" style:family="table-column">
      <style:table-column-properties fo:break-before="auto" style:column-width="0.5465in"/>
    </style:style>
    <style:style style:name="co110" style:family="table-column">
      <style:table-column-properties fo:break-before="auto" style:column-width="3.0772in"/>
    </style:style>
    <style:style style:name="co111" style:family="table-column">
      <style:table-column-properties fo:break-before="auto" style:column-width="3.4417in"/>
    </style:style>
    <style:style style:name="co112" style:family="table-column">
      <style:table-column-properties fo:break-before="auto" style:column-width="3.1736in"/>
    </style:style>
    <style:style style:name="co42" style:family="table-column">
      <style:table-column-properties fo:break-before="auto" style:column-width="0.45in"/>
    </style:style>
    <style:style style:name="co113" style:family="table-column">
      <style:table-column-properties fo:break-before="auto" style:column-width="0.6429in"/>
    </style:style>
    <style:style style:name="co114" style:family="table-column">
      <style:table-column-properties fo:break-before="auto" style:column-width="0.4398in"/>
    </style:style>
    <style:style style:name="co115" style:family="table-column">
      <style:table-column-properties fo:break-before="auto" style:column-width="0.4819in"/>
    </style:style>
    <style:style style:name="co34" style:family="table-column">
      <style:table-column-properties fo:break-before="auto" style:column-width="0.6862in"/>
    </style:style>
    <style:style style:name="co116" style:family="table-column">
      <style:table-column-properties fo:break-before="auto" style:column-width="1.5654in"/>
    </style:style>
    <style:style style:name="co117" style:family="table-column">
      <style:table-column-properties fo:break-before="auto" style:column-width="1.3508in"/>
    </style:style>
    <style:style style:name="co118" style:family="table-column">
      <style:table-column-properties fo:break-before="auto" style:column-width="1.2429in"/>
    </style:style>
    <style:style style:name="co119" style:family="table-column">
      <style:table-column-properties fo:break-before="auto" style:column-width="7.548in"/>
    </style:style>
    <style:style style:name="co120" style:family="table-column">
      <style:table-column-properties fo:break-before="auto" style:column-width="4.4382in"/>
    </style:style>
    <style:style style:name="co121" style:family="table-column">
      <style:table-column-properties fo:break-before="auto" style:column-width="2.4547in"/>
    </style:style>
    <style:style style:name="co122" style:family="table-column">
      <style:table-column-properties fo:break-before="auto" style:column-width="2.2402in"/>
    </style:style>
    <style:style style:name="co123" style:family="table-column">
      <style:table-column-properties fo:break-before="auto" style:column-width="1.8972in"/>
    </style:style>
    <style:style style:name="co124" style:family="table-column">
      <style:table-column-properties fo:break-before="auto" style:column-width="1.5008in"/>
    </style:style>
    <style:style style:name="co21" style:family="table-column">
      <style:table-column-properties fo:break-before="auto" style:column-width="1.2256in"/>
    </style:style>
    <style:style style:name="co26" style:family="table-column">
      <style:table-column-properties fo:break-before="auto" style:column-width="0.7752in"/>
    </style:style>
    <style:style style:name="co125" style:family="table-column">
      <style:table-column-properties fo:break-before="auto" style:column-width="0.9146in"/>
    </style:style>
    <style:style style:name="co126" style:family="table-column">
      <style:table-column-properties fo:break-before="auto" style:column-width="0.4102in"/>
    </style:style>
    <style:style style:name="co67" style:family="table-column">
      <style:table-column-properties fo:break-before="auto" style:column-width="2.1689in"/>
    </style:style>
    <style:style style:name="co127" style:family="table-column">
      <style:table-column-properties fo:break-before="auto" style:column-width="2.4583in"/>
    </style:style>
    <style:style style:name="co128" style:family="table-column">
      <style:table-column-properties fo:break-before="auto" style:column-width="2.6193in"/>
    </style:style>
    <style:style style:name="co30" style:family="table-column">
      <style:table-column-properties fo:break-before="auto" style:column-width="0.5181in"/>
    </style:style>
    <style:style style:name="co129" style:family="table-column">
      <style:table-column-properties fo:break-before="auto" style:column-width="0.3354in"/>
    </style:style>
    <style:style style:name="co29" style:family="table-column">
      <style:table-column-properties fo:break-before="auto" style:column-width="0.6035in"/>
    </style:style>
    <style:style style:name="co130" style:family="table-column">
      <style:table-column-properties fo:break-before="auto" style:column-width="0.3673in"/>
    </style:style>
    <style:style style:name="co131" style:family="table-column">
      <style:table-column-properties fo:break-before="auto" style:column-width="0.4217in"/>
    </style:style>
    <style:style style:name="co132" style:family="table-column">
      <style:table-column-properties fo:break-before="auto" style:column-width="0.6571in"/>
    </style:style>
    <style:style style:name="co133" style:family="table-column">
      <style:table-column-properties fo:break-before="auto" style:column-width="0.8398in"/>
    </style:style>
    <style:style style:name="co134" style:family="table-column">
      <style:table-column-properties fo:break-before="auto" style:column-width="1.1075in"/>
    </style:style>
    <style:style style:name="co135" style:family="table-column">
      <style:table-column-properties fo:break-before="auto" style:column-width="1.2681in"/>
    </style:style>
    <style:style style:name="co136" style:family="table-column">
      <style:table-column-properties fo:break-before="auto" style:column-width="7.3583in"/>
    </style:style>
    <style:style style:name="co137" style:family="table-column">
      <style:table-column-properties fo:break-before="auto" style:column-width="4.0882in"/>
    </style:style>
    <style:style style:name="co138" style:family="table-column">
      <style:table-column-properties fo:break-before="auto" style:column-width="2.2866in"/>
    </style:style>
    <style:style style:name="co139" style:family="table-column">
      <style:table-column-properties fo:break-before="auto" style:column-width="0.8929in"/>
    </style:style>
    <style:style style:name="co64" style:family="table-column">
      <style:table-column-properties fo:break-before="auto" style:column-width="2.1256in"/>
    </style:style>
    <style:style style:name="co140" style:family="table-column">
      <style:table-column-properties fo:break-before="auto" style:column-width="0.6138in"/>
    </style:style>
    <style:style style:name="co141" style:family="table-column">
      <style:table-column-properties fo:break-before="auto" style:column-width="0.55in"/>
    </style:style>
    <style:style style:name="co142" style:family="table-column">
      <style:table-column-properties fo:break-before="auto" style:column-width="0.4319in"/>
    </style:style>
    <style:style style:name="co143" style:family="table-column">
      <style:table-column-properties fo:break-before="auto" style:column-width="0.7217in"/>
    </style:style>
    <style:style style:name="co144" style:family="table-column">
      <style:table-column-properties fo:break-before="auto" style:column-width="1.011in"/>
    </style:style>
    <style:style style:name="co145" style:family="table-column">
      <style:table-column-properties fo:break-before="auto" style:column-width="0.4854in"/>
    </style:style>
    <style:style style:name="co47" style:family="table-column">
      <style:table-column-properties fo:break-before="auto" style:column-width="0.389in"/>
    </style:style>
    <style:style style:name="co146" style:family="table-column">
      <style:table-column-properties fo:break-before="auto" style:column-width="0.5602in"/>
    </style:style>
    <style:style style:name="co151" style:family="table-column">
      <style:table-column-properties fo:break-before="auto" style:column-width="1.311in"/>
    </style:style>
    <style:style style:name="co152" style:family="table-column">
      <style:table-column-properties fo:break-before="auto" style:column-width="1.461in"/>
    </style:style>
    <style:style style:name="co153" style:family="table-column">
      <style:table-column-properties fo:break-before="auto" style:column-width="1.5146in"/>
    </style:style>
    <style:style style:name="co154" style:family="table-column">
      <style:table-column-properties fo:break-before="auto" style:column-width="1.15in"/>
    </style:style>
    <style:style style:name="co155" style:family="table-column">
      <style:table-column-properties fo:break-before="auto" style:column-width="1.1181in"/>
    </style:style>
    <style:style style:name="co156" style:family="table-column">
      <style:table-column-properties fo:break-before="auto" style:column-width="1.161in"/>
    </style:style>
    <style:style style:name="co157" style:family="table-column">
      <style:table-column-properties fo:break-before="auto" style:column-width="1.1398in"/>
    </style:style>
    <style:style style:name="co158" style:family="table-column">
      <style:table-column-properties fo:break-before="auto" style:column-width="1.0429in"/>
    </style:style>
    <style:style style:name="co159" style:family="table-column">
      <style:table-column-properties fo:break-before="auto" style:column-width="1.5689in"/>
    </style:style>
    <style:style style:name="co160" style:family="table-column">
      <style:table-column-properties fo:break-before="auto" style:column-width="1.2898in"/>
    </style:style>
    <style:style style:name="co161" style:family="table-column">
      <style:table-column-properties fo:break-before="auto" style:column-width="1.4827in"/>
    </style:style>
    <style:style style:name="co162" style:family="table-column">
      <style:table-column-properties fo:break-before="auto" style:column-width="0.7535in"/>
    </style:style>
    <style:style style:name="co163" style:family="table-column">
      <style:table-column-properties fo:break-before="auto" style:column-width="0.7965in"/>
    </style:style>
    <style:style style:name="co164" style:family="table-column">
      <style:table-column-properties fo:break-before="auto" style:column-width="0.6252in"/>
    </style:style>
    <style:style style:name="co165" style:family="table-column">
      <style:table-column-properties fo:break-before="auto" style:column-width="0.7in"/>
    </style:style>
    <style:style style:name="co166" style:family="table-column">
      <style:table-column-properties fo:break-before="auto" style:column-width="2.0835in"/>
    </style:style>
    <style:style style:name="co167" style:family="table-column">
      <style:table-column-properties fo:break-before="auto" style:column-width="1.372in"/>
    </style:style>
    <style:style style:name="co168" style:family="table-column">
      <style:table-column-properties fo:break-before="auto" style:column-width="1.2646in"/>
    </style:style>
    <style:style style:name="co169" style:family="table-column">
      <style:table-column-properties fo:break-before="auto" style:column-width="0.75in"/>
    </style:style>
    <style:style style:name="co170" style:family="table-column">
      <style:table-column-properties fo:break-before="auto" style:column-width="0.9327in"/>
    </style:style>
    <style:style style:name="co171" style:family="table-column">
      <style:table-column-properties fo:break-before="auto" style:column-width="6.6043in"/>
    </style:style>
    <style:style style:name="co172" style:family="table-column">
      <style:table-column-properties fo:break-before="auto" style:column-width="2.7445in"/>
    </style:style>
    <style:style style:name="co173" style:family="table-column">
      <style:table-column-properties fo:break-before="auto" style:column-width="0.5783in"/>
    </style:style>
    <style:style style:name="co174" style:family="table-column">
      <style:table-column-properties fo:break-before="auto" style:column-width="0.3854in"/>
    </style:style>
    <style:style style:name="co175" style:family="table-column">
      <style:table-column-properties fo:break-before="auto" style:column-width="0.6752in"/>
    </style:style>
    <style:style style:name="co176" style:family="table-column">
      <style:table-column-properties fo:break-before="auto" style:column-width="0.4283in"/>
    </style:style>
    <style:style style:name="co177" style:family="table-column">
      <style:table-column-properties fo:break-before="auto" style:column-width="0.8252in"/>
    </style:style>
    <style:style style:name="co178" style:family="table-column">
      <style:table-column-properties fo:break-before="auto" style:column-width="1.0929in"/>
    </style:style>
    <style:style style:name="co179" style:family="table-column">
      <style:table-column-properties fo:break-before="auto" style:column-width="1.2862in"/>
    </style:style>
    <style:style style:name="co180" style:family="table-column">
      <style:table-column-properties fo:break-before="auto" style:column-width="1.1472in"/>
    </style:style>
    <style:style style:name="co181" style:family="table-column">
      <style:table-column-properties fo:break-before="auto" style:column-width="13.1874in"/>
    </style:style>
    <style:style style:name="co182" style:family="table-column">
      <style:table-column-properties fo:break-before="auto" style:column-width="7.2299in"/>
    </style:style>
    <style:style style:name="co183" style:family="table-column">
      <style:table-column-properties fo:break-before="auto" style:column-width="2.3366in"/>
    </style:style>
    <style:style style:name="co184" style:family="table-column">
      <style:table-column-properties fo:break-before="auto" style:column-width="1.2362in"/>
    </style:style>
    <style:style style:name="co185" style:family="table-column">
      <style:table-column-properties fo:break-before="auto" style:column-width="2.1118in"/>
    </style:style>
    <style:style style:name="co186" style:family="table-column">
      <style:table-column-properties fo:break-before="auto" style:column-width="1.6654in"/>
    </style:style>
    <style:style style:name="co187" style:family="table-column">
      <style:table-column-properties fo:break-before="auto" style:column-width="2.0937in"/>
    </style:style>
    <style:style style:name="co188" style:family="table-column">
      <style:table-column-properties fo:break-before="auto" style:column-width="1.6327in"/>
    </style:style>
    <style:style style:name="co189" style:family="table-column">
      <style:table-column-properties fo:break-before="auto" style:column-width="1.772in"/>
    </style:style>
    <style:style style:name="co190" style:family="table-column">
      <style:table-column-properties fo:break-before="auto" style:column-width="3.2839in"/>
    </style:style>
    <style:style style:name="co191" style:family="table-column">
      <style:table-column-properties fo:break-before="auto" style:column-width="0.5819in"/>
    </style:style>
    <style:style style:name="co192" style:family="table-column">
      <style:table-column-properties fo:break-before="auto" style:column-width="2.7874in"/>
    </style:style>
    <style:style style:name="co193" style:family="table-column">
      <style:table-column-properties fo:break-before="auto" style:column-width="1.7937in"/>
    </style:style>
    <style:style style:name="co194" style:family="table-column">
      <style:table-column-properties fo:break-before="auto" style:column-width="1.6437in"/>
    </style:style>
    <style:style style:name="co195" style:family="table-column">
      <style:table-column-properties fo:break-before="auto" style:column-width="1.6862in"/>
    </style:style>
    <style:style style:name="co196" style:family="table-column">
      <style:table-column-properties fo:break-before="auto" style:column-width="3.0126in"/>
    </style:style>
    <style:style style:name="co197" style:family="table-column">
      <style:table-column-properties fo:break-before="auto" style:column-width="2.5866in"/>
    </style:style>
    <style:style style:name="co198" style:family="table-column">
      <style:table-column-properties fo:break-before="auto" style:column-width="3.8307in"/>
    </style:style>
    <style:style style:name="co199" style:family="table-column">
      <style:table-column-properties fo:break-before="auto" style:column-width="3.1772in"/>
    </style:style>
    <style:style style:name="co200" style:family="table-column">
      <style:table-column-properties fo:break-before="auto" style:column-width="0.345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text-position=""/>
    </style:style>
    <style:style style:name="ce10"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in"/>
      <style:text-properties style:text-position=""/>
    </style:style>
    <style:style style:name="ce1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in"/>
      <style:text-properties style:text-position=""/>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in"/>
      <style:text-properties style:text-position=""/>
    </style:style>
    <style:style style:name="ce13"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ackground-color="transparent" fo:wrap-option="wrap" fo:border-left="none" fo:border-right="0.06pt solid #000000" fo:border-top="0.06pt solid #000000" style:vertical-align="middle"/>
      <style:paragraph-properties fo:text-align="center" fo:margin-left="0in"/>
      <style:text-properties style:text-position=""/>
    </style:style>
    <style:style style:name="ce15" style:family="table-cell" style:parent-style-name="Default">
      <style:table-cell-properties fo:border-bottom="none" style:text-align-source="fix" style:repeat-content="false" fo:background-color="transparent" fo:wrap-option="wrap" fo:border-left="none" fo:border-right="0.06pt solid #000000" fo:border-top="none" style:vertical-align="middle"/>
      <style:paragraph-properties fo:text-align="center" fo:margin-left="0in"/>
      <style:text-properties style:text-position=""/>
    </style:style>
    <style:style style:name="ce16"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in"/>
      <style:text-properties style:text-position=""/>
    </style:style>
    <style:style style:name="ce17" style:family="table-cell" style:parent-style-name="Default">
      <style:table-cell-properties style:text-align-source="fix" style:repeat-content="false" fo:background-color="transparent" fo:wrap-option="wrap" style:vertical-align="middle"/>
      <style:paragraph-properties fo:text-align="center" fo:margin-left="0in"/>
      <style:text-properties style:text-position=""/>
    </style:style>
    <style:style style:name="ce18"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in"/>
      <style:text-properties style:text-position=""/>
    </style:style>
    <style:style style:name="ce19" style:family="table-cell" style:parent-style-name="Default">
      <style:table-cell-properties fo:border-bottom="0.06pt solid #000000" style:text-align-source="fix" style:repeat-content="false" fo:background-color="transparent" fo:border-left="none" fo:border-right="0.06pt solid #000000" fo:border-top="0.06pt solid #000000" style:vertical-align="middle"/>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text-properties style:text-position="" fo:font-weight="bold" style:font-weight-asian="bold" style:font-weight-complex="bold"/>
    </style:style>
    <style:style style:name="ce20"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in"/>
      <style:text-properties style:text-position=""/>
    </style:style>
    <style:style style:name="ce21"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in"/>
      <style:text-properties style:text-position=""/>
    </style:style>
    <style:style style:name="ce22"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in"/>
      <style:text-properties style:text-position=""/>
    </style:style>
    <style:style style:name="ce23" style:family="table-cell" style:parent-style-name="Default">
      <style:table-cell-properties fo:border-bottom="none" fo:border-left="0.06pt solid #000000" fo:border-right="none" fo:border-top="none"/>
      <style:text-properties style:text-position=""/>
    </style:style>
    <style:style style:name="ce24" style:family="table-cell" style:parent-style-name="Default">
      <style:table-cell-properties fo:border-bottom="0.06pt solid #000000" fo:border-left="0.06pt solid #000000" fo:border-right="none" fo:border-top="none"/>
      <style:text-properties style:text-position=""/>
    </style:style>
    <style:style style:name="ce2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text-properties style:text-position=""/>
    </style:style>
    <style:style style:name="ce26" style:family="table-cell" style:parent-style-name="Default">
      <style:table-cell-properties fo:border-bottom="none" fo:background-color="#dddddd" style:text-align-source="fix" style:repeat-content="false" fo:border-left="0.06pt solid #000000" fo:border-right="0.06pt solid #000000" fo:border-top="0.06pt solid #000000" style:vertical-align="middle"/>
      <style:paragraph-properties fo:text-align="center" fo:margin-left="0in"/>
      <style:text-properties style:text-position=""/>
    </style:style>
    <style:style style:name="ce27" style:family="table-cell" style:parent-style-name="Default">
      <style:table-cell-properties fo:border-bottom="none" fo:background-color="#dddddd" style:text-align-source="fix" style:repeat-content="false" fo:border-left="0.06pt solid #000000" fo:border-right="0.06pt solid #000000" fo:border-top="none" style:vertical-align="middle"/>
      <style:paragraph-properties fo:text-align="center" fo:margin-left="0in"/>
      <style:text-properties style:text-position=""/>
    </style:style>
    <style:style style:name="ce28"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fo:margin-left="0in"/>
      <style:text-properties style:text-position=""/>
    </style:style>
    <style:style style:name="ce29"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in"/>
      <style:text-properties style:text-position=""/>
    </style:style>
    <style:style style:name="ce3"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text-properties style:text-position=""/>
    </style:style>
    <style:style style:name="ce30"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center" fo:margin-left="0in"/>
      <style:text-properties style:text-position=""/>
    </style:style>
    <style:style style:name="ce31" style:family="table-cell" style:parent-style-name="Default">
      <style:table-cell-properties fo:border-bottom="none" fo:background-color="#dddddd" style:text-align-source="fix" style:repeat-content="false" fo:border-left="none" fo:border-right="0.06pt solid #000000" fo:border-top="none" style:vertical-align="middle"/>
      <style:paragraph-properties fo:text-align="center" fo:margin-left="0in"/>
      <style:text-properties style:text-position=""/>
    </style:style>
    <style:style style:name="ce32" style:family="table-cell" style:parent-style-name="Default">
      <style:table-cell-properties fo:border-bottom="0.06pt solid #000000" fo:background-color="#dddddd" style:text-align-source="fix" style:repeat-content="false" fo:border-left="none" fo:border-right="0.06pt solid #000000" fo:border-top="none" style:vertical-align="middle"/>
      <style:paragraph-properties fo:text-align="center" fo:margin-left="0in"/>
      <style:text-properties style:text-position=""/>
    </style:style>
    <style:style style:name="ce4"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in"/>
      <style:text-properties style:text-position=""/>
    </style:style>
    <style:style style:name="ce5"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in"/>
      <style:text-properties style:text-position=""/>
    </style:style>
    <style:style style:name="ce6" style:family="table-cell" style:parent-style-name="Default">
      <style:table-cell-properties style:text-align-source="fix" style:repeat-content="false" fo:background-color="transparent" style:vertical-align="middle"/>
      <style:paragraph-properties fo:text-align="center" fo:margin-left="0in"/>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fo:margin-left="0in"/>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style:vertical-align="middle"/>
      <style:paragraph-properties fo:text-align="start" fo:margin-left="0in"/>
      <style:text-properties style:text-position=""/>
    </style:style>
    <style:style style:name="ce9"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in"/>
      <style:text-properties style:text-position="" fo:font-weight="bold" style:font-weight-asian="bold" style:font-weight-complex="bold"/>
    </style:style>
    <style:style style:name="ce86" style:family="table-cell" style:parent-style-name="Default">
      <style:table-cell-properties fo:background-color="transparent" fo:border="none"/>
      <style:text-properties style:text-position=""/>
    </style:style>
    <style:style style:name="ce87" style:family="table-cell" style:parent-style-name="Default">
      <style:table-cell-properties fo:background-color="transparent" fo:wrap-option="wrap" fo:border="none"/>
      <style:text-properties style:text-position=""/>
    </style:style>
    <style:style style:name="ce88" style:family="table-cell" style:parent-style-name="Default">
      <style:table-cell-properties fo:background-color="transparent"/>
      <style:text-properties style:text-position=""/>
    </style:style>
    <style:style style:name="ce89" style:family="table-cell" style:parent-style-name="Default">
      <style:table-cell-properties fo:background-color="#cccccc"/>
      <style:text-properties style:text-position=""/>
    </style:style>
    <style:style style:name="ce45" style:family="table-cell" style:parent-style-name="Default">
      <style:table-cell-properties style:text-align-source="fix" style:repeat-content="false" fo:wrap-option="wrap" style:vertical-align="middle"/>
      <style:paragraph-properties fo:text-align="center"/>
    </style:style>
    <style:style style:name="ce46"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text-properties fo:font-weight="bold" style:font-weight-asian="bold" style:font-weight-complex="bold"/>
    </style:style>
    <style:style style:name="ce47"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style>
    <style:style style:name="ce48"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in"/>
    </style:style>
    <style:style style:name="ce49"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in"/>
    </style:style>
    <style:style style:name="ce50" style:family="table-cell" style:parent-style-name="Default">
      <style:table-cell-properties style:text-align-source="fix" style:repeat-content="false" fo:background-color="transparent" style:vertical-align="middle"/>
      <style:paragraph-properties fo:text-align="center" fo:margin-left="0in"/>
    </style:style>
    <style:style style:name="ce51" style:family="table-cell" style:parent-style-name="Default">
      <style:table-cell-properties style:text-align-source="fix" style:repeat-content="false" fo:background-color="transparent" style:vertical-align="middle"/>
      <style:paragraph-properties fo:text-align="center" fo:margin-left="0in"/>
      <style:text-properties fo:font-weight="bold" style:font-weight-asian="bold" style:font-weight-complex="bold"/>
    </style:style>
    <style:style style:name="ce52" style:family="table-cell" style:parent-style-name="Default">
      <style:table-cell-properties style:text-align-source="fix" style:repeat-content="false" fo:background-color="transparent" style:vertical-align="middle"/>
      <style:paragraph-properties fo:text-align="start" fo:margin-left="0in"/>
    </style:style>
    <style:style style:name="ce53"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in"/>
      <style:text-properties fo:font-weight="bold" style:font-weight-asian="bold" style:font-weight-complex="bold"/>
    </style:style>
    <style:style style:name="ce5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in"/>
    </style:style>
    <style:style style:name="ce55"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in"/>
    </style:style>
    <style:style style:name="ce56"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57"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in"/>
      <style:text-properties fo:font-weight="bold" style:font-weight-asian="bold" style:font-weight-complex="bold"/>
    </style:style>
    <style:style style:name="ce58" style:family="table-cell" style:parent-style-name="Default">
      <style:table-cell-properties fo:border-bottom="none" style:text-align-source="fix" style:repeat-content="false" fo:background-color="transparent" fo:wrap-option="wrap" fo:border-left="none" fo:border-right="0.06pt solid #000000" fo:border-top="0.06pt solid #000000" style:vertical-align="middle"/>
      <style:paragraph-properties fo:text-align="center" fo:margin-left="0in"/>
    </style:style>
    <style:style style:name="ce59" style:family="table-cell" style:parent-style-name="Default">
      <style:table-cell-properties fo:border-bottom="none" style:text-align-source="fix" style:repeat-content="false" fo:background-color="transparent" fo:wrap-option="wrap" fo:border-left="none" fo:border-right="0.06pt solid #000000" fo:border-top="none" style:vertical-align="middle"/>
      <style:paragraph-properties fo:text-align="center" fo:margin-left="0in"/>
    </style:style>
    <style:style style:name="ce60"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in"/>
    </style:style>
    <style:style style:name="ce61" style:family="table-cell" style:parent-style-name="Default">
      <style:table-cell-properties style:text-align-source="fix" style:repeat-content="false" fo:background-color="transparent" fo:wrap-option="wrap" style:vertical-align="middle"/>
      <style:paragraph-properties fo:text-align="center" fo:margin-left="0in"/>
    </style:style>
    <style:style style:name="ce62"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in"/>
    </style:style>
    <style:style style:name="ce63" style:family="table-cell" style:parent-style-name="Default">
      <style:table-cell-properties fo:border-bottom="0.06pt solid #000000" style:text-align-source="fix" style:repeat-content="false" fo:background-color="transparent" fo:border-left="none" fo:border-right="0.06pt solid #000000" fo:border-top="0.06pt solid #000000" style:vertical-align="middle"/>
      <style:paragraph-properties fo:text-align="center" fo:margin-left="0in"/>
      <style:text-properties fo:font-weight="bold" style:font-weight-asian="bold" style:font-weight-complex="bold"/>
    </style:style>
    <style:style style:name="ce64"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in"/>
    </style:style>
    <style:style style:name="ce65"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in"/>
    </style:style>
    <style:style style:name="ce66"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in"/>
    </style:style>
    <style:style style:name="ce67" style:family="table-cell" style:parent-style-name="Default">
      <style:table-cell-properties fo:border-bottom="none" fo:border-left="0.06pt solid #000000" fo:border-right="none" fo:border-top="none"/>
    </style:style>
    <style:style style:name="ce68" style:family="table-cell" style:parent-style-name="Default">
      <style:table-cell-properties fo:border-bottom="0.06pt solid #000000" fo:border-left="0.06pt solid #000000" fo:border-right="none" fo:border-top="none"/>
    </style:style>
    <style:style style:name="ce69"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style>
    <style:style style:name="ce70" style:family="table-cell" style:parent-style-name="Default">
      <style:table-cell-properties fo:border-bottom="none" fo:background-color="#dddddd" style:text-align-source="fix" style:repeat-content="false" fo:border-left="0.06pt solid #000000" fo:border-right="0.06pt solid #000000" fo:border-top="0.06pt solid #000000" style:vertical-align="middle"/>
      <style:paragraph-properties fo:text-align="center" fo:margin-left="0in"/>
    </style:style>
    <style:style style:name="ce71" style:family="table-cell" style:parent-style-name="Default">
      <style:table-cell-properties fo:border-bottom="none" fo:background-color="#dddddd" style:text-align-source="fix" style:repeat-content="false" fo:border-left="0.06pt solid #000000" fo:border-right="0.06pt solid #000000" fo:border-top="none" style:vertical-align="middle"/>
      <style:paragraph-properties fo:text-align="center" fo:margin-left="0in"/>
    </style:style>
    <style:style style:name="ce72"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fo:margin-left="0in"/>
    </style:style>
    <style:style style:name="ce73"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in"/>
    </style:style>
    <style:style style:name="ce74"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center" fo:margin-left="0in"/>
    </style:style>
    <style:style style:name="ce75" style:family="table-cell" style:parent-style-name="Default">
      <style:table-cell-properties fo:border-bottom="none" fo:background-color="#dddddd" style:text-align-source="fix" style:repeat-content="false" fo:border-left="none" fo:border-right="0.06pt solid #000000" fo:border-top="none" style:vertical-align="middle"/>
      <style:paragraph-properties fo:text-align="center" fo:margin-left="0in"/>
    </style:style>
    <style:style style:name="ce76" style:family="table-cell" style:parent-style-name="Default">
      <style:table-cell-properties fo:border-bottom="0.06pt solid #000000" fo:background-color="#dddddd" style:text-align-source="fix" style:repeat-content="false" fo:border-left="none" fo:border-right="0.06pt solid #000000" fo:border-top="none" style:vertical-align="middle"/>
      <style:paragraph-properties fo:text-align="center" fo:margin-left="0in"/>
    </style:style>
    <style:style style:name="ce77" style:family="table-cell" style:parent-style-name="Default">
      <style:table-cell-properties style:text-align-source="fix" style:repeat-content="false" fo:border="2.01pt solid #000000" style:vertical-align="middle"/>
      <style:paragraph-properties fo:text-align="center" fo:margin-left="0in"/>
    </style:style>
    <style:style style:name="ce78" style:family="table-cell" style:parent-style-name="Default">
      <style:table-cell-properties fo:border-bottom="0.06pt solid #000000" style:text-align-source="fix" style:repeat-content="false" fo:border-left="2.01pt solid #000000" fo:border-right="0.51pt solid #000000" fo:border-top="none"/>
      <style:paragraph-properties fo:text-align="center" fo:margin-left="0in"/>
    </style:style>
    <style:style style:name="ce79" style:family="table-cell" style:parent-style-name="Default">
      <style:table-cell-properties fo:border-bottom="none" style:text-align-source="fix" style:repeat-content="false" fo:border-left="2.01pt solid #000000" fo:border-right="0.51pt solid #000000" fo:border-top="none"/>
      <style:paragraph-properties fo:text-align="center" fo:margin-left="0in"/>
    </style:style>
    <style:style style:name="ce80" style:family="table-cell" style:parent-style-name="Default">
      <style:table-cell-properties fo:border-bottom="2.01pt solid #000000" style:text-align-source="fix" style:repeat-content="false" fo:border-left="2.01pt solid #000000" fo:border-right="0.51pt solid #000000" fo:border-top="none"/>
      <style:paragraph-properties fo:text-align="center" fo:margin-left="0in"/>
    </style:style>
    <style:style style:name="ce81" style:family="table-cell" style:parent-style-name="Default">
      <style:table-cell-properties style:text-align-source="fix" style:repeat-content="false"/>
      <style:paragraph-properties fo:text-align="center" fo:margin-left="0in"/>
    </style:style>
    <style:style style:name="ce82" style:family="table-cell" style:parent-style-name="Default">
      <style:table-cell-properties fo:border-bottom="2.01pt solid #000000" style:text-align-source="fix" style:repeat-content="false" fo:border-left="0.51pt solid #000000" fo:border-right="0.51pt solid #000000" fo:border-top="2.01pt solid #000000"/>
      <style:paragraph-properties fo:text-align="center" fo:margin-left="0in"/>
    </style:style>
    <style:style style:name="ce83" style:family="table-cell" style:parent-style-name="Default">
      <style:table-cell-properties fo:border-bottom="0.06pt solid #000000" style:text-align-source="fix" style:repeat-content="false" fo:border-left="0.51pt solid #000000" fo:border-right="0.51pt solid #000000" fo:border-top="none"/>
      <style:paragraph-properties fo:text-align="center" fo:margin-left="0in"/>
    </style:style>
    <style:style style:name="ce84" style:family="table-cell" style:parent-style-name="Default">
      <style:table-cell-properties fo:border-bottom="none" style:text-align-source="fix" style:repeat-content="false" fo:border-left="0.51pt solid #000000" fo:border-right="0.51pt solid #000000" fo:border-top="none"/>
      <style:paragraph-properties fo:text-align="center" fo:margin-left="0in"/>
    </style:style>
    <style:style style:name="ce85" style:family="table-cell" style:parent-style-name="Default">
      <style:table-cell-properties fo:border-bottom="2.01pt solid #000000" style:text-align-source="fix" style:repeat-content="false" fo:border-left="0.51pt solid #000000" fo:border-right="0.51pt solid #000000" fo:border-top="none"/>
      <style:paragraph-properties fo:text-align="center" fo:margin-left="0in"/>
    </style:style>
    <style:style style:name="ce90" style:family="table-cell" style:parent-style-name="Default">
      <style:table-cell-properties fo:border-bottom="2.01pt solid #000000" style:text-align-source="fix" style:repeat-content="false" fo:border-left="0.51pt solid #000000" fo:border-right="2.01pt solid #000000" fo:border-top="2.01pt solid #000000"/>
      <style:paragraph-properties fo:text-align="center" fo:margin-left="0in"/>
    </style:style>
    <style:style style:name="ce91" style:family="table-cell" style:parent-style-name="Default">
      <style:table-cell-properties fo:border-bottom="0.06pt solid #000000" style:text-align-source="fix" style:repeat-content="false" fo:border-left="0.51pt solid #000000" fo:border-right="2.01pt solid #000000" fo:border-top="none"/>
      <style:paragraph-properties fo:text-align="center" fo:margin-left="0in"/>
    </style:style>
    <style:style style:name="ce92" style:family="table-cell" style:parent-style-name="Default">
      <style:table-cell-properties fo:border-bottom="none" style:text-align-source="fix" style:repeat-content="false" fo:border-left="0.51pt solid #000000" fo:border-right="2.01pt solid #000000" fo:border-top="none"/>
      <style:paragraph-properties fo:text-align="center" fo:margin-left="0in"/>
    </style:style>
    <style:style style:name="ce93" style:family="table-cell" style:parent-style-name="Default">
      <style:table-cell-properties fo:border-bottom="2.01pt solid #000000" style:text-align-source="fix" style:repeat-content="false" fo:border-left="0.51pt solid #000000" fo:border-right="2.01pt solid #000000" fo:border-top="none"/>
      <style:paragraph-properties fo:text-align="center" fo:margin-left="0in"/>
    </style:style>
    <style:style style:name="ce94" style:family="table-cell" style:parent-style-name="Default">
      <style:table-cell-properties fo:background-color="transparent" fo:border="none"/>
    </style:style>
    <style:style style:name="ce95" style:family="table-cell" style:parent-style-name="Default">
      <style:table-cell-properties fo:background-color="transparent" fo:wrap-option="wrap" fo:border="none"/>
    </style:style>
    <style:style style:name="ce96" style:family="table-cell" style:parent-style-name="Default">
      <style:table-cell-properties fo:background-color="transparent"/>
    </style:style>
    <style:style style:name="ce97" style:family="table-cell" style:parent-style-name="Default">
      <style:table-cell-properties fo:background-color="#cccccc"/>
    </style:style>
  </office:automatic-styles>
  <office:body>
    <office:spreadsheet>
      <table:table table:name="Details" table:style-name="ta1">
        <table:table-column table:style-name="co1" table:default-cell-style-name="ce6"/>
        <table:table-column table:style-name="co2" table:default-cell-style-name="ce6"/>
        <table:table-column table:style-name="co3" table:default-cell-style-name="ce17"/>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number-columns-repeated="2" table:default-cell-style-name="ce6"/>
        <table:table-column table:style-name="co10" table:default-cell-style-name="ce6"/>
        <table:table-column table:style-name="co9" table:default-cell-style-name="ce6"/>
        <table:table-column table:style-name="co11" table:default-cell-style-name="ce6"/>
        <table:table-column table:style-name="co9" table:default-cell-style-name="ce6"/>
        <table:table-column table:style-name="co12" table:default-cell-style-name="ce6"/>
        <table:table-column table:style-name="co9" table:number-columns-repeated="1009" table:default-cell-style-name="ce6"/>
        <table:table-row table:style-name="ro1">
          <table:table-cell table:style-name="ce1" office:value-type="string" calcext:value-type="string" table:number-columns-spanned="17" table:number-rows-spanned="4">
            <text:p>Spells found in this spread sheet are turned into objects for the Class System's Spell SubSystem using a python script. Each spell has two main components, a Wrapper Script that gets invoked by modtools/interaction-trigger and a Command Script that gets executed by the class/spell-trigger script (which is what the wrapper script calls for simplicity). While there can only be one Wrapper Script there can be as many Command Scripts as desired. In addition to these two fields, each spell contains a host of other information that is placed into the appropriate tokens that are read by the functions/tables.makeSpellTable function.</text:p>
          </table:table-cell>
          <table:covered-table-cell table:number-columns-repeated="16"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table-cell table:style-name="ce2" office:value-type="string" calcext:value-type="string">
            <text:p>Disciplines</text:p>
          </table:table-cell>
          <table:table-cell table:style-name="ce9" office:value-type="string" calcext:value-type="string">
            <text:p>Sub-Ds</text:p>
          </table:table-cell>
          <table:table-cell table:style-name="ce13" office:value-type="string" calcext:value-type="string">
            <text:p>Details</text:p>
          </table:table-cell>
          <table:table-cell/>
          <table:table-cell table:style-name="ce2" office:value-type="string" calcext:value-type="string">
            <text:p>Sphere</text:p>
          </table:table-cell>
          <table:table-cell table:style-name="ce9" office:value-type="string" calcext:value-type="string">
            <text:p>School</text:p>
          </table:table-cell>
          <table:table-cell table:style-name="ce19" office:value-type="string" calcext:value-type="string">
            <text:p>Details</text:p>
          </table:table-cell>
          <table:table-cell/>
          <table:table-cell table:style-name="ce18"/>
          <table:table-cell table:style-name="ce25" office:value-type="string" calcext:value-type="string">
            <text:p>Air</text:p>
          </table:table-cell>
          <table:table-cell table:style-name="ce25" office:value-type="string" calcext:value-type="string">
            <text:p>Fire</text:p>
          </table:table-cell>
          <table:table-cell table:style-name="ce25" office:value-type="string" calcext:value-type="string">
            <text:p>Stone</text:p>
          </table:table-cell>
          <table:table-cell table:style-name="ce25" office:value-type="string" calcext:value-type="string">
            <text:p>Water</text:p>
          </table:table-cell>
          <table:table-cell table:style-name="ce25" office:value-type="string" calcext:value-type="string">
            <text:p>Crystal</text:p>
          </table:table-cell>
          <table:table-cell table:style-name="ce25" office:value-type="string" calcext:value-type="string">
            <text:p>Ice</text:p>
          </table:table-cell>
          <table:table-cell table:style-name="ce25" office:value-type="string" calcext:value-type="string">
            <text:p>Metal</text:p>
          </table:table-cell>
          <table:table-cell table:style-name="ce20" office:value-type="string" calcext:value-type="string">
            <text:p>Storm</text:p>
          </table:table-cell>
          <table:table-cell table:number-columns-repeated="1007"/>
        </table:table-row>
        <table:table-row table:style-name="ro1">
          <table:table-cell table:style-name="ce3" office:value-type="string" calcext:value-type="string" table:number-columns-spanned="1" table:number-rows-spanned="3">
            <text:p>Alteration</text:p>
          </table:table-cell>
          <table:table-cell table:style-name="ce10" office:value-type="string" calcext:value-type="string">
            <text:p>Curse</text:p>
          </table:table-cell>
          <table:table-cell table:style-name="ce14" office:value-type="string" calcext:value-type="string">
            <text:p>Add Harmful Tokens, Remove Beneficial Tokens</text:p>
          </table:table-cell>
          <table:table-cell/>
          <table:table-cell table:style-name="ce18" office:value-type="string" calcext:value-type="string" table:number-columns-spanned="1" table:number-rows-spanned="4">
            <text:p>Arcane</text:p>
          </table:table-cell>
          <table:table-cell table:style-name="ce10" office:value-type="string" calcext:value-type="string">
            <text:p>Energy</text:p>
          </table:table-cell>
          <table:table-cell table:style-name="ce20"/>
          <table:table-cell/>
          <table:table-cell table:style-name="ce3" office:value-type="string" calcext:value-type="string" table:number-columns-spanned="1" table:number-rows-spanned="3">
            <text:p>Air</text:p>
          </table:table-cell>
          <table:table-cell table:style-name="ce26"/>
          <table:table-cell table:style-name="ce25" table:number-columns-repeated="6"/>
          <table:table-cell table:style-name="ce20"/>
          <table:table-cell table:number-columns-repeated="1007"/>
        </table:table-row>
        <table:table-row table:style-name="ro1">
          <table:covered-table-cell table:style-name="ce4"/>
          <table:table-cell office:value-type="string" calcext:value-type="string">
            <text:p>Debilitate</text:p>
          </table:table-cell>
          <table:table-cell table:style-name="ce15" office:value-type="string" calcext:value-type="string">
            <text:p>Increase Bad Counters, Decrease Good Counters</text:p>
          </table:table-cell>
          <table:table-cell/>
          <table:covered-table-cell table:style-name="ce4"/>
          <table:table-cell office:value-type="string" calcext:value-type="string">
            <text:p>Force</text:p>
          </table:table-cell>
          <table:table-cell table:style-name="ce21"/>
          <table:table-cell/>
          <table:covered-table-cell table:style-name="ce4"/>
          <table:table-cell table:style-name="ce27"/>
          <table:table-cell table:style-name="ce29" table:number-columns-repeated="6"/>
          <table:table-cell table:style-name="ce21"/>
          <table:table-cell table:number-columns-repeated="1007"/>
        </table:table-row>
        <table:table-row table:style-name="ro1">
          <table:covered-table-cell table:style-name="ce5"/>
          <table:table-cell table:style-name="ce11" office:value-type="string" calcext:value-type="string">
            <text:p>Debuff</text:p>
          </table:table-cell>
          <table:table-cell table:style-name="ce16" office:value-type="string" calcext:value-type="string">
            <text:p>Decrease Attributes, Resistances, Skills, and Stats</text:p>
          </table:table-cell>
          <table:table-cell/>
          <table:covered-table-cell table:style-name="ce4"/>
          <table:table-cell office:value-type="string" calcext:value-type="string">
            <text:p>Space</text:p>
          </table:table-cell>
          <table:table-cell table:style-name="ce21"/>
          <table:table-cell/>
          <table:covered-table-cell table:style-name="ce5"/>
          <table:table-cell table:style-name="ce28"/>
          <table:table-cell table:style-name="ce30" table:number-columns-repeated="6"/>
          <table:table-cell table:style-name="ce22"/>
          <table:table-cell table:number-columns-repeated="1007"/>
        </table:table-row>
        <table:table-row table:style-name="ro1">
          <table:table-cell table:style-name="ce3" office:value-type="string" calcext:value-type="string" table:number-columns-spanned="1" table:number-rows-spanned="4">
            <text:p>Abjuration</text:p>
          </table:table-cell>
          <table:table-cell table:style-name="ce10" office:value-type="string" calcext:value-type="string">
            <text:p>Armor</text:p>
          </table:table-cell>
          <table:table-cell table:style-name="ce14" office:value-type="string" calcext:value-type="string">
            <text:p>Decreases material force multiplier</text:p>
          </table:table-cell>
          <table:table-cell/>
          <table:covered-table-cell table:style-name="ce5"/>
          <table:table-cell table:style-name="ce11" office:value-type="string" calcext:value-type="string">
            <text:p>Time</text:p>
          </table:table-cell>
          <table:table-cell table:style-name="ce22"/>
          <table:table-cell/>
          <table:table-cell table:style-name="ce3" office:value-type="string" calcext:value-type="string" table:number-columns-spanned="1" table:number-rows-spanned="3">
            <text:p>Fire</text:p>
          </table:table-cell>
          <table:table-cell table:style-name="ce25"/>
          <table:table-cell table:style-name="ce26" office:value-type="string" calcext:value-type="string">
            <text:p>+ Burning</text:p>
          </table:table-cell>
          <table:table-cell table:style-name="ce25"/>
          <table:table-cell table:style-name="ce25" office:value-type="string" calcext:value-type="string">
            <text:p>- Soaked</text:p>
          </table:table-cell>
          <table:table-cell table:style-name="ce25"/>
          <table:table-cell table:style-name="ce25" office:value-type="string" calcext:value-type="string">
            <text:p>- Frozen</text:p>
          </table:table-cell>
          <table:table-cell table:style-name="ce25"/>
          <table:table-cell table:style-name="ce20"/>
          <table:table-cell table:number-columns-repeated="1007"/>
        </table:table-row>
        <table:table-row table:style-name="ro1">
          <table:covered-table-cell table:style-name="ce3"/>
          <table:table-cell table:style-name="ce12" office:value-type="string" calcext:value-type="string">
            <text:p>Reflect</text:p>
          </table:table-cell>
          <table:table-cell table:style-name="ce15" office:value-type="string" calcext:value-type="string">
            <text:p>Returns spells to caster</text:p>
          </table:table-cell>
          <table:table-cell/>
          <table:table-cell table:style-name="ce18" office:value-type="string" calcext:value-type="string" table:number-columns-spanned="1" table:number-rows-spanned="3">
            <text:p>Divine</text:p>
          </table:table-cell>
          <table:table-cell table:style-name="ce10" office:value-type="string" calcext:value-type="string">
            <text:p>Dark</text:p>
          </table:table-cell>
          <table:table-cell table:style-name="ce20"/>
          <table:table-cell/>
          <table:covered-table-cell table:style-name="ce23"/>
          <table:table-cell table:style-name="ce29"/>
          <table:table-cell table:style-name="ce27"/>
          <table:table-cell table:style-name="ce29" table:number-columns-repeated="3"/>
          <table:table-cell table:style-name="ce29" office:value-type="string" calcext:value-type="string">
            <text:p>- Defensive Stats</text:p>
          </table:table-cell>
          <table:table-cell table:style-name="ce29"/>
          <table:table-cell table:style-name="ce21"/>
          <table:table-cell table:number-columns-repeated="1007"/>
        </table:table-row>
        <table:table-row table:style-name="ro1">
          <table:covered-table-cell table:style-name="ce4"/>
          <table:table-cell office:value-type="string" calcext:value-type="string">
            <text:p>Shield</text:p>
          </table:table-cell>
          <table:table-cell table:style-name="ce15" office:value-type="string" calcext:value-type="string">
            <text:p>Absorbs damage from attacks</text:p>
          </table:table-cell>
          <table:table-cell/>
          <table:covered-table-cell table:style-name="ce4"/>
          <table:table-cell office:value-type="string" calcext:value-type="string">
            <text:p>Light</text:p>
          </table:table-cell>
          <table:table-cell table:style-name="ce21"/>
          <table:table-cell/>
          <table:covered-table-cell table:style-name="ce24"/>
          <table:table-cell table:style-name="ce30"/>
          <table:table-cell table:style-name="ce28"/>
          <table:table-cell table:style-name="ce30" table:number-columns-repeated="5"/>
          <table:table-cell table:style-name="ce22"/>
          <table:table-cell table:number-columns-repeated="1007"/>
        </table:table-row>
        <table:table-row table:style-name="ro1">
          <table:covered-table-cell table:style-name="ce5"/>
          <table:table-cell table:style-name="ce11" office:value-type="string" calcext:value-type="string">
            <text:p>Ward</text:p>
          </table:table-cell>
          <table:table-cell table:style-name="ce16" office:value-type="string" calcext:value-type="string">
            <text:p>Increases resistances</text:p>
          </table:table-cell>
          <table:table-cell/>
          <table:covered-table-cell table:style-name="ce5"/>
          <table:table-cell table:style-name="ce11" office:value-type="string" calcext:value-type="string">
            <text:p>Shadow</text:p>
          </table:table-cell>
          <table:table-cell table:style-name="ce22"/>
          <table:table-cell/>
          <table:table-cell table:style-name="ce3" office:value-type="string" calcext:value-type="string" table:number-columns-spanned="1" table:number-rows-spanned="3">
            <text:p>Stone</text:p>
          </table:table-cell>
          <table:table-cell table:style-name="ce25" table:number-columns-repeated="2"/>
          <table:table-cell table:style-name="ce26"/>
          <table:table-cell table:style-name="ce25" table:number-columns-repeated="4"/>
          <table:table-cell table:style-name="ce20"/>
          <table:table-cell table:number-columns-repeated="1007"/>
        </table:table-row>
        <table:table-row table:style-name="ro1">
          <table:table-cell table:style-name="ce3" office:value-type="string" calcext:value-type="string" table:number-columns-spanned="1" table:number-rows-spanned="3">
            <text:p>Apportation</text:p>
          </table:table-cell>
          <table:table-cell table:style-name="ce10" office:value-type="string" calcext:value-type="string">
            <text:p>Movement</text:p>
          </table:table-cell>
          <table:table-cell table:style-name="ce14" office:value-type="string" calcext:value-type="string">
            <text:p>Alters a units movement capabilities</text:p>
          </table:table-cell>
          <table:table-cell/>
          <table:table-cell table:style-name="ce18" office:value-type="string" calcext:value-type="string" table:number-columns-spanned="1" table:number-rows-spanned="8">
            <text:p>Elemental</text:p>
          </table:table-cell>
          <table:table-cell table:style-name="ce10" office:value-type="string" calcext:value-type="string">
            <text:p>Air</text:p>
          </table:table-cell>
          <table:table-cell table:style-name="ce20"/>
          <table:table-cell/>
          <table:covered-table-cell table:style-name="ce4"/>
          <table:table-cell table:style-name="ce29" table:number-columns-repeated="2"/>
          <table:table-cell table:style-name="ce27"/>
          <table:table-cell table:style-name="ce29" table:number-columns-repeated="4"/>
          <table:table-cell table:style-name="ce21"/>
          <table:table-cell table:number-columns-repeated="1007"/>
        </table:table-row>
        <table:table-row table:style-name="ro1">
          <table:covered-table-cell table:style-name="ce4"/>
          <table:table-cell office:value-type="string" calcext:value-type="string">
            <text:p>Teleport</text:p>
          </table:table-cell>
          <table:table-cell table:style-name="ce15" office:value-type="string" calcext:value-type="string">
            <text:p>Move units/items from one location to another</text:p>
          </table:table-cell>
          <table:table-cell/>
          <table:covered-table-cell table:style-name="ce4"/>
          <table:table-cell office:value-type="string" calcext:value-type="string">
            <text:p>Fire</text:p>
          </table:table-cell>
          <table:table-cell table:style-name="ce21"/>
          <table:table-cell/>
          <table:covered-table-cell table:style-name="ce5"/>
          <table:table-cell table:style-name="ce30" table:number-columns-repeated="2"/>
          <table:table-cell table:style-name="ce28"/>
          <table:table-cell table:style-name="ce30" table:number-columns-repeated="4"/>
          <table:table-cell table:style-name="ce22"/>
          <table:table-cell table:number-columns-repeated="1007"/>
        </table:table-row>
        <table:table-row table:style-name="ro1">
          <table:covered-table-cell table:style-name="ce5"/>
          <table:table-cell table:style-name="ce11" office:value-type="string" calcext:value-type="string">
            <text:p>Propel</text:p>
          </table:table-cell>
          <table:table-cell table:style-name="ce16" office:value-type="string" calcext:value-type="string">
            <text:p>Turn units/items into projectiles and launch them</text:p>
          </table:table-cell>
          <table:table-cell/>
          <table:covered-table-cell table:style-name="ce4"/>
          <table:table-cell office:value-type="string" calcext:value-type="string">
            <text:p>Stone</text:p>
          </table:table-cell>
          <table:table-cell table:style-name="ce21"/>
          <table:table-cell/>
          <table:table-cell table:style-name="ce3" office:value-type="string" calcext:value-type="string" table:number-columns-spanned="1" table:number-rows-spanned="3">
            <text:p>Water</text:p>
          </table:table-cell>
          <table:table-cell table:style-name="ce25"/>
          <table:table-cell table:style-name="ce25" office:value-type="string" calcext:value-type="string">
            <text:p>- Burning</text:p>
          </table:table-cell>
          <table:table-cell table:style-name="ce25"/>
          <table:table-cell table:style-name="ce26" office:value-type="string" calcext:value-type="string">
            <text:p>+ Soaked</text:p>
          </table:table-cell>
          <table:table-cell table:style-name="ce25" table:number-columns-repeated="3"/>
          <table:table-cell table:style-name="ce20"/>
          <table:table-cell table:number-columns-repeated="1007"/>
        </table:table-row>
        <table:table-row table:style-name="ro1">
          <table:table-cell table:style-name="ce3" office:value-type="string" calcext:value-type="string" table:number-columns-spanned="1" table:number-rows-spanned="3">
            <text:p>Augmentation</text:p>
          </table:table-cell>
          <table:table-cell table:style-name="ce10" office:value-type="string" calcext:value-type="string">
            <text:p>Benefit</text:p>
          </table:table-cell>
          <table:table-cell table:style-name="ce14" office:value-type="string" calcext:value-type="string">
            <text:p>Increase Good Counters</text:p>
          </table:table-cell>
          <table:table-cell/>
          <table:covered-table-cell table:style-name="ce4"/>
          <table:table-cell office:value-type="string" calcext:value-type="string">
            <text:p>Water</text:p>
          </table:table-cell>
          <table:table-cell table:style-name="ce21"/>
          <table:table-cell/>
          <table:covered-table-cell table:style-name="ce4"/>
          <table:table-cell table:style-name="ce29"/>
          <table:table-cell table:style-name="ce29" office:value-type="string" calcext:value-type="string">
            <text:p>- Offensive Stats</text:p>
          </table:table-cell>
          <table:table-cell table:style-name="ce29"/>
          <table:table-cell table:style-name="ce27"/>
          <table:table-cell table:style-name="ce29" table:number-columns-repeated="3"/>
          <table:table-cell table:style-name="ce21"/>
          <table:table-cell table:number-columns-repeated="1007"/>
        </table:table-row>
        <table:table-row table:style-name="ro1">
          <table:covered-table-cell table:style-name="ce4"/>
          <table:table-cell office:value-type="string" calcext:value-type="string">
            <text:p>Buff</text:p>
          </table:table-cell>
          <table:table-cell table:style-name="ce15" office:value-type="string" calcext:value-type="string">
            <text:p>Increase Attributes, Skills, and Stats</text:p>
          </table:table-cell>
          <table:table-cell/>
          <table:covered-table-cell table:style-name="ce4"/>
          <table:table-cell office:value-type="string" calcext:value-type="string">
            <text:p>Crystal</text:p>
          </table:table-cell>
          <table:table-cell table:style-name="ce21"/>
          <table:table-cell/>
          <table:covered-table-cell table:style-name="ce5"/>
          <table:table-cell table:style-name="ce30" table:number-columns-repeated="3"/>
          <table:table-cell table:style-name="ce28"/>
          <table:table-cell table:style-name="ce30" table:number-columns-repeated="3"/>
          <table:table-cell table:style-name="ce22"/>
          <table:table-cell table:number-columns-repeated="1007"/>
        </table:table-row>
        <table:table-row table:style-name="ro1">
          <table:covered-table-cell table:style-name="ce5"/>
          <table:table-cell table:style-name="ce11" office:value-type="string" calcext:value-type="string">
            <text:p>Enhance</text:p>
          </table:table-cell>
          <table:table-cell table:style-name="ce16" office:value-type="string" calcext:value-type="string">
            <text:p>Add Beneficial Tokens</text:p>
          </table:table-cell>
          <table:table-cell/>
          <table:covered-table-cell table:style-name="ce4"/>
          <table:table-cell office:value-type="string" calcext:value-type="string">
            <text:p>Ice</text:p>
          </table:table-cell>
          <table:table-cell table:style-name="ce21"/>
          <table:table-cell/>
          <table:table-cell table:style-name="ce3" office:value-type="string" calcext:value-type="string" table:number-columns-spanned="1" table:number-rows-spanned="3">
            <text:p>Crystal</text:p>
          </table:table-cell>
          <table:table-cell table:style-name="ce25" table:number-columns-repeated="4"/>
          <table:table-cell table:style-name="ce26"/>
          <table:table-cell table:style-name="ce25" table:number-columns-repeated="2"/>
          <table:table-cell table:style-name="ce20"/>
          <table:table-cell table:number-columns-repeated="1007"/>
        </table:table-row>
        <table:table-row table:style-name="ro1">
          <table:table-cell table:style-name="ce3" office:value-type="string" calcext:value-type="string" table:number-columns-spanned="1" table:number-rows-spanned="4">
            <text:p>Conjuration</text:p>
          </table:table-cell>
          <table:table-cell table:style-name="ce10" office:value-type="string" calcext:value-type="string">
            <text:p>Attack</text:p>
          </table:table-cell>
          <table:table-cell table:style-name="ce14" office:value-type="string" calcext:value-type="string">
            <text:p>Generate a simulated attack or a custom attack</text:p>
          </table:table-cell>
          <table:table-cell/>
          <table:covered-table-cell table:style-name="ce4"/>
          <table:table-cell office:value-type="string" calcext:value-type="string">
            <text:p>Metal</text:p>
          </table:table-cell>
          <table:table-cell table:style-name="ce21"/>
          <table:table-cell/>
          <table:covered-table-cell table:style-name="ce4"/>
          <table:table-cell table:style-name="ce29" table:number-columns-repeated="4"/>
          <table:table-cell table:style-name="ce27"/>
          <table:table-cell table:style-name="ce29" table:number-columns-repeated="2"/>
          <table:table-cell table:style-name="ce21"/>
          <table:table-cell table:number-columns-repeated="1007"/>
        </table:table-row>
        <table:table-row table:style-name="ro1">
          <table:covered-table-cell table:style-name="ce4"/>
          <table:table-cell office:value-type="string" calcext:value-type="string">
            <text:p>Emission</text:p>
          </table:table-cell>
          <table:table-cell table:style-name="ce15" office:value-type="string" calcext:value-type="string">
            <text:p>Create flow/liquid</text:p>
          </table:table-cell>
          <table:table-cell/>
          <table:covered-table-cell table:style-name="ce5"/>
          <table:table-cell table:style-name="ce11" office:value-type="string" calcext:value-type="string">
            <text:p>Storm</text:p>
          </table:table-cell>
          <table:table-cell table:style-name="ce22"/>
          <table:table-cell/>
          <table:covered-table-cell table:style-name="ce5"/>
          <table:table-cell table:style-name="ce30" table:number-columns-repeated="4"/>
          <table:table-cell table:style-name="ce28"/>
          <table:table-cell table:style-name="ce30" table:number-columns-repeated="2"/>
          <table:table-cell table:style-name="ce22"/>
          <table:table-cell table:number-columns-repeated="1007"/>
        </table:table-row>
        <table:table-row table:style-name="ro1">
          <table:covered-table-cell table:style-name="ce4"/>
          <table:table-cell office:value-type="string" calcext:value-type="string">
            <text:p>Harm</text:p>
          </table:table-cell>
          <table:table-cell table:style-name="ce15" office:value-type="string" calcext:value-type="string">
            <text:p>Cause direct damage</text:p>
          </table:table-cell>
          <table:table-cell/>
          <table:table-cell table:style-name="ce18" office:value-type="string" calcext:value-type="string" table:number-columns-spanned="1" table:number-rows-spanned="4">
            <text:p>Nature</text:p>
          </table:table-cell>
          <table:table-cell table:style-name="ce10" office:value-type="string" calcext:value-type="string">
            <text:p>Animal</text:p>
          </table:table-cell>
          <table:table-cell table:style-name="ce20"/>
          <table:table-cell/>
          <table:table-cell table:style-name="ce3" office:value-type="string" calcext:value-type="string" table:number-columns-spanned="1" table:number-rows-spanned="3">
            <text:p>Ice</text:p>
          </table:table-cell>
          <table:table-cell table:style-name="ce25" table:number-columns-repeated="5"/>
          <table:table-cell table:style-name="ce26" office:value-type="string" calcext:value-type="string">
            <text:p>+ Frozen</text:p>
          </table:table-cell>
          <table:table-cell table:style-name="ce25"/>
          <table:table-cell table:style-name="ce20"/>
          <table:table-cell table:number-columns-repeated="1007"/>
        </table:table-row>
        <table:table-row table:style-name="ro1">
          <table:covered-table-cell table:style-name="ce5"/>
          <table:table-cell table:style-name="ce11" office:value-type="string" calcext:value-type="string">
            <text:p>Projectile</text:p>
          </table:table-cell>
          <table:table-cell table:style-name="ce16" office:value-type="string" calcext:value-type="string">
            <text:p>Types: Normal, Propelling, Exploding, Piercing. Emitting</text:p>
          </table:table-cell>
          <table:table-cell/>
          <table:covered-table-cell table:style-name="ce4"/>
          <table:table-cell office:value-type="string" calcext:value-type="string">
            <text:p>Earth</text:p>
          </table:table-cell>
          <table:table-cell table:style-name="ce21"/>
          <table:table-cell/>
          <table:covered-table-cell table:style-name="ce4"/>
          <table:table-cell table:style-name="ce29" table:number-columns-repeated="5"/>
          <table:table-cell table:style-name="ce27"/>
          <table:table-cell table:style-name="ce29"/>
          <table:table-cell table:style-name="ce21"/>
          <table:table-cell table:number-columns-repeated="1007"/>
        </table:table-row>
        <table:table-row table:style-name="ro1">
          <table:table-cell table:style-name="ce3" office:value-type="string" calcext:value-type="string" table:number-columns-spanned="1" table:number-rows-spanned="5">
            <text:p>Invocation</text:p>
          </table:table-cell>
          <table:table-cell table:style-name="ce10" office:value-type="string" calcext:value-type="string">
            <text:p>Animate</text:p>
          </table:table-cell>
          <table:table-cell table:style-name="ce14" office:value-type="string" calcext:value-type="string">
            <text:p>Turn an object into a creature</text:p>
          </table:table-cell>
          <table:table-cell/>
          <table:covered-table-cell table:style-name="ce4"/>
          <table:table-cell office:value-type="string" calcext:value-type="string">
            <text:p>Plant</text:p>
          </table:table-cell>
          <table:table-cell table:style-name="ce21"/>
          <table:table-cell/>
          <table:covered-table-cell table:style-name="ce5"/>
          <table:table-cell table:style-name="ce30" table:number-columns-repeated="5"/>
          <table:table-cell table:style-name="ce28"/>
          <table:table-cell table:style-name="ce30"/>
          <table:table-cell table:style-name="ce22"/>
          <table:table-cell table:number-columns-repeated="1007"/>
        </table:table-row>
        <table:table-row table:style-name="ro1">
          <table:covered-table-cell table:style-name="ce3"/>
          <table:table-cell table:style-name="ce12" office:value-type="string" calcext:value-type="string">
            <text:p>Banish</text:p>
          </table:table-cell>
          <table:table-cell table:style-name="ce15" office:value-type="string" calcext:value-type="string">
            <text:p>Removes a summoned creature</text:p>
          </table:table-cell>
          <table:table-cell/>
          <table:covered-table-cell table:style-name="ce5"/>
          <table:table-cell table:style-name="ce11" office:value-type="string" calcext:value-type="string">
            <text:p>Spirit</text:p>
          </table:table-cell>
          <table:table-cell table:style-name="ce22"/>
          <table:table-cell/>
          <table:table-cell table:style-name="ce3" office:value-type="string" calcext:value-type="string" table:number-columns-spanned="1" table:number-rows-spanned="3">
            <text:p>Metal</text:p>
          </table:table-cell>
          <table:table-cell table:style-name="ce25" table:number-columns-repeated="6"/>
          <table:table-cell table:style-name="ce26"/>
          <table:table-cell table:style-name="ce20"/>
          <table:table-cell table:number-columns-repeated="1007"/>
        </table:table-row>
        <table:table-row table:style-name="ro1">
          <table:covered-table-cell table:style-name="ce3"/>
          <table:table-cell table:style-name="ce12" office:value-type="string" calcext:value-type="string">
            <text:p>Bind</text:p>
          </table:table-cell>
          <table:table-cell table:style-name="ce15" office:value-type="string" calcext:value-type="string">
            <text:p>Take control of a summoned creature</text:p>
          </table:table-cell>
          <table:table-cell/>
          <table:table-cell table:style-name="ce18" office:value-type="string" calcext:value-type="string" table:number-columns-spanned="1" table:number-rows-spanned="3">
            <text:p>Body</text:p>
          </table:table-cell>
          <table:table-cell table:style-name="ce10" office:value-type="string" calcext:value-type="string">
            <text:p>Blood</text:p>
          </table:table-cell>
          <table:table-cell table:style-name="ce20"/>
          <table:table-cell/>
          <table:covered-table-cell table:style-name="ce4"/>
          <table:table-cell table:style-name="ce29" table:number-columns-repeated="6"/>
          <table:table-cell table:style-name="ce27"/>
          <table:table-cell table:style-name="ce21"/>
          <table:table-cell table:number-columns-repeated="1007"/>
        </table:table-row>
        <table:table-row table:style-name="ro1">
          <table:covered-table-cell table:style-name="ce4"/>
          <table:table-cell office:value-type="string" calcext:value-type="string">
            <text:p>Construct</text:p>
          </table:table-cell>
          <table:table-cell table:style-name="ce15" office:value-type="string" calcext:value-type="string">
            <text:p>Create inanimate objects</text:p>
          </table:table-cell>
          <table:table-cell/>
          <table:covered-table-cell table:style-name="ce4"/>
          <table:table-cell office:value-type="string" calcext:value-type="string">
            <text:p>Bone</text:p>
          </table:table-cell>
          <table:table-cell table:style-name="ce21"/>
          <table:table-cell/>
          <table:covered-table-cell table:style-name="ce5"/>
          <table:table-cell table:style-name="ce30" table:number-columns-repeated="6"/>
          <table:table-cell table:style-name="ce28"/>
          <table:table-cell table:style-name="ce22"/>
          <table:table-cell table:number-columns-repeated="1007"/>
        </table:table-row>
        <table:table-row table:style-name="ro1">
          <table:covered-table-cell table:style-name="ce5"/>
          <table:table-cell table:style-name="ce11" office:value-type="string" calcext:value-type="string">
            <text:p>Summon</text:p>
          </table:table-cell>
          <table:table-cell table:style-name="ce16" office:value-type="string" calcext:value-type="string">
            <text:p>Create creatures</text:p>
          </table:table-cell>
          <table:table-cell/>
          <table:covered-table-cell table:style-name="ce5"/>
          <table:table-cell table:style-name="ce11" office:value-type="string" calcext:value-type="string">
            <text:p>Organ</text:p>
          </table:table-cell>
          <table:table-cell table:style-name="ce22"/>
          <table:table-cell/>
          <table:table-cell table:style-name="ce5" office:value-type="string" calcext:value-type="string" table:number-columns-spanned="1" table:number-rows-spanned="3">
            <text:p>Storm</text:p>
          </table:table-cell>
          <table:table-cell table:style-name="ce29" table:number-columns-repeated="7"/>
          <table:table-cell table:style-name="ce31"/>
          <table:table-cell table:number-columns-repeated="1007"/>
        </table:table-row>
        <table:table-row table:style-name="ro1">
          <table:table-cell table:style-name="ce3" office:value-type="string" calcext:value-type="string" table:number-columns-spanned="1" table:number-rows-spanned="3">
            <text:p>Restoration</text:p>
          </table:table-cell>
          <table:table-cell table:style-name="ce10" office:value-type="string" calcext:value-type="string">
            <text:p>Cleanse</text:p>
          </table:table-cell>
          <table:table-cell table:style-name="ce14" office:value-type="string" calcext:value-type="string">
            <text:p>Remove syndromes and harmful tokens</text:p>
          </table:table-cell>
          <table:table-cell/>
          <table:table-cell table:style-name="ce18" office:value-type="string" calcext:value-type="string" table:number-columns-spanned="1" table:number-rows-spanned="3">
            <text:p>Mental</text:p>
          </table:table-cell>
          <table:table-cell table:style-name="ce10" office:value-type="string" calcext:value-type="string">
            <text:p>Emotion</text:p>
          </table:table-cell>
          <table:table-cell table:style-name="ce20"/>
          <table:table-cell/>
          <table:covered-table-cell table:style-name="ce4"/>
          <table:table-cell table:style-name="ce29" table:number-columns-repeated="7"/>
          <table:table-cell table:style-name="ce31"/>
          <table:table-cell table:number-columns-repeated="1007"/>
        </table:table-row>
        <table:table-row table:style-name="ro1">
          <table:covered-table-cell table:style-name="ce4"/>
          <table:table-cell office:value-type="string" calcext:value-type="string">
            <text:p>Heal</text:p>
          </table:table-cell>
          <table:table-cell table:style-name="ce15" office:value-type="string" calcext:value-type="string">
            <text:p>Increase recuperation and decrease bad counters</text:p>
          </table:table-cell>
          <table:table-cell/>
          <table:covered-table-cell table:style-name="ce4"/>
          <table:table-cell office:value-type="string" calcext:value-type="string">
            <text:p>Perception</text:p>
          </table:table-cell>
          <table:table-cell table:style-name="ce21"/>
          <table:table-cell/>
          <table:covered-table-cell table:style-name="ce5"/>
          <table:table-cell table:style-name="ce30" table:number-columns-repeated="7"/>
          <table:table-cell table:style-name="ce32"/>
          <table:table-cell table:number-columns-repeated="1007"/>
        </table:table-row>
        <table:table-row table:style-name="ro1">
          <table:covered-table-cell table:style-name="ce5"/>
          <table:table-cell table:style-name="ce11" office:value-type="string" calcext:value-type="string">
            <text:p>Restore</text:p>
          </table:table-cell>
          <table:table-cell table:style-name="ce16" office:value-type="string" calcext:value-type="string">
            <text:p>Remove wounds and restore lost limbs/life</text:p>
          </table:table-cell>
          <table:table-cell/>
          <table:covered-table-cell table:style-name="ce5"/>
          <table:table-cell table:style-name="ce11" office:value-type="string" calcext:value-type="string">
            <text:p>Thought</text:p>
          </table:table-cell>
          <table:table-cell table:style-name="ce22"/>
          <table:table-cell table:number-columns-repeated="1017"/>
        </table:table-row>
        <table:table-row table:style-name="ro1">
          <table:table-cell table:style-name="ce3" office:value-type="string" calcext:value-type="string" table:number-columns-spanned="1" table:number-rows-spanned="3">
            <text:p>Transmutation</text:p>
          </table:table-cell>
          <table:table-cell table:style-name="ce10" office:value-type="string" calcext:value-type="string">
            <text:p>Artifice</text:p>
          </table:table-cell>
          <table:table-cell table:style-name="ce14" office:value-type="string" calcext:value-type="string">
            <text:p>Alter an items material, stat, quality, etc</text:p>
          </table:table-cell>
          <table:table-cell/>
          <table:table-cell table:style-name="ce18" office:value-type="string" calcext:value-type="string" table:number-columns-spanned="1" table:number-rows-spanned="2">
            <text:p>Chaos</text:p>
          </table:table-cell>
          <table:table-cell table:style-name="ce10"/>
          <table:table-cell table:style-name="ce20"/>
          <table:table-cell table:number-columns-repeated="1017"/>
        </table:table-row>
        <table:table-row table:style-name="ro1">
          <table:covered-table-cell table:style-name="ce4"/>
          <table:table-cell office:value-type="string" calcext:value-type="string">
            <text:p>Tile</text:p>
          </table:table-cell>
          <table:table-cell table:style-name="ce15" office:value-type="string" calcext:value-type="string">
            <text:p>Alter a tiles material, temperature, tile type, etc</text:p>
          </table:table-cell>
          <table:table-cell/>
          <table:covered-table-cell table:style-name="ce5"/>
          <table:table-cell table:style-name="ce11"/>
          <table:table-cell table:style-name="ce22"/>
          <table:table-cell table:number-columns-repeated="1017"/>
        </table:table-row>
        <table:table-row table:style-name="ro1">
          <table:covered-table-cell table:style-name="ce5"/>
          <table:table-cell table:style-name="ce11" office:value-type="string" calcext:value-type="string">
            <text:p>Unit</text:p>
          </table:table-cell>
          <table:table-cell table:style-name="ce16" office:value-type="string" calcext:value-type="string">
            <text:p>Alter a units body parts, temperatures, race/caste, etc</text:p>
          </table:table-cell>
          <table:table-cell/>
          <table:table-cell table:style-name="ce3" office:value-type="string" calcext:value-type="string" table:number-columns-spanned="1" table:number-rows-spanned="2">
            <text:p>Void</text:p>
          </table:table-cell>
          <table:table-cell table:style-name="ce10"/>
          <table:table-cell table:style-name="ce20"/>
          <table:table-cell table:number-columns-repeated="1017"/>
        </table:table-row>
        <table:table-row table:style-name="ro1">
          <table:table-cell table:number-columns-repeated="4"/>
          <table:covered-table-cell table:style-name="ce5"/>
          <table:table-cell table:style-name="ce11"/>
          <table:table-cell table:style-name="ce22"/>
          <table:table-cell table:number-columns-repeated="1017"/>
        </table:table-row>
        <table:table-row table:style-name="ro1" table:number-rows-repeated="2">
          <table:table-cell table:number-columns-repeated="1024"/>
        </table:table-row>
        <table:table-row table:style-name="ro1">
          <table:table-cell table:style-name="ce7" office:value-type="string" calcext:value-type="string">
            <text:p>Effects</text:p>
          </table:table-cell>
          <table:table-cell table:number-columns-repeated="1023"/>
        </table:table-row>
        <table:table-row table:style-name="ro1">
          <table:table-cell table:style-name="ce8" office:value-type="string" calcext:value-type="string">
            <text:p>Add Contaminant (ITEM_TYPE | MATERIAL)</text:p>
          </table:table-cell>
          <table:table-cell table:number-columns-repeated="1023"/>
        </table:table-row>
        <table:table-row table:style-name="ro1">
          <table:table-cell table:style-name="ce8" office:value-type="string" calcext:value-type="string">
            <text:p>Change Unit (CHANGE_TYPE | CHANGE | RACE:CASTE)</text:p>
          </table:table-cell>
          <table:table-cell table:number-columns-repeated="1023"/>
        </table:table-row>
        <table:table-row table:style-name="ro1">
          <table:table-cell table:style-name="ce8" office:value-type="string" calcext:value-type="string">
            <text:p>Construct (CONSTRUCT_TYPE | MATERIAL)</text:p>
          </table:table-cell>
          <table:table-cell table:number-columns-repeated="1023"/>
        </table:table-row>
        <table:table-row table:style-name="ro1">
          <table:table-cell table:style-name="ce8" office:value-type="string" calcext:value-type="string">
            <text:p>Create Item (ITEM | MATERIAL)</text:p>
          </table:table-cell>
          <table:table-cell table:number-columns-repeated="1023"/>
        </table:table-row>
        <table:table-row table:style-name="ro1">
          <table:table-cell table:style-name="ce8" office:value-type="string" calcext:value-type="string">
            <text:p>Create Unit (RACE:CASTE)</text:p>
          </table:table-cell>
          <table:table-cell table:number-columns-repeated="1023"/>
        </table:table-row>
        <table:table-row table:style-name="ro1">
          <table:table-cell table:style-name="ce8" office:value-type="string" calcext:value-type="string">
            <text:p>Exile Unit (REMOVAL_TYPE)</text:p>
          </table:table-cell>
          <table:table-cell table:number-columns-repeated="1023"/>
        </table:table-row>
        <table:table-row table:style-name="ro1">
          <table:table-cell table:style-name="ce8" office:value-type="string" calcext:value-type="string">
            <text:p>Fire Projectile (PROJECTILE_TYPE)</text:p>
          </table:table-cell>
          <table:table-cell table:number-columns-repeated="1023"/>
        </table:table-row>
        <table:table-row table:style-name="ro1">
          <table:table-cell table:style-name="ce8" office:value-type="string" calcext:value-type="string">
            <text:p>Generate Wound (BODY_PART | DAMAGE_TYPE)</text:p>
          </table:table-cell>
          <table:table-cell table:number-columns-repeated="1023"/>
        </table:table-row>
        <table:table-row table:style-name="ro1">
          <table:table-cell table:style-name="ce8" office:value-type="string" calcext:value-type="string">
            <text:p>Increase Resistance (RESISTANCE_TOKEN)</text:p>
          </table:table-cell>
          <table:table-cell table:number-columns-repeated="1023"/>
        </table:table-row>
        <table:table-row table:style-name="ro1">
          <table:table-cell table:style-name="ce8" office:value-type="string" calcext:value-type="string">
            <text:p>Interaction (IE_EFFECT | DETAILS)</text:p>
          </table:table-cell>
          <table:table-cell table:number-columns-repeated="1023"/>
        </table:table-row>
        <table:table-row table:style-name="ro1">
          <table:table-cell table:style-name="ce8" office:value-type="string" calcext:value-type="string">
            <text:p>Kill Unit (RACE:CASTE)</text:p>
          </table:table-cell>
          <table:table-cell table:number-columns-repeated="1023"/>
        </table:table-row>
        <table:table-row table:style-name="ro1">
          <table:table-cell table:style-name="ce8" office:value-type="string" calcext:value-type="string">
            <text:p>Lower Attribute ( ATTRIBUTE_TOKEN)</text:p>
          </table:table-cell>
          <table:table-cell table:number-columns-repeated="1023"/>
        </table:table-row>
        <table:table-row table:style-name="ro1">
          <table:table-cell table:style-name="ce8" office:value-type="string" calcext:value-type="string">
            <text:p>Move Unit (DIRECTION)</text:p>
          </table:table-cell>
          <table:table-cell table:number-columns-repeated="1023"/>
        </table:table-row>
        <table:table-row table:style-name="ro1">
          <table:table-cell table:style-name="ce8" office:value-type="string" calcext:value-type="string">
            <text:p>Propel Unit (DIRECTION)</text:p>
          </table:table-cell>
          <table:table-cell table:number-columns-repeated="1023"/>
        </table:table-row>
        <table:table-row table:style-name="ro1">
          <table:table-cell table:style-name="ce8" office:value-type="string" calcext:value-type="string">
            <text:p>Raise Attribute (ATTRIBUTE_TOKEN)</text:p>
          </table:table-cell>
          <table:table-cell table:number-columns-repeated="1023"/>
        </table:table-row>
        <table:table-row table:style-name="ro1">
          <table:table-cell table:style-name="ce8" office:value-type="string" calcext:value-type="string">
            <text:p>Remove Syndrome (SYN_CLASS)</text:p>
          </table:table-cell>
          <table:table-cell table:number-columns-repeated="1023"/>
        </table:table-row>
        <table:table-row table:style-name="ro1">
          <table:table-cell table:style-name="ce8" office:value-type="string" calcext:value-type="string">
            <text:p>Remove Wound (REMOVAL_TYPE)</text:p>
          </table:table-cell>
          <table:table-cell table:number-columns-repeated="1023"/>
        </table:table-row>
        <table:table-row table:style-name="ro1">
          <table:table-cell table:style-name="ce8" office:value-type="string" calcext:value-type="string">
            <text:p>Syndrome (CE_EFFECT | SYN_CLASS)</text:p>
          </table:table-cell>
          <table:table-cell table:number-columns-repeated="1023"/>
        </table:table-row>
        <table:table-row table:style-name="ro1">
          <table:table-cell table:style-name="ce8" office:value-type="string" calcext:value-type="string">
            <text:p>Transform Unit (RACE)</text:p>
          </table:table-cell>
          <table:table-cell table:number-columns-repeated="1023"/>
        </table:table-row>
        <table:table-row table:style-name="ro1">
          <table:table-cell table:style-name="ce8" office:value-type="string" calcext:value-type="string">
            <text:p>Raise Skill (SKILL_TOKEN)</text:p>
          </table:table-cell>
          <table:table-cell table:number-columns-repeated="1023"/>
        </table:table-row>
        <table:table-row table:style-name="ro1">
          <table:table-cell table:style-name="ce8" office:value-type="string" calcext:value-type="string">
            <text:p>Add Token (TOKEN)</text:p>
          </table:table-cell>
          <table:table-cell table:number-columns-repeated="1023"/>
        </table:table-row>
        <table:table-row table:style-name="ro1">
          <table:table-cell table:style-name="ce8" office:value-type="string" calcext:value-type="string">
            <text:p>Remove Token (TOKEN)</text:p>
          </table:table-cell>
          <table:table-cell table:number-columns-repeated="1023"/>
        </table:table-row>
        <table:table-row table:style-name="ro1" table:number-rows-repeated="49">
          <table:table-cell table:style-name="ce8"/>
          <table:table-cell table:number-columns-repeated="1023"/>
        </table:table-row>
        <table:table-row table:style-name="ro1" table:number-rows-repeated="1048467">
          <table:table-cell table:number-columns-repeated="1024"/>
        </table:table-row>
        <table:table-row table:style-name="ro1">
          <table:table-cell table:number-columns-repeated="1024"/>
        </table:table-row>
      </table:table>
      <table:table table:name="List" table:style-name="ta1">
        <table:table-column table:style-name="co13" table:default-cell-style-name="ce81"/>
        <table:table-column table:style-name="co151" table:default-cell-style-name="ce81"/>
        <table:table-column table:style-name="co152" table:default-cell-style-name="ce81"/>
        <table:table-column table:style-name="co153" table:default-cell-style-name="ce81"/>
        <table:table-column table:style-name="co154" table:default-cell-style-name="ce81"/>
        <table:table-column table:style-name="co13" table:default-cell-style-name="ce81"/>
        <table:table-column table:style-name="co155" table:default-cell-style-name="ce81"/>
        <table:table-column table:style-name="co10" table:default-cell-style-name="ce81"/>
        <table:table-column table:style-name="co156" table:default-cell-style-name="ce81"/>
        <table:table-column table:style-name="co157" table:number-columns-repeated="2" table:default-cell-style-name="ce81"/>
        <table:table-column table:style-name="co21" table:default-cell-style-name="ce81"/>
        <table:table-column table:style-name="co158" table:default-cell-style-name="ce81"/>
        <table:table-column table:style-name="co159" table:default-cell-style-name="ce81"/>
        <table:table-column table:style-name="co156" table:default-cell-style-name="ce81"/>
        <table:table-column table:style-name="co160" table:number-columns-repeated="2" table:default-cell-style-name="ce81"/>
        <table:table-column table:style-name="co151" table:default-cell-style-name="ce81"/>
        <table:table-column table:style-name="co161" table:default-cell-style-name="ce81"/>
        <table:table-column table:style-name="co26" table:default-cell-style-name="ce81"/>
        <table:table-column table:style-name="co162" table:default-cell-style-name="ce81"/>
        <table:table-column table:style-name="co163" table:default-cell-style-name="ce81"/>
        <table:table-column table:style-name="co29" table:default-cell-style-name="ce81"/>
        <table:table-column table:style-name="co30" table:default-cell-style-name="ce81"/>
        <table:table-column table:style-name="co164" table:default-cell-style-name="ce81"/>
        <table:table-column table:style-name="co9" table:number-columns-repeated="999" table:default-cell-style-name="ce81"/>
        <table:table-row table:style-name="ro1">
          <table:table-cell table:style-name="ce77" office:value-type="string" calcext:value-type="string" table:number-columns-spanned="4" table:number-rows-spanned="1">
            <text:p>Arcane</text:p>
          </table:table-cell>
          <table:covered-table-cell table:number-columns-repeated="2" table:style-name="ce82"/>
          <table:covered-table-cell table:style-name="ce90"/>
          <table:table-cell table:style-name="ce77" office:value-type="string" calcext:value-type="string" table:number-columns-spanned="3" table:number-rows-spanned="1">
            <text:p>Divine</text:p>
          </table:table-cell>
          <table:covered-table-cell table:style-name="ce82"/>
          <table:covered-table-cell table:style-name="ce90"/>
          <table:table-cell table:style-name="ce77" office:value-type="string" calcext:value-type="string" table:number-columns-spanned="8" table:number-rows-spanned="1">
            <text:p>Elemental</text:p>
          </table:table-cell>
          <table:covered-table-cell table:number-columns-repeated="6" table:style-name="ce82"/>
          <table:covered-table-cell table:style-name="ce90"/>
          <table:table-cell table:style-name="ce77" office:value-type="string" calcext:value-type="string" table:number-columns-spanned="4" table:number-rows-spanned="1">
            <text:p>Nature</text:p>
          </table:table-cell>
          <table:covered-table-cell table:number-columns-repeated="2" table:style-name="ce82"/>
          <table:covered-table-cell table:style-name="ce90"/>
          <table:table-cell table:style-name="ce77" office:value-type="string" calcext:value-type="string" table:number-columns-spanned="3" table:number-rows-spanned="1">
            <text:p>Mental</text:p>
          </table:table-cell>
          <table:covered-table-cell table:style-name="ce82"/>
          <table:covered-table-cell table:style-name="ce90"/>
          <table:table-cell table:style-name="ce77" office:value-type="string" calcext:value-type="string" table:number-columns-spanned="3" table:number-rows-spanned="1">
            <text:p>Body</text:p>
          </table:table-cell>
          <table:covered-table-cell table:style-name="ce82"/>
          <table:covered-table-cell table:style-name="ce90"/>
          <table:table-cell table:number-columns-repeated="999"/>
        </table:table-row>
        <table:table-row table:style-name="ro1">
          <table:table-cell table:style-name="ce78" office:value-type="string" calcext:value-type="string">
            <text:p>FORCE</text:p>
          </table:table-cell>
          <table:table-cell table:style-name="ce83" office:value-type="string" calcext:value-type="string">
            <text:p>SPACE</text:p>
          </table:table-cell>
          <table:table-cell table:style-name="ce83" office:value-type="string" calcext:value-type="string">
            <text:p>TIME</text:p>
          </table:table-cell>
          <table:table-cell table:style-name="ce91" office:value-type="string" calcext:value-type="string">
            <text:p>ENERGY</text:p>
          </table:table-cell>
          <table:table-cell table:style-name="ce78" office:value-type="string" calcext:value-type="string">
            <text:p>LIGHT</text:p>
          </table:table-cell>
          <table:table-cell table:style-name="ce83" office:value-type="string" calcext:value-type="string">
            <text:p>DARK</text:p>
          </table:table-cell>
          <table:table-cell table:style-name="ce91" office:value-type="string" calcext:value-type="string">
            <text:p>SHADOW</text:p>
          </table:table-cell>
          <table:table-cell table:style-name="ce78" office:value-type="string" calcext:value-type="string">
            <text:p>AIR</text:p>
          </table:table-cell>
          <table:table-cell table:style-name="ce83" office:value-type="string" calcext:value-type="string">
            <text:p>FIRE</text:p>
          </table:table-cell>
          <table:table-cell table:style-name="ce83" office:value-type="string" calcext:value-type="string">
            <text:p>STONE</text:p>
          </table:table-cell>
          <table:table-cell table:style-name="ce83" office:value-type="string" calcext:value-type="string">
            <text:p>WATER</text:p>
          </table:table-cell>
          <table:table-cell table:style-name="ce83" office:value-type="string" calcext:value-type="string">
            <text:p>CRYSTAL</text:p>
          </table:table-cell>
          <table:table-cell table:style-name="ce83" office:value-type="string" calcext:value-type="string">
            <text:p>ICE</text:p>
          </table:table-cell>
          <table:table-cell table:style-name="ce83" office:value-type="string" calcext:value-type="string">
            <text:p>METAL</text:p>
          </table:table-cell>
          <table:table-cell table:style-name="ce91" office:value-type="string" calcext:value-type="string">
            <text:p>STORM</text:p>
          </table:table-cell>
          <table:table-cell table:style-name="ce78" office:value-type="string" calcext:value-type="string">
            <text:p>ANIMAL</text:p>
          </table:table-cell>
          <table:table-cell table:style-name="ce83" office:value-type="string" calcext:value-type="string">
            <text:p>EARTH</text:p>
          </table:table-cell>
          <table:table-cell table:style-name="ce83" office:value-type="string" calcext:value-type="string">
            <text:p>PLANT</text:p>
          </table:table-cell>
          <table:table-cell table:style-name="ce91" office:value-type="string" calcext:value-type="string">
            <text:p>SPIRIT</text:p>
          </table:table-cell>
          <table:table-cell table:style-name="ce78" office:value-type="string" calcext:value-type="string">
            <text:p>EMOTION</text:p>
          </table:table-cell>
          <table:table-cell table:style-name="ce83" office:value-type="string" calcext:value-type="string">
            <text:p>ILLUSION</text:p>
          </table:table-cell>
          <table:table-cell table:style-name="ce91" office:value-type="string" calcext:value-type="string">
            <text:p>THOUGHT</text:p>
          </table:table-cell>
          <table:table-cell table:style-name="ce78" office:value-type="string" calcext:value-type="string">
            <text:p>BLOOD</text:p>
          </table:table-cell>
          <table:table-cell table:style-name="ce83" office:value-type="string" calcext:value-type="string">
            <text:p>BONE</text:p>
          </table:table-cell>
          <table:table-cell table:style-name="ce91" office:value-type="string" calcext:value-type="string">
            <text:p>ORGAN</text:p>
          </table:table-cell>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6);&quot;&quot;)" office:value-type="string" office:string-value="Arcane Missile" calcext:value-type="string">
            <text:p>Arcane Missile</text:p>
          </table:table-cell>
          <table:table-cell table:style-name="ce84" table:number-matrix-columns-spanned="1" table:number-matrix-rows-spanned="1" table:formula="of:=IFERROR(INDEX([Arcane.$C$2:.$H$500]; SMALL(IF(([.B$2]=[Arcane.$C$2:.$C$500]); ROW([Arcane.$C$2:.$C$500])-MIN(ROW([Arcane.$C$2:.$C$500]))+1;&quot;&quot;);ROWS([.$A$1:.B1]));6);&quot;&quot;)" office:value-type="string" office:string-value="Disengage" calcext:value-type="string">
            <text:p>Disengage</text:p>
          </table:table-cell>
          <table:table-cell table:style-name="ce84" table:number-matrix-columns-spanned="1" table:number-matrix-rows-spanned="1" table:formula="of:=IFERROR(INDEX([Arcane.$C$2:.$H$500]; SMALL(IF(([.C$2]=[Arcane.$C$2:.$C$500]); ROW([Arcane.$C$2:.$C$500])-MIN(ROW([Arcane.$C$2:.$C$500]))+1;&quot;&quot;);ROWS([.$A$1:.C1]));6);&quot;&quot;)" office:value-type="string" office:string-value="Accelerate Healing" calcext:value-type="string">
            <text:p>Accelerate Healing</text:p>
          </table:table-cell>
          <table:table-cell table:style-name="ce92" table:number-matrix-columns-spanned="1" table:number-matrix-rows-spanned="1" table:formula="of:=IFERROR(INDEX([Arcane.$C$2:.$H$500]; SMALL(IF(([.D$2]=[Arcane.$C$2:.$C$500]); ROW([Arcane.$C$2:.$C$500])-MIN(ROW([Arcane.$C$2:.$C$500]))+1;&quot;&quot;);ROWS([.$A$1:.D1]));6);&quot;&quot;)" office:value-type="string" office:string-value="Arcane Shield" calcext:value-type="string">
            <text:p>Arcane Shield</text:p>
          </table:table-cell>
          <table:table-cell table:style-name="ce79" table:number-matrix-columns-spanned="1" table:number-matrix-rows-spanned="1" table:formula="of:=IFERROR(INDEX([Divine.$C$2:.$H$500]; SMALL(IF(([.E$2]=[Divine.$C$2:.$C$500]); ROW([Divine.$C$2:.$C$500])-MIN(ROW([Divine.$C$2:.$C$500]))+1;&quot;&quot;);ROWS([.$A$1:.E1]));6);&quot;&quot;)" office:value-type="string" office:string-value="Bless" calcext:value-type="string">
            <text:p>Bless</text:p>
          </table:table-cell>
          <table:table-cell table:style-name="ce84" table:number-matrix-columns-spanned="1" table:number-matrix-rows-spanned="1" table:formula="of:=IFERROR(INDEX([Divine.$C$2:.$H$500]; SMALL(IF(([.F$2]=[Divine.$C$2:.$C$500]); ROW([Divine.$C$2:.$C$500])-MIN(ROW([Divine.$C$2:.$C$500]))+1;&quot;&quot;);ROWS([.$A$1:.F1]));6);&quot;&quot;)" office:value-type="string" office:string-value="Agony" calcext:value-type="string">
            <text:p>Agony</text:p>
          </table:table-cell>
          <table:table-cell table:style-name="ce92" table:number-matrix-columns-spanned="1" table:number-matrix-rows-spanned="1" table:formula="of:=IFERROR(INDEX([Divine.$C$2:.$H$500]; SMALL(IF(([.G$2]=[Divine.$C$2:.$C$500]); ROW([Divine.$C$2:.$C$500])-MIN(ROW([Divine.$C$2:.$C$500]))+1;&quot;&quot;);ROWS([.$A$1:.G1]));6);&quot;&quot;)" office:value-type="string" office:string-value="Blur" calcext:value-type="string">
            <text:p>Blur</text:p>
          </table:table-cell>
          <table:table-cell table:style-name="ce79" table:number-matrix-columns-spanned="1" table:number-matrix-rows-spanned="1" table:formula="of:=IFERROR(INDEX([Elemental.$C$2:.$H$500]; SMALL(IF(([.H$2]=[Elemental.$C$2:.$C$500]); ROW([Elemental.$C$2:.$C$500])-MIN(ROW([Elemental.$C$2:.$C$500]))+1;&quot;&quot;);ROWS([.$A$1:.H1]));6);&quot;&quot;)" office:value-type="string" office:string-value="Blind" calcext:value-type="string">
            <text:p>Blind</text:p>
          </table:table-cell>
          <table:table-cell table:style-name="ce84" table:number-matrix-columns-spanned="1" table:number-matrix-rows-spanned="1" table:formula="of:=IFERROR(INDEX([Elemental.$C$2:.$H$500]; SMALL(IF(([.I$2]=[Elemental.$C$2:.$C$500]); ROW([Elemental.$C$2:.$C$500])-MIN(ROW([Elemental.$C$2:.$C$500]))+1;&quot;&quot;);ROWS([.$A$1:.I1]));6);&quot;&quot;)" office:value-type="string" office:string-value="Burn" calcext:value-type="string">
            <text:p>Burn</text:p>
          </table:table-cell>
          <table:table-cell table:style-name="ce84" table:number-matrix-columns-spanned="1" table:number-matrix-rows-spanned="1" table:formula="of:=IFERROR(INDEX([Elemental.$C$2:.$H$500]; SMALL(IF(([.J$2]=[Elemental.$C$2:.$C$500]); ROW([Elemental.$C$2:.$C$500])-MIN(ROW([Elemental.$C$2:.$C$500]))+1;&quot;&quot;);ROWS([.$A$1:.J1]));6);&quot;&quot;)" office:value-type="string" office:string-value="Earthen Ward" calcext:value-type="string">
            <text:p>Earthen Ward</text:p>
          </table:table-cell>
          <table:table-cell table:style-name="ce84" table:number-matrix-columns-spanned="1" table:number-matrix-rows-spanned="1" table:formula="of:=IFERROR(INDEX([Elemental.$C$2:.$H$500]; SMALL(IF(([.K$2]=[Elemental.$C$2:.$C$500]); ROW([Elemental.$C$2:.$C$500])-MIN(ROW([Elemental.$C$2:.$C$500]))+1;&quot;&quot;);ROWS([.$A$1:.K1]));6);&quot;&quot;)" office:value-type="string" office:string-value="Soak" calcext:value-type="string">
            <text:p>Soak</text:p>
          </table:table-cell>
          <table:table-cell table:style-name="ce84" table:number-matrix-columns-spanned="1" table:number-matrix-rows-spanned="1" table:formula="of:=IFERROR(INDEX([Elemental.$C$2:.$H$500]; SMALL(IF(([.L$2]=[Elemental.$C$2:.$C$500]); ROW([Elemental.$C$2:.$C$500])-MIN(ROW([Elemental.$C$2:.$C$500]))+1;&quot;&quot;);ROWS([.$A$1:.L1]));6);&quot;&quot;)" office:value-type="string" office:string-value="Imbue Armor" calcext:value-type="string">
            <text:p>Imbue Armor</text:p>
          </table:table-cell>
          <table:table-cell table:style-name="ce84" table:number-matrix-columns-spanned="1" table:number-matrix-rows-spanned="1" table:formula="of:=IFERROR(INDEX([Elemental.$C$2:.$H$500]; SMALL(IF(([.M$2]=[Elemental.$C$2:.$C$500]); ROW([Elemental.$C$2:.$C$500])-MIN(ROW([Elemental.$C$2:.$C$500]))+1;&quot;&quot;);ROWS([.$A$1:.M1]));6);&quot;&quot;)" office:value-type="string" office:string-value="Slowing Ice" calcext:value-type="string">
            <text:p>Slowing Ice</text:p>
          </table:table-cell>
          <table:table-cell table:style-name="ce84" table:number-matrix-columns-spanned="1" table:number-matrix-rows-spanned="1" table:formula="of:=IFERROR(INDEX([Elemental.$C$2:.$H$500]; SMALL(IF(([.N$2]=[Elemental.$C$2:.$C$500]); ROW([Elemental.$C$2:.$C$500])-MIN(ROW([Elemental.$C$2:.$C$500]))+1;&quot;&quot;);ROWS([.$A$1:.N1]));6);&quot;&quot;)" office:value-type="string" office:string-value="Metal Skin" calcext:value-type="string">
            <text:p>Metal Skin</text:p>
          </table:table-cell>
          <table:table-cell table:style-name="ce92" table:number-matrix-columns-spanned="1" table:number-matrix-rows-spanned="1" table:formula="of:=IFERROR(INDEX([Elemental.$C$2:.$H$500]; SMALL(IF(([.O$2]=[Elemental.$C$2:.$C$500]); ROW([Elemental.$C$2:.$C$500])-MIN(ROW([Elemental.$C$2:.$C$500]))+1;&quot;&quot;);ROWS([.$A$1:.O1]));6);&quot;&quot;)" office:value-type="string" office:string-value="Charge" calcext:value-type="string">
            <text:p>Charge</text:p>
          </table:table-cell>
          <table:table-cell table:style-name="ce79" table:number-matrix-columns-spanned="1" table:number-matrix-rows-spanned="1" table:formula="of:=IFERROR(INDEX([Nature.$C$2:.$H$500]; SMALL(IF(([.P$2]=[Nature.$C$2:.$C$500]); ROW([Nature.$C$2:.$C$500])-MIN(ROW([Nature.$C$2:.$C$500]))+1;&quot;&quot;);ROWS([.$A$1:.P1]));6);&quot;&quot;)" office:value-type="string" office:string-value="Animal Agility" calcext:value-type="string">
            <text:p>Animal Agility</text:p>
          </table:table-cell>
          <table:table-cell table:style-name="ce84" table:number-matrix-columns-spanned="1" table:number-matrix-rows-spanned="1" table:formula="of:=IFERROR(INDEX([Nature.$C$2:.$H$500]; SMALL(IF(([.Q$2]=[Nature.$C$2:.$C$500]); ROW([Nature.$C$2:.$C$500])-MIN(ROW([Nature.$C$2:.$C$500]))+1;&quot;&quot;);ROWS([.$A$1:.Q1]));6);&quot;&quot;)" office:value-type="string" office:string-value="Stone Spikes" calcext:value-type="string">
            <text:p>Stone Spikes</text:p>
          </table:table-cell>
          <table:table-cell table:style-name="ce84" table:number-matrix-columns-spanned="1" table:number-matrix-rows-spanned="1" table:formula="of:=IFERROR(INDEX([Nature.$C$2:.$H$500]; SMALL(IF(([.R$2]=[Nature.$C$2:.$C$500]); ROW([Nature.$C$2:.$C$500])-MIN(ROW([Nature.$C$2:.$C$500]))+1;&quot;&quot;);ROWS([.$A$1:.R1]));6);&quot;&quot;)" office:value-type="string" office:string-value="Warp Wood" calcext:value-type="string">
            <text:p>Warp Wood</text:p>
          </table:table-cell>
          <table:table-cell table:style-name="ce92" table:number-matrix-columns-spanned="1" table:number-matrix-rows-spanned="1" table:formula="of:=IFERROR(INDEX([Nature.$C$2:.$H$500]; SMALL(IF(([.S$2]=[Nature.$C$2:.$C$500]); ROW([Nature.$C$2:.$C$500])-MIN(ROW([Nature.$C$2:.$C$500]))+1;&quot;&quot;);ROWS([.$A$1:.S1]));6);&quot;&quot;)" office:value-type="string" office:string-value="Spirit Weapon" calcext:value-type="string">
            <text:p>Spirit Weapon</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6);&quot;&quot;)" office:value-type="string" office:string-value="Arcane Surge" calcext:value-type="string">
            <text:p>Arcane Surge</text:p>
          </table:table-cell>
          <table:table-cell table:style-name="ce84" table:number-matrix-columns-spanned="1" table:number-matrix-rows-spanned="1" table:formula="of:=IFERROR(INDEX([Arcane.$C$2:.$H$500]; SMALL(IF(([.B$2]=[Arcane.$C$2:.$C$500]); ROW([Arcane.$C$2:.$C$500])-MIN(ROW([Arcane.$C$2:.$C$500]))+1;&quot;&quot;);ROWS([.$A$1:.B2]));6);&quot;&quot;)" office:value-type="string" office:string-value="Distort Space" calcext:value-type="string">
            <text:p>Distort Space</text:p>
          </table:table-cell>
          <table:table-cell table:style-name="ce84" table:number-matrix-columns-spanned="1" table:number-matrix-rows-spanned="1" table:formula="of:=IFERROR(INDEX([Arcane.$C$2:.$H$500]; SMALL(IF(([.C$2]=[Arcane.$C$2:.$C$500]); ROW([Arcane.$C$2:.$C$500])-MIN(ROW([Arcane.$C$2:.$C$500]))+1;&quot;&quot;);ROWS([.$A$1:.C2]));6);&quot;&quot;)" office:value-type="string" office:string-value="Aging Touch" calcext:value-type="string">
            <text:p>Aging Touch</text:p>
          </table:table-cell>
          <table:table-cell table:style-name="ce92" table:number-matrix-columns-spanned="1" table:number-matrix-rows-spanned="1" table:formula="of:=IFERROR(INDEX([Arcane.$C$2:.$H$500]; SMALL(IF(([.D$2]=[Arcane.$C$2:.$C$500]); ROW([Arcane.$C$2:.$C$500])-MIN(ROW([Arcane.$C$2:.$C$500]))+1;&quot;&quot;);ROWS([.$A$1:.D2]));6);&quot;&quot;)" office:value-type="string" office:string-value="Imbue Armor" calcext:value-type="string">
            <text:p>Imbue Armor</text:p>
          </table:table-cell>
          <table:table-cell table:style-name="ce79" table:number-matrix-columns-spanned="1" table:number-matrix-rows-spanned="1" table:formula="of:=IFERROR(INDEX([Divine.$C$2:.$H$500]; SMALL(IF(([.E$2]=[Divine.$C$2:.$C$500]); ROW([Divine.$C$2:.$C$500])-MIN(ROW([Divine.$C$2:.$C$500]))+1;&quot;&quot;);ROWS([.$A$1:.E2]));6);&quot;&quot;)" office:value-type="string" office:string-value="Heal" calcext:value-type="string">
            <text:p>Heal</text:p>
          </table:table-cell>
          <table:table-cell table:style-name="ce84" table:number-matrix-columns-spanned="1" table:number-matrix-rows-spanned="1" table:formula="of:=IFERROR(INDEX([Divine.$C$2:.$H$500]; SMALL(IF(([.F$2]=[Divine.$C$2:.$C$500]); ROW([Divine.$C$2:.$C$500])-MIN(ROW([Divine.$C$2:.$C$500]))+1;&quot;&quot;);ROWS([.$A$1:.F2]));6);&quot;&quot;)" office:value-type="string" office:string-value="Curse" calcext:value-type="string">
            <text:p>Curse</text:p>
          </table:table-cell>
          <table:table-cell table:style-name="ce92" table:number-matrix-columns-spanned="1" table:number-matrix-rows-spanned="1" table:formula="of:=IFERROR(INDEX([Divine.$C$2:.$H$500]; SMALL(IF(([.G$2]=[Divine.$C$2:.$C$500]); ROW([Divine.$C$2:.$C$500])-MIN(ROW([Divine.$C$2:.$C$500]))+1;&quot;&quot;);ROWS([.$A$1:.G2]));6);&quot;&quot;)" office:value-type="string" office:string-value="Imbue Armor" calcext:value-type="string">
            <text:p>Imbue Armor</text:p>
          </table:table-cell>
          <table:table-cell table:style-name="ce79" table:number-matrix-columns-spanned="1" table:number-matrix-rows-spanned="1" table:formula="of:=IFERROR(INDEX([Elemental.$C$2:.$H$500]; SMALL(IF(([.H$2]=[Elemental.$C$2:.$C$500]); ROW([Elemental.$C$2:.$C$500])-MIN(ROW([Elemental.$C$2:.$C$500]))+1;&quot;&quot;);ROWS([.$A$1:.H2]));6);&quot;&quot;)" office:value-type="string" office:string-value="Rushing Wind" calcext:value-type="string">
            <text:p>Rushing Wind</text:p>
          </table:table-cell>
          <table:table-cell table:style-name="ce84" table:number-matrix-columns-spanned="1" table:number-matrix-rows-spanned="1" table:formula="of:=IFERROR(INDEX([Elemental.$C$2:.$H$500]; SMALL(IF(([.I$2]=[Elemental.$C$2:.$C$500]); ROW([Elemental.$C$2:.$C$500])-MIN(ROW([Elemental.$C$2:.$C$500]))+1;&quot;&quot;);ROWS([.$A$1:.I2]));6);&quot;&quot;)" office:value-type="string" office:string-value="Fire Dart" calcext:value-type="string">
            <text:p>Fire Dart</text:p>
          </table:table-cell>
          <table:table-cell table:style-name="ce84" table:number-matrix-columns-spanned="1" table:number-matrix-rows-spanned="1" table:formula="of:=IFERROR(INDEX([Elemental.$C$2:.$H$500]; SMALL(IF(([.J$2]=[Elemental.$C$2:.$C$500]); ROW([Elemental.$C$2:.$C$500])-MIN(ROW([Elemental.$C$2:.$C$500]))+1;&quot;&quot;);ROWS([.$A$1:.J2]));6);&quot;&quot;)" office:value-type="string" office:string-value="Harden" calcext:value-type="string">
            <text:p>Harden</text:p>
          </table:table-cell>
          <table:table-cell table:style-name="ce84" table:number-matrix-columns-spanned="1" table:number-matrix-rows-spanned="1" table:formula="of:=IFERROR(INDEX([Elemental.$C$2:.$H$500]; SMALL(IF(([.K$2]=[Elemental.$C$2:.$C$500]); ROW([Elemental.$C$2:.$C$500])-MIN(ROW([Elemental.$C$2:.$C$500]))+1;&quot;&quot;);ROWS([.$A$1:.K2]));6);&quot;&quot;)" office:value-type="string" office:string-value="Surge" calcext:value-type="string">
            <text:p>Surge</text:p>
          </table:table-cell>
          <table:table-cell table:style-name="ce84" table:number-matrix-columns-spanned="1" table:number-matrix-rows-spanned="1" table:formula="of:=IFERROR(INDEX([Elemental.$C$2:.$H$500]; SMALL(IF(([.L$2]=[Elemental.$C$2:.$C$500]); ROW([Elemental.$C$2:.$C$500])-MIN(ROW([Elemental.$C$2:.$C$500]))+1;&quot;&quot;);ROWS([.$A$1:.L2]));6);&quot;&quot;)" office:value-type="string" office:string-value="Imbue Weapon" calcext:value-type="string">
            <text:p>Imbue Weapon</text:p>
          </table:table-cell>
          <table:table-cell table:style-name="ce84" table:number-matrix-columns-spanned="1" table:number-matrix-rows-spanned="1" table:formula="of:=IFERROR(INDEX([Elemental.$C$2:.$H$500]; SMALL(IF(([.M$2]=[Elemental.$C$2:.$C$500]); ROW([Elemental.$C$2:.$C$500])-MIN(ROW([Elemental.$C$2:.$C$500]))+1;&quot;&quot;);ROWS([.$A$1:.M2]));6);&quot;&quot;)" office:value-type="string" office:string-value="Cone of Cold" calcext:value-type="string">
            <text:p>Cone of Cold</text:p>
          </table:table-cell>
          <table:table-cell table:style-name="ce84" table:number-matrix-columns-spanned="1" table:number-matrix-rows-spanned="1" table:formula="of:=IFERROR(INDEX([Elemental.$C$2:.$H$500]; SMALL(IF(([.N$2]=[Elemental.$C$2:.$C$500]); ROW([Elemental.$C$2:.$C$500])-MIN(ROW([Elemental.$C$2:.$C$500]))+1;&quot;&quot;);ROWS([.$A$1:.N2]));6);&quot;&quot;)" office:value-type="string" office:string-value="Metal Shards" calcext:value-type="string">
            <text:p>Metal Shards</text:p>
          </table:table-cell>
          <table:table-cell table:style-name="ce92" table:number-matrix-columns-spanned="1" table:number-matrix-rows-spanned="1" table:formula="of:=IFERROR(INDEX([Elemental.$C$2:.$H$500]; SMALL(IF(([.O$2]=[Elemental.$C$2:.$C$500]); ROW([Elemental.$C$2:.$C$500])-MIN(ROW([Elemental.$C$2:.$C$500]))+1;&quot;&quot;);ROWS([.$A$1:.O2]));6);&quot;&quot;)" office:value-type="string" office:string-value="Flash" calcext:value-type="string">
            <text:p>Flash</text:p>
          </table:table-cell>
          <table:table-cell table:style-name="ce79" table:number-matrix-columns-spanned="1" table:number-matrix-rows-spanned="1" table:formula="of:=IFERROR(INDEX([Nature.$C$2:.$H$500]; SMALL(IF(([.P$2]=[Nature.$C$2:.$C$500]); ROW([Nature.$C$2:.$C$500])-MIN(ROW([Nature.$C$2:.$C$500]))+1;&quot;&quot;);ROWS([.$A$1:.P2]));6);&quot;&quot;)" office:value-type="string" office:string-value="Animal Endurance" calcext:value-type="string">
            <text:p>Animal Endurance</text:p>
          </table:table-cell>
          <table:table-cell table:style-name="ce84" table:number-matrix-columns-spanned="1" table:number-matrix-rows-spanned="1" table:formula="of:=IFERROR(INDEX([Nature.$C$2:.$H$500]; SMALL(IF(([.Q$2]=[Nature.$C$2:.$C$500]); ROW([Nature.$C$2:.$C$500])-MIN(ROW([Nature.$C$2:.$C$500]))+1;&quot;&quot;);ROWS([.$A$1:.Q2]));6);&quot;&quot;)" office:value-type="string" office:string-value="Geomancy Level 1" calcext:value-type="string">
            <text:p>Geomancy Level 1</text:p>
          </table:table-cell>
          <table:table-cell table:style-name="ce84" table:number-matrix-columns-spanned="1" table:number-matrix-rows-spanned="1" table:formula="of:=IFERROR(INDEX([Nature.$C$2:.$H$500]; SMALL(IF(([.R$2]=[Nature.$C$2:.$C$500]); ROW([Nature.$C$2:.$C$500])-MIN(ROW([Nature.$C$2:.$C$500]))+1;&quot;&quot;);ROWS([.$A$1:.R2]));6);&quot;&quot;)" office:value-type="string" office:string-value="Cure" calcext:value-type="string">
            <text:p>Cure</text:p>
          </table:table-cell>
          <table:table-cell table:style-name="ce92" table:number-matrix-columns-spanned="1" table:number-matrix-rows-spanned="1" table:formula="of:=IFERROR(INDEX([Nature.$C$2:.$H$500]; SMALL(IF(([.S$2]=[Nature.$C$2:.$C$500]); ROW([Nature.$C$2:.$C$500])-MIN(ROW([Nature.$C$2:.$C$500]))+1;&quot;&quot;);ROWS([.$A$1:.S2]));6);&quot;&quot;)" office:value-type="string" office:string-value="Strength of Spirits" calcext:value-type="string">
            <text:p>Strength of Spirits</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6);&quot;&quot;)" office:value-type="string" office:string-value="Attract" calcext:value-type="string">
            <text:p>Attract</text:p>
          </table:table-cell>
          <table:table-cell table:style-name="ce84" table:number-matrix-columns-spanned="1" table:number-matrix-rows-spanned="1" table:formula="of:=IFERROR(INDEX([Arcane.$C$2:.$H$500]; SMALL(IF(([.B$2]=[Arcane.$C$2:.$C$500]); ROW([Arcane.$C$2:.$C$500])-MIN(ROW([Arcane.$C$2:.$C$500]))+1;&quot;&quot;);ROWS([.$A$1:.B3]));6);&quot;&quot;)" office:value-type="string" office:string-value="Enlarge" calcext:value-type="string">
            <text:p>Enlarge</text:p>
          </table:table-cell>
          <table:table-cell table:style-name="ce84" table:number-matrix-columns-spanned="1" table:number-matrix-rows-spanned="1" table:formula="of:=IFERROR(INDEX([Arcane.$C$2:.$H$500]; SMALL(IF(([.C$2]=[Arcane.$C$2:.$C$500]); ROW([Arcane.$C$2:.$C$500])-MIN(ROW([Arcane.$C$2:.$C$500]))+1;&quot;&quot;);ROWS([.$A$1:.C3]));6);&quot;&quot;)" office:value-type="string" office:string-value="Blink" calcext:value-type="string">
            <text:p>Blink</text:p>
          </table:table-cell>
          <table:table-cell table:style-name="ce92" table:number-matrix-columns-spanned="1" table:number-matrix-rows-spanned="1" table:formula="of:=IFERROR(INDEX([Arcane.$C$2:.$H$500]; SMALL(IF(([.D$2]=[Arcane.$C$2:.$C$500]); ROW([Arcane.$C$2:.$C$500])-MIN(ROW([Arcane.$C$2:.$C$500]))+1;&quot;&quot;);ROWS([.$A$1:.D3]));6);&quot;&quot;)" office:value-type="string" office:string-value="Imbue Shield" calcext:value-type="string">
            <text:p>Imbue Shield</text:p>
          </table:table-cell>
          <table:table-cell table:style-name="ce79" table:number-matrix-columns-spanned="1" table:number-matrix-rows-spanned="1" table:formula="of:=IFERROR(INDEX([Divine.$C$2:.$H$500]; SMALL(IF(([.E$2]=[Divine.$C$2:.$C$500]); ROW([Divine.$C$2:.$C$500])-MIN(ROW([Divine.$C$2:.$C$500]))+1;&quot;&quot;);ROWS([.$A$1:.E3]));6);&quot;&quot;)" office:value-type="string" office:string-value="Imbue Armor" calcext:value-type="string">
            <text:p>Imbue Armor</text:p>
          </table:table-cell>
          <table:table-cell table:style-name="ce84" table:number-matrix-columns-spanned="1" table:number-matrix-rows-spanned="1" table:formula="of:=IFERROR(INDEX([Divine.$C$2:.$H$500]; SMALL(IF(([.F$2]=[Divine.$C$2:.$C$500]); ROW([Divine.$C$2:.$C$500])-MIN(ROW([Divine.$C$2:.$C$500]))+1;&quot;&quot;);ROWS([.$A$1:.F3]));6);&quot;&quot;)" office:value-type="string" office:string-value="Dark" calcext:value-type="string">
            <text:p>Dark</text:p>
          </table:table-cell>
          <table:table-cell table:style-name="ce92" table:number-matrix-columns-spanned="1" table:number-matrix-rows-spanned="1" table:formula="of:=IFERROR(INDEX([Divine.$C$2:.$H$500]; SMALL(IF(([.G$2]=[Divine.$C$2:.$C$500]); ROW([Divine.$C$2:.$C$500])-MIN(ROW([Divine.$C$2:.$C$500]))+1;&quot;&quot;);ROWS([.$A$1:.G3]));6);&quot;&quot;)" office:value-type="string" office:string-value="Imbue Shield" calcext:value-type="string">
            <text:p>Imbue Shield</text:p>
          </table:table-cell>
          <table:table-cell table:style-name="ce79" table:number-matrix-columns-spanned="1" table:number-matrix-rows-spanned="1" table:formula="of:=IFERROR(INDEX([Elemental.$C$2:.$H$500]; SMALL(IF(([.H$2]=[Elemental.$C$2:.$C$500]); ROW([Elemental.$C$2:.$C$500])-MIN(ROW([Elemental.$C$2:.$C$500]))+1;&quot;&quot;);ROWS([.$A$1:.H3]));6);&quot;&quot;)" office:value-type="string" office:string-value="Air Bubble" calcext:value-type="string">
            <text:p>Air Bubble</text:p>
          </table:table-cell>
          <table:table-cell table:style-name="ce84" table:number-matrix-columns-spanned="1" table:number-matrix-rows-spanned="1" table:formula="of:=IFERROR(INDEX([Elemental.$C$2:.$H$500]; SMALL(IF(([.I$2]=[Elemental.$C$2:.$C$500]); ROW([Elemental.$C$2:.$C$500])-MIN(ROW([Elemental.$C$2:.$C$500]))+1;&quot;&quot;);ROWS([.$A$1:.I3]));6);&quot;&quot;)" office:value-type="string" office:string-value="Imbue Weapon" calcext:value-type="string">
            <text:p>Imbue Weapon</text:p>
          </table:table-cell>
          <table:table-cell table:style-name="ce84" table:number-matrix-columns-spanned="1" table:number-matrix-rows-spanned="1" table:formula="of:=IFERROR(INDEX([Elemental.$C$2:.$H$500]; SMALL(IF(([.J$2]=[Elemental.$C$2:.$C$500]); ROW([Elemental.$C$2:.$C$500])-MIN(ROW([Elemental.$C$2:.$C$500]))+1;&quot;&quot;);ROWS([.$A$1:.J3]));6);&quot;&quot;)" office:value-type="string" office:string-value="Bind" calcext:value-type="string">
            <text:p>Bind</text:p>
          </table:table-cell>
          <table:table-cell table:style-name="ce84" table:number-matrix-columns-spanned="1" table:number-matrix-rows-spanned="1" table:formula="of:=IFERROR(INDEX([Elemental.$C$2:.$H$500]; SMALL(IF(([.K$2]=[Elemental.$C$2:.$C$500]); ROW([Elemental.$C$2:.$C$500])-MIN(ROW([Elemental.$C$2:.$C$500]))+1;&quot;&quot;);ROWS([.$A$1:.K3]));6);&quot;&quot;)" office:value-type="string" office:string-value="Water Bolt" calcext:value-type="string">
            <text:p>Water Bolt</text:p>
          </table:table-cell>
          <table:table-cell table:style-name="ce84" table:number-matrix-columns-spanned="1" table:number-matrix-rows-spanned="1" table:formula="of:=IFERROR(INDEX([Elemental.$C$2:.$H$500]; SMALL(IF(([.L$2]=[Elemental.$C$2:.$C$500]); ROW([Elemental.$C$2:.$C$500])-MIN(ROW([Elemental.$C$2:.$C$500]))+1;&quot;&quot;);ROWS([.$A$1:.L3]));6);&quot;&quot;)" office:value-type="string" office:string-value="Imbue Shield" calcext:value-type="string">
            <text:p>Imbue Shield</text:p>
          </table:table-cell>
          <table:table-cell table:style-name="ce84" table:number-matrix-columns-spanned="1" table:number-matrix-rows-spanned="1" table:formula="of:=IFERROR(INDEX([Elemental.$C$2:.$H$500]; SMALL(IF(([.M$2]=[Elemental.$C$2:.$C$500]); ROW([Elemental.$C$2:.$C$500])-MIN(ROW([Elemental.$C$2:.$C$500]))+1;&quot;&quot;);ROWS([.$A$1:.M3]));6);&quot;&quot;)" office:value-type="string" office:string-value="Frostbite" calcext:value-type="string">
            <text:p>Frostbite</text:p>
          </table:table-cell>
          <table:table-cell table:style-name="ce84" table:number-matrix-columns-spanned="1" table:number-matrix-rows-spanned="1" table:formula="of:=IFERROR(INDEX([Elemental.$C$2:.$H$500]; SMALL(IF(([.N$2]=[Elemental.$C$2:.$C$500]); ROW([Elemental.$C$2:.$C$500])-MIN(ROW([Elemental.$C$2:.$C$500]))+1;&quot;&quot;);ROWS([.$A$1:.N3]));6);&quot;&quot;)" office:value-type="string" office:string-value="Keen Edge" calcext:value-type="string">
            <text:p>Keen Edge</text:p>
          </table:table-cell>
          <table:table-cell table:style-name="ce92" table:number-matrix-columns-spanned="1" table:number-matrix-rows-spanned="1" table:formula="of:=IFERROR(INDEX([Elemental.$C$2:.$H$500]; SMALL(IF(([.O$2]=[Elemental.$C$2:.$C$500]); ROW([Elemental.$C$2:.$C$500])-MIN(ROW([Elemental.$C$2:.$C$500]))+1;&quot;&quot;);ROWS([.$A$1:.O3]));6);&quot;&quot;)" office:value-type="string" office:string-value="Shock" calcext:value-type="string">
            <text:p>Shock</text:p>
          </table:table-cell>
          <table:table-cell table:style-name="ce79" table:number-matrix-columns-spanned="1" table:number-matrix-rows-spanned="1" table:formula="of:=IFERROR(INDEX([Nature.$C$2:.$H$500]; SMALL(IF(([.P$2]=[Nature.$C$2:.$C$500]); ROW([Nature.$C$2:.$C$500])-MIN(ROW([Nature.$C$2:.$C$500]))+1;&quot;&quot;);ROWS([.$A$1:.P3]));6);&quot;&quot;)" office:value-type="string" office:string-value="Animal Strength" calcext:value-type="string">
            <text:p>Animal Strength</text:p>
          </table:table-cell>
          <table:table-cell table:style-name="ce84" table:number-matrix-columns-spanned="1" table:number-matrix-rows-spanned="1" table:formula="of:=IFERROR(INDEX([Nature.$C$2:.$H$500]; SMALL(IF(([.Q$2]=[Nature.$C$2:.$C$500]); ROW([Nature.$C$2:.$C$500])-MIN(ROW([Nature.$C$2:.$C$500]))+1;&quot;&quot;);ROWS([.$A$1:.Q3]));6);&quot;&quot;)" office:value-type="string" office:string-value="Soften Earth" calcext:value-type="string">
            <text:p>Soften Earth</text:p>
          </table:table-cell>
          <table:table-cell table:style-name="ce84" table:number-matrix-columns-spanned="1" table:number-matrix-rows-spanned="1" table:formula="of:=IFERROR(INDEX([Nature.$C$2:.$H$500]; SMALL(IF(([.R$2]=[Nature.$C$2:.$C$500]); ROW([Nature.$C$2:.$C$500])-MIN(ROW([Nature.$C$2:.$C$500]))+1;&quot;&quot;);ROWS([.$A$1:.R3]));6);&quot;&quot;)" office:value-type="string" office:string-value="Neutralize Poison" calcext:value-type="string">
            <text:p>Neutralize Poison</text:p>
          </table:table-cell>
          <table:table-cell table:style-name="ce92" table:number-matrix-columns-spanned="1" table:number-matrix-rows-spanned="1" table:formula="of:=IFERROR(INDEX([Nature.$C$2:.$H$500]; SMALL(IF(([.S$2]=[Nature.$C$2:.$C$500]); ROW([Nature.$C$2:.$C$500])-MIN(ROW([Nature.$C$2:.$C$500]))+1;&quot;&quot;);ROWS([.$A$1:.S3]));6);&quot;&quot;)" office:value-type="string" office:string-value="Guardian Spirit" calcext:value-type="string">
            <text:p>Guardian Spirit</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4]));6);&quot;&quot;)" office:value-type="string" office:string-value="Hold" calcext:value-type="string">
            <text:p>Hold</text:p>
          </table:table-cell>
          <table:table-cell table:style-name="ce84" table:number-matrix-columns-spanned="1" table:number-matrix-rows-spanned="1" table:formula="of:=IFERROR(INDEX([Arcane.$C$2:.$H$500]; SMALL(IF(([.B$2]=[Arcane.$C$2:.$C$500]); ROW([Arcane.$C$2:.$C$500])-MIN(ROW([Arcane.$C$2:.$C$500]))+1;&quot;&quot;);ROWS([.$A$1:.B4]));6);&quot;&quot;)" office:value-type="string" office:string-value="Shrink" calcext:value-type="string">
            <text:p>Shrink</text:p>
          </table:table-cell>
          <table:table-cell table:style-name="ce84" table:number-matrix-columns-spanned="1" table:number-matrix-rows-spanned="1" table:formula="of:=IFERROR(INDEX([Arcane.$C$2:.$H$500]; SMALL(IF(([.C$2]=[Arcane.$C$2:.$C$500]); ROW([Arcane.$C$2:.$C$500])-MIN(ROW([Arcane.$C$2:.$C$500]))+1;&quot;&quot;);ROWS([.$A$1:.C4]));6);&quot;&quot;)" office:value-type="string" office:string-value="Haste" calcext:value-type="string">
            <text:p>Haste</text:p>
          </table:table-cell>
          <table:table-cell table:style-name="ce92" table:number-matrix-columns-spanned="1" table:number-matrix-rows-spanned="1" table:formula="of:=IFERROR(INDEX([Arcane.$C$2:.$H$500]; SMALL(IF(([.D$2]=[Arcane.$C$2:.$C$500]); ROW([Arcane.$C$2:.$C$500])-MIN(ROW([Arcane.$C$2:.$C$500]))+1;&quot;&quot;);ROWS([.$A$1:.D4]));6);&quot;&quot;)" office:value-type="string" office:string-value="Imbue Weapon" calcext:value-type="string">
            <text:p>Imbue Weapon</text:p>
          </table:table-cell>
          <table:table-cell table:style-name="ce79" table:number-matrix-columns-spanned="1" table:number-matrix-rows-spanned="1" table:formula="of:=IFERROR(INDEX([Divine.$C$2:.$H$500]; SMALL(IF(([.E$2]=[Divine.$C$2:.$C$500]); ROW([Divine.$C$2:.$C$500])-MIN(ROW([Divine.$C$2:.$C$500]))+1;&quot;&quot;);ROWS([.$A$1:.E4]));6);&quot;&quot;)" office:value-type="string" office:string-value="Imbue Shield" calcext:value-type="string">
            <text:p>Imbue Shield</text:p>
          </table:table-cell>
          <table:table-cell table:style-name="ce84" table:number-matrix-columns-spanned="1" table:number-matrix-rows-spanned="1" table:formula="of:=IFERROR(INDEX([Divine.$C$2:.$H$500]; SMALL(IF(([.F$2]=[Divine.$C$2:.$C$500]); ROW([Divine.$C$2:.$C$500])-MIN(ROW([Divine.$C$2:.$C$500]))+1;&quot;&quot;);ROWS([.$A$1:.F4]));6);&quot;&quot;)" office:value-type="string" office:string-value="Dark Gaze" calcext:value-type="string">
            <text:p>Dark Gaze</text:p>
          </table:table-cell>
          <table:table-cell table:style-name="ce92" table:number-matrix-columns-spanned="1" table:number-matrix-rows-spanned="1" table:formula="of:=IFERROR(INDEX([Divine.$C$2:.$H$500]; SMALL(IF(([.G$2]=[Divine.$C$2:.$C$500]); ROW([Divine.$C$2:.$C$500])-MIN(ROW([Divine.$C$2:.$C$500]))+1;&quot;&quot;);ROWS([.$A$1:.G4]));6);&quot;&quot;)" office:value-type="string" office:string-value="Imbue Weapon" calcext:value-type="string">
            <text:p>Imbue Weapon</text:p>
          </table:table-cell>
          <table:table-cell table:style-name="ce79" table:number-matrix-columns-spanned="1" table:number-matrix-rows-spanned="1" table:formula="of:=IFERROR(INDEX([Elemental.$C$2:.$H$500]; SMALL(IF(([.H$2]=[Elemental.$C$2:.$C$500]); ROW([Elemental.$C$2:.$C$500])-MIN(ROW([Elemental.$C$2:.$C$500]))+1;&quot;&quot;);ROWS([.$A$1:.H4]));6);&quot;&quot;)" office:value-type="string" office:string-value="Whipping Wind" calcext:value-type="string">
            <text:p>Whipping Wind</text:p>
          </table:table-cell>
          <table:table-cell table:style-name="ce84" table:number-matrix-columns-spanned="1" table:number-matrix-rows-spanned="1" table:formula="of:=IFERROR(INDEX([Elemental.$C$2:.$H$500]; SMALL(IF(([.I$2]=[Elemental.$C$2:.$C$500]); ROW([Elemental.$C$2:.$C$500])-MIN(ROW([Elemental.$C$2:.$C$500]))+1;&quot;&quot;);ROWS([.$A$1:.I4]));6);&quot;&quot;)" office:value-type="string" office:string-value="Scorch" calcext:value-type="string">
            <text:p>Scorch</text:p>
          </table:table-cell>
          <table:table-cell table:style-name="ce84" table:number-matrix-columns-spanned="1" table:number-matrix-rows-spanned="1" table:formula="of:=IFERROR(INDEX([Elemental.$C$2:.$H$500]; SMALL(IF(([.J$2]=[Elemental.$C$2:.$C$500]); ROW([Elemental.$C$2:.$C$500])-MIN(ROW([Elemental.$C$2:.$C$500]))+1;&quot;&quot;);ROWS([.$A$1:.J4]));6);&quot;&quot;)" office:value-type="string" office:string-value="Stone Daggers" calcext:value-type="string">
            <text:p>Stone Daggers</text:p>
          </table:table-cell>
          <table:table-cell table:style-name="ce84" table:number-matrix-columns-spanned="1" table:number-matrix-rows-spanned="1" table:formula="of:=IFERROR(INDEX([Elemental.$C$2:.$H$500]; SMALL(IF(([.K$2]=[Elemental.$C$2:.$C$500]); ROW([Elemental.$C$2:.$C$500])-MIN(ROW([Elemental.$C$2:.$C$500]))+1;&quot;&quot;);ROWS([.$A$1:.K4]));6);&quot;&quot;)" office:value-type="string" office:string-value="Clean" calcext:value-type="string">
            <text:p>Clean</text:p>
          </table:table-cell>
          <table:table-cell table:style-name="ce84" table:number-matrix-columns-spanned="1" table:number-matrix-rows-spanned="1" table:formula="of:=IFERROR(INDEX([Elemental.$C$2:.$H$500]; SMALL(IF(([.L$2]=[Elemental.$C$2:.$C$500]); ROW([Elemental.$C$2:.$C$500])-MIN(ROW([Elemental.$C$2:.$C$500]))+1;&quot;&quot;);ROWS([.$A$1:.L4]));6);&quot;&quot;)" office:value-type="string" office:string-value="Crystal Lance" calcext:value-type="string">
            <text:p>Crystal Lance</text:p>
          </table:table-cell>
          <table:table-cell table:style-name="ce84" table:number-matrix-columns-spanned="1" table:number-matrix-rows-spanned="1" table:formula="of:=IFERROR(INDEX([Elemental.$C$2:.$H$500]; SMALL(IF(([.M$2]=[Elemental.$C$2:.$C$500]); ROW([Elemental.$C$2:.$C$500])-MIN(ROW([Elemental.$C$2:.$C$500]))+1;&quot;&quot;);ROWS([.$A$1:.M4]));6);&quot;&quot;)" office:value-type="string" office:string-value="Ice Darts" calcext:value-type="string">
            <text:p>Ice Darts</text:p>
          </table:table-cell>
          <table:table-cell table:style-name="ce84" table:number-matrix-columns-spanned="1" table:number-matrix-rows-spanned="1" table:formula="of:=IFERROR(INDEX([Elemental.$C$2:.$H$500]; SMALL(IF(([.N$2]=[Elemental.$C$2:.$C$500]); ROW([Elemental.$C$2:.$C$500])-MIN(ROW([Elemental.$C$2:.$C$500]))+1;&quot;&quot;);ROWS([.$A$1:.N4]));6);&quot;&quot;)" office:value-type="string" office:string-value="Imbue Weapon" calcext:value-type="string">
            <text:p>Imbue Weapon</text:p>
          </table:table-cell>
          <table:table-cell table:style-name="ce92" table:number-matrix-columns-spanned="1" table:number-matrix-rows-spanned="1" table:formula="of:=IFERROR(INDEX([Elemental.$C$2:.$H$500]; SMALL(IF(([.O$2]=[Elemental.$C$2:.$C$500]); ROW([Elemental.$C$2:.$C$500])-MIN(ROW([Elemental.$C$2:.$C$500]))+1;&quot;&quot;);ROWS([.$A$1:.O4]));6);&quot;&quot;)" office:value-type="string" office:string-value="Shocking Touch" calcext:value-type="string">
            <text:p>Shocking Touch</text:p>
          </table:table-cell>
          <table:table-cell table:style-name="ce79" table:number-matrix-columns-spanned="1" table:number-matrix-rows-spanned="1" table:formula="of:=IFERROR(INDEX([Nature.$C$2:.$H$500]; SMALL(IF(([.P$2]=[Nature.$C$2:.$C$500]); ROW([Nature.$C$2:.$C$500])-MIN(ROW([Nature.$C$2:.$C$500]))+1;&quot;&quot;);ROWS([.$A$1:.P4]));6);&quot;&quot;)" office:value-type="string" office:string-value="Animal Toughness" calcext:value-type="string">
            <text:p>Animal Toughness</text:p>
          </table:table-cell>
          <table:table-cell table:style-name="ce84" table:number-matrix-columns-spanned="1" table:number-matrix-rows-spanned="1" table:formula="of:=IFERROR(INDEX([Nature.$C$2:.$H$500]; SMALL(IF(([.Q$2]=[Nature.$C$2:.$C$500]); ROW([Nature.$C$2:.$C$500])-MIN(ROW([Nature.$C$2:.$C$500]))+1;&quot;&quot;);ROWS([.$A$1:.Q4]));6);&quot;&quot;)" office:value-type="string" office:string-value="Geostrike" calcext:value-type="string">
            <text:p>Geostrike</text:p>
          </table:table-cell>
          <table:table-cell table:style-name="ce84" table:number-matrix-columns-spanned="1" table:number-matrix-rows-spanned="1" table:formula="of:=IFERROR(INDEX([Nature.$C$2:.$H$500]; SMALL(IF(([.R$2]=[Nature.$C$2:.$C$500]); ROW([Nature.$C$2:.$C$500])-MIN(ROW([Nature.$C$2:.$C$500]))+1;&quot;&quot;);ROWS([.$A$1:.R4]));6);&quot;&quot;)" office:value-type="string" office:string-value="Natures Eye" calcext:value-type="string">
            <text:p>Natures Eye</text:p>
          </table:table-cell>
          <table:table-cell table:style-name="ce92" table:number-matrix-columns-spanned="1" table:number-matrix-rows-spanned="1" table:formula="of:=IFERROR(INDEX([Nature.$C$2:.$H$500]; SMALL(IF(([.S$2]=[Nature.$C$2:.$C$500]); ROW([Nature.$C$2:.$C$500])-MIN(ROW([Nature.$C$2:.$C$500]))+1;&quot;&quot;);ROWS([.$A$1:.S4]));6);&quot;&quot;)" office:value-type="string" office:string-value="Spirit Walk" calcext:value-type="string">
            <text:p>Spirit Walk</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5]));6);&quot;&quot;)" office:value-type="string" office:string-value="Repel" calcext:value-type="string">
            <text:p>Repel</text:p>
          </table:table-cell>
          <table:table-cell table:style-name="ce84" table:number-matrix-columns-spanned="1" table:number-matrix-rows-spanned="1" table:formula="of:=IFERROR(INDEX([Arcane.$C$2:.$H$500]; SMALL(IF(([.B$2]=[Arcane.$C$2:.$C$500]); ROW([Arcane.$C$2:.$C$500])-MIN(ROW([Arcane.$C$2:.$C$500]))+1;&quot;&quot;);ROWS([.$A$1:.B5]));6);&quot;&quot;)" office:value-type="string" office:string-value="Vertigo" calcext:value-type="string">
            <text:p>Vertigo</text:p>
          </table:table-cell>
          <table:table-cell table:style-name="ce84" table:number-matrix-columns-spanned="1" table:number-matrix-rows-spanned="1" table:formula="of:=IFERROR(INDEX([Arcane.$C$2:.$H$500]; SMALL(IF(([.C$2]=[Arcane.$C$2:.$C$500]); ROW([Arcane.$C$2:.$C$500])-MIN(ROW([Arcane.$C$2:.$C$500]))+1;&quot;&quot;);ROWS([.$A$1:.C5]));6);&quot;&quot;)" office:value-type="string" office:string-value="Slow" calcext:value-type="string">
            <text:p>Slow</text:p>
          </table:table-cell>
          <table:table-cell table:style-name="ce92" table:number-matrix-columns-spanned="1" table:number-matrix-rows-spanned="1" table:formula="of:=IFERROR(INDEX([Arcane.$C$2:.$H$500]; SMALL(IF(([.D$2]=[Arcane.$C$2:.$C$500]); ROW([Arcane.$C$2:.$C$500])-MIN(ROW([Arcane.$C$2:.$C$500]))+1;&quot;&quot;);ROWS([.$A$1:.D5]));6);&quot;&quot;)" office:value-type="string" office:string-value="Magic Shell" calcext:value-type="string">
            <text:p>Magic Shell</text:p>
          </table:table-cell>
          <table:table-cell table:style-name="ce79" table:number-matrix-columns-spanned="1" table:number-matrix-rows-spanned="1" table:formula="of:=IFERROR(INDEX([Divine.$C$2:.$H$500]; SMALL(IF(([.E$2]=[Divine.$C$2:.$C$500]); ROW([Divine.$C$2:.$C$500])-MIN(ROW([Divine.$C$2:.$C$500]))+1;&quot;&quot;);ROWS([.$A$1:.E5]));6);&quot;&quot;)" office:value-type="string" office:string-value="Imbue Weapon" calcext:value-type="string">
            <text:p>Imbue Weapon</text:p>
          </table:table-cell>
          <table:table-cell table:style-name="ce84" table:number-matrix-columns-spanned="1" table:number-matrix-rows-spanned="1" table:formula="of:=IFERROR(INDEX([Divine.$C$2:.$H$500]; SMALL(IF(([.F$2]=[Divine.$C$2:.$C$500]); ROW([Divine.$C$2:.$C$500])-MIN(ROW([Divine.$C$2:.$C$500]))+1;&quot;&quot;);ROWS([.$A$1:.F5]));6);&quot;&quot;)" office:value-type="string" office:string-value="Harm" calcext:value-type="string">
            <text:p>Harm</text:p>
          </table:table-cell>
          <table:table-cell table:style-name="ce92" table:number-matrix-columns-spanned="1" table:number-matrix-rows-spanned="1" table:formula="of:=IFERROR(INDEX([Divine.$C$2:.$H$500]; SMALL(IF(([.G$2]=[Divine.$C$2:.$C$500]); ROW([Divine.$C$2:.$C$500])-MIN(ROW([Divine.$C$2:.$C$500]))+1;&quot;&quot;);ROWS([.$A$1:.G5]));6);&quot;&quot;)" office:value-type="string" office:string-value="Shadow" calcext:value-type="string">
            <text:p>Shadow</text:p>
          </table:table-cell>
          <table:table-cell table:style-name="ce79" table:number-matrix-columns-spanned="1" table:number-matrix-rows-spanned="1" table:formula="of:=IFERROR(INDEX([Elemental.$C$2:.$H$500]; SMALL(IF(([.H$2]=[Elemental.$C$2:.$C$500]); ROW([Elemental.$C$2:.$C$500])-MIN(ROW([Elemental.$C$2:.$C$500]))+1;&quot;&quot;);ROWS([.$A$1:.H5]));6);&quot;&quot;)" office:value-type="string" office:string-value="Air Dart" calcext:value-type="string">
            <text:p>Air Dart</text:p>
          </table:table-cell>
          <table:table-cell table:style-name="ce84" table:number-matrix-columns-spanned="1" table:number-matrix-rows-spanned="1" table:formula="of:=IFERROR(INDEX([Elemental.$C$2:.$H$500]; SMALL(IF(([.I$2]=[Elemental.$C$2:.$C$500]); ROW([Elemental.$C$2:.$C$500])-MIN(ROW([Elemental.$C$2:.$C$500]))+1;&quot;&quot;);ROWS([.$A$1:.I5]));6);&quot;&quot;)" office:value-type="string" office:string-value="Fire Armor" calcext:value-type="string">
            <text:p>Fire Armor</text:p>
          </table:table-cell>
          <table:table-cell table:style-name="ce84" table:number-matrix-columns-spanned="1" table:number-matrix-rows-spanned="1" table:formula="of:=IFERROR(INDEX([Elemental.$C$2:.$H$500]; SMALL(IF(([.J$2]=[Elemental.$C$2:.$C$500]); ROW([Elemental.$C$2:.$C$500])-MIN(ROW([Elemental.$C$2:.$C$500]))+1;&quot;&quot;);ROWS([.$A$1:.J5]));6);&quot;&quot;)" office:value-type="string" office:string-value="Stone Fist" calcext:value-type="string">
            <text:p>Stone Fist</text:p>
          </table:table-cell>
          <table:table-cell table:style-name="ce84" table:number-matrix-columns-spanned="1" table:number-matrix-rows-spanned="1" table:formula="of:=IFERROR(INDEX([Elemental.$C$2:.$H$500]; SMALL(IF(([.K$2]=[Elemental.$C$2:.$C$500]); ROW([Elemental.$C$2:.$C$500])-MIN(ROW([Elemental.$C$2:.$C$500]))+1;&quot;&quot;);ROWS([.$A$1:.K5]));6);&quot;&quot;)" office:value-type="string" office:string-value="Healing Stream" calcext:value-type="string">
            <text:p>Healing Stream</text:p>
          </table:table-cell>
          <table:table-cell table:style-name="ce84" table:number-matrix-columns-spanned="1" table:number-matrix-rows-spanned="1" table:formula="of:=IFERROR(INDEX([Elemental.$C$2:.$H$500]; SMALL(IF(([.L$2]=[Elemental.$C$2:.$C$500]); ROW([Elemental.$C$2:.$C$500])-MIN(ROW([Elemental.$C$2:.$C$500]))+1;&quot;&quot;);ROWS([.$A$1:.L5]));6);&quot;&quot;)" office:value-type="string" office:string-value="Crystal Breath" calcext:value-type="string">
            <text:p>Crystal Breath</text:p>
          </table:table-cell>
          <table:table-cell table:style-name="ce84" table:number-matrix-columns-spanned="1" table:number-matrix-rows-spanned="1" table:formula="of:=IFERROR(INDEX([Elemental.$C$2:.$H$500]; SMALL(IF(([.M$2]=[Elemental.$C$2:.$C$500]); ROW([Elemental.$C$2:.$C$500])-MIN(ROW([Elemental.$C$2:.$C$500]))+1;&quot;&quot;);ROWS([.$A$1:.M5]));6);&quot;&quot;)" office:value-type="string" office:string-value="Imbue Weapon" calcext:value-type="string">
            <text:p>Imbue Weapon</text:p>
          </table:table-cell>
          <table:table-cell table:style-name="ce84" table:number-matrix-columns-spanned="1" table:number-matrix-rows-spanned="1" table:formula="of:=IFERROR(INDEX([Elemental.$C$2:.$H$500]; SMALL(IF(([.N$2]=[Elemental.$C$2:.$C$500]); ROW([Elemental.$C$2:.$C$500])-MIN(ROW([Elemental.$C$2:.$C$500]))+1;&quot;&quot;);ROWS([.$A$1:.N5]));6);&quot;&quot;)" office:value-type="string" office:string-value="Temper" calcext:value-type="string">
            <text:p>Temper</text:p>
          </table:table-cell>
          <table:table-cell table:style-name="ce92" table:number-matrix-columns-spanned="1" table:number-matrix-rows-spanned="1" table:formula="of:=IFERROR(INDEX([Elemental.$C$2:.$H$500]; SMALL(IF(([.O$2]=[Elemental.$C$2:.$C$500]); ROW([Elemental.$C$2:.$C$500])-MIN(ROW([Elemental.$C$2:.$C$500]))+1;&quot;&quot;);ROWS([.$A$1:.O5]));6);&quot;&quot;)" office:value-type="string" office:string-value="Lightning Bolt" calcext:value-type="string">
            <text:p>Lightning Bolt</text:p>
          </table:table-cell>
          <table:table-cell table:style-name="ce79" table:number-matrix-columns-spanned="1" table:number-matrix-rows-spanned="1" table:formula="of:=IFERROR(INDEX([Nature.$C$2:.$H$500]; SMALL(IF(([.P$2]=[Nature.$C$2:.$C$500]); ROW([Nature.$C$2:.$C$500])-MIN(ROW([Nature.$C$2:.$C$500]))+1;&quot;&quot;);ROWS([.$A$1:.P5]));6);&quot;&quot;)" office:value-type="string" office:string-value="Magic Fang" calcext:value-type="string">
            <text:p>Magic Fang</text:p>
          </table:table-cell>
          <table:table-cell table:style-name="ce84" table:number-matrix-columns-spanned="1" table:number-matrix-rows-spanned="1" table:formula="of:=IFERROR(INDEX([Nature.$C$2:.$H$500]; SMALL(IF(([.Q$2]=[Nature.$C$2:.$C$500]); ROW([Nature.$C$2:.$C$500])-MIN(ROW([Nature.$C$2:.$C$500]))+1;&quot;&quot;);ROWS([.$A$1:.Q5]));6);&quot;&quot;)" office:value-type="string" office:string-value="Geomancy Level 2" calcext:value-type="string">
            <text:p>Geomancy Level 2</text:p>
          </table:table-cell>
          <table:table-cell table:style-name="ce84" table:number-matrix-columns-spanned="1" table:number-matrix-rows-spanned="1" table:formula="of:=IFERROR(INDEX([Nature.$C$2:.$H$500]; SMALL(IF(([.R$2]=[Nature.$C$2:.$C$500]); ROW([Nature.$C$2:.$C$500])-MIN(ROW([Nature.$C$2:.$C$500]))+1;&quot;&quot;);ROWS([.$A$1:.R5]));6);&quot;&quot;)" office:value-type="string" office:string-value="Tree Stride" calcext:value-type="string">
            <text:p>Tree Stride</text:p>
          </table:table-cell>
          <table:table-cell table:style-name="ce92" table:number-matrix-columns-spanned="1" table:number-matrix-rows-spanned="1" table:formula="of:=IFERROR(INDEX([Nature.$C$2:.$H$500]; SMALL(IF(([.S$2]=[Nature.$C$2:.$C$500]); ROW([Nature.$C$2:.$C$500])-MIN(ROW([Nature.$C$2:.$C$500]))+1;&quot;&quot;);ROWS([.$A$1:.S5]));6);&quot;&quot;)" office:value-type="string" office:string-value="Heal" calcext:value-type="string">
            <text:p>Heal</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6]));6);&quot;&quot;)" office:value-type="string" office:string-value="Arcane Blast" calcext:value-type="string">
            <text:p>Arcane Blast</text:p>
          </table:table-cell>
          <table:table-cell table:style-name="ce84" table:number-matrix-columns-spanned="1" table:number-matrix-rows-spanned="1" table:formula="of:=IFERROR(INDEX([Arcane.$C$2:.$H$500]; SMALL(IF(([.B$2]=[Arcane.$C$2:.$C$500]); ROW([Arcane.$C$2:.$C$500])-MIN(ROW([Arcane.$C$2:.$C$500]))+1;&quot;&quot;);ROWS([.$A$1:.B6]));6);&quot;&quot;)" office:value-type="string" office:string-value="Alter Reality" calcext:value-type="string">
            <text:p>Alter Reality</text:p>
          </table:table-cell>
          <table:table-cell table:style-name="ce84" table:number-matrix-columns-spanned="1" table:number-matrix-rows-spanned="1" table:formula="of:=IFERROR(INDEX([Arcane.$C$2:.$H$500]; SMALL(IF(([.C$2]=[Arcane.$C$2:.$C$500]); ROW([Arcane.$C$2:.$C$500])-MIN(ROW([Arcane.$C$2:.$C$500]))+1;&quot;&quot;);ROWS([.$A$1:.C6]));6);&quot;&quot;)" office:value-type="string" office:string-value="Youth" calcext:value-type="string">
            <text:p>Youth</text:p>
          </table:table-cell>
          <table:table-cell table:style-name="ce92" table:number-matrix-columns-spanned="1" table:number-matrix-rows-spanned="1" table:formula="of:=IFERROR(INDEX([Arcane.$C$2:.$H$500]; SMALL(IF(([.D$2]=[Arcane.$C$2:.$C$500]); ROW([Arcane.$C$2:.$C$500])-MIN(ROW([Arcane.$C$2:.$C$500]))+1;&quot;&quot;);ROWS([.$A$1:.D6]));6);&quot;&quot;)" office:value-type="string" office:string-value="Protection from Melee" calcext:value-type="string">
            <text:p>Protection from Melee</text:p>
          </table:table-cell>
          <table:table-cell table:style-name="ce79" table:number-matrix-columns-spanned="1" table:number-matrix-rows-spanned="1" table:formula="of:=IFERROR(INDEX([Divine.$C$2:.$H$500]; SMALL(IF(([.E$2]=[Divine.$C$2:.$C$500]); ROW([Divine.$C$2:.$C$500])-MIN(ROW([Divine.$C$2:.$C$500]))+1;&quot;&quot;);ROWS([.$A$1:.E6]));6);&quot;&quot;)" office:value-type="string" office:string-value="Light" calcext:value-type="string">
            <text:p>Light</text:p>
          </table:table-cell>
          <table:table-cell table:style-name="ce84" table:number-matrix-columns-spanned="1" table:number-matrix-rows-spanned="1" table:formula="of:=IFERROR(INDEX([Divine.$C$2:.$H$500]; SMALL(IF(([.F$2]=[Divine.$C$2:.$C$500]); ROW([Divine.$C$2:.$C$500])-MIN(ROW([Divine.$C$2:.$C$500]))+1;&quot;&quot;);ROWS([.$A$1:.F6]));6);&quot;&quot;)" office:value-type="string" office:string-value="Imbue Armor" calcext:value-type="string">
            <text:p>Imbue Armor</text:p>
          </table:table-cell>
          <table:table-cell table:style-name="ce92" table:number-matrix-columns-spanned="1" table:number-matrix-rows-spanned="1" table:formula="of:=IFERROR(INDEX([Divine.$C$2:.$H$500]; SMALL(IF(([.G$2]=[Divine.$C$2:.$C$500]); ROW([Divine.$C$2:.$C$500])-MIN(ROW([Divine.$C$2:.$C$500]))+1;&quot;&quot;);ROWS([.$A$1:.G6]));6);&quot;&quot;)" office:value-type="string" office:string-value="Shadow Bolt" calcext:value-type="string">
            <text:p>Shadow Bolt</text:p>
          </table:table-cell>
          <table:table-cell table:style-name="ce79" table:number-matrix-columns-spanned="1" table:number-matrix-rows-spanned="1" table:formula="of:=IFERROR(INDEX([Elemental.$C$2:.$H$500]; SMALL(IF(([.H$2]=[Elemental.$C$2:.$C$500]); ROW([Elemental.$C$2:.$C$500])-MIN(ROW([Elemental.$C$2:.$C$500]))+1;&quot;&quot;);ROWS([.$A$1:.H6]));6);&quot;&quot;)" office:value-type="string" office:string-value="Harden Air" calcext:value-type="string">
            <text:p>Harden Air</text:p>
          </table:table-cell>
          <table:table-cell table:style-name="ce84" table:number-matrix-columns-spanned="1" table:number-matrix-rows-spanned="1" table:formula="of:=IFERROR(INDEX([Elemental.$C$2:.$H$500]; SMALL(IF(([.I$2]=[Elemental.$C$2:.$C$500]); ROW([Elemental.$C$2:.$C$500])-MIN(ROW([Elemental.$C$2:.$C$500]))+1;&quot;&quot;);ROWS([.$A$1:.I6]));6);&quot;&quot;)" office:value-type="string" office:string-value="Fire Jet" calcext:value-type="string">
            <text:p>Fire Jet</text:p>
          </table:table-cell>
          <table:table-cell table:style-name="ce84" table:number-matrix-columns-spanned="1" table:number-matrix-rows-spanned="1" table:formula="of:=IFERROR(INDEX([Elemental.$C$2:.$H$500]; SMALL(IF(([.J$2]=[Elemental.$C$2:.$C$500]); ROW([Elemental.$C$2:.$C$500])-MIN(ROW([Elemental.$C$2:.$C$500]))+1;&quot;&quot;);ROWS([.$A$1:.J6]));6);&quot;&quot;)" office:value-type="string" office:string-value="Imbue Weapon" calcext:value-type="string">
            <text:p>Imbue Weapon</text:p>
          </table:table-cell>
          <table:table-cell table:style-name="ce84" table:number-matrix-columns-spanned="1" table:number-matrix-rows-spanned="1" table:formula="of:=IFERROR(INDEX([Elemental.$C$2:.$H$500]; SMALL(IF(([.K$2]=[Elemental.$C$2:.$C$500]); ROW([Elemental.$C$2:.$C$500])-MIN(ROW([Elemental.$C$2:.$C$500]))+1;&quot;&quot;);ROWS([.$A$1:.K6]));6);&quot;&quot;)" office:value-type="string" office:string-value="Dehydrate" calcext:value-type="string">
            <text:p>Dehydrate</text:p>
          </table:table-cell>
          <table:table-cell table:style-name="ce84" table:number-matrix-columns-spanned="1" table:number-matrix-rows-spanned="1" table:formula="of:=IFERROR(INDEX([Elemental.$C$2:.$H$500]; SMALL(IF(([.L$2]=[Elemental.$C$2:.$C$500]); ROW([Elemental.$C$2:.$C$500])-MIN(ROW([Elemental.$C$2:.$C$500]))+1;&quot;&quot;);ROWS([.$A$1:.L6]));6);&quot;&quot;)" office:value-type="string" office:string-value="Crystal Shard" calcext:value-type="string">
            <text:p>Crystal Shard</text:p>
          </table:table-cell>
          <table:table-cell table:style-name="ce84" table:number-matrix-columns-spanned="1" table:number-matrix-rows-spanned="1" table:formula="of:=IFERROR(INDEX([Elemental.$C$2:.$H$500]; SMALL(IF(([.M$2]=[Elemental.$C$2:.$C$500]); ROW([Elemental.$C$2:.$C$500])-MIN(ROW([Elemental.$C$2:.$C$500]))+1;&quot;&quot;);ROWS([.$A$1:.M6]));6);&quot;&quot;)" office:value-type="string" office:string-value="Ice Armor" calcext:value-type="string">
            <text:p>Ice Armor</text:p>
          </table:table-cell>
          <table:table-cell table:style-name="ce84" table:number-matrix-columns-spanned="1" table:number-matrix-rows-spanned="1" table:formula="of:=IFERROR(INDEX([Elemental.$C$2:.$H$500]; SMALL(IF(([.N$2]=[Elemental.$C$2:.$C$500]); ROW([Elemental.$C$2:.$C$500])-MIN(ROW([Elemental.$C$2:.$C$500]))+1;&quot;&quot;);ROWS([.$A$1:.N6]));6);&quot;&quot;)" office:value-type="string" office:string-value="Mighty Guard" calcext:value-type="string">
            <text:p>Mighty Guard</text:p>
          </table:table-cell>
          <table:table-cell table:style-name="ce92" table:number-matrix-columns-spanned="1" table:number-matrix-rows-spanned="1" table:formula="of:=IFERROR(INDEX([Elemental.$C$2:.$H$500]; SMALL(IF(([.O$2]=[Elemental.$C$2:.$C$500]); ROW([Elemental.$C$2:.$C$500])-MIN(ROW([Elemental.$C$2:.$C$500]))+1;&quot;&quot;);ROWS([.$A$1:.O6]));6);&quot;&quot;)" office:value-type="string" office:string-value="Imbue Weapon" calcext:value-type="string">
            <text:p>Imbue Weapon</text:p>
          </table:table-cell>
          <table:table-cell table:style-name="ce79" table:number-matrix-columns-spanned="1" table:number-matrix-rows-spanned="1" table:formula="of:=IFERROR(INDEX([Nature.$C$2:.$H$500]; SMALL(IF(([.P$2]=[Nature.$C$2:.$C$500]); ROW([Nature.$C$2:.$C$500])-MIN(ROW([Nature.$C$2:.$C$500]))+1;&quot;&quot;);ROWS([.$A$1:.P6]));6);&quot;&quot;)" office:value-type="string" office:string-value="Animal Physicality" calcext:value-type="string">
            <text:p>Animal Physicality</text:p>
          </table:table-cell>
          <table:table-cell table:style-name="ce84" table:number-matrix-columns-spanned="1" table:number-matrix-rows-spanned="1" table:formula="of:=IFERROR(INDEX([Nature.$C$2:.$H$500]; SMALL(IF(([.Q$2]=[Nature.$C$2:.$C$500]); ROW([Nature.$C$2:.$C$500])-MIN(ROW([Nature.$C$2:.$C$500]))+1;&quot;&quot;);ROWS([.$A$1:.Q6]));6);&quot;&quot;)" office:value-type="string" office:string-value="Earth Bind" calcext:value-type="string">
            <text:p>Earth Bind</text:p>
          </table:table-cell>
          <table:table-cell table:style-name="ce84" table:number-matrix-columns-spanned="1" table:number-matrix-rows-spanned="1" table:formula="of:=IFERROR(INDEX([Nature.$C$2:.$H$500]; SMALL(IF(([.R$2]=[Nature.$C$2:.$C$500]); ROW([Nature.$C$2:.$C$500])-MIN(ROW([Nature.$C$2:.$C$500]))+1;&quot;&quot;);ROWS([.$A$1:.R6]));6);&quot;&quot;)" office:value-type="string" office:string-value="Restoration" calcext:value-type="string">
            <text:p>Restoration</text:p>
          </table:table-cell>
          <table:table-cell table:style-name="ce92" table:number-matrix-columns-spanned="1" table:number-matrix-rows-spanned="1" table:formula="of:=IFERROR(INDEX([Nature.$C$2:.$H$500]; SMALL(IF(([.S$2]=[Nature.$C$2:.$C$500]); ROW([Nature.$C$2:.$C$500])-MIN(ROW([Nature.$C$2:.$C$500]))+1;&quot;&quot;);ROWS([.$A$1:.S6]));6);&quot;&quot;)" office:value-type="string" office:string-value="Totem" calcext:value-type="string">
            <text:p>Totem</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7]));6);&quot;&quot;)" office:value-type="string" office:string-value="Arcane Burst" calcext:value-type="string">
            <text:p>Arcane Burst</text:p>
          </table:table-cell>
          <table:table-cell table:style-name="ce84" table:number-matrix-columns-spanned="1" table:number-matrix-rows-spanned="1" table:formula="of:=IFERROR(INDEX([Arcane.$C$2:.$H$500]; SMALL(IF(([.B$2]=[Arcane.$C$2:.$C$500]); ROW([Arcane.$C$2:.$C$500])-MIN(ROW([Arcane.$C$2:.$C$500]))+1;&quot;&quot;);ROWS([.$A$1:.B7]));6);&quot;&quot;)" office:value-type="string" office:string-value="Bend Space" calcext:value-type="string">
            <text:p>Bend Space</text:p>
          </table:table-cell>
          <table:table-cell table:style-name="ce84" table:number-matrix-columns-spanned="1" table:number-matrix-rows-spanned="1" table:formula="of:=IFERROR(INDEX([Arcane.$C$2:.$H$500]; SMALL(IF(([.C$2]=[Arcane.$C$2:.$C$500]); ROW([Arcane.$C$2:.$C$500])-MIN(ROW([Arcane.$C$2:.$C$500]))+1;&quot;&quot;);ROWS([.$A$1:.C7]));6);&quot;&quot;)" office:value-type="string" office:string-value="Accelerate Syndrome" calcext:value-type="string">
            <text:p>Accelerate Syndrome</text:p>
          </table:table-cell>
          <table:table-cell table:style-name="ce92" table:number-matrix-columns-spanned="1" table:number-matrix-rows-spanned="1" table:formula="of:=IFERROR(INDEX([Arcane.$C$2:.$H$500]; SMALL(IF(([.D$2]=[Arcane.$C$2:.$C$500]); ROW([Arcane.$C$2:.$C$500])-MIN(ROW([Arcane.$C$2:.$C$500]))+1;&quot;&quot;);ROWS([.$A$1:.D7]));6);&quot;&quot;)" office:value-type="string" office:string-value="Protection from Range" calcext:value-type="string">
            <text:p>Protection from Range</text:p>
          </table:table-cell>
          <table:table-cell table:style-name="ce79" table:number-matrix-columns-spanned="1" table:number-matrix-rows-spanned="1" table:formula="of:=IFERROR(INDEX([Divine.$C$2:.$H$500]; SMALL(IF(([.E$2]=[Divine.$C$2:.$C$500]); ROW([Divine.$C$2:.$C$500])-MIN(ROW([Divine.$C$2:.$C$500]))+1;&quot;&quot;);ROWS([.$A$1:.E7]));6);&quot;&quot;)" office:value-type="string" office:string-value="Smite" calcext:value-type="string">
            <text:p>Smite</text:p>
          </table:table-cell>
          <table:table-cell table:style-name="ce84" table:number-matrix-columns-spanned="1" table:number-matrix-rows-spanned="1" table:formula="of:=IFERROR(INDEX([Divine.$C$2:.$H$500]; SMALL(IF(([.F$2]=[Divine.$C$2:.$C$500]); ROW([Divine.$C$2:.$C$500])-MIN(ROW([Divine.$C$2:.$C$500]))+1;&quot;&quot;);ROWS([.$A$1:.F7]));6);&quot;&quot;)" office:value-type="string" office:string-value="Imbue Shield" calcext:value-type="string">
            <text:p>Imbue Shield</text:p>
          </table:table-cell>
          <table:table-cell table:style-name="ce92" table:number-matrix-columns-spanned="1" table:number-matrix-rows-spanned="1" table:formula="of:=IFERROR(INDEX([Divine.$C$2:.$H$500]; SMALL(IF(([.G$2]=[Divine.$C$2:.$C$500]); ROW([Divine.$C$2:.$C$500])-MIN(ROW([Divine.$C$2:.$C$500]))+1;&quot;&quot;);ROWS([.$A$1:.G7]));6);&quot;&quot;)" office:value-type="string" office:string-value="Shadow Walk" calcext:value-type="string">
            <text:p>Shadow Walk</text:p>
          </table:table-cell>
          <table:table-cell table:style-name="ce79" table:number-matrix-columns-spanned="1" table:number-matrix-rows-spanned="1" table:formula="of:=IFERROR(INDEX([Elemental.$C$2:.$H$500]; SMALL(IF(([.H$2]=[Elemental.$C$2:.$C$500]); ROW([Elemental.$C$2:.$C$500])-MIN(ROW([Elemental.$C$2:.$C$500]))+1;&quot;&quot;);ROWS([.$A$1:.H7]));6);&quot;&quot;)" office:value-type="string" office:string-value="Wind Shield" calcext:value-type="string">
            <text:p>Wind Shield</text:p>
          </table:table-cell>
          <table:table-cell table:style-name="ce84" table:number-matrix-columns-spanned="1" table:number-matrix-rows-spanned="1" table:formula="of:=IFERROR(INDEX([Elemental.$C$2:.$H$500]; SMALL(IF(([.I$2]=[Elemental.$C$2:.$C$500]); ROW([Elemental.$C$2:.$C$500])-MIN(ROW([Elemental.$C$2:.$C$500]))+1;&quot;&quot;);ROWS([.$A$1:.I7]));6);&quot;&quot;)" office:value-type="string" office:string-value="Flame Blast" calcext:value-type="string">
            <text:p>Flame Blast</text:p>
          </table:table-cell>
          <table:table-cell table:style-name="ce84" table:number-matrix-columns-spanned="1" table:number-matrix-rows-spanned="1" table:formula="of:=IFERROR(INDEX([Elemental.$C$2:.$H$500]; SMALL(IF(([.J$2]=[Elemental.$C$2:.$C$500]); ROW([Elemental.$C$2:.$C$500])-MIN(ROW([Elemental.$C$2:.$C$500]))+1;&quot;&quot;);ROWS([.$A$1:.J7]));6);&quot;&quot;)" office:value-type="string" office:string-value="Earth Armor" calcext:value-type="string">
            <text:p>Earth Armor</text:p>
          </table:table-cell>
          <table:table-cell table:style-name="ce84" table:number-matrix-columns-spanned="1" table:number-matrix-rows-spanned="1" table:formula="of:=IFERROR(INDEX([Elemental.$C$2:.$H$500]; SMALL(IF(([.K$2]=[Elemental.$C$2:.$C$500]); ROW([Elemental.$C$2:.$C$500])-MIN(ROW([Elemental.$C$2:.$C$500]))+1;&quot;&quot;);ROWS([.$A$1:.K7]));6);&quot;&quot;)" office:value-type="string" office:string-value="Hydrate" calcext:value-type="string">
            <text:p>Hydrate</text:p>
          </table:table-cell>
          <table:table-cell table:style-name="ce84" table:number-matrix-columns-spanned="1" table:number-matrix-rows-spanned="1" table:formula="of:=IFERROR(INDEX([Elemental.$C$2:.$H$500]; SMALL(IF(([.L$2]=[Elemental.$C$2:.$C$500]); ROW([Elemental.$C$2:.$C$500])-MIN(ROW([Elemental.$C$2:.$C$500]))+1;&quot;&quot;);ROWS([.$A$1:.L7]));6);&quot;&quot;)" office:value-type="string" office:string-value="Crystal Armor" calcext:value-type="string">
            <text:p>Crystal Armor</text:p>
          </table:table-cell>
          <table:table-cell table:style-name="ce84" table:number-matrix-columns-spanned="1" table:number-matrix-rows-spanned="1" table:formula="of:=IFERROR(INDEX([Elemental.$C$2:.$H$500]; SMALL(IF(([.M$2]=[Elemental.$C$2:.$C$500]); ROW([Elemental.$C$2:.$C$500])-MIN(ROW([Elemental.$C$2:.$C$500]))+1;&quot;&quot;);ROWS([.$A$1:.M7]));6);&quot;&quot;)" office:value-type="string" office:string-value="Chains of Ice" calcext:value-type="string">
            <text:p>Chains of Ice</text:p>
          </table:table-cell>
          <table:table-cell table:style-name="ce84" table:number-matrix-columns-spanned="1" table:number-matrix-rows-spanned="1" table:formula="of:=IFERROR(INDEX([Elemental.$C$2:.$H$500]; SMALL(IF(([.N$2]=[Elemental.$C$2:.$C$500]); ROW([Elemental.$C$2:.$C$500])-MIN(ROW([Elemental.$C$2:.$C$500]))+1;&quot;&quot;);ROWS([.$A$1:.N7]));6);&quot;&quot;)" office:value-type="string" office:string-value="Armor Break" calcext:value-type="string">
            <text:p>Armor Break</text:p>
          </table:table-cell>
          <table:table-cell table:style-name="ce92" table:number-matrix-columns-spanned="1" table:number-matrix-rows-spanned="1" table:formula="of:=IFERROR(INDEX([Elemental.$C$2:.$H$500]; SMALL(IF(([.O$2]=[Elemental.$C$2:.$C$500]); ROW([Elemental.$C$2:.$C$500])-MIN(ROW([Elemental.$C$2:.$C$500]))+1;&quot;&quot;);ROWS([.$A$1:.O7]));6);&quot;&quot;)" office:value-type="string" office:string-value="Storm Armor" calcext:value-type="string">
            <text:p>Storm Armor</text:p>
          </table:table-cell>
          <table:table-cell table:style-name="ce79" table:number-matrix-columns-spanned="1" table:number-matrix-rows-spanned="1" table:formula="of:=IFERROR(INDEX([Nature.$C$2:.$H$500]; SMALL(IF(([.P$2]=[Nature.$C$2:.$C$500]); ROW([Nature.$C$2:.$C$500])-MIN(ROW([Nature.$C$2:.$C$500]))+1;&quot;&quot;);ROWS([.$A$1:.P7]));6);&quot;&quot;)" office:value-type="string" office:string-value="Empower Animal" calcext:value-type="string">
            <text:p>Empower Animal</text:p>
          </table:table-cell>
          <table:table-cell table:style-name="ce84" table:number-matrix-columns-spanned="1" table:number-matrix-rows-spanned="1" table:formula="of:=IFERROR(INDEX([Nature.$C$2:.$H$500]; SMALL(IF(([.Q$2]=[Nature.$C$2:.$C$500]); ROW([Nature.$C$2:.$C$500])-MIN(ROW([Nature.$C$2:.$C$500]))+1;&quot;&quot;);ROWS([.$A$1:.Q7]));6);&quot;&quot;)" office:value-type="string" office:string-value="Tremor" calcext:value-type="string">
            <text:p>Tremor</text:p>
          </table:table-cell>
          <table:table-cell table:style-name="ce84" table:number-matrix-columns-spanned="1" table:number-matrix-rows-spanned="1" table:formula="of:=IFERROR(INDEX([Nature.$C$2:.$H$500]; SMALL(IF(([.R$2]=[Nature.$C$2:.$C$500]); ROW([Nature.$C$2:.$C$500])-MIN(ROW([Nature.$C$2:.$C$500]))+1;&quot;&quot;);ROWS([.$A$1:.R7]));6);&quot;&quot;)" office:value-type="string" office:string-value="Entangle" calcext:value-type="string">
            <text:p>Entangle</text:p>
          </table:table-cell>
          <table:table-cell table:style-name="ce92" table:number-matrix-columns-spanned="1" table:number-matrix-rows-spanned="1" table:formula="of:=IFERROR(INDEX([Nature.$C$2:.$H$500]; SMALL(IF(([.S$2]=[Nature.$C$2:.$C$500]); ROW([Nature.$C$2:.$C$500])-MIN(ROW([Nature.$C$2:.$C$500]))+1;&quot;&quot;);ROWS([.$A$1:.S7]));6);&quot;&quot;)" office:value-type="string" office:string-value="Spirit Wave" calcext:value-type="string">
            <text:p>Spirit Wave</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8]));6);&quot;&quot;)" office:value-type="string" office:string-value="Arcane Explosion" calcext:value-type="string">
            <text:p>Arcane Explosion</text:p>
          </table:table-cell>
          <table:table-cell table:style-name="ce84" table:number-matrix-columns-spanned="1" table:number-matrix-rows-spanned="1" table:formula="of:=IFERROR(INDEX([Arcane.$C$2:.$H$500]; SMALL(IF(([.B$2]=[Arcane.$C$2:.$C$500]); ROW([Arcane.$C$2:.$C$500])-MIN(ROW([Arcane.$C$2:.$C$500]))+1;&quot;&quot;);ROWS([.$A$1:.B8]));6);&quot;&quot;)" office:value-type="string" office:string-value="Disenchant" calcext:value-type="string">
            <text:p>Disenchant</text:p>
          </table:table-cell>
          <table:table-cell table:style-name="ce84" table:number-matrix-columns-spanned="1" table:number-matrix-rows-spanned="1" table:formula="of:=IFERROR(INDEX([Arcane.$C$2:.$H$500]; SMALL(IF(([.C$2]=[Arcane.$C$2:.$C$500]); ROW([Arcane.$C$2:.$C$500])-MIN(ROW([Arcane.$C$2:.$C$500]))+1;&quot;&quot;);ROWS([.$A$1:.C8]));6);&quot;&quot;)" office:value-type="string" office:string-value="Age Armor" calcext:value-type="string">
            <text:p>Age Armor</text:p>
          </table:table-cell>
          <table:table-cell table:style-name="ce92" table:number-matrix-columns-spanned="1" table:number-matrix-rows-spanned="1" table:formula="of:=IFERROR(INDEX([Arcane.$C$2:.$H$500]; SMALL(IF(([.D$2]=[Arcane.$C$2:.$C$500]); ROW([Arcane.$C$2:.$C$500])-MIN(ROW([Arcane.$C$2:.$C$500]))+1;&quot;&quot;);ROWS([.$A$1:.D8]));6);&quot;&quot;)" office:value-type="string" office:string-value="Airward" calcext:value-type="string">
            <text:p>Airward</text:p>
          </table:table-cell>
          <table:table-cell table:style-name="ce79" table:number-matrix-columns-spanned="1" table:number-matrix-rows-spanned="1" table:formula="of:=IFERROR(INDEX([Divine.$C$2:.$H$500]; SMALL(IF(([.E$2]=[Divine.$C$2:.$C$500]); ROW([Divine.$C$2:.$C$500])-MIN(ROW([Divine.$C$2:.$C$500]))+1;&quot;&quot;);ROWS([.$A$1:.E8]));6);&quot;&quot;)" office:value-type="string" office:string-value="Ward" calcext:value-type="string">
            <text:p>Ward</text:p>
          </table:table-cell>
          <table:table-cell table:style-name="ce84" table:number-matrix-columns-spanned="1" table:number-matrix-rows-spanned="1" table:formula="of:=IFERROR(INDEX([Divine.$C$2:.$H$500]; SMALL(IF(([.F$2]=[Divine.$C$2:.$C$500]); ROW([Divine.$C$2:.$C$500])-MIN(ROW([Divine.$C$2:.$C$500]))+1;&quot;&quot;);ROWS([.$A$1:.F8]));6);&quot;&quot;)" office:value-type="string" office:string-value="Imbue Weapon" calcext:value-type="string">
            <text:p>Imbue Weapon</text:p>
          </table:table-cell>
          <table:table-cell table:style-name="ce92" table:number-matrix-columns-spanned="1" table:number-matrix-rows-spanned="1" table:formula="of:=IFERROR(INDEX([Divine.$C$2:.$H$500]; SMALL(IF(([.G$2]=[Divine.$C$2:.$C$500]); ROW([Divine.$C$2:.$C$500])-MIN(ROW([Divine.$C$2:.$C$500]))+1;&quot;&quot;);ROWS([.$A$1:.G8]));6);&quot;&quot;)" office:value-type="string" office:string-value="Darkness" calcext:value-type="string">
            <text:p>Darkness</text:p>
          </table:table-cell>
          <table:table-cell table:style-name="ce79" table:number-matrix-columns-spanned="1" table:number-matrix-rows-spanned="1" table:formula="of:=IFERROR(INDEX([Elemental.$C$2:.$H$500]; SMALL(IF(([.H$2]=[Elemental.$C$2:.$C$500]); ROW([Elemental.$C$2:.$C$500])-MIN(ROW([Elemental.$C$2:.$C$500]))+1;&quot;&quot;);ROWS([.$A$1:.H8]));6);&quot;&quot;)" office:value-type="string" office:string-value="Binding Winds" calcext:value-type="string">
            <text:p>Binding Winds</text:p>
          </table:table-cell>
          <table:table-cell table:style-name="ce84" table:number-matrix-columns-spanned="1" table:number-matrix-rows-spanned="1" table:formula="of:=IFERROR(INDEX([Elemental.$C$2:.$H$500]; SMALL(IF(([.I$2]=[Elemental.$C$2:.$C$500]); ROW([Elemental.$C$2:.$C$500])-MIN(ROW([Elemental.$C$2:.$C$500]))+1;&quot;&quot;);ROWS([.$A$1:.I8]));6);&quot;&quot;)" office:value-type="string" office:string-value="Flame Strike" calcext:value-type="string">
            <text:p>Flame Strike</text:p>
          </table:table-cell>
          <table:table-cell table:style-name="ce84" table:number-matrix-columns-spanned="1" table:number-matrix-rows-spanned="1" table:formula="of:=IFERROR(INDEX([Elemental.$C$2:.$H$500]; SMALL(IF(([.J$2]=[Elemental.$C$2:.$C$500]); ROW([Elemental.$C$2:.$C$500])-MIN(ROW([Elemental.$C$2:.$C$500]))+1;&quot;&quot;);ROWS([.$A$1:.J8]));6);&quot;&quot;)" office:value-type="string" office:string-value="Stoneskin" calcext:value-type="string">
            <text:p>Stoneskin</text:p>
          </table:table-cell>
          <table:table-cell table:style-name="ce84" table:number-matrix-columns-spanned="1" table:number-matrix-rows-spanned="1" table:formula="of:=IFERROR(INDEX([Elemental.$C$2:.$H$500]; SMALL(IF(([.K$2]=[Elemental.$C$2:.$C$500]); ROW([Elemental.$C$2:.$C$500])-MIN(ROW([Elemental.$C$2:.$C$500]))+1;&quot;&quot;);ROWS([.$A$1:.K8]));6);&quot;&quot;)" office:value-type="string" office:string-value="Tidal Wave" calcext:value-type="string">
            <text:p>Tidal Wave</text:p>
          </table:table-cell>
          <table:table-cell table:style-name="ce84" table:number-matrix-columns-spanned="1" table:number-matrix-rows-spanned="1" table:formula="of:=IFERROR(INDEX([Elemental.$C$2:.$H$500]; SMALL(IF(([.L$2]=[Elemental.$C$2:.$C$500]); ROW([Elemental.$C$2:.$C$500])-MIN(ROW([Elemental.$C$2:.$C$500]))+1;&quot;&quot;);ROWS([.$A$1:.L8]));6);&quot;&quot;)" office:value-type="string" office:string-value="Crystal Gaze" calcext:value-type="string">
            <text:p>Crystal Gaze</text:p>
          </table:table-cell>
          <table:table-cell table:style-name="ce84" table:number-matrix-columns-spanned="1" table:number-matrix-rows-spanned="1" table:formula="of:=IFERROR(INDEX([Elemental.$C$2:.$H$500]; SMALL(IF(([.M$2]=[Elemental.$C$2:.$C$500]); ROW([Elemental.$C$2:.$C$500])-MIN(ROW([Elemental.$C$2:.$C$500]))+1;&quot;&quot;);ROWS([.$A$1:.M8]));6);&quot;&quot;)" office:value-type="string" office:string-value="Ice Lash" calcext:value-type="string">
            <text:p>Ice Lash</text:p>
          </table:table-cell>
          <table:table-cell table:style-name="ce84" table:number-matrix-columns-spanned="1" table:number-matrix-rows-spanned="1" table:formula="of:=IFERROR(INDEX([Elemental.$C$2:.$H$500]; SMALL(IF(([.N$2]=[Elemental.$C$2:.$C$500]); ROW([Elemental.$C$2:.$C$500])-MIN(ROW([Elemental.$C$2:.$C$500]))+1;&quot;&quot;);ROWS([.$A$1:.N8]));6);&quot;&quot;)" office:value-type="string" office:string-value="Weapon Break" calcext:value-type="string">
            <text:p>Weapon Break</text:p>
          </table:table-cell>
          <table:table-cell table:style-name="ce92" table:number-matrix-columns-spanned="1" table:number-matrix-rows-spanned="1" table:formula="of:=IFERROR(INDEX([Elemental.$C$2:.$H$500]; SMALL(IF(([.O$2]=[Elemental.$C$2:.$C$500]); ROW([Elemental.$C$2:.$C$500])-MIN(ROW([Elemental.$C$2:.$C$500]))+1;&quot;&quot;);ROWS([.$A$1:.O8]));6);&quot;&quot;)" office:value-type="string" office:string-value="Super Charge" calcext:value-type="string">
            <text:p>Super Charge</text:p>
          </table:table-cell>
          <table:table-cell table:style-name="ce79" table:number-matrix-columns-spanned="1" table:number-matrix-rows-spanned="1" table:formula="of:=IFERROR(INDEX([Nature.$C$2:.$H$500]; SMALL(IF(([.P$2]=[Nature.$C$2:.$C$500]); ROW([Nature.$C$2:.$C$500])-MIN(ROW([Nature.$C$2:.$C$500]))+1;&quot;&quot;);ROWS([.$A$1:.P8]));6);&quot;&quot;)" office:value-type="string" office:string-value="Mend Animal" calcext:value-type="string">
            <text:p>Mend Animal</text:p>
          </table:table-cell>
          <table:table-cell table:style-name="ce84" table:number-matrix-columns-spanned="1" table:number-matrix-rows-spanned="1" table:formula="of:=IFERROR(INDEX([Nature.$C$2:.$H$500]; SMALL(IF(([.Q$2]=[Nature.$C$2:.$C$500]); ROW([Nature.$C$2:.$C$500])-MIN(ROW([Nature.$C$2:.$C$500]))+1;&quot;&quot;);ROWS([.$A$1:.Q8]));6);&quot;&quot;)" office:value-type="string" office:string-value="Stoneskin" calcext:value-type="string">
            <text:p>Stoneskin</text:p>
          </table:table-cell>
          <table:table-cell table:style-name="ce84" table:number-matrix-columns-spanned="1" table:number-matrix-rows-spanned="1" table:formula="of:=IFERROR(INDEX([Nature.$C$2:.$H$500]; SMALL(IF(([.R$2]=[Nature.$C$2:.$C$500]); ROW([Nature.$C$2:.$C$500])-MIN(ROW([Nature.$C$2:.$C$500]))+1;&quot;&quot;);ROWS([.$A$1:.R8]));6);&quot;&quot;)" office:value-type="string" office:string-value="Barkskin" calcext:value-type="string">
            <text:p>Barkskin</text:p>
          </table:table-cell>
          <table:table-cell table:style-name="ce92" table:number-matrix-columns-spanned="1" table:number-matrix-rows-spanned="1" table:formula="of:=IFERROR(INDEX([Nature.$C$2:.$H$500]; SMALL(IF(([.S$2]=[Nature.$C$2:.$C$500]); ROW([Nature.$C$2:.$C$500])-MIN(ROW([Nature.$C$2:.$C$500]))+1;&quot;&quot;);ROWS([.$A$1:.S8]));6);&quot;&quot;)" office:value-type="string" office:string-value="Ancestral Armor" calcext:value-type="string">
            <text:p>Ancestral Armor</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9]));6);&quot;&quot;)" office:value-type="string" office:string-value="Arcane Fury" calcext:value-type="string">
            <text:p>Arcane Fury</text:p>
          </table:table-cell>
          <table:table-cell table:style-name="ce84" table:number-matrix-columns-spanned="1" table:number-matrix-rows-spanned="1" table:formula="of:=IFERROR(INDEX([Arcane.$C$2:.$H$500]; SMALL(IF(([.B$2]=[Arcane.$C$2:.$C$500]); ROW([Arcane.$C$2:.$C$500])-MIN(ROW([Arcane.$C$2:.$C$500]))+1;&quot;&quot;);ROWS([.$A$1:.B9]));6);&quot;&quot;)" office:value-type="string" office:string-value="Displace" calcext:value-type="string">
            <text:p>Displace</text:p>
          </table:table-cell>
          <table:table-cell table:style-name="ce84" table:number-matrix-columns-spanned="1" table:number-matrix-rows-spanned="1" table:formula="of:=IFERROR(INDEX([Arcane.$C$2:.$H$500]; SMALL(IF(([.C$2]=[Arcane.$C$2:.$C$500]); ROW([Arcane.$C$2:.$C$500])-MIN(ROW([Arcane.$C$2:.$C$500]))+1;&quot;&quot;);ROWS([.$A$1:.C9]));6);&quot;&quot;)" office:value-type="string" office:string-value="Age Item" calcext:value-type="string">
            <text:p>Age Item</text:p>
          </table:table-cell>
          <table:table-cell table:style-name="ce92" table:number-matrix-columns-spanned="1" table:number-matrix-rows-spanned="1" table:formula="of:=IFERROR(INDEX([Arcane.$C$2:.$H$500]; SMALL(IF(([.D$2]=[Arcane.$C$2:.$C$500]); ROW([Arcane.$C$2:.$C$500])-MIN(ROW([Arcane.$C$2:.$C$500]))+1;&quot;&quot;);ROWS([.$A$1:.D9]));6);&quot;&quot;)" office:value-type="string" office:string-value="Arcane Armor" calcext:value-type="string">
            <text:p>Arcane Armor</text:p>
          </table:table-cell>
          <table:table-cell table:style-name="ce79" table:number-matrix-columns-spanned="1" table:number-matrix-rows-spanned="1" table:formula="of:=IFERROR(INDEX([Divine.$C$2:.$H$500]; SMALL(IF(([.E$2]=[Divine.$C$2:.$C$500]); ROW([Divine.$C$2:.$C$500])-MIN(ROW([Divine.$C$2:.$C$500]))+1;&quot;&quot;);ROWS([.$A$1:.E9]));6);&quot;&quot;)" office:value-type="string" office:string-value="Barrier" calcext:value-type="string">
            <text:p>Barrier</text:p>
          </table:table-cell>
          <table:table-cell table:style-name="ce84" table:number-matrix-columns-spanned="1" table:number-matrix-rows-spanned="1" table:formula="of:=IFERROR(INDEX([Divine.$C$2:.$H$500]; SMALL(IF(([.F$2]=[Divine.$C$2:.$C$500]); ROW([Divine.$C$2:.$C$500])-MIN(ROW([Divine.$C$2:.$C$500]))+1;&quot;&quot;);ROWS([.$A$1:.F9]));6);&quot;&quot;)" office:value-type="string" office:string-value="Bind Undead" calcext:value-type="string">
            <text:p>Bind Undead</text:p>
          </table:table-cell>
          <table:table-cell table:style-name="ce92" table:number-matrix-columns-spanned="1" table:number-matrix-rows-spanned="1" table:formula="of:=IFERROR(INDEX([Divine.$C$2:.$H$500]; SMALL(IF(([.G$2]=[Divine.$C$2:.$C$500]); ROW([Divine.$C$2:.$C$500])-MIN(ROW([Divine.$C$2:.$C$500]))+1;&quot;&quot;);ROWS([.$A$1:.G9]));6);&quot;&quot;)" office:value-type="string" office:string-value="Daylight" calcext:value-type="string">
            <text:p>Daylight</text:p>
          </table:table-cell>
          <table:table-cell table:style-name="ce79" table:number-matrix-columns-spanned="1" table:number-matrix-rows-spanned="1" table:formula="of:=IFERROR(INDEX([Elemental.$C$2:.$H$500]; SMALL(IF(([.H$2]=[Elemental.$C$2:.$C$500]); ROW([Elemental.$C$2:.$C$500])-MIN(ROW([Elemental.$C$2:.$C$500]))+1;&quot;&quot;);ROWS([.$A$1:.H9]));6);&quot;&quot;)" office:value-type="string" office:string-value="Gust" calcext:value-type="string">
            <text:p>Gust</text:p>
          </table:table-cell>
          <table:table-cell table:style-name="ce84" table:number-matrix-columns-spanned="1" table:number-matrix-rows-spanned="1" table:formula="of:=IFERROR(INDEX([Elemental.$C$2:.$H$500]; SMALL(IF(([.I$2]=[Elemental.$C$2:.$C$500]); ROW([Elemental.$C$2:.$C$500])-MIN(ROW([Elemental.$C$2:.$C$500]))+1;&quot;&quot;);ROWS([.$A$1:.I9]));6);&quot;&quot;)" office:value-type="string" office:string-value="Flame Tongue" calcext:value-type="string">
            <text:p>Flame Tongue</text:p>
          </table:table-cell>
          <table:table-cell table:style-name="ce84" table:number-matrix-columns-spanned="1" table:number-matrix-rows-spanned="1" table:formula="of:=IFERROR(INDEX([Elemental.$C$2:.$H$500]; SMALL(IF(([.J$2]=[Elemental.$C$2:.$C$500]); ROW([Elemental.$C$2:.$C$500])-MIN(ROW([Elemental.$C$2:.$C$500]))+1;&quot;&quot;);ROWS([.$A$1:.J9]));6);&quot;&quot;)" office:value-type="string" office:string-value="Grasping Earth" calcext:value-type="string">
            <text:p>Grasping Earth</text:p>
          </table:table-cell>
          <table:table-cell table:style-name="ce84" table:number-matrix-columns-spanned="1" table:number-matrix-rows-spanned="1" table:formula="of:=IFERROR(INDEX([Elemental.$C$2:.$H$500]; SMALL(IF(([.K$2]=[Elemental.$C$2:.$C$500]); ROW([Elemental.$C$2:.$C$500])-MIN(ROW([Elemental.$C$2:.$C$500]))+1;&quot;&quot;);ROWS([.$A$1:.K9]));6);&quot;&quot;)" office:value-type="string" office:string-value="Water Orb" calcext:value-type="string">
            <text:p>Water Orb</text:p>
          </table:table-cell>
          <table:table-cell table:style-name="ce84" table:number-matrix-columns-spanned="1" table:number-matrix-rows-spanned="1" table:formula="of:=IFERROR(INDEX([Elemental.$C$2:.$H$500]; SMALL(IF(([.L$2]=[Elemental.$C$2:.$C$500]); ROW([Elemental.$C$2:.$C$500])-MIN(ROW([Elemental.$C$2:.$C$500]))+1;&quot;&quot;);ROWS([.$A$1:.L9]));6);&quot;&quot;)" office:value-type="string" office:string-value="Crystalize" calcext:value-type="string">
            <text:p>Crystalize</text:p>
          </table:table-cell>
          <table:table-cell table:style-name="ce84" table:number-matrix-columns-spanned="1" table:number-matrix-rows-spanned="1" table:formula="of:=IFERROR(INDEX([Elemental.$C$2:.$H$500]; SMALL(IF(([.M$2]=[Elemental.$C$2:.$C$500]); ROW([Elemental.$C$2:.$C$500])-MIN(ROW([Elemental.$C$2:.$C$500]))+1;&quot;&quot;);ROWS([.$A$1:.M9]));6);&quot;&quot;)" office:value-type="string" office:string-value="Ice Spike" calcext:value-type="string">
            <text:p>Ice Spike</text:p>
          </table:table-cell>
          <table:table-cell table:style-name="ce84" table:number-matrix-columns-spanned="1" table:number-matrix-rows-spanned="1" table:formula="of:=IFERROR(INDEX([Elemental.$C$2:.$H$500]; SMALL(IF(([.N$2]=[Elemental.$C$2:.$C$500]); ROW([Elemental.$C$2:.$C$500])-MIN(ROW([Elemental.$C$2:.$C$500]))+1;&quot;&quot;);ROWS([.$A$1:.N9]));6);&quot;&quot;)" office:value-type="string" office:string-value="Metal Fist" calcext:value-type="string">
            <text:p>Metal Fist</text:p>
          </table:table-cell>
          <table:table-cell table:style-name="ce92" table:number-matrix-columns-spanned="1" table:number-matrix-rows-spanned="1" table:formula="of:=IFERROR(INDEX([Elemental.$C$2:.$H$500]; SMALL(IF(([.O$2]=[Elemental.$C$2:.$C$500]); ROW([Elemental.$C$2:.$C$500])-MIN(ROW([Elemental.$C$2:.$C$500]))+1;&quot;&quot;);ROWS([.$A$1:.O9]));6);&quot;&quot;)" office:value-type="string" office:string-value="Lightning" calcext:value-type="string">
            <text:p>Lightning</text:p>
          </table:table-cell>
          <table:table-cell table:style-name="ce79" table:number-matrix-columns-spanned="1" table:number-matrix-rows-spanned="1" table:formula="of:=IFERROR(INDEX([Nature.$C$2:.$H$500]; SMALL(IF(([.P$2]=[Nature.$C$2:.$C$500]); ROW([Nature.$C$2:.$C$500])-MIN(ROW([Nature.$C$2:.$C$500]))+1;&quot;&quot;);ROWS([.$A$1:.P9]));6);&quot;&quot;)" office:value-type="string" office:string-value="Charm Animal" calcext:value-type="string">
            <text:p>Charm Animal</text:p>
          </table:table-cell>
          <table:table-cell table:style-name="ce84" table:number-matrix-columns-spanned="1" table:number-matrix-rows-spanned="1" table:formula="of:=IFERROR(INDEX([Nature.$C$2:.$H$500]; SMALL(IF(([.Q$2]=[Nature.$C$2:.$C$500]); ROW([Nature.$C$2:.$C$500])-MIN(ROW([Nature.$C$2:.$C$500]))+1;&quot;&quot;);ROWS([.$A$1:.Q9]));6);&quot;&quot;)" office:value-type="string" office:string-value="Burrow" calcext:value-type="string">
            <text:p>Burrow</text:p>
          </table:table-cell>
          <table:table-cell table:style-name="ce84" table:number-matrix-columns-spanned="1" table:number-matrix-rows-spanned="1" table:formula="of:=IFERROR(INDEX([Nature.$C$2:.$H$500]; SMALL(IF(([.R$2]=[Nature.$C$2:.$C$500]); ROW([Nature.$C$2:.$C$500])-MIN(ROW([Nature.$C$2:.$C$500]))+1;&quot;&quot;);ROWS([.$A$1:.R9]));6);&quot;&quot;)" office:value-type="string" office:string-value="Cloak of Petals" calcext:value-type="string">
            <text:p>Cloak of Petals</text:p>
          </table:table-cell>
          <table:table-cell table:style-name="ce92" table:number-matrix-columns-spanned="1" table:number-matrix-rows-spanned="1" table:formula="of:=IFERROR(INDEX([Nature.$C$2:.$H$500]; SMALL(IF(([.S$2]=[Nature.$C$2:.$C$500]); ROW([Nature.$C$2:.$C$500])-MIN(ROW([Nature.$C$2:.$C$500]))+1;&quot;&quot;);ROWS([.$A$1:.S9]));6);&quot;&quot;)" office:value-type="string" office:string-value="Calm Spirit" calcext:value-type="string">
            <text:p>Calm Spirit</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0]));6);&quot;&quot;)" office:value-type="string" office:string-value="Arcane Spear" calcext:value-type="string">
            <text:p>Arcane Spear</text:p>
          </table:table-cell>
          <table:table-cell table:style-name="ce84" table:number-matrix-columns-spanned="1" table:number-matrix-rows-spanned="1" table:formula="of:=IFERROR(INDEX([Arcane.$C$2:.$H$500]; SMALL(IF(([.B$2]=[Arcane.$C$2:.$C$500]); ROW([Arcane.$C$2:.$C$500])-MIN(ROW([Arcane.$C$2:.$C$500]))+1;&quot;&quot;);ROWS([.$A$1:.B10]));6);&quot;&quot;)" office:value-type="string" office:string-value="Limbo" calcext:value-type="string">
            <text:p>Limbo</text:p>
          </table:table-cell>
          <table:table-cell table:style-name="ce84" table:number-matrix-columns-spanned="1" table:number-matrix-rows-spanned="1" table:formula="of:=IFERROR(INDEX([Arcane.$C$2:.$H$500]; SMALL(IF(([.C$2]=[Arcane.$C$2:.$C$500]); ROW([Arcane.$C$2:.$C$500])-MIN(ROW([Arcane.$C$2:.$C$500]))+1;&quot;&quot;);ROWS([.$A$1:.C10]));6);&quot;&quot;)" office:value-type="string" office:string-value="Age Weapon" calcext:value-type="string">
            <text:p>Age Weapon</text:p>
          </table:table-cell>
          <table:table-cell table:style-name="ce92" table:number-matrix-columns-spanned="1" table:number-matrix-rows-spanned="1" table:formula="of:=IFERROR(INDEX([Arcane.$C$2:.$H$500]; SMALL(IF(([.D$2]=[Arcane.$C$2:.$C$500]); ROW([Arcane.$C$2:.$C$500])-MIN(ROW([Arcane.$C$2:.$C$500]))+1;&quot;&quot;);ROWS([.$A$1:.D10]));6);&quot;&quot;)" office:value-type="string" office:string-value="Arcane Staff" calcext:value-type="string">
            <text:p>Arcane Staff</text:p>
          </table:table-cell>
          <table:table-cell table:style-name="ce79" table:number-matrix-columns-spanned="1" table:number-matrix-rows-spanned="1" table:formula="of:=IFERROR(INDEX([Divine.$C$2:.$H$500]; SMALL(IF(([.E$2]=[Divine.$C$2:.$C$500]); ROW([Divine.$C$2:.$C$500])-MIN(ROW([Divine.$C$2:.$C$500]))+1;&quot;&quot;);ROWS([.$A$1:.E10]));6);&quot;&quot;)" office:value-type="string" office:string-value="Blinding Light" calcext:value-type="string">
            <text:p>Blinding Light</text:p>
          </table:table-cell>
          <table:table-cell table:style-name="ce84" table:number-matrix-columns-spanned="1" table:number-matrix-rows-spanned="1" table:formula="of:=IFERROR(INDEX([Divine.$C$2:.$H$500]; SMALL(IF(([.F$2]=[Divine.$C$2:.$C$500]); ROW([Divine.$C$2:.$C$500])-MIN(ROW([Divine.$C$2:.$C$500]))+1;&quot;&quot;);ROWS([.$A$1:.F10]));6);&quot;&quot;)" office:value-type="string" office:string-value="Bone Armor" calcext:value-type="string">
            <text:p>Bone Armor</text:p>
          </table:table-cell>
          <table:table-cell table:style-name="ce92" table:number-matrix-columns-spanned="1" table:number-matrix-rows-spanned="1" table:formula="of:=IFERROR(INDEX([Divine.$C$2:.$H$500]; SMALL(IF(([.G$2]=[Divine.$C$2:.$C$500]); ROW([Divine.$C$2:.$C$500])-MIN(ROW([Divine.$C$2:.$C$500]))+1;&quot;&quot;);ROWS([.$A$1:.G10]));6);&quot;&quot;)" office:value-type="string" office:string-value="Greater Shadow" calcext:value-type="string">
            <text:p>Greater Shadow</text:p>
          </table:table-cell>
          <table:table-cell table:style-name="ce79" table:number-matrix-columns-spanned="1" table:number-matrix-rows-spanned="1" table:formula="of:=IFERROR(INDEX([Elemental.$C$2:.$H$500]; SMALL(IF(([.H$2]=[Elemental.$C$2:.$C$500]); ROW([Elemental.$C$2:.$C$500])-MIN(ROW([Elemental.$C$2:.$C$500]))+1;&quot;&quot;);ROWS([.$A$1:.H10]));6);&quot;&quot;)" office:value-type="string" office:string-value="Pressing Air" calcext:value-type="string">
            <text:p>Pressing Air</text:p>
          </table:table-cell>
          <table:table-cell table:style-name="ce84" table:number-matrix-columns-spanned="1" table:number-matrix-rows-spanned="1" table:formula="of:=IFERROR(INDEX([Elemental.$C$2:.$H$500]; SMALL(IF(([.I$2]=[Elemental.$C$2:.$C$500]); ROW([Elemental.$C$2:.$C$500])-MIN(ROW([Elemental.$C$2:.$C$500]))+1;&quot;&quot;);ROWS([.$A$1:.I10]));6);&quot;&quot;)" office:value-type="string" office:string-value="Scorching Ray" calcext:value-type="string">
            <text:p>Scorching Ray</text:p>
          </table:table-cell>
          <table:table-cell table:style-name="ce84" table:number-matrix-columns-spanned="1" table:number-matrix-rows-spanned="1" table:formula="of:=IFERROR(INDEX([Elemental.$C$2:.$H$500]; SMALL(IF(([.J$2]=[Elemental.$C$2:.$C$500]); ROW([Elemental.$C$2:.$C$500])-MIN(ROW([Elemental.$C$2:.$C$500]))+1;&quot;&quot;);ROWS([.$A$1:.J10]));6);&quot;&quot;)" office:value-type="string" office:string-value="Seismic Wave" calcext:value-type="string">
            <text:p>Seismic Wave</text:p>
          </table:table-cell>
          <table:table-cell table:style-name="ce84" table:number-matrix-columns-spanned="1" table:number-matrix-rows-spanned="1" table:formula="of:=IFERROR(INDEX([Elemental.$C$2:.$H$500]; SMALL(IF(([.K$2]=[Elemental.$C$2:.$C$500]); ROW([Elemental.$C$2:.$C$500])-MIN(ROW([Elemental.$C$2:.$C$500]))+1;&quot;&quot;);ROWS([.$A$1:.K10]));6);&quot;&quot;)" office:value-type="string" office:string-value="Create Water" calcext:value-type="string">
            <text:p>Create Water</text:p>
          </table:table-cell>
          <table:table-cell table:style-name="ce84" table:number-matrix-columns-spanned="1" table:number-matrix-rows-spanned="1" table:formula="of:=IFERROR(INDEX([Elemental.$C$2:.$H$500]; SMALL(IF(([.L$2]=[Elemental.$C$2:.$C$500]); ROW([Elemental.$C$2:.$C$500])-MIN(ROW([Elemental.$C$2:.$C$500]))+1;&quot;&quot;);ROWS([.$A$1:.L10]));6);&quot;&quot;)" office:value-type="string" office:string-value="Crystal Wall" calcext:value-type="string">
            <text:p>Crystal Wall</text:p>
          </table:table-cell>
          <table:table-cell table:style-name="ce84" table:number-matrix-columns-spanned="1" table:number-matrix-rows-spanned="1" table:formula="of:=IFERROR(INDEX([Elemental.$C$2:.$H$500]; SMALL(IF(([.M$2]=[Elemental.$C$2:.$C$500]); ROW([Elemental.$C$2:.$C$500])-MIN(ROW([Elemental.$C$2:.$C$500]))+1;&quot;&quot;);ROWS([.$A$1:.M10]));6);&quot;&quot;)" office:value-type="string" office:string-value="Cold Snap" calcext:value-type="string">
            <text:p>Cold Snap</text:p>
          </table:table-cell>
          <table:table-cell table:style-name="ce84" table:number-matrix-columns-spanned="1" table:number-matrix-rows-spanned="1" table:formula="of:=IFERROR(INDEX([Elemental.$C$2:.$H$500]; SMALL(IF(([.N$2]=[Elemental.$C$2:.$C$500]); ROW([Elemental.$C$2:.$C$500])-MIN(ROW([Elemental.$C$2:.$C$500]))+1;&quot;&quot;);ROWS([.$A$1:.N10]));6);&quot;&quot;)" office:value-type="string" office:string-value="Animate Armor" calcext:value-type="string">
            <text:p>Animate Armor</text:p>
          </table:table-cell>
          <table:table-cell table:style-name="ce92" table:number-matrix-columns-spanned="1" table:number-matrix-rows-spanned="1" table:formula="of:=IFERROR(INDEX([Elemental.$C$2:.$H$500]; SMALL(IF(([.O$2]=[Elemental.$C$2:.$C$500]); ROW([Elemental.$C$2:.$C$500])-MIN(ROW([Elemental.$C$2:.$C$500]))+1;&quot;&quot;);ROWS([.$A$1:.O10]));6);&quot;&quot;)" office:value-type="string" office:string-value="Disorient" calcext:value-type="string">
            <text:p>Disorient</text:p>
          </table:table-cell>
          <table:table-cell table:style-name="ce79" table:number-matrix-columns-spanned="1" table:number-matrix-rows-spanned="1" table:formula="of:=IFERROR(INDEX([Nature.$C$2:.$H$500]; SMALL(IF(([.P$2]=[Nature.$C$2:.$C$500]); ROW([Nature.$C$2:.$C$500])-MIN(ROW([Nature.$C$2:.$C$500]))+1;&quot;&quot;);ROWS([.$A$1:.P10]));6);&quot;&quot;)" office:value-type="string" office:string-value="Purge Animal" calcext:value-type="string">
            <text:p>Purge Animal</text:p>
          </table:table-cell>
          <table:table-cell table:style-name="ce84" table:number-matrix-columns-spanned="1" table:number-matrix-rows-spanned="1" table:formula="of:=IFERROR(INDEX([Nature.$C$2:.$H$500]; SMALL(IF(([.Q$2]=[Nature.$C$2:.$C$500]); ROW([Nature.$C$2:.$C$500])-MIN(ROW([Nature.$C$2:.$C$500]))+1;&quot;&quot;);ROWS([.$A$1:.Q10]));6);&quot;&quot;)" office:value-type="string" office:string-value="Change Terrain" calcext:value-type="string">
            <text:p>Change Terrain</text:p>
          </table:table-cell>
          <table:table-cell table:style-name="ce84" table:number-matrix-columns-spanned="1" table:number-matrix-rows-spanned="1" table:formula="of:=IFERROR(INDEX([Nature.$C$2:.$H$500]; SMALL(IF(([.R$2]=[Nature.$C$2:.$C$500]); ROW([Nature.$C$2:.$C$500])-MIN(ROW([Nature.$C$2:.$C$500]))+1;&quot;&quot;);ROWS([.$A$1:.R10]));6);&quot;&quot;)" office:value-type="string" office:string-value="Antidote" calcext:value-type="string">
            <text:p>Antidote</text:p>
          </table:table-cell>
          <table:table-cell table:style-name="ce92" table:number-matrix-columns-spanned="1" table:number-matrix-rows-spanned="1" table:formula="of:=IFERROR(INDEX([Nature.$C$2:.$H$500]; SMALL(IF(([.S$2]=[Nature.$C$2:.$C$500]); ROW([Nature.$C$2:.$C$500])-MIN(ROW([Nature.$C$2:.$C$500]))+1;&quot;&quot;);ROWS([.$A$1:.S10]));6);&quot;&quot;)" office:value-type="string" office:string-value="Awaken" calcext:value-type="string">
            <text:p>Awaken</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1]));6);&quot;&quot;)" office:value-type="string" office:string-value="Arcane Volley" calcext:value-type="string">
            <text:p>Arcane Volley</text:p>
          </table:table-cell>
          <table:table-cell table:style-name="ce84" table:number-matrix-columns-spanned="1" table:number-matrix-rows-spanned="1" table:formula="of:=IFERROR(INDEX([Arcane.$C$2:.$H$500]; SMALL(IF(([.B$2]=[Arcane.$C$2:.$C$500]); ROW([Arcane.$C$2:.$C$500])-MIN(ROW([Arcane.$C$2:.$C$500]))+1;&quot;&quot;);ROWS([.$A$1:.B11]));6);&quot;&quot;)" office:value-type="string" office:string-value="Passwall" calcext:value-type="string">
            <text:p>Passwall</text:p>
          </table:table-cell>
          <table:table-cell table:style-name="ce84" table:number-matrix-columns-spanned="1" table:number-matrix-rows-spanned="1" table:formula="of:=IFERROR(INDEX([Arcane.$C$2:.$H$500]; SMALL(IF(([.C$2]=[Arcane.$C$2:.$C$500]); ROW([Arcane.$C$2:.$C$500])-MIN(ROW([Arcane.$C$2:.$C$500]))+1;&quot;&quot;);ROWS([.$A$1:.C11]));6);&quot;&quot;)" office:value-type="string" office:string-value="Aging Breath" calcext:value-type="string">
            <text:p>Aging Breath</text:p>
          </table:table-cell>
          <table:table-cell table:style-name="ce92" table:number-matrix-columns-spanned="1" table:number-matrix-rows-spanned="1" table:formula="of:=IFERROR(INDEX([Arcane.$C$2:.$H$500]; SMALL(IF(([.D$2]=[Arcane.$C$2:.$C$500]); ROW([Arcane.$C$2:.$C$500])-MIN(ROW([Arcane.$C$2:.$C$500]))+1;&quot;&quot;);ROWS([.$A$1:.D11]));6);&quot;&quot;)" office:value-type="string" office:string-value="Crystalward" calcext:value-type="string">
            <text:p>Crystalward</text:p>
          </table:table-cell>
          <table:table-cell table:style-name="ce79" table:number-matrix-columns-spanned="1" table:number-matrix-rows-spanned="1" table:formula="of:=IFERROR(INDEX([Divine.$C$2:.$H$500]; SMALL(IF(([.E$2]=[Divine.$C$2:.$C$500]); ROW([Divine.$C$2:.$C$500])-MIN(ROW([Divine.$C$2:.$C$500]))+1;&quot;&quot;);ROWS([.$A$1:.E11]));6);&quot;&quot;)" office:value-type="string" office:string-value="Cleanse" calcext:value-type="string">
            <text:p>Cleanse</text:p>
          </table:table-cell>
          <table:table-cell table:style-name="ce84" table:number-matrix-columns-spanned="1" table:number-matrix-rows-spanned="1" table:formula="of:=IFERROR(INDEX([Divine.$C$2:.$H$500]; SMALL(IF(([.F$2]=[Divine.$C$2:.$C$500]); ROW([Divine.$C$2:.$C$500])-MIN(ROW([Divine.$C$2:.$C$500]))+1;&quot;&quot;);ROWS([.$A$1:.F11]));6);&quot;&quot;)" office:value-type="string" office:string-value="Contagion" calcext:value-type="string">
            <text:p>Contagion</text:p>
          </table:table-cell>
          <table:table-cell table:style-name="ce92" table:number-matrix-columns-spanned="1" table:number-matrix-rows-spanned="1" table:formula="of:=IFERROR(INDEX([Divine.$C$2:.$H$500]; SMALL(IF(([.G$2]=[Divine.$C$2:.$C$500]); ROW([Divine.$C$2:.$C$500])-MIN(ROW([Divine.$C$2:.$C$500]))+1;&quot;&quot;);ROWS([.$A$1:.G11]));6);&quot;&quot;)" office:value-type="string" office:string-value="Shadow Armor" calcext:value-type="string">
            <text:p>Shadow Armor</text:p>
          </table:table-cell>
          <table:table-cell table:style-name="ce79" table:number-matrix-columns-spanned="1" table:number-matrix-rows-spanned="1" table:formula="of:=IFERROR(INDEX([Elemental.$C$2:.$H$500]; SMALL(IF(([.H$2]=[Elemental.$C$2:.$C$500]); ROW([Elemental.$C$2:.$C$500])-MIN(ROW([Elemental.$C$2:.$C$500]))+1;&quot;&quot;);ROWS([.$A$1:.H11]));6);&quot;&quot;)" office:value-type="string" office:string-value="Wind Blast" calcext:value-type="string">
            <text:p>Wind Blast</text:p>
          </table:table-cell>
          <table:table-cell table:style-name="ce84" table:number-matrix-columns-spanned="1" table:number-matrix-rows-spanned="1" table:formula="of:=IFERROR(INDEX([Elemental.$C$2:.$H$500]; SMALL(IF(([.I$2]=[Elemental.$C$2:.$C$500]); ROW([Elemental.$C$2:.$C$500])-MIN(ROW([Elemental.$C$2:.$C$500]))+1;&quot;&quot;);ROWS([.$A$1:.I11]));6);&quot;&quot;)" office:value-type="string" office:string-value="Burning Hands" calcext:value-type="string">
            <text:p>Burning Hands</text:p>
          </table:table-cell>
          <table:table-cell table:style-name="ce84" table:number-matrix-columns-spanned="1" table:number-matrix-rows-spanned="1" table:formula="of:=IFERROR(INDEX([Elemental.$C$2:.$H$500]; SMALL(IF(([.J$2]=[Elemental.$C$2:.$C$500]); ROW([Elemental.$C$2:.$C$500])-MIN(ROW([Elemental.$C$2:.$C$500]))+1;&quot;&quot;);ROWS([.$A$1:.J11]));6);&quot;&quot;)" office:value-type="string" office:string-value="Stalactite" calcext:value-type="string">
            <text:p>Stalactite</text:p>
          </table:table-cell>
          <table:table-cell table:style-name="ce84" table:number-matrix-columns-spanned="1" table:number-matrix-rows-spanned="1" table:formula="of:=IFERROR(INDEX([Elemental.$C$2:.$H$500]; SMALL(IF(([.K$2]=[Elemental.$C$2:.$C$500]); ROW([Elemental.$C$2:.$C$500])-MIN(ROW([Elemental.$C$2:.$C$500]))+1;&quot;&quot;);ROWS([.$A$1:.K11]));6);&quot;&quot;)" office:value-type="string" office:string-value="Cure Infection" calcext:value-type="string">
            <text:p>Cure Infection</text:p>
          </table:table-cell>
          <table:table-cell table:style-name="ce84" table:number-matrix-columns-spanned="1" table:number-matrix-rows-spanned="1" table:formula="of:=IFERROR(INDEX([Elemental.$C$2:.$H$500]; SMALL(IF(([.L$2]=[Elemental.$C$2:.$C$500]); ROW([Elemental.$C$2:.$C$500])-MIN(ROW([Elemental.$C$2:.$C$500]))+1;&quot;&quot;);ROWS([.$A$1:.L11]));6);&quot;&quot;)" office:value-type="string" office:string-value="Crystal Elemental" calcext:value-type="string">
            <text:p>Crystal Elemental</text:p>
          </table:table-cell>
          <table:table-cell table:style-name="ce84" table:number-matrix-columns-spanned="1" table:number-matrix-rows-spanned="1" table:formula="of:=IFERROR(INDEX([Elemental.$C$2:.$H$500]; SMALL(IF(([.M$2]=[Elemental.$C$2:.$C$500]); ROW([Elemental.$C$2:.$C$500])-MIN(ROW([Elemental.$C$2:.$C$500]))+1;&quot;&quot;);ROWS([.$A$1:.M11]));6);&quot;&quot;)" office:value-type="string" office:string-value="Frostburn" calcext:value-type="string">
            <text:p>Frostburn</text:p>
          </table:table-cell>
          <table:table-cell table:style-name="ce84" table:number-matrix-columns-spanned="1" table:number-matrix-rows-spanned="1" table:formula="of:=IFERROR(INDEX([Elemental.$C$2:.$H$500]; SMALL(IF(([.N$2]=[Elemental.$C$2:.$C$500]); ROW([Elemental.$C$2:.$C$500])-MIN(ROW([Elemental.$C$2:.$C$500]))+1;&quot;&quot;);ROWS([.$A$1:.N11]));6);&quot;&quot;)" office:value-type="string" office:string-value="Animate Weapon" calcext:value-type="string">
            <text:p>Animate Weapon</text:p>
          </table:table-cell>
          <table:table-cell table:style-name="ce92" table:number-matrix-columns-spanned="1" table:number-matrix-rows-spanned="1" table:formula="of:=IFERROR(INDEX([Elemental.$C$2:.$H$500]; SMALL(IF(([.O$2]=[Elemental.$C$2:.$C$500]); ROW([Elemental.$C$2:.$C$500])-MIN(ROW([Elemental.$C$2:.$C$500]))+1;&quot;&quot;);ROWS([.$A$1:.O11]));6);&quot;&quot;)" office:value-type="string" office:string-value="Thunder Clap" calcext:value-type="string">
            <text:p>Thunder Clap</text:p>
          </table:table-cell>
          <table:table-cell table:style-name="ce79" table:number-matrix-columns-spanned="1" table:number-matrix-rows-spanned="1" table:formula="of:=IFERROR(INDEX([Nature.$C$2:.$H$500]; SMALL(IF(([.P$2]=[Nature.$C$2:.$C$500]); ROW([Nature.$C$2:.$C$500])-MIN(ROW([Nature.$C$2:.$C$500]))+1;&quot;&quot;);ROWS([.$A$1:.P11]));6);&quot;&quot;)" office:value-type="string" office:string-value="Animal Bane" calcext:value-type="string">
            <text:p>Animal Bane</text:p>
          </table:table-cell>
          <table:table-cell table:style-name="ce84" table:number-matrix-columns-spanned="1" table:number-matrix-rows-spanned="1" table:formula="of:=IFERROR(INDEX([Nature.$C$2:.$H$500]; SMALL(IF(([.Q$2]=[Nature.$C$2:.$C$500]); ROW([Nature.$C$2:.$C$500])-MIN(ROW([Nature.$C$2:.$C$500]))+1;&quot;&quot;);ROWS([.$A$1:.Q11]));6);&quot;&quot;)" office:value-type="string" office:string-value="Pitfall" calcext:value-type="string">
            <text:p>Pitfall</text:p>
          </table:table-cell>
          <table:table-cell table:style-name="ce84" table:number-matrix-columns-spanned="1" table:number-matrix-rows-spanned="1" table:formula="of:=IFERROR(INDEX([Nature.$C$2:.$H$500]; SMALL(IF(([.R$2]=[Nature.$C$2:.$C$500]); ROW([Nature.$C$2:.$C$500])-MIN(ROW([Nature.$C$2:.$C$500]))+1;&quot;&quot;);ROWS([.$A$1:.R11]));6);&quot;&quot;)" office:value-type="string" office:string-value="Poison" calcext:value-type="string">
            <text:p>Poison</text:p>
          </table:table-cell>
          <table:table-cell table:style-name="ce92" table:number-matrix-columns-spanned="1" table:number-matrix-rows-spanned="1" table:formula="of:=IFERROR(INDEX([Nature.$C$2:.$H$500]; SMALL(IF(([.S$2]=[Nature.$C$2:.$C$500]); ROW([Nature.$C$2:.$C$500])-MIN(ROW([Nature.$C$2:.$C$500]))+1;&quot;&quot;);ROWS([.$A$1:.S11]));6);&quot;&quot;)" office:value-type="string" office:string-value="Commune with Spirits" calcext:value-type="string">
            <text:p>Commune with Spirits</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2]));6);&quot;&quot;)" office:value-type="string" office:string-value="Bend Light" calcext:value-type="string">
            <text:p>Bend Light</text:p>
          </table:table-cell>
          <table:table-cell table:style-name="ce84" table:number-matrix-columns-spanned="1" table:number-matrix-rows-spanned="1" table:formula="of:=IFERROR(INDEX([Arcane.$C$2:.$H$500]; SMALL(IF(([.B$2]=[Arcane.$C$2:.$C$500]); ROW([Arcane.$C$2:.$C$500])-MIN(ROW([Arcane.$C$2:.$C$500]))+1;&quot;&quot;);ROWS([.$A$1:.B12]));6);&quot;&quot;)" office:value-type="string" office:string-value="Portal" calcext:value-type="string">
            <text:p>Portal</text:p>
          </table:table-cell>
          <table:table-cell table:style-name="ce84" table:number-matrix-columns-spanned="1" table:number-matrix-rows-spanned="1" table:formula="of:=IFERROR(INDEX([Arcane.$C$2:.$H$500]; SMALL(IF(([.C$2]=[Arcane.$C$2:.$C$500]); ROW([Arcane.$C$2:.$C$500])-MIN(ROW([Arcane.$C$2:.$C$500]))+1;&quot;&quot;);ROWS([.$A$1:.C12]));6);&quot;&quot;)" office:value-type="string" office:string-value="Delay Syndrome" calcext:value-type="string">
            <text:p>Delay Syndrome</text:p>
          </table:table-cell>
          <table:table-cell table:style-name="ce92" table:number-matrix-columns-spanned="1" table:number-matrix-rows-spanned="1" table:formula="of:=IFERROR(INDEX([Arcane.$C$2:.$H$500]; SMALL(IF(([.D$2]=[Arcane.$C$2:.$C$500]); ROW([Arcane.$C$2:.$C$500])-MIN(ROW([Arcane.$C$2:.$C$500]))+1;&quot;&quot;);ROWS([.$A$1:.D12]));6);&quot;&quot;)" office:value-type="string" office:string-value="Earthward" calcext:value-type="string">
            <text:p>Earthward</text:p>
          </table:table-cell>
          <table:table-cell table:style-name="ce79" table:number-matrix-columns-spanned="1" table:number-matrix-rows-spanned="1" table:formula="of:=IFERROR(INDEX([Divine.$C$2:.$H$500]; SMALL(IF(([.E$2]=[Divine.$C$2:.$C$500]); ROW([Divine.$C$2:.$C$500])-MIN(ROW([Divine.$C$2:.$C$500]))+1;&quot;&quot;);ROWS([.$A$1:.E12]));6);&quot;&quot;)" office:value-type="string" office:string-value="Consecrate" calcext:value-type="string">
            <text:p>Consecrate</text:p>
          </table:table-cell>
          <table:table-cell table:style-name="ce84" table:number-matrix-columns-spanned="1" table:number-matrix-rows-spanned="1" table:formula="of:=IFERROR(INDEX([Divine.$C$2:.$H$500]; SMALL(IF(([.F$2]=[Divine.$C$2:.$C$500]); ROW([Divine.$C$2:.$C$500])-MIN(ROW([Divine.$C$2:.$C$500]))+1;&quot;&quot;);ROWS([.$A$1:.F12]));6);&quot;&quot;)" office:value-type="string" office:string-value="Corpse Explosion" calcext:value-type="string">
            <text:p>Corpse Explosion</text:p>
          </table:table-cell>
          <table:table-cell table:style-name="ce92" table:number-matrix-columns-spanned="1" table:number-matrix-rows-spanned="1" table:formula="of:=IFERROR(INDEX([Divine.$C$2:.$H$500]; SMALL(IF(([.G$2]=[Divine.$C$2:.$C$500]); ROW([Divine.$C$2:.$C$500])-MIN(ROW([Divine.$C$2:.$C$500]))+1;&quot;&quot;);ROWS([.$A$1:.G12]));6);&quot;&quot;)" office:value-type="string" office:string-value="Shadow Dagger" calcext:value-type="string">
            <text:p>Shadow Dagger</text:p>
          </table:table-cell>
          <table:table-cell table:style-name="ce79" table:number-matrix-columns-spanned="1" table:number-matrix-rows-spanned="1" table:formula="of:=IFERROR(INDEX([Elemental.$C$2:.$H$500]; SMALL(IF(([.H$2]=[Elemental.$C$2:.$C$500]); ROW([Elemental.$C$2:.$C$500])-MIN(ROW([Elemental.$C$2:.$C$500]))+1;&quot;&quot;);ROWS([.$A$1:.H12]));6);&quot;&quot;)" office:value-type="string" office:string-value="Ventilate" calcext:value-type="string">
            <text:p>Ventilate</text:p>
          </table:table-cell>
          <table:table-cell table:style-name="ce84" table:number-matrix-columns-spanned="1" table:number-matrix-rows-spanned="1" table:formula="of:=IFERROR(INDEX([Elemental.$C$2:.$H$500]; SMALL(IF(([.I$2]=[Elemental.$C$2:.$C$500]); ROW([Elemental.$C$2:.$C$500])-MIN(ROW([Elemental.$C$2:.$C$500]))+1;&quot;&quot;);ROWS([.$A$1:.I12]));6);&quot;&quot;)" office:value-type="string" office:string-value="Combust" calcext:value-type="string">
            <text:p>Combust</text:p>
          </table:table-cell>
          <table:table-cell table:style-name="ce84" table:number-matrix-columns-spanned="1" table:number-matrix-rows-spanned="1" table:formula="of:=IFERROR(INDEX([Elemental.$C$2:.$H$500]; SMALL(IF(([.J$2]=[Elemental.$C$2:.$C$500]); ROW([Elemental.$C$2:.$C$500])-MIN(ROW([Elemental.$C$2:.$C$500]))+1;&quot;&quot;);ROWS([.$A$1:.J12]));6);&quot;&quot;)" office:value-type="string" office:string-value="Boulder" calcext:value-type="string">
            <text:p>Boulder</text:p>
          </table:table-cell>
          <table:table-cell table:style-name="ce84" table:number-matrix-columns-spanned="1" table:number-matrix-rows-spanned="1" table:formula="of:=IFERROR(INDEX([Elemental.$C$2:.$H$500]; SMALL(IF(([.K$2]=[Elemental.$C$2:.$C$500]); ROW([Elemental.$C$2:.$C$500])-MIN(ROW([Elemental.$C$2:.$C$500]))+1;&quot;&quot;);ROWS([.$A$1:.K12]));6);&quot;&quot;)" office:value-type="string" office:string-value="Cleansing Rain" calcext:value-type="string">
            <text:p>Cleansing Rain</text:p>
          </table:table-cell>
          <table:table-cell table:style-name="ce84" table:number-matrix-columns-spanned="1" table:number-matrix-rows-spanned="1" table:formula="of:=IFERROR(INDEX([Elemental.$C$2:.$H$500]; SMALL(IF(([.L$2]=[Elemental.$C$2:.$C$500]); ROW([Elemental.$C$2:.$C$500])-MIN(ROW([Elemental.$C$2:.$C$500]))+1;&quot;&quot;);ROWS([.$A$1:.L12]));6);&quot;&quot;)" office:value-type="string" office:string-value="Crystal Sphere" calcext:value-type="string">
            <text:p>Crystal Sphere</text:p>
          </table:table-cell>
          <table:table-cell table:style-name="ce84" table:number-matrix-columns-spanned="1" table:number-matrix-rows-spanned="1" table:formula="of:=IFERROR(INDEX([Elemental.$C$2:.$H$500]; SMALL(IF(([.M$2]=[Elemental.$C$2:.$C$500]); ROW([Elemental.$C$2:.$C$500])-MIN(ROW([Elemental.$C$2:.$C$500]))+1;&quot;&quot;);ROWS([.$A$1:.M12]));6);&quot;&quot;)" office:value-type="string" office:string-value="Ray of Frost" calcext:value-type="string">
            <text:p>Ray of Frost</text:p>
          </table:table-cell>
          <table:table-cell table:style-name="ce84" table:number-matrix-columns-spanned="1" table:number-matrix-rows-spanned="1" table:formula="of:=IFERROR(INDEX([Elemental.$C$2:.$H$500]; SMALL(IF(([.N$2]=[Elemental.$C$2:.$C$500]); ROW([Elemental.$C$2:.$C$500])-MIN(ROW([Elemental.$C$2:.$C$500]))+1;&quot;&quot;);ROWS([.$A$1:.N12]));6);&quot;&quot;)" office:value-type="string" office:string-value="Repair Metal" calcext:value-type="string">
            <text:p>Repair Metal</text:p>
          </table:table-cell>
          <table:table-cell table:style-name="ce92" table:number-matrix-columns-spanned="1" table:number-matrix-rows-spanned="1" table:formula="of:=IFERROR(INDEX([Elemental.$C$2:.$H$500]; SMALL(IF(([.O$2]=[Elemental.$C$2:.$C$500]); ROW([Elemental.$C$2:.$C$500])-MIN(ROW([Elemental.$C$2:.$C$500]))+1;&quot;&quot;);ROWS([.$A$1:.O12]));6);&quot;&quot;)" office:value-type="string" office:string-value="Lightning Spear" calcext:value-type="string">
            <text:p>Lightning Spear</text:p>
          </table:table-cell>
          <table:table-cell table:style-name="ce79" table:number-matrix-columns-spanned="1" table:number-matrix-rows-spanned="1" table:formula="of:=IFERROR(INDEX([Nature.$C$2:.$H$500]; SMALL(IF(([.P$2]=[Nature.$C$2:.$C$500]); ROW([Nature.$C$2:.$C$500])-MIN(ROW([Nature.$C$2:.$C$500]))+1;&quot;&quot;);ROWS([.$A$1:.P12]));6);&quot;&quot;)" office:value-type="string" office:string-value="Animal Ferocity" calcext:value-type="string">
            <text:p>Animal Ferocity</text:p>
          </table:table-cell>
          <table:table-cell table:style-name="ce84" table:number-matrix-columns-spanned="1" table:number-matrix-rows-spanned="1" table:formula="of:=IFERROR(INDEX([Nature.$C$2:.$H$500]; SMALL(IF(([.Q$2]=[Nature.$C$2:.$C$500]); ROW([Nature.$C$2:.$C$500])-MIN(ROW([Nature.$C$2:.$C$500]))+1;&quot;&quot;);ROWS([.$A$1:.Q12]));6);&quot;&quot;)" office:value-type="string" office:string-value="Geomancy Level 3" calcext:value-type="string">
            <text:p>Geomancy Level 3</text:p>
          </table:table-cell>
          <table:table-cell table:style-name="ce84" table:number-matrix-columns-spanned="1" table:number-matrix-rows-spanned="1" table:formula="of:=IFERROR(INDEX([Nature.$C$2:.$H$500]; SMALL(IF(([.R$2]=[Nature.$C$2:.$C$500]); ROW([Nature.$C$2:.$C$500])-MIN(ROW([Nature.$C$2:.$C$500]))+1;&quot;&quot;);ROWS([.$A$1:.R12]));6);&quot;&quot;)" office:value-type="string" office:string-value="Rot" calcext:value-type="string">
            <text:p>Rot</text:p>
          </table:table-cell>
          <table:table-cell table:style-name="ce92" table:number-matrix-columns-spanned="1" table:number-matrix-rows-spanned="1" table:formula="of:=IFERROR(INDEX([Nature.$C$2:.$H$500]; SMALL(IF(([.S$2]=[Nature.$C$2:.$C$500]); ROW([Nature.$C$2:.$C$500])-MIN(ROW([Nature.$C$2:.$C$500]))+1;&quot;&quot;);ROWS([.$A$1:.S12]));6);&quot;&quot;)" office:value-type="string" office:string-value="Faerie Fire" calcext:value-type="string">
            <text:p>Faerie Fire</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3]));6);&quot;&quot;)" office:value-type="string" office:string-value="Flip Gravity" calcext:value-type="string">
            <text:p>Flip Gravity</text:p>
          </table:table-cell>
          <table:table-cell table:style-name="ce84" table:number-matrix-columns-spanned="1" table:number-matrix-rows-spanned="1" table:formula="of:=IFERROR(INDEX([Arcane.$C$2:.$H$500]; SMALL(IF(([.B$2]=[Arcane.$C$2:.$C$500]); ROW([Arcane.$C$2:.$C$500])-MIN(ROW([Arcane.$C$2:.$C$500]))+1;&quot;&quot;);ROWS([.$A$1:.B13]));6);&quot;&quot;)" office:value-type="string" office:string-value="Recall Hero" calcext:value-type="string">
            <text:p>Recall Hero</text:p>
          </table:table-cell>
          <table:table-cell table:style-name="ce84" table:number-matrix-columns-spanned="1" table:number-matrix-rows-spanned="1" table:formula="of:=IFERROR(INDEX([Arcane.$C$2:.$H$500]; SMALL(IF(([.C$2]=[Arcane.$C$2:.$C$500]); ROW([Arcane.$C$2:.$C$500])-MIN(ROW([Arcane.$C$2:.$C$500]))+1;&quot;&quot;);ROWS([.$A$1:.C13]));6);&quot;&quot;)" office:value-type="string" office:string-value="Distort Time" calcext:value-type="string">
            <text:p>Distort Time</text:p>
          </table:table-cell>
          <table:table-cell table:style-name="ce92" table:number-matrix-columns-spanned="1" table:number-matrix-rows-spanned="1" table:formula="of:=IFERROR(INDEX([Arcane.$C$2:.$H$500]; SMALL(IF(([.D$2]=[Arcane.$C$2:.$C$500]); ROW([Arcane.$C$2:.$C$500])-MIN(ROW([Arcane.$C$2:.$C$500]))+1;&quot;&quot;);ROWS([.$A$1:.D13]));6);&quot;&quot;)" office:value-type="string" office:string-value="Fireward" calcext:value-type="string">
            <text:p>Fireward</text:p>
          </table:table-cell>
          <table:table-cell table:style-name="ce79" table:number-matrix-columns-spanned="1" table:number-matrix-rows-spanned="1" table:formula="of:=IFERROR(INDEX([Divine.$C$2:.$H$500]; SMALL(IF(([.E$2]=[Divine.$C$2:.$C$500]); ROW([Divine.$C$2:.$C$500])-MIN(ROW([Divine.$C$2:.$C$500]))+1;&quot;&quot;);ROWS([.$A$1:.E13]));6);&quot;&quot;)" office:value-type="string" office:string-value="Fortify" calcext:value-type="string">
            <text:p>Fortify</text:p>
          </table:table-cell>
          <table:table-cell table:style-name="ce84" table:number-matrix-columns-spanned="1" table:number-matrix-rows-spanned="1" table:formula="of:=IFERROR(INDEX([Divine.$C$2:.$H$500]; SMALL(IF(([.F$2]=[Divine.$C$2:.$C$500]); ROW([Divine.$C$2:.$C$500])-MIN(ROW([Divine.$C$2:.$C$500]))+1;&quot;&quot;);ROWS([.$A$1:.F13]));6);&quot;&quot;)" office:value-type="string" office:string-value="Creeping Dark" calcext:value-type="string">
            <text:p>Creeping Dark</text:p>
          </table:table-cell>
          <table:table-cell table:style-name="ce92" table:number-matrix-columns-spanned="1" table:number-matrix-rows-spanned="1" table:formula="of:=IFERROR(INDEX([Divine.$C$2:.$H$500]; SMALL(IF(([.G$2]=[Divine.$C$2:.$C$500]); ROW([Divine.$C$2:.$C$500])-MIN(ROW([Divine.$C$2:.$C$500]))+1;&quot;&quot;);ROWS([.$A$1:.G13]));6);&quot;&quot;)" office:value-type="string" office:string-value="Shadow Decoy" calcext:value-type="string">
            <text:p>Shadow Decoy</text:p>
          </table:table-cell>
          <table:table-cell table:style-name="ce79" table:number-matrix-columns-spanned="1" table:number-matrix-rows-spanned="1" table:formula="of:=IFERROR(INDEX([Elemental.$C$2:.$H$500]; SMALL(IF(([.H$2]=[Elemental.$C$2:.$C$500]); ROW([Elemental.$C$2:.$C$500])-MIN(ROW([Elemental.$C$2:.$C$500]))+1;&quot;&quot;);ROWS([.$A$1:.H13]));6);&quot;&quot;)" office:value-type="string" office:string-value="Evaporate" calcext:value-type="string">
            <text:p>Evaporate</text:p>
          </table:table-cell>
          <table:table-cell table:style-name="ce84" table:number-matrix-columns-spanned="1" table:number-matrix-rows-spanned="1" table:formula="of:=IFERROR(INDEX([Elemental.$C$2:.$H$500]; SMALL(IF(([.I$2]=[Elemental.$C$2:.$C$500]); ROW([Elemental.$C$2:.$C$500])-MIN(ROW([Elemental.$C$2:.$C$500]))+1;&quot;&quot;);ROWS([.$A$1:.I13]));6);&quot;&quot;)" office:value-type="string" office:string-value="Ignite" calcext:value-type="string">
            <text:p>Ignite</text:p>
          </table:table-cell>
          <table:table-cell table:style-name="ce84" table:number-matrix-columns-spanned="1" table:number-matrix-rows-spanned="1" table:formula="of:=IFERROR(INDEX([Elemental.$C$2:.$H$500]; SMALL(IF(([.J$2]=[Elemental.$C$2:.$C$500]); ROW([Elemental.$C$2:.$C$500])-MIN(ROW([Elemental.$C$2:.$C$500]))+1;&quot;&quot;);ROWS([.$A$1:.J13]));6);&quot;&quot;)" office:value-type="string" office:string-value="Stalagmite" calcext:value-type="string">
            <text:p>Stalagmite</text:p>
          </table:table-cell>
          <table:table-cell table:style-name="ce84" table:number-matrix-columns-spanned="1" table:number-matrix-rows-spanned="1" table:formula="of:=IFERROR(INDEX([Elemental.$C$2:.$H$500]; SMALL(IF(([.K$2]=[Elemental.$C$2:.$C$500]); ROW([Elemental.$C$2:.$C$500])-MIN(ROW([Elemental.$C$2:.$C$500]))+1;&quot;&quot;);ROWS([.$A$1:.K13]));6);&quot;&quot;)" office:value-type="string" office:string-value="Water Shell" calcext:value-type="string">
            <text:p>Water Shell</text:p>
          </table:table-cell>
          <table:table-cell table:style-name="ce84" table:number-matrix-columns-spanned="1" table:number-matrix-rows-spanned="1" table:formula="of:=IFERROR(INDEX([Elemental.$C$2:.$H$500]; SMALL(IF(([.L$2]=[Elemental.$C$2:.$C$500]); ROW([Elemental.$C$2:.$C$500])-MIN(ROW([Elemental.$C$2:.$C$500]))+1;&quot;&quot;);ROWS([.$A$1:.L13]));6);&quot;&quot;)" office:value-type="string" office:string-value="Crystal Barrage" calcext:value-type="string">
            <text:p>Crystal Barrage</text:p>
          </table:table-cell>
          <table:table-cell table:style-name="ce84" table:number-matrix-columns-spanned="1" table:number-matrix-rows-spanned="1" table:formula="of:=IFERROR(INDEX([Elemental.$C$2:.$H$500]; SMALL(IF(([.M$2]=[Elemental.$C$2:.$C$500]); ROW([Elemental.$C$2:.$C$500])-MIN(ROW([Elemental.$C$2:.$C$500]))+1;&quot;&quot;);ROWS([.$A$1:.M13]));6);&quot;&quot;)" office:value-type="string" office:string-value="Ice Barrier" calcext:value-type="string">
            <text:p>Ice Barrier</text:p>
          </table:table-cell>
          <table:table-cell table:style-name="ce84" table:number-matrix-columns-spanned="1" table:number-matrix-rows-spanned="1" table:formula="of:=IFERROR(INDEX([Elemental.$C$2:.$H$500]; SMALL(IF(([.N$2]=[Elemental.$C$2:.$C$500]); ROW([Elemental.$C$2:.$C$500])-MIN(ROW([Elemental.$C$2:.$C$500]))+1;&quot;&quot;);ROWS([.$A$1:.N13]));6);&quot;&quot;)" office:value-type="string" office:string-value="Rust Armor" calcext:value-type="string">
            <text:p>Rust Armor</text:p>
          </table:table-cell>
          <table:table-cell table:style-name="ce92" table:number-matrix-columns-spanned="1" table:number-matrix-rows-spanned="1" table:formula="of:=IFERROR(INDEX([Elemental.$C$2:.$H$500]; SMALL(IF(([.O$2]=[Elemental.$C$2:.$C$500]); ROW([Elemental.$C$2:.$C$500])-MIN(ROW([Elemental.$C$2:.$C$500]))+1;&quot;&quot;);ROWS([.$A$1:.O13]));6);&quot;&quot;)" office:value-type="string" office:string-value="Lightning Stab" calcext:value-type="string">
            <text:p>Lightning Stab</text:p>
          </table:table-cell>
          <table:table-cell table:style-name="ce79" table:number-matrix-columns-spanned="1" table:number-matrix-rows-spanned="1" table:formula="of:=IFERROR(INDEX([Nature.$C$2:.$H$500]; SMALL(IF(([.P$2]=[Nature.$C$2:.$C$500]); ROW([Nature.$C$2:.$C$500])-MIN(ROW([Nature.$C$2:.$C$500]))+1;&quot;&quot;);ROWS([.$A$1:.P13]));6);&quot;&quot;)" office:value-type="string" office:string-value="Envenom" calcext:value-type="string">
            <text:p>Envenom</text:p>
          </table:table-cell>
          <table:table-cell table:style-name="ce84" table:number-matrix-columns-spanned="1" table:number-matrix-rows-spanned="1" table:formula="of:=IFERROR(INDEX([Nature.$C$2:.$H$500]; SMALL(IF(([.Q$2]=[Nature.$C$2:.$C$500]); ROW([Nature.$C$2:.$C$500])-MIN(ROW([Nature.$C$2:.$C$500]))+1;&quot;&quot;);ROWS([.$A$1:.Q13]));6);&quot;&quot;)" office:value-type="string" office:string-value="Call Earth" calcext:value-type="string">
            <text:p>Call Earth</text:p>
          </table:table-cell>
          <table:table-cell table:style-name="ce84" table:number-matrix-columns-spanned="1" table:number-matrix-rows-spanned="1" table:formula="of:=IFERROR(INDEX([Nature.$C$2:.$H$500]; SMALL(IF(([.R$2]=[Nature.$C$2:.$C$500]); ROW([Nature.$C$2:.$C$500])-MIN(ROW([Nature.$C$2:.$C$500]))+1;&quot;&quot;);ROWS([.$A$1:.R13]));6);&quot;&quot;)" office:value-type="string" office:string-value="Natures Wrath" calcext:value-type="string">
            <text:p>Natures Wrath</text:p>
          </table:table-cell>
          <table:table-cell table:style-name="ce92" table:number-matrix-columns-spanned="1" table:number-matrix-rows-spanned="1" table:formula="of:=IFERROR(INDEX([Nature.$C$2:.$H$500]; SMALL(IF(([.S$2]=[Nature.$C$2:.$C$500]); ROW([Nature.$C$2:.$C$500])-MIN(ROW([Nature.$C$2:.$C$500]))+1;&quot;&quot;);ROWS([.$A$1:.S13]));6);&quot;&quot;)" office:value-type="string" office:string-value="Life Link" calcext:value-type="string">
            <text:p>Life Link</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4]));6);&quot;&quot;)" office:value-type="string" office:string-value="Gravity" calcext:value-type="string">
            <text:p>Gravity</text:p>
          </table:table-cell>
          <table:table-cell table:style-name="ce84" table:number-matrix-columns-spanned="1" table:number-matrix-rows-spanned="1" table:formula="of:=IFERROR(INDEX([Arcane.$C$2:.$H$500]; SMALL(IF(([.B$2]=[Arcane.$C$2:.$C$500]); ROW([Arcane.$C$2:.$C$500])-MIN(ROW([Arcane.$C$2:.$C$500]))+1;&quot;&quot;);ROWS([.$A$1:.B14]));6);&quot;&quot;)" office:value-type="string" office:string-value="Summon Familiar" calcext:value-type="string">
            <text:p>Summon Familiar</text:p>
          </table:table-cell>
          <table:table-cell table:style-name="ce84" table:number-matrix-columns-spanned="1" table:number-matrix-rows-spanned="1" table:formula="of:=IFERROR(INDEX([Arcane.$C$2:.$H$500]; SMALL(IF(([.C$2]=[Arcane.$C$2:.$C$500]); ROW([Arcane.$C$2:.$C$500])-MIN(ROW([Arcane.$C$2:.$C$500]))+1;&quot;&quot;);ROWS([.$A$1:.C14]));6);&quot;&quot;)" office:value-type="string" office:string-value="Mass Haste" calcext:value-type="string">
            <text:p>Mass Haste</text:p>
          </table:table-cell>
          <table:table-cell table:style-name="ce92" table:number-matrix-columns-spanned="1" table:number-matrix-rows-spanned="1" table:formula="of:=IFERROR(INDEX([Arcane.$C$2:.$H$500]; SMALL(IF(([.D$2]=[Arcane.$C$2:.$C$500]); ROW([Arcane.$C$2:.$C$500])-MIN(ROW([Arcane.$C$2:.$C$500]))+1;&quot;&quot;);ROWS([.$A$1:.D14]));6);&quot;&quot;)" office:value-type="string" office:string-value="Iceward" calcext:value-type="string">
            <text:p>Iceward</text:p>
          </table:table-cell>
          <table:table-cell table:style-name="ce79" table:number-matrix-columns-spanned="1" table:number-matrix-rows-spanned="1" table:formula="of:=IFERROR(INDEX([Divine.$C$2:.$H$500]; SMALL(IF(([.E$2]=[Divine.$C$2:.$C$500]); ROW([Divine.$C$2:.$C$500])-MIN(ROW([Divine.$C$2:.$C$500]))+1;&quot;&quot;);ROWS([.$A$1:.E14]));6);&quot;&quot;)" office:value-type="string" office:string-value="Holy Armor" calcext:value-type="string">
            <text:p>Holy Armor</text:p>
          </table:table-cell>
          <table:table-cell table:style-name="ce84" table:number-matrix-columns-spanned="1" table:number-matrix-rows-spanned="1" table:formula="of:=IFERROR(INDEX([Divine.$C$2:.$H$500]; SMALL(IF(([.F$2]=[Divine.$C$2:.$C$500]); ROW([Divine.$C$2:.$C$500])-MIN(ROW([Divine.$C$2:.$C$500]))+1;&quot;&quot;);ROWS([.$A$1:.F14]));6);&quot;&quot;)" office:value-type="string" office:string-value="Dark Axe" calcext:value-type="string">
            <text:p>Dark Axe</text:p>
          </table:table-cell>
          <table:table-cell table:style-name="ce92" table:number-matrix-columns-spanned="1" table:number-matrix-rows-spanned="1" table:formula="of:=IFERROR(INDEX([Divine.$C$2:.$H$500]; SMALL(IF(([.G$2]=[Divine.$C$2:.$C$500]); ROW([Divine.$C$2:.$C$500])-MIN(ROW([Divine.$C$2:.$C$500]))+1;&quot;&quot;);ROWS([.$A$1:.G14]));6);&quot;&quot;)" office:value-type="string" office:string-value="Shadow Steed" calcext:value-type="string">
            <text:p>Shadow Steed</text:p>
          </table:table-cell>
          <table:table-cell table:style-name="ce79" table:number-matrix-columns-spanned="1" table:number-matrix-rows-spanned="1" table:formula="of:=IFERROR(INDEX([Elemental.$C$2:.$H$500]; SMALL(IF(([.H$2]=[Elemental.$C$2:.$C$500]); ROW([Elemental.$C$2:.$C$500])-MIN(ROW([Elemental.$C$2:.$C$500]))+1;&quot;&quot;);ROWS([.$A$1:.H14]));6);&quot;&quot;)" office:value-type="string" office:string-value="Wind Walk" calcext:value-type="string">
            <text:p>Wind Walk</text:p>
          </table:table-cell>
          <table:table-cell table:style-name="ce84" table:number-matrix-columns-spanned="1" table:number-matrix-rows-spanned="1" table:formula="of:=IFERROR(INDEX([Elemental.$C$2:.$H$500]; SMALL(IF(([.I$2]=[Elemental.$C$2:.$C$500]); ROW([Elemental.$C$2:.$C$500])-MIN(ROW([Elemental.$C$2:.$C$500]))+1;&quot;&quot;);ROWS([.$A$1:.I14]));6);&quot;&quot;)" office:value-type="string" office:string-value="Conflagration" calcext:value-type="string">
            <text:p>Conflagration</text:p>
          </table:table-cell>
          <table:table-cell table:style-name="ce84" table:number-matrix-columns-spanned="1" table:number-matrix-rows-spanned="1" table:formula="of:=IFERROR(INDEX([Elemental.$C$2:.$H$500]; SMALL(IF(([.J$2]=[Elemental.$C$2:.$C$500]); ROW([Elemental.$C$2:.$C$500])-MIN(ROW([Elemental.$C$2:.$C$500]))+1;&quot;&quot;);ROWS([.$A$1:.J14]));6);&quot;&quot;)" office:value-type="string" office:string-value="Earthen Bulwark" calcext:value-type="string">
            <text:p>Earthen Bulwark</text:p>
          </table:table-cell>
          <table:table-cell table:style-name="ce84" table:number-matrix-columns-spanned="1" table:number-matrix-rows-spanned="1" table:formula="of:=IFERROR(INDEX([Elemental.$C$2:.$H$500]; SMALL(IF(([.K$2]=[Elemental.$C$2:.$C$500]); ROW([Elemental.$C$2:.$C$500])-MIN(ROW([Elemental.$C$2:.$C$500]))+1;&quot;&quot;);ROWS([.$A$1:.K14]));6);&quot;&quot;)" office:value-type="string" office:string-value="Typhoon" calcext:value-type="string">
            <text:p>Typhoon</text:p>
          </table:table-cell>
          <table:table-cell table:style-name="ce84" table:number-matrix-columns-spanned="1" table:number-matrix-rows-spanned="1" table:formula="of:=IFERROR(INDEX([Elemental.$C$2:.$H$500]; SMALL(IF(([.L$2]=[Elemental.$C$2:.$C$500]); ROW([Elemental.$C$2:.$C$500])-MIN(ROW([Elemental.$C$2:.$C$500]))+1;&quot;&quot;);ROWS([.$A$1:.L14]));6);&quot;&quot;)" office:value-type="string" office:string-value="Crystal Garden" calcext:value-type="string">
            <text:p>Crystal Garden</text:p>
          </table:table-cell>
          <table:table-cell table:style-name="ce84" table:number-matrix-columns-spanned="1" table:number-matrix-rows-spanned="1" table:formula="of:=IFERROR(INDEX([Elemental.$C$2:.$H$500]; SMALL(IF(([.M$2]=[Elemental.$C$2:.$C$500]); ROW([Elemental.$C$2:.$C$500])-MIN(ROW([Elemental.$C$2:.$C$500]))+1;&quot;&quot;);ROWS([.$A$1:.M14]));6);&quot;&quot;)" office:value-type="string" office:string-value="Arctic Wind" calcext:value-type="string">
            <text:p>Arctic Wind</text:p>
          </table:table-cell>
          <table:table-cell table:style-name="ce84" table:number-matrix-columns-spanned="1" table:number-matrix-rows-spanned="1" table:formula="of:=IFERROR(INDEX([Elemental.$C$2:.$H$500]; SMALL(IF(([.N$2]=[Elemental.$C$2:.$C$500]); ROW([Elemental.$C$2:.$C$500])-MIN(ROW([Elemental.$C$2:.$C$500]))+1;&quot;&quot;);ROWS([.$A$1:.N14]));6);&quot;&quot;)" office:value-type="string" office:string-value="Rust Weapon" calcext:value-type="string">
            <text:p>Rust Weapon</text:p>
          </table:table-cell>
          <table:table-cell table:style-name="ce92" table:number-matrix-columns-spanned="1" table:number-matrix-rows-spanned="1" table:formula="of:=IFERROR(INDEX([Elemental.$C$2:.$H$500]; SMALL(IF(([.O$2]=[Elemental.$C$2:.$C$500]); ROW([Elemental.$C$2:.$C$500])-MIN(ROW([Elemental.$C$2:.$C$500]))+1;&quot;&quot;);ROWS([.$A$1:.O14]));6);&quot;&quot;)" office:value-type="string" office:string-value="Drain Energy" calcext:value-type="string">
            <text:p>Drain Energy</text:p>
          </table:table-cell>
          <table:table-cell table:style-name="ce79" table:number-matrix-columns-spanned="1" table:number-matrix-rows-spanned="1" table:formula="of:=IFERROR(INDEX([Nature.$C$2:.$H$500]; SMALL(IF(([.P$2]=[Nature.$C$2:.$C$500]); ROW([Nature.$C$2:.$C$500])-MIN(ROW([Nature.$C$2:.$C$500]))+1;&quot;&quot;);ROWS([.$A$1:.P14]));6);&quot;&quot;)" office:value-type="string" office:string-value="Calm Animals" calcext:value-type="string">
            <text:p>Calm Animals</text:p>
          </table:table-cell>
          <table:table-cell table:style-name="ce84" table:number-matrix-columns-spanned="1" table:number-matrix-rows-spanned="1" table:formula="of:=IFERROR(INDEX([Nature.$C$2:.$H$500]; SMALL(IF(([.Q$2]=[Nature.$C$2:.$C$500]); ROW([Nature.$C$2:.$C$500])-MIN(ROW([Nature.$C$2:.$C$500]))+1;&quot;&quot;);ROWS([.$A$1:.Q14]));6);&quot;&quot;)" office:value-type="string" office:string-value="Cracks Call" calcext:value-type="string">
            <text:p>Cracks Call</text:p>
          </table:table-cell>
          <table:table-cell table:style-name="ce84" table:number-matrix-columns-spanned="1" table:number-matrix-rows-spanned="1" table:formula="of:=IFERROR(INDEX([Nature.$C$2:.$H$500]; SMALL(IF(([.R$2]=[Nature.$C$2:.$C$500]); ROW([Nature.$C$2:.$C$500])-MIN(ROW([Nature.$C$2:.$C$500]))+1;&quot;&quot;);ROWS([.$A$1:.R14]));6);&quot;&quot;)" office:value-type="string" office:string-value="Regenerate" calcext:value-type="string">
            <text:p>Regenerate</text:p>
          </table:table-cell>
          <table:table-cell table:style-name="ce92" table:number-matrix-columns-spanned="1" table:number-matrix-rows-spanned="1" table:formula="of:=IFERROR(INDEX([Nature.$C$2:.$H$500]; SMALL(IF(([.S$2]=[Nature.$C$2:.$C$500]); ROW([Nature.$C$2:.$C$500])-MIN(ROW([Nature.$C$2:.$C$500]))+1;&quot;&quot;);ROWS([.$A$1:.S14]));6);&quot;&quot;)" office:value-type="string" office:string-value="Chain Heal" calcext:value-type="string">
            <text:p>Chain Heal</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5]));6);&quot;&quot;)" office:value-type="string" office:string-value="Levitate" calcext:value-type="string">
            <text:p>Levitate</text:p>
          </table:table-cell>
          <table:table-cell table:style-name="ce84" table:number-matrix-columns-spanned="1" table:number-matrix-rows-spanned="1" table:formula="of:=IFERROR(INDEX([Arcane.$C$2:.$H$500]; SMALL(IF(([.B$2]=[Arcane.$C$2:.$C$500]); ROW([Arcane.$C$2:.$C$500])-MIN(ROW([Arcane.$C$2:.$C$500]))+1;&quot;&quot;);ROWS([.$A$1:.B15]));6);&quot;&quot;)" office:value-type="string" office:string-value="Arcane Elemental" calcext:value-type="string">
            <text:p>Arcane Elemental</text:p>
          </table:table-cell>
          <table:table-cell table:style-name="ce84" table:number-matrix-columns-spanned="1" table:number-matrix-rows-spanned="1" table:formula="of:=IFERROR(INDEX([Arcane.$C$2:.$H$500]; SMALL(IF(([.C$2]=[Arcane.$C$2:.$C$500]); ROW([Arcane.$C$2:.$C$500])-MIN(ROW([Arcane.$C$2:.$C$500]))+1;&quot;&quot;);ROWS([.$A$1:.C15]));6);&quot;&quot;)" office:value-type="string" office:string-value="Mass Slow" calcext:value-type="string">
            <text:p>Mass Slow</text:p>
          </table:table-cell>
          <table:table-cell table:style-name="ce92" table:number-matrix-columns-spanned="1" table:number-matrix-rows-spanned="1" table:formula="of:=IFERROR(INDEX([Arcane.$C$2:.$H$500]; SMALL(IF(([.D$2]=[Arcane.$C$2:.$C$500]); ROW([Arcane.$C$2:.$C$500])-MIN(ROW([Arcane.$C$2:.$C$500]))+1;&quot;&quot;);ROWS([.$A$1:.D15]));6);&quot;&quot;)" office:value-type="string" office:string-value="Metalward" calcext:value-type="string">
            <text:p>Metalward</text:p>
          </table:table-cell>
          <table:table-cell table:style-name="ce79" table:number-matrix-columns-spanned="1" table:number-matrix-rows-spanned="1" table:formula="of:=IFERROR(INDEX([Divine.$C$2:.$H$500]; SMALL(IF(([.E$2]=[Divine.$C$2:.$C$500]); ROW([Divine.$C$2:.$C$500])-MIN(ROW([Divine.$C$2:.$C$500]))+1;&quot;&quot;);ROWS([.$A$1:.E15]));6);&quot;&quot;)" office:value-type="string" office:string-value="Holy Aura" calcext:value-type="string">
            <text:p>Holy Aura</text:p>
          </table:table-cell>
          <table:table-cell table:style-name="ce84" table:number-matrix-columns-spanned="1" table:number-matrix-rows-spanned="1" table:formula="of:=IFERROR(INDEX([Divine.$C$2:.$H$500]; SMALL(IF(([.F$2]=[Divine.$C$2:.$C$500]); ROW([Divine.$C$2:.$C$500])-MIN(ROW([Divine.$C$2:.$C$500]))+1;&quot;&quot;);ROWS([.$A$1:.F15]));6);&quot;&quot;)" office:value-type="string" office:string-value="Death Knell" calcext:value-type="string">
            <text:p>Death Knell</text:p>
          </table:table-cell>
          <table:table-cell table:style-name="ce92" table:number-matrix-columns-spanned="1" table:number-matrix-rows-spanned="1" table:formula="of:=IFERROR(INDEX([Divine.$C$2:.$H$500]; SMALL(IF(([.G$2]=[Divine.$C$2:.$C$500]); ROW([Divine.$C$2:.$C$500])-MIN(ROW([Divine.$C$2:.$C$500]))+1;&quot;&quot;);ROWS([.$A$1:.G15]));6);&quot;&quot;)" office:value-type="string" office:string-value="Shadowsight" calcext:value-type="string">
            <text:p>Shadowsight</text:p>
          </table:table-cell>
          <table:table-cell table:style-name="ce79" table:number-matrix-columns-spanned="1" table:number-matrix-rows-spanned="1" table:formula="of:=IFERROR(INDEX([Elemental.$C$2:.$H$500]; SMALL(IF(([.H$2]=[Elemental.$C$2:.$C$500]); ROW([Elemental.$C$2:.$C$500])-MIN(ROW([Elemental.$C$2:.$C$500]))+1;&quot;&quot;);ROWS([.$A$1:.H15]));6);&quot;&quot;)" office:value-type="string" office:string-value="Deflecting Winds" calcext:value-type="string">
            <text:p>Deflecting Winds</text:p>
          </table:table-cell>
          <table:table-cell table:style-name="ce84" table:number-matrix-columns-spanned="1" table:number-matrix-rows-spanned="1" table:formula="of:=IFERROR(INDEX([Elemental.$C$2:.$H$500]; SMALL(IF(([.I$2]=[Elemental.$C$2:.$C$500]); ROW([Elemental.$C$2:.$C$500])-MIN(ROW([Elemental.$C$2:.$C$500]))+1;&quot;&quot;);ROWS([.$A$1:.I15]));6);&quot;&quot;)" office:value-type="string" office:string-value="Blaze" calcext:value-type="string">
            <text:p>Blaze</text:p>
          </table:table-cell>
          <table:table-cell table:style-name="ce84" table:number-matrix-columns-spanned="1" table:number-matrix-rows-spanned="1" table:formula="of:=IFERROR(INDEX([Elemental.$C$2:.$H$500]; SMALL(IF(([.J$2]=[Elemental.$C$2:.$C$500]); ROW([Elemental.$C$2:.$C$500])-MIN(ROW([Elemental.$C$2:.$C$500]))+1;&quot;&quot;);ROWS([.$A$1:.J15]));6);&quot;&quot;)" office:value-type="string" office:string-value="Stone Aegis" calcext:value-type="string">
            <text:p>Stone Aegis</text:p>
          </table:table-cell>
          <table:table-cell table:style-name="ce84" table:number-matrix-columns-spanned="1" table:number-matrix-rows-spanned="1" table:formula="of:=IFERROR(INDEX([Elemental.$C$2:.$H$500]; SMALL(IF(([.K$2]=[Elemental.$C$2:.$C$500]); ROW([Elemental.$C$2:.$C$500])-MIN(ROW([Elemental.$C$2:.$C$500]))+1;&quot;&quot;);ROWS([.$A$1:.K15]));6);&quot;&quot;)" office:value-type="string" office:string-value="Fog Cloud" calcext:value-type="string">
            <text:p>Fog Cloud</text:p>
          </table:table-cell>
          <table:table-cell table:style-name="ce84" table:number-matrix-columns-spanned="1" table:number-matrix-rows-spanned="1" table:formula="of:=IFERROR(INDEX([Elemental.$C$2:.$H$500]; SMALL(IF(([.L$2]=[Elemental.$C$2:.$C$500]); ROW([Elemental.$C$2:.$C$500])-MIN(ROW([Elemental.$C$2:.$C$500]))+1;&quot;&quot;);ROWS([.$A$1:.L15]));6);&quot;&quot;)" office:value-type="string" office:string-value="Crystalline Form" calcext:value-type="string">
            <text:p>Crystalline Form</text:p>
          </table:table-cell>
          <table:table-cell table:style-name="ce84" table:number-matrix-columns-spanned="1" table:number-matrix-rows-spanned="1" table:formula="of:=IFERROR(INDEX([Elemental.$C$2:.$H$500]; SMALL(IF(([.M$2]=[Elemental.$C$2:.$C$500]); ROW([Elemental.$C$2:.$C$500])-MIN(ROW([Elemental.$C$2:.$C$500]))+1;&quot;&quot;);ROWS([.$A$1:.M15]));6);&quot;&quot;)" office:value-type="string" office:string-value="Freeze" calcext:value-type="string">
            <text:p>Freeze</text:p>
          </table:table-cell>
          <table:table-cell table:style-name="ce84" table:number-matrix-columns-spanned="1" table:number-matrix-rows-spanned="1" table:formula="of:=IFERROR(INDEX([Elemental.$C$2:.$H$500]; SMALL(IF(([.N$2]=[Elemental.$C$2:.$C$500]); ROW([Elemental.$C$2:.$C$500])-MIN(ROW([Elemental.$C$2:.$C$500]))+1;&quot;&quot;);ROWS([.$A$1:.N15]));6);&quot;&quot;)" office:value-type="string" office:string-value="Weaken Armor" calcext:value-type="string">
            <text:p>Weaken Armor</text:p>
          </table:table-cell>
          <table:table-cell table:style-name="ce92" table:number-matrix-columns-spanned="1" table:number-matrix-rows-spanned="1" table:formula="of:=IFERROR(INDEX([Elemental.$C$2:.$H$500]; SMALL(IF(([.O$2]=[Elemental.$C$2:.$C$500]); ROW([Elemental.$C$2:.$C$500])-MIN(ROW([Elemental.$C$2:.$C$500]))+1;&quot;&quot;);ROWS([.$A$1:.O15]));6);&quot;&quot;)" office:value-type="string" office:string-value="Paralyze" calcext:value-type="string">
            <text:p>Paralyze</text:p>
          </table:table-cell>
          <table:table-cell table:style-name="ce79" table:number-matrix-columns-spanned="1" table:number-matrix-rows-spanned="1" table:formula="of:=IFERROR(INDEX([Nature.$C$2:.$H$500]; SMALL(IF(([.P$2]=[Nature.$C$2:.$C$500]); ROW([Nature.$C$2:.$C$500])-MIN(ROW([Nature.$C$2:.$C$500]))+1;&quot;&quot;);ROWS([.$A$1:.P15]));6);&quot;&quot;)" office:value-type="string" office:string-value="Greater Mending" calcext:value-type="string">
            <text:p>Greater Mending</text:p>
          </table:table-cell>
          <table:table-cell table:style-name="ce84" table:number-matrix-columns-spanned="1" table:number-matrix-rows-spanned="1" table:formula="of:=IFERROR(INDEX([Nature.$C$2:.$H$500]; SMALL(IF(([.Q$2]=[Nature.$C$2:.$C$500]); ROW([Nature.$C$2:.$C$500])-MIN(ROW([Nature.$C$2:.$C$500]))+1;&quot;&quot;);ROWS([.$A$1:.Q15]));6);&quot;&quot;)" office:value-type="string" office:string-value="Stone Form" calcext:value-type="string">
            <text:p>Stone Form</text:p>
          </table:table-cell>
          <table:table-cell table:style-name="ce84" table:number-matrix-columns-spanned="1" table:number-matrix-rows-spanned="1" table:formula="of:=IFERROR(INDEX([Nature.$C$2:.$H$500]; SMALL(IF(([.R$2]=[Nature.$C$2:.$C$500]); ROW([Nature.$C$2:.$C$500])-MIN(ROW([Nature.$C$2:.$C$500]))+1;&quot;&quot;);ROWS([.$A$1:.R15]));6);&quot;&quot;)" office:value-type="string" office:string-value="Command Plants" calcext:value-type="string">
            <text:p>Command Plants</text:p>
          </table:table-cell>
          <table:table-cell table:style-name="ce92" table:number-matrix-columns-spanned="1" table:number-matrix-rows-spanned="1" table:formula="of:=IFERROR(INDEX([Nature.$C$2:.$H$500]; SMALL(IF(([.S$2]=[Nature.$C$2:.$C$500]); ROW([Nature.$C$2:.$C$500])-MIN(ROW([Nature.$C$2:.$C$500]))+1;&quot;&quot;);ROWS([.$A$1:.S15]));6);&quot;&quot;)" office:value-type="string" office:string-value="Bind Spirit" calcext:value-type="string">
            <text:p>Bind Spirit</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6]));6);&quot;&quot;)" office:value-type="string" office:string-value="Repulse" calcext:value-type="string">
            <text:p>Repulse</text:p>
          </table:table-cell>
          <table:table-cell table:style-name="ce84" table:number-matrix-columns-spanned="1" table:number-matrix-rows-spanned="1" table:formula="of:=IFERROR(INDEX([Arcane.$C$2:.$H$500]; SMALL(IF(([.B$2]=[Arcane.$C$2:.$C$500]); ROW([Arcane.$C$2:.$C$500])-MIN(ROW([Arcane.$C$2:.$C$500]))+1;&quot;&quot;);ROWS([.$A$1:.B16]));6);&quot;&quot;)" office:value-type="string" office:string-value="Counter Magic" calcext:value-type="string">
            <text:p>Counter Magic</text:p>
          </table:table-cell>
          <table:table-cell table:style-name="ce84" table:number-matrix-columns-spanned="1" table:number-matrix-rows-spanned="1" table:formula="of:=IFERROR(INDEX([Arcane.$C$2:.$H$500]; SMALL(IF(([.C$2]=[Arcane.$C$2:.$C$500]); ROW([Arcane.$C$2:.$C$500])-MIN(ROW([Arcane.$C$2:.$C$500]))+1;&quot;&quot;);ROWS([.$A$1:.C16]));6);&quot;&quot;)" office:value-type="string" office:string-value="Teleport" calcext:value-type="string">
            <text:p>Teleport</text:p>
          </table:table-cell>
          <table:table-cell table:style-name="ce92" table:number-matrix-columns-spanned="1" table:number-matrix-rows-spanned="1" table:formula="of:=IFERROR(INDEX([Arcane.$C$2:.$H$500]; SMALL(IF(([.D$2]=[Arcane.$C$2:.$C$500]); ROW([Arcane.$C$2:.$C$500])-MIN(ROW([Arcane.$C$2:.$C$500]))+1;&quot;&quot;);ROWS([.$A$1:.D16]));6);&quot;&quot;)" office:value-type="string" office:string-value="Stormward" calcext:value-type="string">
            <text:p>Stormward</text:p>
          </table:table-cell>
          <table:table-cell table:style-name="ce79" table:number-matrix-columns-spanned="1" table:number-matrix-rows-spanned="1" table:formula="of:=IFERROR(INDEX([Divine.$C$2:.$H$500]; SMALL(IF(([.E$2]=[Divine.$C$2:.$C$500]); ROW([Divine.$C$2:.$C$500])-MIN(ROW([Divine.$C$2:.$C$500]))+1;&quot;&quot;);ROWS([.$A$1:.E16]));6);&quot;&quot;)" office:value-type="string" office:string-value="Holy Hammer" calcext:value-type="string">
            <text:p>Holy Hammer</text:p>
          </table:table-cell>
          <table:table-cell table:style-name="ce84" table:number-matrix-columns-spanned="1" table:number-matrix-rows-spanned="1" table:formula="of:=IFERROR(INDEX([Divine.$C$2:.$H$500]; SMALL(IF(([.F$2]=[Divine.$C$2:.$C$500]); ROW([Divine.$C$2:.$C$500])-MIN(ROW([Divine.$C$2:.$C$500]))+1;&quot;&quot;);ROWS([.$A$1:.F16]));6);&quot;&quot;)" office:value-type="string" office:string-value="Drain Life" calcext:value-type="string">
            <text:p>Drain Life</text:p>
          </table:table-cell>
          <table:table-cell table:style-name="ce92" table:number-matrix-columns-spanned="1" table:number-matrix-rows-spanned="1" table:formula="of:=IFERROR(INDEX([Divine.$C$2:.$H$500]; SMALL(IF(([.G$2]=[Divine.$C$2:.$C$500]); ROW([Divine.$C$2:.$C$500])-MIN(ROW([Divine.$C$2:.$C$500]))+1;&quot;&quot;);ROWS([.$A$1:.G16]));6);&quot;&quot;)" office:value-type="string" office:string-value="Vanish" calcext:value-type="string">
            <text:p>Vanish</text:p>
          </table:table-cell>
          <table:table-cell table:style-name="ce79" table:number-matrix-columns-spanned="1" table:number-matrix-rows-spanned="1" table:formula="of:=IFERROR(INDEX([Elemental.$C$2:.$H$500]; SMALL(IF(([.H$2]=[Elemental.$C$2:.$C$500]); ROW([Elemental.$C$2:.$C$500])-MIN(ROW([Elemental.$C$2:.$C$500]))+1;&quot;&quot;);ROWS([.$A$1:.H16]));6);&quot;&quot;)" office:value-type="string" office:string-value="Howling Wind" calcext:value-type="string">
            <text:p>Howling Wind</text:p>
          </table:table-cell>
          <table:table-cell table:style-name="ce84" table:number-matrix-columns-spanned="1" table:number-matrix-rows-spanned="1" table:formula="of:=IFERROR(INDEX([Elemental.$C$2:.$H$500]; SMALL(IF(([.I$2]=[Elemental.$C$2:.$C$500]); ROW([Elemental.$C$2:.$C$500])-MIN(ROW([Elemental.$C$2:.$C$500]))+1;&quot;&quot;);ROWS([.$A$1:.I16]));6);&quot;&quot;)" office:value-type="string" office:string-value="Fire Ball" calcext:value-type="string">
            <text:p>Fire Ball</text:p>
          </table:table-cell>
          <table:table-cell table:style-name="ce84" table:number-matrix-columns-spanned="1" table:number-matrix-rows-spanned="1" table:formula="of:=IFERROR(INDEX([Elemental.$C$2:.$H$500]; SMALL(IF(([.J$2]=[Elemental.$C$2:.$C$500]); ROW([Elemental.$C$2:.$C$500])-MIN(ROW([Elemental.$C$2:.$C$500]))+1;&quot;&quot;);ROWS([.$A$1:.J16]));6);&quot;&quot;)" office:value-type="string" office:string-value="Petrify" calcext:value-type="string">
            <text:p>Petrify</text:p>
          </table:table-cell>
          <table:table-cell table:style-name="ce84" table:number-matrix-columns-spanned="1" table:number-matrix-rows-spanned="1" table:formula="of:=IFERROR(INDEX([Elemental.$C$2:.$H$500]; SMALL(IF(([.K$2]=[Elemental.$C$2:.$C$500]); ROW([Elemental.$C$2:.$C$500])-MIN(ROW([Elemental.$C$2:.$C$500]))+1;&quot;&quot;);ROWS([.$A$1:.K16]));6);&quot;&quot;)" office:value-type="string" office:string-value="Drown" calcext:value-type="string">
            <text:p>Drown</text:p>
          </table:table-cell>
          <table:table-cell table:style-name="ce84" table:number-matrix-columns-spanned="1" table:number-matrix-rows-spanned="1" table:formula="of:=IFERROR(INDEX([Elemental.$C$2:.$H$500]; SMALL(IF(([.L$2]=[Elemental.$C$2:.$C$500]); ROW([Elemental.$C$2:.$C$500])-MIN(ROW([Elemental.$C$2:.$C$500]))+1;&quot;&quot;);ROWS([.$A$1:.L16]));6);&quot;&quot;)" office:value-type="string" office:string-value="Shatter" calcext:value-type="string">
            <text:p>Shatter</text:p>
          </table:table-cell>
          <table:table-cell table:style-name="ce84" table:number-matrix-columns-spanned="1" table:number-matrix-rows-spanned="1" table:formula="of:=IFERROR(INDEX([Elemental.$C$2:.$H$500]; SMALL(IF(([.M$2]=[Elemental.$C$2:.$C$500]); ROW([Elemental.$C$2:.$C$500])-MIN(ROW([Elemental.$C$2:.$C$500]))+1;&quot;&quot;);ROWS([.$A$1:.M16]));6);&quot;&quot;)" office:value-type="string" office:string-value="Iceball" calcext:value-type="string">
            <text:p>Iceball</text:p>
          </table:table-cell>
          <table:table-cell table:style-name="ce84" table:number-matrix-columns-spanned="1" table:number-matrix-rows-spanned="1" table:formula="of:=IFERROR(INDEX([Elemental.$C$2:.$H$500]; SMALL(IF(([.N$2]=[Elemental.$C$2:.$C$500]); ROW([Elemental.$C$2:.$C$500])-MIN(ROW([Elemental.$C$2:.$C$500]))+1;&quot;&quot;);ROWS([.$A$1:.N16]));6);&quot;&quot;)" office:value-type="string" office:string-value="Weaken Weapon" calcext:value-type="string">
            <text:p>Weaken Weapon</text:p>
          </table:table-cell>
          <table:table-cell table:style-name="ce92" table:number-matrix-columns-spanned="1" table:number-matrix-rows-spanned="1" table:formula="of:=IFERROR(INDEX([Elemental.$C$2:.$H$500]; SMALL(IF(([.O$2]=[Elemental.$C$2:.$C$500]); ROW([Elemental.$C$2:.$C$500])-MIN(ROW([Elemental.$C$2:.$C$500]))+1;&quot;&quot;);ROWS([.$A$1:.O16]));6);&quot;&quot;)" office:value-type="string" office:string-value="Infuse" calcext:value-type="string">
            <text:p>Infuse</text:p>
          </table:table-cell>
          <table:table-cell table:style-name="ce79" table:number-matrix-columns-spanned="1" table:number-matrix-rows-spanned="1" table:formula="of:=IFERROR(INDEX([Nature.$C$2:.$H$500]; SMALL(IF(([.P$2]=[Nature.$C$2:.$C$500]); ROW([Nature.$C$2:.$C$500])-MIN(ROW([Nature.$C$2:.$C$500]))+1;&quot;&quot;);ROWS([.$A$1:.P16]));6);&quot;&quot;)" office:value-type="string" office:string-value="Summon Animal" calcext:value-type="string">
            <text:p>Summon Animal</text:p>
          </table:table-cell>
          <table:table-cell table:style-name="ce84" table:number-matrix-columns-spanned="1" table:number-matrix-rows-spanned="1" table:formula="of:=IFERROR(INDEX([Nature.$C$2:.$H$500]; SMALL(IF(([.Q$2]=[Nature.$C$2:.$C$500]); ROW([Nature.$C$2:.$C$500])-MIN(ROW([Nature.$C$2:.$C$500]))+1;&quot;&quot;);ROWS([.$A$1:.Q16]));6);&quot;&quot;)" office:value-type="string" office:string-value="Cleanse Land" calcext:value-type="string">
            <text:p>Cleanse Land</text:p>
          </table:table-cell>
          <table:table-cell table:style-name="ce84" table:number-matrix-columns-spanned="1" table:number-matrix-rows-spanned="1" table:formula="of:=IFERROR(INDEX([Nature.$C$2:.$H$500]; SMALL(IF(([.R$2]=[Nature.$C$2:.$C$500]); ROW([Nature.$C$2:.$C$500])-MIN(ROW([Nature.$C$2:.$C$500]))+1;&quot;&quot;);ROWS([.$A$1:.R16]));6);&quot;&quot;)" office:value-type="string" office:string-value="Awaken Trees" calcext:value-type="string">
            <text:p>Awaken Trees</text:p>
          </table:table-cell>
          <table:table-cell table:style-name="ce92" table:number-matrix-columns-spanned="1" table:number-matrix-rows-spanned="1" table:formula="of:=IFERROR(INDEX([Nature.$C$2:.$H$500]; SMALL(IF(([.S$2]=[Nature.$C$2:.$C$500]); ROW([Nature.$C$2:.$C$500])-MIN(ROW([Nature.$C$2:.$C$500]))+1;&quot;&quot;);ROWS([.$A$1:.S16]));6);&quot;&quot;)" office:value-type="string" office:string-value="Call Ancestors" calcext:value-type="string">
            <text:p>Call Ancestors</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7]));6);&quot;&quot;)" office:value-type="string" office:string-value="Arcane Eruption" calcext:value-type="string">
            <text:p>Arcane Eruption</text:p>
          </table:table-cell>
          <table:table-cell table:style-name="ce84" table:number-matrix-columns-spanned="1" table:number-matrix-rows-spanned="1" table:formula="of:=IFERROR(INDEX([Arcane.$C$2:.$H$500]; SMALL(IF(([.B$2]=[Arcane.$C$2:.$C$500]); ROW([Arcane.$C$2:.$C$500])-MIN(ROW([Arcane.$C$2:.$C$500]))+1;&quot;&quot;);ROWS([.$A$1:.B17]));6);&quot;&quot;)" office:value-type="string" office:string-value="Displacement Field" calcext:value-type="string">
            <text:p>Displacement Field</text:p>
          </table:table-cell>
          <table:table-cell table:style-name="ce84" table:number-matrix-columns-spanned="1" table:number-matrix-rows-spanned="1" table:formula="of:=IFERROR(INDEX([Arcane.$C$2:.$H$500]; SMALL(IF(([.C$2]=[Arcane.$C$2:.$C$500]); ROW([Arcane.$C$2:.$C$500])-MIN(ROW([Arcane.$C$2:.$C$500]))+1;&quot;&quot;);ROWS([.$A$1:.C17]));6);&quot;&quot;)" office:value-type="string" office:string-value="Eternal Youth" calcext:value-type="string">
            <text:p>Eternal Youth</text:p>
          </table:table-cell>
          <table:table-cell table:style-name="ce92" table:number-matrix-columns-spanned="1" table:number-matrix-rows-spanned="1" table:formula="of:=IFERROR(INDEX([Arcane.$C$2:.$H$500]; SMALL(IF(([.D$2]=[Arcane.$C$2:.$C$500]); ROW([Arcane.$C$2:.$C$500])-MIN(ROW([Arcane.$C$2:.$C$500]))+1;&quot;&quot;);ROWS([.$A$1:.D17]));6);&quot;&quot;)" office:value-type="string" office:string-value="Waterward" calcext:value-type="string">
            <text:p>Waterward</text:p>
          </table:table-cell>
          <table:table-cell table:style-name="ce79" table:number-matrix-columns-spanned="1" table:number-matrix-rows-spanned="1" table:formula="of:=IFERROR(INDEX([Divine.$C$2:.$H$500]; SMALL(IF(([.E$2]=[Divine.$C$2:.$C$500]); ROW([Divine.$C$2:.$C$500])-MIN(ROW([Divine.$C$2:.$C$500]))+1;&quot;&quot;);ROWS([.$A$1:.E17]));6);&quot;&quot;)" office:value-type="string" office:string-value="Pray" calcext:value-type="string">
            <text:p>Pray</text:p>
          </table:table-cell>
          <table:table-cell table:style-name="ce84" table:number-matrix-columns-spanned="1" table:number-matrix-rows-spanned="1" table:formula="of:=IFERROR(INDEX([Divine.$C$2:.$H$500]; SMALL(IF(([.F$2]=[Divine.$C$2:.$C$500]); ROW([Divine.$C$2:.$C$500])-MIN(ROW([Divine.$C$2:.$C$500]))+1;&quot;&quot;);ROWS([.$A$1:.F17]));6);&quot;&quot;)" office:value-type="string" office:string-value="Enfeeble" calcext:value-type="string">
            <text:p>Enfeeble</text:p>
          </table:table-cell>
          <table:table-cell table:style-name="ce92" table:number-matrix-columns-spanned="1" table:number-matrix-rows-spanned="1" table:formula="of:=IFERROR(INDEX([Divine.$C$2:.$H$500]; SMALL(IF(([.G$2]=[Divine.$C$2:.$C$500]); ROW([Divine.$C$2:.$C$500])-MIN(ROW([Divine.$C$2:.$C$500]))+1;&quot;&quot;);ROWS([.$A$1:.G17]));6);&quot;&quot;)" office:value-type="string" office:string-value="Vengeance" calcext:value-type="string">
            <text:p>Vengeance</text:p>
          </table:table-cell>
          <table:table-cell table:style-name="ce79" table:number-matrix-columns-spanned="1" table:number-matrix-rows-spanned="1" table:formula="of:=IFERROR(INDEX([Elemental.$C$2:.$H$500]; SMALL(IF(([.H$2]=[Elemental.$C$2:.$C$500]); ROW([Elemental.$C$2:.$C$500])-MIN(ROW([Elemental.$C$2:.$C$500]))+1;&quot;&quot;);ROWS([.$A$1:.H17]));6);&quot;&quot;)" office:value-type="string" office:string-value="Displace" calcext:value-type="string">
            <text:p>Displace</text:p>
          </table:table-cell>
          <table:table-cell table:style-name="ce84" table:number-matrix-columns-spanned="1" table:number-matrix-rows-spanned="1" table:formula="of:=IFERROR(INDEX([Elemental.$C$2:.$H$500]; SMALL(IF(([.I$2]=[Elemental.$C$2:.$C$500]); ROW([Elemental.$C$2:.$C$500])-MIN(ROW([Elemental.$C$2:.$C$500]))+1;&quot;&quot;);ROWS([.$A$1:.I17]));6);&quot;&quot;)" office:value-type="string" office:string-value="Wall of Fire" calcext:value-type="string">
            <text:p>Wall of Fire</text:p>
          </table:table-cell>
          <table:table-cell table:style-name="ce84" table:number-matrix-columns-spanned="1" table:number-matrix-rows-spanned="1" table:formula="of:=IFERROR(INDEX([Elemental.$C$2:.$H$500]; SMALL(IF(([.J$2]=[Elemental.$C$2:.$C$500]); ROW([Elemental.$C$2:.$C$500])-MIN(ROW([Elemental.$C$2:.$C$500]))+1;&quot;&quot;);ROWS([.$A$1:.J17]));6);&quot;&quot;)" office:value-type="string" office:string-value="Sunder Earth" calcext:value-type="string">
            <text:p>Sunder Earth</text:p>
          </table:table-cell>
          <table:table-cell table:style-name="ce84" table:number-matrix-columns-spanned="1" table:number-matrix-rows-spanned="1" table:formula="of:=IFERROR(INDEX([Elemental.$C$2:.$H$500]; SMALL(IF(([.K$2]=[Elemental.$C$2:.$C$500]); ROW([Elemental.$C$2:.$C$500])-MIN(ROW([Elemental.$C$2:.$C$500]))+1;&quot;&quot;);ROWS([.$A$1:.K17]));6);&quot;&quot;)" office:value-type="string" office:string-value="Torrent" calcext:value-type="string">
            <text:p>Torrent</text:p>
          </table:table-cell>
          <table:table-cell table:style-name="ce84" table:number-matrix-columns-spanned="1" table:number-matrix-rows-spanned="1" table:formula="of:=IFERROR(INDEX([Elemental.$C$2:.$H$500]; SMALL(IF(([.L$2]=[Elemental.$C$2:.$C$500]); ROW([Elemental.$C$2:.$C$500])-MIN(ROW([Elemental.$C$2:.$C$500]))+1;&quot;&quot;);ROWS([.$A$1:.L17]));6);&quot;&quot;)" office:value-type="string" office:string-value="Crystal Burst" calcext:value-type="string">
            <text:p>Crystal Burst</text:p>
          </table:table-cell>
          <table:table-cell table:style-name="ce84" table:number-matrix-columns-spanned="1" table:number-matrix-rows-spanned="1" table:formula="of:=IFERROR(INDEX([Elemental.$C$2:.$H$500]; SMALL(IF(([.M$2]=[Elemental.$C$2:.$C$500]); ROW([Elemental.$C$2:.$C$500])-MIN(ROW([Elemental.$C$2:.$C$500]))+1;&quot;&quot;);ROWS([.$A$1:.M17]));6);&quot;&quot;)" office:value-type="string" office:string-value="Wall of Ice" calcext:value-type="string">
            <text:p>Wall of Ice</text:p>
          </table:table-cell>
          <table:table-cell table:style-name="ce84" table:number-matrix-columns-spanned="1" table:number-matrix-rows-spanned="1" table:formula="of:=IFERROR(INDEX([Elemental.$C$2:.$H$500]; SMALL(IF(([.N$2]=[Elemental.$C$2:.$C$500]); ROW([Elemental.$C$2:.$C$500])-MIN(ROW([Elemental.$C$2:.$C$500]))+1;&quot;&quot;);ROWS([.$A$1:.N17]));6);&quot;&quot;)" office:value-type="string" office:string-value="Blade Barrier" calcext:value-type="string">
            <text:p>Blade Barrier</text:p>
          </table:table-cell>
          <table:table-cell table:style-name="ce92" table:number-matrix-columns-spanned="1" table:number-matrix-rows-spanned="1" table:formula="of:=IFERROR(INDEX([Elemental.$C$2:.$H$500]; SMALL(IF(([.O$2]=[Elemental.$C$2:.$C$500]); ROW([Elemental.$C$2:.$C$500])-MIN(ROW([Elemental.$C$2:.$C$500]))+1;&quot;&quot;);ROWS([.$A$1:.O17]));6);&quot;&quot;)" office:value-type="string" office:string-value="Call Lightning" calcext:value-type="string">
            <text:p>Call Lightning</text:p>
          </table:table-cell>
          <table:table-cell table:style-name="ce79" table:number-matrix-columns-spanned="1" table:number-matrix-rows-spanned="1" table:formula="of:=IFERROR(INDEX([Nature.$C$2:.$H$500]; SMALL(IF(([.P$2]=[Nature.$C$2:.$C$500]); ROW([Nature.$C$2:.$C$500])-MIN(ROW([Nature.$C$2:.$C$500]))+1;&quot;&quot;);ROWS([.$A$1:.P17]));6);&quot;&quot;)" office:value-type="string" office:string-value="Summon Swarm" calcext:value-type="string">
            <text:p>Summon Swarm</text:p>
          </table:table-cell>
          <table:table-cell table:style-name="ce84" table:number-matrix-columns-spanned="1" table:number-matrix-rows-spanned="1" table:formula="of:=IFERROR(INDEX([Nature.$C$2:.$H$500]; SMALL(IF(([.Q$2]=[Nature.$C$2:.$C$500]); ROW([Nature.$C$2:.$C$500])-MIN(ROW([Nature.$C$2:.$C$500]))+1;&quot;&quot;);ROWS([.$A$1:.Q17]));6);&quot;&quot;)" office:value-type="string" office:string-value="Corrupt Land" calcext:value-type="string">
            <text:p>Corrupt Land</text:p>
          </table:table-cell>
          <table:table-cell table:style-name="ce84" table:number-matrix-columns-spanned="1" table:number-matrix-rows-spanned="1" table:formula="of:=IFERROR(INDEX([Nature.$C$2:.$H$500]; SMALL(IF(([.R$2]=[Nature.$C$2:.$C$500]); ROW([Nature.$C$2:.$C$500])-MIN(ROW([Nature.$C$2:.$C$500]))+1;&quot;&quot;);ROWS([.$A$1:.R17]));6);&quot;&quot;)" office:value-type="string" office:string-value="Wall of Thorns" calcext:value-type="string">
            <text:p>Wall of Thorns</text:p>
          </table:table-cell>
          <table:table-cell table:style-name="ce92" table:number-matrix-columns-spanned="1" table:number-matrix-rows-spanned="1" table:formula="of:=IFERROR(INDEX([Nature.$C$2:.$H$500]; SMALL(IF(([.S$2]=[Nature.$C$2:.$C$500]); ROW([Nature.$C$2:.$C$500])-MIN(ROW([Nature.$C$2:.$C$500]))+1;&quot;&quot;);ROWS([.$A$1:.S17]));6);&quot;&quot;)" office:value-type="string" office:string-value="Summon Spirit" calcext:value-type="string">
            <text:p>Summon Spirit</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8]));6);&quot;&quot;)" office:value-type="string" office:string-value="Arcane Orb" calcext:value-type="string">
            <text:p>Arcane Orb</text:p>
          </table:table-cell>
          <table:table-cell table:style-name="ce84" table:number-matrix-columns-spanned="1" table:number-matrix-rows-spanned="1" table:formula="of:=IFERROR(INDEX([Arcane.$C$2:.$H$500]; SMALL(IF(([.B$2]=[Arcane.$C$2:.$C$500]); ROW([Arcane.$C$2:.$C$500])-MIN(ROW([Arcane.$C$2:.$C$500]))+1;&quot;&quot;);ROWS([.$A$1:.B18]));6);&quot;&quot;)" office:value-type="string" office:string-value="Magic Vortex" calcext:value-type="string">
            <text:p>Magic Vortex</text:p>
          </table:table-cell>
          <table:table-cell table:style-name="ce84" table:number-matrix-columns-spanned="1" table:number-matrix-rows-spanned="1" table:formula="of:=IFERROR(INDEX([Arcane.$C$2:.$H$500]; SMALL(IF(([.C$2]=[Arcane.$C$2:.$C$500]); ROW([Arcane.$C$2:.$C$500])-MIN(ROW([Arcane.$C$2:.$C$500]))+1;&quot;&quot;);ROWS([.$A$1:.C18]));6);&quot;&quot;)" office:value-type="string" office:string-value="Reverse Time" calcext:value-type="string">
            <text:p>Reverse Time</text:p>
          </table:table-cell>
          <table:table-cell table:style-name="ce92" table:number-matrix-columns-spanned="1" table:number-matrix-rows-spanned="1" table:formula="of:=IFERROR(INDEX([Arcane.$C$2:.$H$500]; SMALL(IF(([.D$2]=[Arcane.$C$2:.$C$500]); ROW([Arcane.$C$2:.$C$500])-MIN(ROW([Arcane.$C$2:.$C$500]))+1;&quot;&quot;);ROWS([.$A$1:.D18]));6);&quot;&quot;)" office:value-type="string" office:string-value="Arcane Fortification" calcext:value-type="string">
            <text:p>Arcane Fortification</text:p>
          </table:table-cell>
          <table:table-cell table:style-name="ce79" table:number-matrix-columns-spanned="1" table:number-matrix-rows-spanned="1" table:formula="of:=IFERROR(INDEX([Divine.$C$2:.$H$500]; SMALL(IF(([.E$2]=[Divine.$C$2:.$C$500]); ROW([Divine.$C$2:.$C$500])-MIN(ROW([Divine.$C$2:.$C$500]))+1;&quot;&quot;);ROWS([.$A$1:.E18]));6);&quot;&quot;)" office:value-type="string" office:string-value="Regenerate" calcext:value-type="string">
            <text:p>Regenerate</text:p>
          </table:table-cell>
          <table:table-cell table:style-name="ce84" table:number-matrix-columns-spanned="1" table:number-matrix-rows-spanned="1" table:formula="of:=IFERROR(INDEX([Divine.$C$2:.$H$500]; SMALL(IF(([.F$2]=[Divine.$C$2:.$C$500]); ROW([Divine.$C$2:.$C$500])-MIN(ROW([Divine.$C$2:.$C$500]))+1;&quot;&quot;);ROWS([.$A$1:.F18]));6);&quot;&quot;)" office:value-type="string" office:string-value="Nightmare" calcext:value-type="string">
            <text:p>Nightmare</text:p>
          </table:table-cell>
          <table:table-cell table:style-name="ce92" table:number-matrix-columns-spanned="1" table:number-matrix-rows-spanned="1" table:formula="of:=IFERROR(INDEX([Divine.$C$2:.$H$500]; SMALL(IF(([.G$2]=[Divine.$C$2:.$C$500]); ROW([Divine.$C$2:.$C$500])-MIN(ROW([Divine.$C$2:.$C$500]))+1;&quot;&quot;);ROWS([.$A$1:.G18]));6);&quot;&quot;)" office:value-type="string" office:string-value="Grand Shadow" calcext:value-type="string">
            <text:p>Grand Shadow</text:p>
          </table:table-cell>
          <table:table-cell table:style-name="ce79" table:number-matrix-columns-spanned="1" table:number-matrix-rows-spanned="1" table:formula="of:=IFERROR(INDEX([Elemental.$C$2:.$H$500]; SMALL(IF(([.H$2]=[Elemental.$C$2:.$C$500]); ROW([Elemental.$C$2:.$C$500])-MIN(ROW([Elemental.$C$2:.$C$500]))+1;&quot;&quot;);ROWS([.$A$1:.H18]));6);&quot;&quot;)" office:value-type="string" office:string-value="Burst of Wind" calcext:value-type="string">
            <text:p>Burst of Wind</text:p>
          </table:table-cell>
          <table:table-cell table:style-name="ce84" table:number-matrix-columns-spanned="1" table:number-matrix-rows-spanned="1" table:formula="of:=IFERROR(INDEX([Elemental.$C$2:.$H$500]; SMALL(IF(([.I$2]=[Elemental.$C$2:.$C$500]); ROW([Elemental.$C$2:.$C$500])-MIN(ROW([Elemental.$C$2:.$C$500]))+1;&quot;&quot;);ROWS([.$A$1:.I18]));6);&quot;&quot;)" office:value-type="string" office:string-value="Fire Elemental" calcext:value-type="string">
            <text:p>Fire Elemental</text:p>
          </table:table-cell>
          <table:table-cell table:style-name="ce84" table:number-matrix-columns-spanned="1" table:number-matrix-rows-spanned="1" table:formula="of:=IFERROR(INDEX([Elemental.$C$2:.$H$500]; SMALL(IF(([.J$2]=[Elemental.$C$2:.$C$500]); ROW([Elemental.$C$2:.$C$500])-MIN(ROW([Elemental.$C$2:.$C$500]))+1;&quot;&quot;);ROWS([.$A$1:.J18]));6);&quot;&quot;)" office:value-type="string" office:string-value="Sand Storm" calcext:value-type="string">
            <text:p>Sand Storm</text:p>
          </table:table-cell>
          <table:table-cell table:style-name="ce84" table:number-matrix-columns-spanned="1" table:number-matrix-rows-spanned="1" table:formula="of:=IFERROR(INDEX([Elemental.$C$2:.$H$500]; SMALL(IF(([.K$2]=[Elemental.$C$2:.$C$500]); ROW([Elemental.$C$2:.$C$500])-MIN(ROW([Elemental.$C$2:.$C$500]))+1;&quot;&quot;);ROWS([.$A$1:.K18]));6);&quot;&quot;)" office:value-type="string" office:string-value="Wall of Water" calcext:value-type="string">
            <text:p>Wall of Water</text:p>
          </table:table-cell>
          <table:table-cell table:style-name="ce84" table:number-matrix-columns-spanned="1" table:number-matrix-rows-spanned="1" table:formula="of:=IFERROR(INDEX([Elemental.$C$2:.$H$500]; SMALL(IF(([.L$2]=[Elemental.$C$2:.$C$500]); ROW([Elemental.$C$2:.$C$500])-MIN(ROW([Elemental.$C$2:.$C$500]))+1;&quot;&quot;);ROWS([.$A$1:.L18]));6);&quot;&quot;)" office:value-type="string" office:string-value="xxx" calcext:value-type="string">
            <text:p>xxx</text:p>
          </table:table-cell>
          <table:table-cell table:style-name="ce84" table:number-matrix-columns-spanned="1" table:number-matrix-rows-spanned="1" table:formula="of:=IFERROR(INDEX([Elemental.$C$2:.$H$500]; SMALL(IF(([.M$2]=[Elemental.$C$2:.$C$500]); ROW([Elemental.$C$2:.$C$500])-MIN(ROW([Elemental.$C$2:.$C$500]))+1;&quot;&quot;);ROWS([.$A$1:.M18]));6);&quot;&quot;)" office:value-type="string" office:string-value="Ice Elemental" calcext:value-type="string">
            <text:p>Ice Elemental</text:p>
          </table:table-cell>
          <table:table-cell table:style-name="ce84" table:number-matrix-columns-spanned="1" table:number-matrix-rows-spanned="1" table:formula="of:=IFERROR(INDEX([Elemental.$C$2:.$H$500]; SMALL(IF(([.N$2]=[Elemental.$C$2:.$C$500]); ROW([Elemental.$C$2:.$C$500])-MIN(ROW([Elemental.$C$2:.$C$500]))+1;&quot;&quot;);ROWS([.$A$1:.N18]));6);&quot;&quot;)" office:value-type="string" office:string-value="Diamond Shell" calcext:value-type="string">
            <text:p>Diamond Shell</text:p>
          </table:table-cell>
          <table:table-cell table:style-name="ce92" table:number-matrix-columns-spanned="1" table:number-matrix-rows-spanned="1" table:formula="of:=IFERROR(INDEX([Elemental.$C$2:.$H$500]; SMALL(IF(([.O$2]=[Elemental.$C$2:.$C$500]); ROW([Elemental.$C$2:.$C$500])-MIN(ROW([Elemental.$C$2:.$C$500]))+1;&quot;&quot;);ROWS([.$A$1:.O18]));6);&quot;&quot;)" office:value-type="string" office:string-value="Chain Lightning" calcext:value-type="string">
            <text:p>Chain Lightning</text:p>
          </table:table-cell>
          <table:table-cell table:style-name="ce79" table:number-matrix-columns-spanned="1" table:number-matrix-rows-spanned="1" table:formula="of:=IFERROR(INDEX([Nature.$C$2:.$H$500]; SMALL(IF(([.P$2]=[Nature.$C$2:.$C$500]); ROW([Nature.$C$2:.$C$500])-MIN(ROW([Nature.$C$2:.$C$500]))+1;&quot;&quot;);ROWS([.$A$1:.P18]));6);&quot;&quot;)" office:value-type="string" office:string-value="Companion" calcext:value-type="string">
            <text:p>Companion</text:p>
          </table:table-cell>
          <table:table-cell table:style-name="ce84" table:number-matrix-columns-spanned="1" table:number-matrix-rows-spanned="1" table:formula="of:=IFERROR(INDEX([Nature.$C$2:.$H$500]; SMALL(IF(([.Q$2]=[Nature.$C$2:.$C$500]); ROW([Nature.$C$2:.$C$500])-MIN(ROW([Nature.$C$2:.$C$500]))+1;&quot;&quot;);ROWS([.$A$1:.Q18]));6);&quot;&quot;)" office:value-type="string" office:string-value="Hungering Earth" calcext:value-type="string">
            <text:p>Hungering Earth</text:p>
          </table:table-cell>
          <table:table-cell table:style-name="ce84" table:number-matrix-columns-spanned="1" table:number-matrix-rows-spanned="1" table:formula="of:=IFERROR(INDEX([Nature.$C$2:.$H$500]; SMALL(IF(([.R$2]=[Nature.$C$2:.$C$500]); ROW([Nature.$C$2:.$C$500])-MIN(ROW([Nature.$C$2:.$C$500]))+1;&quot;&quot;);ROWS([.$A$1:.R18]));6);&quot;&quot;)" office:value-type="string" office:string-value="Summon Shambler" calcext:value-type="string">
            <text:p>Summon Shambler</text:p>
          </table:table-cell>
          <table:table-cell table:style-name="ce92" table:number-matrix-columns-spanned="1" table:number-matrix-rows-spanned="1" table:formula="of:=IFERROR(INDEX([Nature.$C$2:.$H$500]; SMALL(IF(([.S$2]=[Nature.$C$2:.$C$500]); ROW([Nature.$C$2:.$C$500])-MIN(ROW([Nature.$C$2:.$C$500]))+1;&quot;&quot;);ROWS([.$A$1:.S18]));6);&quot;&quot;)" office:value-type="string" office:string-value="Cleanse Spirits" calcext:value-type="string">
            <text:p>Cleanse Spirits</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19]));6);&quot;&quot;)" office:value-type="string" office:string-value="Crush" calcext:value-type="string">
            <text:p>Crush</text:p>
          </table:table-cell>
          <table:table-cell table:style-name="ce84" table:number-matrix-columns-spanned="1" table:number-matrix-rows-spanned="1" table:formula="of:=IFERROR(INDEX([Arcane.$C$2:.$H$500]; SMALL(IF(([.B$2]=[Arcane.$C$2:.$C$500]); ROW([Arcane.$C$2:.$C$500])-MIN(ROW([Arcane.$C$2:.$C$500]))+1;&quot;&quot;);ROWS([.$A$1:.B19]));6);&quot;&quot;)" office:value-type="string" office:string-value="Tear Space" calcext:value-type="string">
            <text:p>Tear Space</text:p>
          </table:table-cell>
          <table:table-cell table:style-name="ce84" table:number-matrix-columns-spanned="1" table:number-matrix-rows-spanned="1" table:formula="of:=IFERROR(INDEX([Arcane.$C$2:.$H$500]; SMALL(IF(([.C$2]=[Arcane.$C$2:.$C$500]); ROW([Arcane.$C$2:.$C$500])-MIN(ROW([Arcane.$C$2:.$C$500]))+1;&quot;&quot;);ROWS([.$A$1:.C19]));6);&quot;&quot;)" office:value-type="string" office:string-value="Stop" calcext:value-type="string">
            <text:p>Stop</text:p>
          </table:table-cell>
          <table:table-cell table:style-name="ce92" table:number-matrix-columns-spanned="1" table:number-matrix-rows-spanned="1" table:formula="of:=IFERROR(INDEX([Arcane.$C$2:.$H$500]; SMALL(IF(([.D$2]=[Arcane.$C$2:.$C$500]); ROW([Arcane.$C$2:.$C$500])-MIN(ROW([Arcane.$C$2:.$C$500]))+1;&quot;&quot;);ROWS([.$A$1:.D19]));6);&quot;&quot;)" office:value-type="string" office:string-value="Arcane Wall" calcext:value-type="string">
            <text:p>Arcane Wall</text:p>
          </table:table-cell>
          <table:table-cell table:style-name="ce79" table:number-matrix-columns-spanned="1" table:number-matrix-rows-spanned="1" table:formula="of:=IFERROR(INDEX([Divine.$C$2:.$H$500]; SMALL(IF(([.E$2]=[Divine.$C$2:.$C$500]); ROW([Divine.$C$2:.$C$500])-MIN(ROW([Divine.$C$2:.$C$500]))+1;&quot;&quot;);ROWS([.$A$1:.E19]));6);&quot;&quot;)" office:value-type="string" office:string-value="Renew" calcext:value-type="string">
            <text:p>Renew</text:p>
          </table:table-cell>
          <table:table-cell table:style-name="ce84" table:number-matrix-columns-spanned="1" table:number-matrix-rows-spanned="1" table:formula="of:=IFERROR(INDEX([Divine.$C$2:.$H$500]; SMALL(IF(([.F$2]=[Divine.$C$2:.$C$500]); ROW([Divine.$C$2:.$C$500])-MIN(ROW([Divine.$C$2:.$C$500]))+1;&quot;&quot;);ROWS([.$A$1:.F19]));6);&quot;&quot;)" office:value-type="string" office:string-value="Pray" calcext:value-type="string">
            <text:p>Pray</text:p>
          </table:table-cell>
          <table:table-cell table:style-name="ce92" table:number-matrix-columns-spanned="1" table:number-matrix-rows-spanned="1" table:formula="of:=IFERROR(INDEX([Divine.$C$2:.$H$500]; SMALL(IF(([.G$2]=[Divine.$C$2:.$C$500]); ROW([Divine.$C$2:.$C$500])-MIN(ROW([Divine.$C$2:.$C$500]))+1;&quot;&quot;);ROWS([.$A$1:.G19]));6);&quot;&quot;)" office:value-type="string" office:string-value="Moonlight" calcext:value-type="string">
            <text:p>Moonlight</text:p>
          </table:table-cell>
          <table:table-cell table:style-name="ce79" table:number-matrix-columns-spanned="1" table:number-matrix-rows-spanned="1" table:formula="of:=IFERROR(INDEX([Elemental.$C$2:.$H$500]; SMALL(IF(([.H$2]=[Elemental.$C$2:.$C$500]); ROW([Elemental.$C$2:.$C$500])-MIN(ROW([Elemental.$C$2:.$C$500]))+1;&quot;&quot;);ROWS([.$A$1:.H19]));6);&quot;&quot;)" office:value-type="string" office:string-value="Vacuum" calcext:value-type="string">
            <text:p>Vacuum</text:p>
          </table:table-cell>
          <table:table-cell table:style-name="ce84" table:number-matrix-columns-spanned="1" table:number-matrix-rows-spanned="1" table:formula="of:=IFERROR(INDEX([Elemental.$C$2:.$H$500]; SMALL(IF(([.I$2]=[Elemental.$C$2:.$C$500]); ROW([Elemental.$C$2:.$C$500])-MIN(ROW([Elemental.$C$2:.$C$500]))+1;&quot;&quot;);ROWS([.$A$1:.I19]));6);&quot;&quot;)" office:value-type="string" office:string-value="Flaming Sphere" calcext:value-type="string">
            <text:p>Flaming Sphere</text:p>
          </table:table-cell>
          <table:table-cell table:style-name="ce84" table:number-matrix-columns-spanned="1" table:number-matrix-rows-spanned="1" table:formula="of:=IFERROR(INDEX([Elemental.$C$2:.$H$500]; SMALL(IF(([.J$2]=[Elemental.$C$2:.$C$500]); ROW([Elemental.$C$2:.$C$500])-MIN(ROW([Elemental.$C$2:.$C$500]))+1;&quot;&quot;);ROWS([.$A$1:.J19]));6);&quot;&quot;)" office:value-type="string" office:string-value="Wall of Stone" calcext:value-type="string">
            <text:p>Wall of Stone</text:p>
          </table:table-cell>
          <table:table-cell table:style-name="ce84" table:number-matrix-columns-spanned="1" table:number-matrix-rows-spanned="1" table:formula="of:=IFERROR(INDEX([Elemental.$C$2:.$H$500]; SMALL(IF(([.K$2]=[Elemental.$C$2:.$C$500]); ROW([Elemental.$C$2:.$C$500])-MIN(ROW([Elemental.$C$2:.$C$500]))+1;&quot;&quot;);ROWS([.$A$1:.K19]));6);&quot;&quot;)" office:value-type="string" office:string-value="Water Spout" calcext:value-type="string">
            <text:p>Water Spout</text:p>
          </table:table-cell>
          <table:table-cell table:style-name="ce84" table:number-matrix-columns-spanned="1" table:number-matrix-rows-spanned="1" table:formula="of:=IFERROR(INDEX([Elemental.$C$2:.$H$500]; SMALL(IF(([.L$2]=[Elemental.$C$2:.$C$500]); ROW([Elemental.$C$2:.$C$500])-MIN(ROW([Elemental.$C$2:.$C$500]))+1;&quot;&quot;);ROWS([.$A$1:.L19]));6);&quot;&quot;)" office:value-type="string" office:string-value="xxx" calcext:value-type="string">
            <text:p>xxx</text:p>
          </table:table-cell>
          <table:table-cell table:style-name="ce84" table:number-matrix-columns-spanned="1" table:number-matrix-rows-spanned="1" table:formula="of:=IFERROR(INDEX([Elemental.$C$2:.$H$500]; SMALL(IF(([.M$2]=[Elemental.$C$2:.$C$500]); ROW([Elemental.$C$2:.$C$500])-MIN(ROW([Elemental.$C$2:.$C$500]))+1;&quot;&quot;);ROWS([.$A$1:.M19]));6);&quot;&quot;)" office:value-type="string" office:string-value="Orb of Cold" calcext:value-type="string">
            <text:p>Orb of Cold</text:p>
          </table:table-cell>
          <table:table-cell table:style-name="ce84" table:number-matrix-columns-spanned="1" table:number-matrix-rows-spanned="1" table:formula="of:=IFERROR(INDEX([Elemental.$C$2:.$H$500]; SMALL(IF(([.N$2]=[Elemental.$C$2:.$C$500]); ROW([Elemental.$C$2:.$C$500])-MIN(ROW([Elemental.$C$2:.$C$500]))+1;&quot;&quot;);ROWS([.$A$1:.N19]));6);&quot;&quot;)" office:value-type="string" office:string-value="Molten Spray" calcext:value-type="string">
            <text:p>Molten Spray</text:p>
          </table:table-cell>
          <table:table-cell table:style-name="ce92" table:number-matrix-columns-spanned="1" table:number-matrix-rows-spanned="1" table:formula="of:=IFERROR(INDEX([Elemental.$C$2:.$H$500]; SMALL(IF(([.O$2]=[Elemental.$C$2:.$C$500]); ROW([Elemental.$C$2:.$C$500])-MIN(ROW([Elemental.$C$2:.$C$500]))+1;&quot;&quot;);ROWS([.$A$1:.O19]));6);&quot;&quot;)" office:value-type="string" office:string-value="Thunderbolt" calcext:value-type="string">
            <text:p>Thunderbolt</text:p>
          </table:table-cell>
          <table:table-cell table:style-name="ce79" table:number-matrix-columns-spanned="1" table:number-matrix-rows-spanned="1" table:formula="of:=IFERROR(INDEX([Nature.$C$2:.$H$500]; SMALL(IF(([.P$2]=[Nature.$C$2:.$C$500]); ROW([Nature.$C$2:.$C$500])-MIN(ROW([Nature.$C$2:.$C$500]))+1;&quot;&quot;);ROWS([.$A$1:.P19]));6);&quot;&quot;)" office:value-type="string" office:string-value="Enrage Animals" calcext:value-type="string">
            <text:p>Enrage Animals</text:p>
          </table:table-cell>
          <table:table-cell table:style-name="ce84" table:number-matrix-columns-spanned="1" table:number-matrix-rows-spanned="1" table:formula="of:=IFERROR(INDEX([Nature.$C$2:.$H$500]; SMALL(IF(([.Q$2]=[Nature.$C$2:.$C$500]); ROW([Nature.$C$2:.$C$500])-MIN(ROW([Nature.$C$2:.$C$500]))+1;&quot;&quot;);ROWS([.$A$1:.Q19]));6);&quot;&quot;)" office:value-type="string" office:string-value="Move Earth" calcext:value-type="string">
            <text:p>Move Earth</text:p>
          </table:table-cell>
          <table:table-cell table:style-name="ce84" table:number-matrix-columns-spanned="1" table:number-matrix-rows-spanned="1" table:formula="of:=IFERROR(INDEX([Nature.$C$2:.$H$500]; SMALL(IF(([.R$2]=[Nature.$C$2:.$C$500]); ROW([Nature.$C$2:.$C$500])-MIN(ROW([Nature.$C$2:.$C$500]))+1;&quot;&quot;);ROWS([.$A$1:.R19]));6);&quot;&quot;)" office:value-type="string" office:string-value="Grow Plants" calcext:value-type="string">
            <text:p>Grow Plants</text:p>
          </table:table-cell>
          <table:table-cell table:style-name="ce92" table:number-matrix-columns-spanned="1" table:number-matrix-rows-spanned="1" table:formula="of:=IFERROR(INDEX([Nature.$C$2:.$H$500]; SMALL(IF(([.S$2]=[Nature.$C$2:.$C$500]); ROW([Nature.$C$2:.$C$500])-MIN(ROW([Nature.$C$2:.$C$500]))+1;&quot;&quot;);ROWS([.$A$1:.S19]));6);&quot;&quot;)" office:value-type="string" office:string-value="Spirit Shriek" calcext:value-type="string">
            <text:p>Spirit Shriek</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0]));6);&quot;&quot;)" office:value-type="string" office:string-value="Element" calcext:value-type="string">
            <text:p>Element</text:p>
          </table:table-cell>
          <table:table-cell table:style-name="ce84" table:number-matrix-columns-spanned="1" table:number-matrix-rows-spanned="1" table:formula="of:=IFERROR(INDEX([Arcane.$C$2:.$H$500]; SMALL(IF(([.B$2]=[Arcane.$C$2:.$C$500]); ROW([Arcane.$C$2:.$C$500])-MIN(ROW([Arcane.$C$2:.$C$500]))+1;&quot;&quot;);ROWS([.$A$1:.B20]));6);&quot;&quot;)" office:value-type="string" office:string-value="Unsummon" calcext:value-type="string">
            <text:p>Unsummon</text:p>
          </table:table-cell>
          <table:table-cell table:style-name="ce84" table:number-matrix-columns-spanned="1" table:number-matrix-rows-spanned="1" table:formula="of:=IFERROR(INDEX([Arcane.$C$2:.$H$500]; SMALL(IF(([.C$2]=[Arcane.$C$2:.$C$500]); ROW([Arcane.$C$2:.$C$500])-MIN(ROW([Arcane.$C$2:.$C$500]))+1;&quot;&quot;);ROWS([.$A$1:.C20]));6);&quot;&quot;)" office:value-type="string" office:string-value="Time Bubble" calcext:value-type="string">
            <text:p>Time Bubble</text:p>
          </table:table-cell>
          <table:table-cell table:style-name="ce92" table:number-matrix-columns-spanned="1" table:number-matrix-rows-spanned="1" table:formula="of:=IFERROR(INDEX([Arcane.$C$2:.$H$500]; SMALL(IF(([.D$2]=[Arcane.$C$2:.$C$500]); ROW([Arcane.$C$2:.$C$500])-MIN(ROW([Arcane.$C$2:.$C$500]))+1;&quot;&quot;);ROWS([.$A$1:.D20]));6);&quot;&quot;)" office:value-type="string" office:string-value="Arcaneward" calcext:value-type="string">
            <text:p>Arcaneward</text:p>
          </table:table-cell>
          <table:table-cell table:style-name="ce79" table:number-matrix-columns-spanned="1" table:number-matrix-rows-spanned="1" table:formula="of:=IFERROR(INDEX([Divine.$C$2:.$H$500]; SMALL(IF(([.E$2]=[Divine.$C$2:.$C$500]); ROW([Divine.$C$2:.$C$500])-MIN(ROW([Divine.$C$2:.$C$500]))+1;&quot;&quot;);ROWS([.$A$1:.E20]));6);&quot;&quot;)" office:value-type="string" office:string-value="Turn Undead" calcext:value-type="string">
            <text:p>Turn Undead</text:p>
          </table:table-cell>
          <table:table-cell table:style-name="ce84" table:number-matrix-columns-spanned="1" table:number-matrix-rows-spanned="1" table:formula="of:=IFERROR(INDEX([Divine.$C$2:.$H$500]; SMALL(IF(([.F$2]=[Divine.$C$2:.$C$500]); ROW([Divine.$C$2:.$C$500])-MIN(ROW([Divine.$C$2:.$C$500]))+1;&quot;&quot;);ROWS([.$A$1:.F20]));6);&quot;&quot;)" office:value-type="string" office:string-value="Raise Dead" calcext:value-type="string">
            <text:p>Raise Dead</text:p>
          </table:table-cell>
          <table:table-cell table:style-name="ce92" table:number-matrix-columns-spanned="1" table:number-matrix-rows-spanned="1" table:formula="of:=IFERROR(INDEX([Divine.$C$2:.$H$500]; SMALL(IF(([.G$2]=[Divine.$C$2:.$C$500]); ROW([Divine.$C$2:.$C$500])-MIN(ROW([Divine.$C$2:.$C$500]))+1;&quot;&quot;);ROWS([.$A$1:.G20]));6);&quot;&quot;)" office:value-type="string" office:string-value="Re-Raise" calcext:value-type="string">
            <text:p>Re-Raise</text:p>
          </table:table-cell>
          <table:table-cell table:style-name="ce79" table:number-matrix-columns-spanned="1" table:number-matrix-rows-spanned="1" table:formula="of:=IFERROR(INDEX([Elemental.$C$2:.$H$500]; SMALL(IF(([.H$2]=[Elemental.$C$2:.$C$500]); ROW([Elemental.$C$2:.$C$500])-MIN(ROW([Elemental.$C$2:.$C$500]))+1;&quot;&quot;);ROWS([.$A$1:.H20]));6);&quot;&quot;)" office:value-type="string" office:string-value="Suffocate" calcext:value-type="string">
            <text:p>Suffocate</text:p>
          </table:table-cell>
          <table:table-cell table:style-name="ce84" table:number-matrix-columns-spanned="1" table:number-matrix-rows-spanned="1" table:formula="of:=IFERROR(INDEX([Elemental.$C$2:.$H$500]; SMALL(IF(([.I$2]=[Elemental.$C$2:.$C$500]); ROW([Elemental.$C$2:.$C$500])-MIN(ROW([Elemental.$C$2:.$C$500]))+1;&quot;&quot;);ROWS([.$A$1:.I20]));6);&quot;&quot;)" office:value-type="string" office:string-value="Incinerate" calcext:value-type="string">
            <text:p>Incinerate</text:p>
          </table:table-cell>
          <table:table-cell table:style-name="ce84" table:number-matrix-columns-spanned="1" table:number-matrix-rows-spanned="1" table:formula="of:=IFERROR(INDEX([Elemental.$C$2:.$H$500]; SMALL(IF(([.J$2]=[Elemental.$C$2:.$C$500]); ROW([Elemental.$C$2:.$C$500])-MIN(ROW([Elemental.$C$2:.$C$500]))+1;&quot;&quot;);ROWS([.$A$1:.J20]));6);&quot;&quot;)" office:value-type="string" office:string-value="Earth Elemental" calcext:value-type="string">
            <text:p>Earth Elemental</text:p>
          </table:table-cell>
          <table:table-cell table:style-name="ce84" table:number-matrix-columns-spanned="1" table:number-matrix-rows-spanned="1" table:formula="of:=IFERROR(INDEX([Elemental.$C$2:.$H$500]; SMALL(IF(([.K$2]=[Elemental.$C$2:.$C$500]); ROW([Elemental.$C$2:.$C$500])-MIN(ROW([Elemental.$C$2:.$C$500]))+1;&quot;&quot;);ROWS([.$A$1:.K20]));6);&quot;&quot;)" office:value-type="string" office:string-value="Waterfall" calcext:value-type="string">
            <text:p>Waterfall</text:p>
          </table:table-cell>
          <table:table-cell table:style-name="ce84" table:number-matrix-columns-spanned="1" table:number-matrix-rows-spanned="1" table:formula="of:=IFERROR(INDEX([Elemental.$C$2:.$H$500]; SMALL(IF(([.L$2]=[Elemental.$C$2:.$C$500]); ROW([Elemental.$C$2:.$C$500])-MIN(ROW([Elemental.$C$2:.$C$500]))+1;&quot;&quot;);ROWS([.$A$1:.L20]));6);&quot;&quot;)" office:value-type="string" office:string-value="xxx" calcext:value-type="string">
            <text:p>xxx</text:p>
          </table:table-cell>
          <table:table-cell table:style-name="ce84" table:number-matrix-columns-spanned="1" table:number-matrix-rows-spanned="1" table:formula="of:=IFERROR(INDEX([Elemental.$C$2:.$H$500]; SMALL(IF(([.M$2]=[Elemental.$C$2:.$C$500]); ROW([Elemental.$C$2:.$C$500])-MIN(ROW([Elemental.$C$2:.$C$500]))+1;&quot;&quot;);ROWS([.$A$1:.M20]));6);&quot;&quot;)" office:value-type="string" office:string-value="Polar Ray" calcext:value-type="string">
            <text:p>Polar Ray</text:p>
          </table:table-cell>
          <table:table-cell table:style-name="ce84" table:number-matrix-columns-spanned="1" table:number-matrix-rows-spanned="1" table:formula="of:=IFERROR(INDEX([Elemental.$C$2:.$H$500]; SMALL(IF(([.N$2]=[Elemental.$C$2:.$C$500]); ROW([Elemental.$C$2:.$C$500])-MIN(ROW([Elemental.$C$2:.$C$500]))+1;&quot;&quot;);ROWS([.$A$1:.N20]));6);&quot;&quot;)" office:value-type="string" office:string-value="Metal Elemental" calcext:value-type="string">
            <text:p>Metal Elemental</text:p>
          </table:table-cell>
          <table:table-cell table:style-name="ce92" table:number-matrix-columns-spanned="1" table:number-matrix-rows-spanned="1" table:formula="of:=IFERROR(INDEX([Elemental.$C$2:.$H$500]; SMALL(IF(([.O$2]=[Elemental.$C$2:.$C$500]); ROW([Elemental.$C$2:.$C$500])-MIN(ROW([Elemental.$C$2:.$C$500]))+1;&quot;&quot;);ROWS([.$A$1:.O20]));6);&quot;&quot;)" office:value-type="string" office:string-value="Ball Lightning" calcext:value-type="string">
            <text:p>Ball Lightning</text:p>
          </table:table-cell>
          <table:table-cell table:style-name="ce79" table:number-matrix-columns-spanned="1" table:number-matrix-rows-spanned="1" table:formula="of:=IFERROR(INDEX([Nature.$C$2:.$H$500]; SMALL(IF(([.P$2]=[Nature.$C$2:.$C$500]); ROW([Nature.$C$2:.$C$500])-MIN(ROW([Nature.$C$2:.$C$500]))+1;&quot;&quot;);ROWS([.$A$1:.P20]));6);&quot;&quot;)" office:value-type="string" office:string-value="Frenzy" calcext:value-type="string">
            <text:p>Frenzy</text:p>
          </table:table-cell>
          <table:table-cell table:style-name="ce84" table:number-matrix-columns-spanned="1" table:number-matrix-rows-spanned="1" table:formula="of:=IFERROR(INDEX([Nature.$C$2:.$H$500]; SMALL(IF(([.Q$2]=[Nature.$C$2:.$C$500]); ROW([Nature.$C$2:.$C$500])-MIN(ROW([Nature.$C$2:.$C$500]))+1;&quot;&quot;);ROWS([.$A$1:.Q20]));6);&quot;&quot;)" office:value-type="string" office:string-value="Geomancy Level 4" calcext:value-type="string">
            <text:p>Geomancy Level 4</text:p>
          </table:table-cell>
          <table:table-cell table:style-name="ce84" table:number-matrix-columns-spanned="1" table:number-matrix-rows-spanned="1" table:formula="of:=IFERROR(INDEX([Nature.$C$2:.$H$500]; SMALL(IF(([.R$2]=[Nature.$C$2:.$C$500]); ROW([Nature.$C$2:.$C$500])-MIN(ROW([Nature.$C$2:.$C$500]))+1;&quot;&quot;);ROWS([.$A$1:.R20]));6);&quot;&quot;)" office:value-type="string" office:string-value="Ironwood" calcext:value-type="string">
            <text:p>Ironwood</text:p>
          </table:table-cell>
          <table:table-cell table:style-name="ce92" table:number-matrix-columns-spanned="1" table:number-matrix-rows-spanned="1" table:formula="of:=IFERROR(INDEX([Nature.$C$2:.$H$500]; SMALL(IF(([.S$2]=[Nature.$C$2:.$C$500]); ROW([Nature.$C$2:.$C$500])-MIN(ROW([Nature.$C$2:.$C$500]))+1;&quot;&quot;);ROWS([.$A$1:.S20]));6);&quot;&quot;)" office:value-type="string" office:string-value="Spirit Tear" calcext:value-type="string">
            <text:p>Spirit Tear</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1]));6);&quot;&quot;)" office:value-type="string" office:string-value="Pulsar" calcext:value-type="string">
            <text:p>Pulsar</text:p>
          </table:table-cell>
          <table:table-cell table:style-name="ce84" table:number-matrix-columns-spanned="1" table:number-matrix-rows-spanned="1" table:formula="of:=IFERROR(INDEX([Arcane.$C$2:.$H$500]; SMALL(IF(([.B$2]=[Arcane.$C$2:.$C$500]); ROW([Arcane.$C$2:.$C$500])-MIN(ROW([Arcane.$C$2:.$C$500]))+1;&quot;&quot;);ROWS([.$A$1:.B21]));6);&quot;&quot;)" office:value-type="string" office:string-value="Void" calcext:value-type="string">
            <text:p>Void</text:p>
          </table:table-cell>
          <table:table-cell table:style-name="ce84" table:number-matrix-columns-spanned="1" table:number-matrix-rows-spanned="1" table:formula="of:=IFERROR(INDEX([Arcane.$C$2:.$H$500]; SMALL(IF(([.C$2]=[Arcane.$C$2:.$C$500]); ROW([Arcane.$C$2:.$C$500])-MIN(ROW([Arcane.$C$2:.$C$500]))+1;&quot;&quot;);ROWS([.$A$1:.C21]));6);&quot;&quot;)" office:value-type="string" office:string-value="Time Stop" calcext:value-type="string">
            <text:p>Time Stop</text:p>
          </table:table-cell>
          <table:table-cell table:style-name="ce92" table:number-matrix-columns-spanned="1" table:number-matrix-rows-spanned="1" table:formula="of:=IFERROR(INDEX([Arcane.$C$2:.$H$500]; SMALL(IF(([.D$2]=[Arcane.$C$2:.$C$500]); ROW([Arcane.$C$2:.$C$500])-MIN(ROW([Arcane.$C$2:.$C$500]))+1;&quot;&quot;);ROWS([.$A$1:.D21]));6);&quot;&quot;)" office:value-type="string" office:string-value="Divineward" calcext:value-type="string">
            <text:p>Divineward</text:p>
          </table:table-cell>
          <table:table-cell table:style-name="ce79" table:number-matrix-columns-spanned="1" table:number-matrix-rows-spanned="1" table:formula="of:=IFERROR(INDEX([Divine.$C$2:.$H$500]; SMALL(IF(([.E$2]=[Divine.$C$2:.$C$500]); ROW([Divine.$C$2:.$C$500])-MIN(ROW([Divine.$C$2:.$C$500]))+1;&quot;&quot;);ROWS([.$A$1:.E21]));6);&quot;&quot;)" office:value-type="string" office:string-value="Dispel" calcext:value-type="string">
            <text:p>Dispel</text:p>
          </table:table-cell>
          <table:table-cell table:style-name="ce84" table:number-matrix-columns-spanned="1" table:number-matrix-rows-spanned="1" table:formula="of:=IFERROR(INDEX([Divine.$C$2:.$H$500]; SMALL(IF(([.F$2]=[Divine.$C$2:.$C$500]); ROW([Divine.$C$2:.$C$500])-MIN(ROW([Divine.$C$2:.$C$500]))+1;&quot;&quot;);ROWS([.$A$1:.F21]));6);&quot;&quot;)" office:value-type="string" office:string-value="Create Undead" calcext:value-type="string">
            <text:p>Create Undead</text:p>
          </table:table-cell>
          <table:table-cell table:style-name="ce92" table:number-matrix-columns-spanned="1" table:number-matrix-rows-spanned="1" table:formula="of:=IFERROR(INDEX([Divine.$C$2:.$H$500]; SMALL(IF(([.G$2]=[Divine.$C$2:.$C$500]); ROW([Divine.$C$2:.$C$500])-MIN(ROW([Divine.$C$2:.$C$500]))+1;&quot;&quot;);ROWS([.$A$1:.G21]));6);&quot;&quot;)" office:value-type="string" office:string-value="Sacrifice" calcext:value-type="string">
            <text:p>Sacrifice</text:p>
          </table:table-cell>
          <table:table-cell table:style-name="ce79" table:number-matrix-columns-spanned="1" table:number-matrix-rows-spanned="1" table:formula="of:=IFERROR(INDEX([Elemental.$C$2:.$H$500]; SMALL(IF(([.H$2]=[Elemental.$C$2:.$C$500]); ROW([Elemental.$C$2:.$C$500])-MIN(ROW([Elemental.$C$2:.$C$500]))+1;&quot;&quot;);ROWS([.$A$1:.H21]));6);&quot;&quot;)" office:value-type="string" office:string-value="Tempest" calcext:value-type="string">
            <text:p>Tempest</text:p>
          </table:table-cell>
          <table:table-cell table:style-name="ce84" table:number-matrix-columns-spanned="1" table:number-matrix-rows-spanned="1" table:formula="of:=IFERROR(INDEX([Elemental.$C$2:.$H$500]; SMALL(IF(([.I$2]=[Elemental.$C$2:.$C$500]); ROW([Elemental.$C$2:.$C$500])-MIN(ROW([Elemental.$C$2:.$C$500]))+1;&quot;&quot;);ROWS([.$A$1:.I21]));6);&quot;&quot;)" office:value-type="string" office:string-value="Dragon Breath" calcext:value-type="string">
            <text:p>Dragon Breath</text:p>
          </table:table-cell>
          <table:table-cell table:style-name="ce84" table:number-matrix-columns-spanned="1" table:number-matrix-rows-spanned="1" table:formula="of:=IFERROR(INDEX([Elemental.$C$2:.$H$500]; SMALL(IF(([.J$2]=[Elemental.$C$2:.$C$500]); ROW([Elemental.$C$2:.$C$500])-MIN(ROW([Elemental.$C$2:.$C$500]))+1;&quot;&quot;);ROWS([.$A$1:.J21]));6);&quot;&quot;)" office:value-type="string" office:string-value="Shelter" calcext:value-type="string">
            <text:p>Shelter</text:p>
          </table:table-cell>
          <table:table-cell table:style-name="ce84" table:number-matrix-columns-spanned="1" table:number-matrix-rows-spanned="1" table:formula="of:=IFERROR(INDEX([Elemental.$C$2:.$H$500]; SMALL(IF(([.K$2]=[Elemental.$C$2:.$C$500]); ROW([Elemental.$C$2:.$C$500])-MIN(ROW([Elemental.$C$2:.$C$500]))+1;&quot;&quot;);ROWS([.$A$1:.K21]));6);&quot;&quot;)" office:value-type="string" office:string-value="Water Elemental" calcext:value-type="string">
            <text:p>Water Elemental</text:p>
          </table:table-cell>
          <table:table-cell table:style-name="ce84" table:number-matrix-columns-spanned="1" table:number-matrix-rows-spanned="1" table:formula="of:=IFERROR(INDEX([Elemental.$C$2:.$H$500]; SMALL(IF(([.L$2]=[Elemental.$C$2:.$C$500]); ROW([Elemental.$C$2:.$C$500])-MIN(ROW([Elemental.$C$2:.$C$500]))+1;&quot;&quot;);ROWS([.$A$1:.L21]));6);&quot;&quot;)" office:value-type="string" office:string-value="xxx" calcext:value-type="string">
            <text:p>xxx</text:p>
          </table:table-cell>
          <table:table-cell table:style-name="ce84" table:number-matrix-columns-spanned="1" table:number-matrix-rows-spanned="1" table:formula="of:=IFERROR(INDEX([Elemental.$C$2:.$H$500]; SMALL(IF(([.M$2]=[Elemental.$C$2:.$C$500]); ROW([Elemental.$C$2:.$C$500])-MIN(ROW([Elemental.$C$2:.$C$500]))+1;&quot;&quot;);ROWS([.$A$1:.M21]));6);&quot;&quot;)" office:value-type="string" office:string-value="Arctic Tempest" calcext:value-type="string">
            <text:p>Arctic Tempest</text:p>
          </table:table-cell>
          <table:table-cell table:style-name="ce84" table:number-matrix-columns-spanned="1" table:number-matrix-rows-spanned="1" table:formula="of:=IFERROR(INDEX([Elemental.$C$2:.$H$500]; SMALL(IF(([.N$2]=[Elemental.$C$2:.$C$500]); ROW([Elemental.$C$2:.$C$500])-MIN(ROW([Elemental.$C$2:.$C$500]))+1;&quot;&quot;);ROWS([.$A$1:.N21]));6);&quot;&quot;)" office:value-type="string" office:string-value="Chill Metal" calcext:value-type="string">
            <text:p>Chill Metal</text:p>
          </table:table-cell>
          <table:table-cell table:style-name="ce92" table:number-matrix-columns-spanned="1" table:number-matrix-rows-spanned="1" table:formula="of:=IFERROR(INDEX([Elemental.$C$2:.$H$500]; SMALL(IF(([.O$2]=[Elemental.$C$2:.$C$500]); ROW([Elemental.$C$2:.$C$500])-MIN(ROW([Elemental.$C$2:.$C$500]))+1;&quot;&quot;);ROWS([.$A$1:.O21]));6);&quot;&quot;)" office:value-type="string" office:string-value="Storm Elemental" calcext:value-type="string">
            <text:p>Storm Elemental</text:p>
          </table:table-cell>
          <table:table-cell table:style-name="ce79" table:number-matrix-columns-spanned="1" table:number-matrix-rows-spanned="1" table:formula="of:=IFERROR(INDEX([Nature.$C$2:.$H$500]; SMALL(IF(([.P$2]=[Nature.$C$2:.$C$500]); ROW([Nature.$C$2:.$C$500])-MIN(ROW([Nature.$C$2:.$C$500]))+1;&quot;&quot;);ROWS([.$A$1:.P21]));6);&quot;&quot;)" office:value-type="string" office:string-value="Recall Companion" calcext:value-type="string">
            <text:p>Recall Companion</text:p>
          </table:table-cell>
          <table:table-cell table:style-name="ce84" table:number-matrix-columns-spanned="1" table:number-matrix-rows-spanned="1" table:formula="of:=IFERROR(INDEX([Nature.$C$2:.$H$500]; SMALL(IF(([.Q$2]=[Nature.$C$2:.$C$500]); ROW([Nature.$C$2:.$C$500])-MIN(ROW([Nature.$C$2:.$C$500]))+1;&quot;&quot;);ROWS([.$A$1:.Q21]));6);&quot;&quot;)" office:value-type="string" office:string-value="Earth Gate" calcext:value-type="string">
            <text:p>Earth Gate</text:p>
          </table:table-cell>
          <table:table-cell table:style-name="ce84" table:number-matrix-columns-spanned="1" table:number-matrix-rows-spanned="1" table:formula="of:=IFERROR(INDEX([Nature.$C$2:.$H$500]; SMALL(IF(([.R$2]=[Nature.$C$2:.$C$500]); ROW([Nature.$C$2:.$C$500])-MIN(ROW([Nature.$C$2:.$C$500]))+1;&quot;&quot;);ROWS([.$A$1:.R21]));6);&quot;&quot;)" office:value-type="string" office:string-value="Degenerate" calcext:value-type="string">
            <text:p>Degenerate</text:p>
          </table:table-cell>
          <table:table-cell table:style-name="ce92" table:number-matrix-columns-spanned="1" table:number-matrix-rows-spanned="1" table:formula="of:=IFERROR(INDEX([Nature.$C$2:.$H$500]; SMALL(IF(([.S$2]=[Nature.$C$2:.$C$500]); ROW([Nature.$C$2:.$C$500])-MIN(ROW([Nature.$C$2:.$C$500]))+1;&quot;&quot;);ROWS([.$A$1:.S21]));6);&quot;&quot;)" office:value-type="string" office:string-value="Meditate" calcext:value-type="string">
            <text:p>Meditate</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2]));6);&quot;&quot;)" office:value-type="string" office:string-value="Quasar" calcext:value-type="string">
            <text:p>Quasar</text:p>
          </table:table-cell>
          <table:table-cell table:style-name="ce84" table:number-matrix-columns-spanned="1" table:number-matrix-rows-spanned="1" table:formula="of:=IFERROR(INDEX([Arcane.$C$2:.$H$500]; SMALL(IF(([.B$2]=[Arcane.$C$2:.$C$500]); ROW([Arcane.$C$2:.$C$500])-MIN(ROW([Arcane.$C$2:.$C$500]))+1;&quot;&quot;);ROWS([.$A$1:.B22]));6);&quot;&quot;)" office:value-type="string" office:string-value="Warp Reality" calcext:value-type="string">
            <text:p>Warp Reality</text:p>
          </table:table-cell>
          <table:table-cell table:style-name="ce84" table:number-matrix-columns-spanned="1" table:number-matrix-rows-spanned="1" table:formula="of:=IFERROR(INDEX([Arcane.$C$2:.$H$500]; SMALL(IF(([.C$2]=[Arcane.$C$2:.$C$500]); ROW([Arcane.$C$2:.$C$500])-MIN(ROW([Arcane.$C$2:.$C$500]))+1;&quot;&quot;);ROWS([.$A$1:.C22]));6);&quot;&quot;)" office:value-type="string" office:string-value="Time Warp" calcext:value-type="string">
            <text:p>Time Warp</text:p>
          </table:table-cell>
          <table:table-cell table:style-name="ce92" table:number-matrix-columns-spanned="1" table:number-matrix-rows-spanned="1" table:formula="of:=IFERROR(INDEX([Arcane.$C$2:.$H$500]; SMALL(IF(([.D$2]=[Arcane.$C$2:.$C$500]); ROW([Arcane.$C$2:.$C$500])-MIN(ROW([Arcane.$C$2:.$C$500]))+1;&quot;&quot;);ROWS([.$A$1:.D22]));6);&quot;&quot;)" office:value-type="string" office:string-value="Elementalward" calcext:value-type="string">
            <text:p>Elementalward</text:p>
          </table:table-cell>
          <table:table-cell table:style-name="ce79" table:number-matrix-columns-spanned="1" table:number-matrix-rows-spanned="1" table:formula="of:=IFERROR(INDEX([Divine.$C$2:.$H$500]; SMALL(IF(([.E$2]=[Divine.$C$2:.$C$500]); ROW([Divine.$C$2:.$C$500])-MIN(ROW([Divine.$C$2:.$C$500]))+1;&quot;&quot;);ROWS([.$A$1:.E22]));6);&quot;&quot;)" office:value-type="string" office:string-value="Divine Blessing" calcext:value-type="string">
            <text:p>Divine Blessing</text:p>
          </table:table-cell>
          <table:table-cell table:style-name="ce84" table:number-matrix-columns-spanned="1" table:number-matrix-rows-spanned="1" table:formula="of:=IFERROR(INDEX([Divine.$C$2:.$H$500]; SMALL(IF(([.F$2]=[Divine.$C$2:.$C$500]); ROW([Divine.$C$2:.$C$500])-MIN(ROW([Divine.$C$2:.$C$500]))+1;&quot;&quot;);ROWS([.$A$1:.F22]));6);&quot;&quot;)" office:value-type="string" office:string-value="Dark Pact" calcext:value-type="string">
            <text:p>Dark Pact</text:p>
          </table:table-cell>
          <table:table-cell table:style-name="ce92" table:number-matrix-columns-spanned="1" table:number-matrix-rows-spanned="1" table:formula="of:=IFERROR(INDEX([Divine.$C$2:.$H$500]; SMALL(IF(([.G$2]=[Divine.$C$2:.$C$500]); ROW([Divine.$C$2:.$C$500])-MIN(ROW([Divine.$C$2:.$C$500]))+1;&quot;&quot;);ROWS([.$A$1:.G22]));6);&quot;&quot;)" office:value-type="string" office:string-value="Sanctuary" calcext:value-type="string">
            <text:p>Sanctuary</text:p>
          </table:table-cell>
          <table:table-cell table:style-name="ce79" table:number-matrix-columns-spanned="1" table:number-matrix-rows-spanned="1" table:formula="of:=IFERROR(INDEX([Elemental.$C$2:.$H$500]; SMALL(IF(([.H$2]=[Elemental.$C$2:.$C$500]); ROW([Elemental.$C$2:.$C$500])-MIN(ROW([Elemental.$C$2:.$C$500]))+1;&quot;&quot;);ROWS([.$A$1:.H22]));6);&quot;&quot;)" office:value-type="string" office:string-value="Wall of Air" calcext:value-type="string">
            <text:p>Wall of Air</text:p>
          </table:table-cell>
          <table:table-cell table:style-name="ce84" table:number-matrix-columns-spanned="1" table:number-matrix-rows-spanned="1" table:formula="of:=IFERROR(INDEX([Elemental.$C$2:.$H$500]; SMALL(IF(([.I$2]=[Elemental.$C$2:.$C$500]); ROW([Elemental.$C$2:.$C$500])-MIN(ROW([Elemental.$C$2:.$C$500]))+1;&quot;&quot;);ROWS([.$A$1:.I22]));6);&quot;&quot;)" office:value-type="string" office:string-value="Flare" calcext:value-type="string">
            <text:p>Flare</text:p>
          </table:table-cell>
          <table:table-cell table:style-name="ce84" table:number-matrix-columns-spanned="1" table:number-matrix-rows-spanned="1" table:formula="of:=IFERROR(INDEX([Elemental.$C$2:.$H$500]; SMALL(IF(([.J$2]=[Elemental.$C$2:.$C$500]); ROW([Elemental.$C$2:.$C$500])-MIN(ROW([Elemental.$C$2:.$C$500]))+1;&quot;&quot;);ROWS([.$A$1:.J22]));6);&quot;&quot;)" office:value-type="string" office:string-value="Earthquake" calcext:value-type="string">
            <text:p>Earthquake</text:p>
          </table:table-cell>
          <table:table-cell table:style-name="ce84" table:number-matrix-columns-spanned="1" table:number-matrix-rows-spanned="1" table:formula="of:=IFERROR(INDEX([Elemental.$C$2:.$H$500]; SMALL(IF(([.K$2]=[Elemental.$C$2:.$C$500]); ROW([Elemental.$C$2:.$C$500])-MIN(ROW([Elemental.$C$2:.$C$500]))+1;&quot;&quot;);ROWS([.$A$1:.K22]));6);&quot;&quot;)" office:value-type="string" office:string-value="Healing Mist" calcext:value-type="string">
            <text:p>Healing Mist</text:p>
          </table:table-cell>
          <table:table-cell table:style-name="ce84" table:number-matrix-columns-spanned="1" table:number-matrix-rows-spanned="1" table:formula="of:=IFERROR(INDEX([Elemental.$C$2:.$H$500]; SMALL(IF(([.L$2]=[Elemental.$C$2:.$C$500]); ROW([Elemental.$C$2:.$C$500])-MIN(ROW([Elemental.$C$2:.$C$500]))+1;&quot;&quot;);ROWS([.$A$1:.L22]));6);&quot;&quot;)" office:value-type="string" office:string-value="xxx" calcext:value-type="string">
            <text:p>xxx</text:p>
          </table:table-cell>
          <table:table-cell table:style-name="ce84" table:number-matrix-columns-spanned="1" table:number-matrix-rows-spanned="1" table:formula="of:=IFERROR(INDEX([Elemental.$C$2:.$H$500]; SMALL(IF(([.M$2]=[Elemental.$C$2:.$C$500]); ROW([Elemental.$C$2:.$C$500])-MIN(ROW([Elemental.$C$2:.$C$500]))+1;&quot;&quot;);ROWS([.$A$1:.M22]));6);&quot;&quot;)" office:value-type="string" office:string-value="Blizzard" calcext:value-type="string">
            <text:p>Blizzard</text:p>
          </table:table-cell>
          <table:table-cell table:style-name="ce84" table:number-matrix-columns-spanned="1" table:number-matrix-rows-spanned="1" table:formula="of:=IFERROR(INDEX([Elemental.$C$2:.$H$500]; SMALL(IF(([.N$2]=[Elemental.$C$2:.$C$500]); ROW([Elemental.$C$2:.$C$500])-MIN(ROW([Elemental.$C$2:.$C$500]))+1;&quot;&quot;);ROWS([.$A$1:.N22]));6);&quot;&quot;)" office:value-type="string" office:string-value="Heat Metal" calcext:value-type="string">
            <text:p>Heat Metal</text:p>
          </table:table-cell>
          <table:table-cell table:style-name="ce92" table:number-matrix-columns-spanned="1" table:number-matrix-rows-spanned="1" table:formula="of:=IFERROR(INDEX([Elemental.$C$2:.$H$500]; SMALL(IF(([.O$2]=[Elemental.$C$2:.$C$500]); ROW([Elemental.$C$2:.$C$500])-MIN(ROW([Elemental.$C$2:.$C$500]))+1;&quot;&quot;);ROWS([.$A$1:.O22]));6);&quot;&quot;)" office:value-type="string" office:string-value="Lightning Shield" calcext:value-type="string">
            <text:p>Lightning Shield</text:p>
          </table:table-cell>
          <table:table-cell table:style-name="ce79" table:number-matrix-columns-spanned="1" table:number-matrix-rows-spanned="1" table:formula="of:=IFERROR(INDEX([Nature.$C$2:.$H$500]; SMALL(IF(([.P$2]=[Nature.$C$2:.$C$500]); ROW([Nature.$C$2:.$C$500])-MIN(ROW([Nature.$C$2:.$C$500]))+1;&quot;&quot;);ROWS([.$A$1:.P22]));6);&quot;&quot;)" office:value-type="string" office:string-value="Savage Maw" calcext:value-type="string">
            <text:p>Savage Maw</text:p>
          </table:table-cell>
          <table:table-cell table:style-name="ce84" table:number-matrix-columns-spanned="1" table:number-matrix-rows-spanned="1" table:formula="of:=IFERROR(INDEX([Nature.$C$2:.$H$500]; SMALL(IF(([.Q$2]=[Nature.$C$2:.$C$500]); ROW([Nature.$C$2:.$C$500])-MIN(ROW([Nature.$C$2:.$C$500]))+1;&quot;&quot;);ROWS([.$A$1:.Q22]));6);&quot;&quot;)">
            <text:p/>
          </table:table-cell>
          <table:table-cell table:style-name="ce84" table:number-matrix-columns-spanned="1" table:number-matrix-rows-spanned="1" table:formula="of:=IFERROR(INDEX([Nature.$C$2:.$H$500]; SMALL(IF(([.R$2]=[Nature.$C$2:.$C$500]); ROW([Nature.$C$2:.$C$500])-MIN(ROW([Nature.$C$2:.$C$500]))+1;&quot;&quot;);ROWS([.$A$1:.R22]));6);&quot;&quot;)" office:value-type="string" office:string-value="Toxin" calcext:value-type="string">
            <text:p>Toxin</text:p>
          </table:table-cell>
          <table:table-cell table:style-name="ce92" table:number-matrix-columns-spanned="1" table:number-matrix-rows-spanned="1" table:formula="of:=IFERROR(INDEX([Nature.$C$2:.$H$500]; SMALL(IF(([.S$2]=[Nature.$C$2:.$C$500]); ROW([Nature.$C$2:.$C$500])-MIN(ROW([Nature.$C$2:.$C$500]))+1;&quot;&quot;);ROWS([.$A$1:.S22]));6);&quot;&quot;)" office:value-type="string" office:string-value="Spirit Drain" calcext:value-type="string">
            <text:p>Spirit Drain</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3]));6);&quot;&quot;)" office:value-type="string" office:string-value="Shock Wave" calcext:value-type="string">
            <text:p>Shock Wave</text:p>
          </table:table-cell>
          <table:table-cell table:style-name="ce84" table:number-matrix-columns-spanned="1" table:number-matrix-rows-spanned="1" table:formula="of:=IFERROR(INDEX([Arcane.$C$2:.$H$500]; SMALL(IF(([.B$2]=[Arcane.$C$2:.$C$500]); ROW([Arcane.$C$2:.$C$500])-MIN(ROW([Arcane.$C$2:.$C$500]))+1;&quot;&quot;);ROWS([.$A$1:.B23]));6);&quot;&quot;)" office:value-type="string" office:string-value="Wormhole" calcext:value-type="string">
            <text:p>Wormhole</text:p>
          </table:table-cell>
          <table:table-cell table:style-name="ce84" table:number-matrix-columns-spanned="1" table:number-matrix-rows-spanned="1" table:formula="of:=IFERROR(INDEX([Arcane.$C$2:.$H$500]; SMALL(IF(([.C$2]=[Arcane.$C$2:.$C$500]); ROW([Arcane.$C$2:.$C$500])-MIN(ROW([Arcane.$C$2:.$C$500]))+1;&quot;&quot;);ROWS([.$A$1:.C23]));6);&quot;&quot;)" office:value-type="string" office:string-value="Predict Future" calcext:value-type="string">
            <text:p>Predict Future</text:p>
          </table:table-cell>
          <table:table-cell table:style-name="ce92" table:number-matrix-columns-spanned="1" table:number-matrix-rows-spanned="1" table:formula="of:=IFERROR(INDEX([Arcane.$C$2:.$H$500]; SMALL(IF(([.D$2]=[Arcane.$C$2:.$C$500]); ROW([Arcane.$C$2:.$C$500])-MIN(ROW([Arcane.$C$2:.$C$500]))+1;&quot;&quot;);ROWS([.$A$1:.D23]));6);&quot;&quot;)" office:value-type="string" office:string-value="Natureward" calcext:value-type="string">
            <text:p>Natureward</text:p>
          </table:table-cell>
          <table:table-cell table:style-name="ce79" table:number-matrix-columns-spanned="1" table:number-matrix-rows-spanned="1" table:formula="of:=IFERROR(INDEX([Divine.$C$2:.$H$500]; SMALL(IF(([.E$2]=[Divine.$C$2:.$C$500]); ROW([Divine.$C$2:.$C$500])-MIN(ROW([Divine.$C$2:.$C$500]))+1;&quot;&quot;);ROWS([.$A$1:.E23]));6);&quot;&quot;)" office:value-type="string" office:string-value="Esuna" calcext:value-type="string">
            <text:p>Esuna</text:p>
          </table:table-cell>
          <table:table-cell table:style-name="ce84" table:number-matrix-columns-spanned="1" table:number-matrix-rows-spanned="1" table:formula="of:=IFERROR(INDEX([Divine.$C$2:.$H$500]; SMALL(IF(([.F$2]=[Divine.$C$2:.$C$500]); ROW([Divine.$C$2:.$C$500])-MIN(ROW([Divine.$C$2:.$C$500]))+1;&quot;&quot;);ROWS([.$A$1:.F23]));6);&quot;&quot;)" office:value-type="string" office:string-value="Desecrate" calcext:value-type="string">
            <text:p>Desecrate</text:p>
          </table:table-cell>
          <table:table-cell table:style-name="ce92" table:number-matrix-columns-spanned="1" table:number-matrix-rows-spanned="1" table:formula="of:=IFERROR(INDEX([Divine.$C$2:.$H$500]; SMALL(IF(([.G$2]=[Divine.$C$2:.$C$500]); ROW([Divine.$C$2:.$C$500])-MIN(ROW([Divine.$C$2:.$C$500]))+1;&quot;&quot;);ROWS([.$A$1:.G23]));6);&quot;&quot;)" office:value-type="string" office:string-value="Shade" calcext:value-type="string">
            <text:p>Shade</text:p>
          </table:table-cell>
          <table:table-cell table:style-name="ce79" table:number-matrix-columns-spanned="1" table:number-matrix-rows-spanned="1" table:formula="of:=IFERROR(INDEX([Elemental.$C$2:.$H$500]; SMALL(IF(([.H$2]=[Elemental.$C$2:.$C$500]); ROW([Elemental.$C$2:.$C$500])-MIN(ROW([Elemental.$C$2:.$C$500]))+1;&quot;&quot;);ROWS([.$A$1:.H23]));6);&quot;&quot;)" office:value-type="string" office:string-value="Air Elemental" calcext:value-type="string">
            <text:p>Air Elemental</text:p>
          </table:table-cell>
          <table:table-cell table:style-name="ce84" table:number-matrix-columns-spanned="1" table:number-matrix-rows-spanned="1" table:formula="of:=IFERROR(INDEX([Elemental.$C$2:.$H$500]; SMALL(IF(([.I$2]=[Elemental.$C$2:.$C$500]); ROW([Elemental.$C$2:.$C$500])-MIN(ROW([Elemental.$C$2:.$C$500]))+1;&quot;&quot;);ROWS([.$A$1:.I23]));6);&quot;&quot;)" office:value-type="string" office:string-value="Incendiary Cloud" calcext:value-type="string">
            <text:p>Incendiary Cloud</text:p>
          </table:table-cell>
          <table:table-cell table:style-name="ce84" table:number-matrix-columns-spanned="1" table:number-matrix-rows-spanned="1" table:formula="of:=IFERROR(INDEX([Elemental.$C$2:.$H$500]; SMALL(IF(([.J$2]=[Elemental.$C$2:.$C$500]); ROW([Elemental.$C$2:.$C$500])-MIN(ROW([Elemental.$C$2:.$C$500]))+1;&quot;&quot;);ROWS([.$A$1:.J23]));6);&quot;&quot;)" office:value-type="string" office:string-value="Disintegrate" calcext:value-type="string">
            <text:p>Disintegrate</text:p>
          </table:table-cell>
          <table:table-cell table:style-name="ce84" table:number-matrix-columns-spanned="1" table:number-matrix-rows-spanned="1" table:formula="of:=IFERROR(INDEX([Elemental.$C$2:.$H$500]; SMALL(IF(([.K$2]=[Elemental.$C$2:.$C$500]); ROW([Elemental.$C$2:.$C$500])-MIN(ROW([Elemental.$C$2:.$C$500]))+1;&quot;&quot;);ROWS([.$A$1:.K23]));6);&quot;&quot;)" office:value-type="string" office:string-value="Maelstrom" calcext:value-type="string">
            <text:p>Maelstrom</text:p>
          </table:table-cell>
          <table:table-cell table:style-name="ce84" table:number-matrix-columns-spanned="1" table:number-matrix-rows-spanned="1" table:formula="of:=IFERROR(INDEX([Elemental.$C$2:.$H$500]; SMALL(IF(([.L$2]=[Elemental.$C$2:.$C$500]); ROW([Elemental.$C$2:.$C$500])-MIN(ROW([Elemental.$C$2:.$C$500]))+1;&quot;&quot;);ROWS([.$A$1:.L23]));6);&quot;&quot;)" office:value-type="string" office:string-value="xxx" calcext:value-type="string">
            <text:p>xxx</text:p>
          </table:table-cell>
          <table:table-cell table:style-name="ce84" table:number-matrix-columns-spanned="1" table:number-matrix-rows-spanned="1" table:formula="of:=IFERROR(INDEX([Elemental.$C$2:.$H$500]; SMALL(IF(([.M$2]=[Elemental.$C$2:.$C$500]); ROW([Elemental.$C$2:.$C$500])-MIN(ROW([Elemental.$C$2:.$C$500]))+1;&quot;&quot;);ROWS([.$A$1:.M23]));6);&quot;&quot;)" office:value-type="string" office:string-value="Frost Nova" calcext:value-type="string">
            <text:p>Frost Nova</text:p>
          </table:table-cell>
          <table:table-cell table:style-name="ce84" table:number-matrix-columns-spanned="1" table:number-matrix-rows-spanned="1" table:formula="of:=IFERROR(INDEX([Elemental.$C$2:.$H$500]; SMALL(IF(([.N$2]=[Elemental.$C$2:.$C$500]); ROW([Elemental.$C$2:.$C$500])-MIN(ROW([Elemental.$C$2:.$C$500]))+1;&quot;&quot;);ROWS([.$A$1:.N23]));6);&quot;&quot;)" office:value-type="string" office:string-value="Quicken" calcext:value-type="string">
            <text:p>Quicken</text:p>
          </table:table-cell>
          <table:table-cell table:style-name="ce92" table:number-matrix-columns-spanned="1" table:number-matrix-rows-spanned="1" table:formula="of:=IFERROR(INDEX([Elemental.$C$2:.$H$500]; SMALL(IF(([.O$2]=[Elemental.$C$2:.$C$500]); ROW([Elemental.$C$2:.$C$500])-MIN(ROW([Elemental.$C$2:.$C$500]))+1;&quot;&quot;);ROWS([.$A$1:.O23]));6);&quot;&quot;)" office:value-type="string" office:string-value="Storm Cloud" calcext:value-type="string">
            <text:p>Storm Cloud</text:p>
          </table:table-cell>
          <table:table-cell table:style-name="ce79" table:number-matrix-columns-spanned="1" table:number-matrix-rows-spanned="1" table:formula="of:=IFERROR(INDEX([Nature.$C$2:.$H$500]; SMALL(IF(([.P$2]=[Nature.$C$2:.$C$500]); ROW([Nature.$C$2:.$C$500])-MIN(ROW([Nature.$C$2:.$C$500]))+1;&quot;&quot;);ROWS([.$A$1:.P23]));6);&quot;&quot;)" office:value-type="string" office:string-value="Share Soul" calcext:value-type="string">
            <text:p>Share Soul</text:p>
          </table:table-cell>
          <table:table-cell table:style-name="ce84" table:number-matrix-columns-spanned="1" table:number-matrix-rows-spanned="1" table:formula="of:=IFERROR(INDEX([Nature.$C$2:.$H$500]; SMALL(IF(([.Q$2]=[Nature.$C$2:.$C$500]); ROW([Nature.$C$2:.$C$500])-MIN(ROW([Nature.$C$2:.$C$500]))+1;&quot;&quot;);ROWS([.$A$1:.Q23]));6);&quot;&quot;)">
            <text:p/>
          </table:table-cell>
          <table:table-cell table:style-name="ce84" table:number-matrix-columns-spanned="1" table:number-matrix-rows-spanned="1" table:formula="of:=IFERROR(INDEX([Nature.$C$2:.$H$500]; SMALL(IF(([.R$2]=[Nature.$C$2:.$C$500]); ROW([Nature.$C$2:.$C$500])-MIN(ROW([Nature.$C$2:.$C$500]))+1;&quot;&quot;);ROWS([.$A$1:.R23]));6);&quot;&quot;)" office:value-type="string" office:string-value="Create Guardian" calcext:value-type="string">
            <text:p>Create Guardian</text:p>
          </table:table-cell>
          <table:table-cell table:style-name="ce92" table:number-matrix-columns-spanned="1" table:number-matrix-rows-spanned="1" table:formula="of:=IFERROR(INDEX([Nature.$C$2:.$H$500]; SMALL(IF(([.S$2]=[Nature.$C$2:.$C$500]); ROW([Nature.$C$2:.$C$500])-MIN(ROW([Nature.$C$2:.$C$500]))+1;&quot;&quot;);ROWS([.$A$1:.S23]));6);&quot;&quot;)" office:value-type="string" office:string-value="Spirit Link" calcext:value-type="string">
            <text:p>Spirit Link</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4]));6);&quot;&quot;)" office:value-type="string" office:string-value="Blackhole" calcext:value-type="string">
            <text:p>Blackhole</text:p>
          </table:table-cell>
          <table:table-cell table:style-name="ce84" table:number-matrix-columns-spanned="1" table:number-matrix-rows-spanned="1" table:formula="of:=IFERROR(INDEX([Arcane.$C$2:.$H$500]; SMALL(IF(([.B$2]=[Arcane.$C$2:.$C$500]); ROW([Arcane.$C$2:.$C$500])-MIN(ROW([Arcane.$C$2:.$C$500]))+1;&quot;&quot;);ROWS([.$A$1:.B24]));6);&quot;&quot;)" office:value-type="string" office:string-value="Arcane Gate" calcext:value-type="string">
            <text:p>Arcane Gate</text:p>
          </table:table-cell>
          <table:table-cell table:style-name="ce84" table:number-matrix-columns-spanned="1" table:number-matrix-rows-spanned="1" table:formula="of:=IFERROR(INDEX([Arcane.$C$2:.$H$500]; SMALL(IF(([.C$2]=[Arcane.$C$2:.$C$500]); ROW([Arcane.$C$2:.$C$500])-MIN(ROW([Arcane.$C$2:.$C$500]))+1;&quot;&quot;);ROWS([.$A$1:.C24]));6);&quot;&quot;)" office:value-type="string" office:string-value="Quick" calcext:value-type="string">
            <text:p>Quick</text:p>
          </table:table-cell>
          <table:table-cell table:style-name="ce92" table:number-matrix-columns-spanned="1" table:number-matrix-rows-spanned="1" table:formula="of:=IFERROR(INDEX([Arcane.$C$2:.$H$500]; SMALL(IF(([.D$2]=[Arcane.$C$2:.$C$500]); ROW([Arcane.$C$2:.$C$500])-MIN(ROW([Arcane.$C$2:.$C$500]))+1;&quot;&quot;);ROWS([.$A$1:.D24]));6);&quot;&quot;)" office:value-type="string" office:string-value="Resist Magic" calcext:value-type="string">
            <text:p>Resist Magic</text:p>
          </table:table-cell>
          <table:table-cell table:style-name="ce79" table:number-matrix-columns-spanned="1" table:number-matrix-rows-spanned="1" table:formula="of:=IFERROR(INDEX([Divine.$C$2:.$H$500]; SMALL(IF(([.E$2]=[Divine.$C$2:.$C$500]); ROW([Divine.$C$2:.$C$500])-MIN(ROW([Divine.$C$2:.$C$500]))+1;&quot;&quot;);ROWS([.$A$1:.E24]));6);&quot;&quot;)" office:value-type="string" office:string-value="Greater Heal" calcext:value-type="string">
            <text:p>Greater Heal</text:p>
          </table:table-cell>
          <table:table-cell table:style-name="ce84" table:number-matrix-columns-spanned="1" table:number-matrix-rows-spanned="1" table:formula="of:=IFERROR(INDEX([Divine.$C$2:.$H$500]; SMALL(IF(([.F$2]=[Divine.$C$2:.$C$500]); ROW([Divine.$C$2:.$C$500])-MIN(ROW([Divine.$C$2:.$C$500]))+1;&quot;&quot;);ROWS([.$A$1:.F24]));6);&quot;&quot;)" office:value-type="string" office:string-value="Divine Blessing" calcext:value-type="string">
            <text:p>Divine Blessing</text:p>
          </table:table-cell>
          <table:table-cell table:style-name="ce92" table:number-matrix-columns-spanned="1" table:number-matrix-rows-spanned="1" table:formula="of:=IFERROR(INDEX([Divine.$C$2:.$H$500]; SMALL(IF(([.G$2]=[Divine.$C$2:.$C$500]); ROW([Divine.$C$2:.$C$500])-MIN(ROW([Divine.$C$2:.$C$500]))+1;&quot;&quot;);ROWS([.$A$1:.G24]));6);&quot;&quot;)" office:value-type="string" office:string-value="Shadow Beast" calcext:value-type="string">
            <text:p>Shadow Beast</text:p>
          </table:table-cell>
          <table:table-cell table:style-name="ce79" table:number-matrix-columns-spanned="1" table:number-matrix-rows-spanned="1" table:formula="of:=IFERROR(INDEX([Elemental.$C$2:.$H$500]; SMALL(IF(([.H$2]=[Elemental.$C$2:.$C$500]); ROW([Elemental.$C$2:.$C$500])-MIN(ROW([Elemental.$C$2:.$C$500]))+1;&quot;&quot;);ROWS([.$A$1:.H24]));6);&quot;&quot;)" office:value-type="string" office:string-value="Flight" calcext:value-type="string">
            <text:p>Flight</text:p>
          </table:table-cell>
          <table:table-cell table:style-name="ce84" table:number-matrix-columns-spanned="1" table:number-matrix-rows-spanned="1" table:formula="of:=IFERROR(INDEX([Elemental.$C$2:.$H$500]; SMALL(IF(([.I$2]=[Elemental.$C$2:.$C$500]); ROW([Elemental.$C$2:.$C$500])-MIN(ROW([Elemental.$C$2:.$C$500]))+1;&quot;&quot;);ROWS([.$A$1:.I24]));6);&quot;&quot;)" office:value-type="string" office:string-value="Meteor Storm" calcext:value-type="string">
            <text:p>Meteor Storm</text:p>
          </table:table-cell>
          <table:table-cell table:style-name="ce84" table:number-matrix-columns-spanned="1" table:number-matrix-rows-spanned="1" table:formula="of:=IFERROR(INDEX([Elemental.$C$2:.$H$500]; SMALL(IF(([.J$2]=[Elemental.$C$2:.$C$500]); ROW([Elemental.$C$2:.$C$500])-MIN(ROW([Elemental.$C$2:.$C$500]))+1;&quot;&quot;);ROWS([.$A$1:.J24]));6);&quot;&quot;)" office:value-type="string" office:string-value="Rockslide" calcext:value-type="string">
            <text:p>Rockslide</text:p>
          </table:table-cell>
          <table:table-cell table:style-name="ce84" table:number-matrix-columns-spanned="1" table:number-matrix-rows-spanned="1" table:formula="of:=IFERROR(INDEX([Elemental.$C$2:.$H$500]; SMALL(IF(([.K$2]=[Elemental.$C$2:.$C$500]); ROW([Elemental.$C$2:.$C$500])-MIN(ROW([Elemental.$C$2:.$C$500]))+1;&quot;&quot;);ROWS([.$A$1:.K24]));6);&quot;&quot;)" office:value-type="string" office:string-value="Rushing Water" calcext:value-type="string">
            <text:p>Rushing Water</text:p>
          </table:table-cell>
          <table:table-cell table:style-name="ce84" table:number-matrix-columns-spanned="1" table:number-matrix-rows-spanned="1" table:formula="of:=IFERROR(INDEX([Elemental.$C$2:.$H$500]; SMALL(IF(([.L$2]=[Elemental.$C$2:.$C$500]); ROW([Elemental.$C$2:.$C$500])-MIN(ROW([Elemental.$C$2:.$C$500]))+1;&quot;&quot;);ROWS([.$A$1:.L24]));6);&quot;&quot;)" office:value-type="string" office:string-value="xxx" calcext:value-type="string">
            <text:p>xxx</text:p>
          </table:table-cell>
          <table:table-cell table:style-name="ce84" table:number-matrix-columns-spanned="1" table:number-matrix-rows-spanned="1" table:formula="of:=IFERROR(INDEX([Elemental.$C$2:.$H$500]; SMALL(IF(([.M$2]=[Elemental.$C$2:.$C$500]); ROW([Elemental.$C$2:.$C$500])-MIN(ROW([Elemental.$C$2:.$C$500]))+1;&quot;&quot;);ROWS([.$A$1:.M24]));6);&quot;&quot;)" office:value-type="string" office:string-value="Avalanche" calcext:value-type="string">
            <text:p>Avalanche</text:p>
          </table:table-cell>
          <table:table-cell table:style-name="ce84" table:number-matrix-columns-spanned="1" table:number-matrix-rows-spanned="1" table:formula="of:=IFERROR(INDEX([Elemental.$C$2:.$H$500]; SMALL(IF(([.N$2]=[Elemental.$C$2:.$C$500]); ROW([Elemental.$C$2:.$C$500])-MIN(ROW([Elemental.$C$2:.$C$500]))+1;&quot;&quot;);ROWS([.$A$1:.N24]));6);&quot;&quot;)" office:value-type="string" office:string-value="Disintegrate Equipment" calcext:value-type="string">
            <text:p>Disintegrate Equipment</text:p>
          </table:table-cell>
          <table:table-cell table:style-name="ce92" table:number-matrix-columns-spanned="1" table:number-matrix-rows-spanned="1" table:formula="of:=IFERROR(INDEX([Elemental.$C$2:.$H$500]; SMALL(IF(([.O$2]=[Elemental.$C$2:.$C$500]); ROW([Elemental.$C$2:.$C$500])-MIN(ROW([Elemental.$C$2:.$C$500]))+1;&quot;&quot;);ROWS([.$A$1:.O24]));6);&quot;&quot;)" office:value-type="string" office:string-value="Lightning Storm" calcext:value-type="string">
            <text:p>Lightning Storm</text:p>
          </table:table-cell>
          <table:table-cell table:style-name="ce79" table:number-matrix-columns-spanned="1" table:number-matrix-rows-spanned="1" table:formula="of:=IFERROR(INDEX([Nature.$C$2:.$H$500]; SMALL(IF(([.P$2]=[Nature.$C$2:.$C$500]); ROW([Nature.$C$2:.$C$500])-MIN(ROW([Nature.$C$2:.$C$500]))+1;&quot;&quot;);ROWS([.$A$1:.P24]));6);&quot;&quot;)" office:value-type="string" office:string-value="Animal Form" calcext:value-type="string">
            <text:p>Animal Form</text:p>
          </table:table-cell>
          <table:table-cell table:style-name="ce84" table:number-matrix-columns-spanned="1" table:number-matrix-rows-spanned="1" table:formula="of:=IFERROR(INDEX([Nature.$C$2:.$H$500]; SMALL(IF(([.Q$2]=[Nature.$C$2:.$C$500]); ROW([Nature.$C$2:.$C$500])-MIN(ROW([Nature.$C$2:.$C$500]))+1;&quot;&quot;);ROWS([.$A$1:.Q24]));6);&quot;&quot;)">
            <text:p/>
          </table:table-cell>
          <table:table-cell table:style-name="ce84" table:number-matrix-columns-spanned="1" table:number-matrix-rows-spanned="1" table:formula="of:=IFERROR(INDEX([Nature.$C$2:.$H$500]; SMALL(IF(([.R$2]=[Nature.$C$2:.$C$500]); ROW([Nature.$C$2:.$C$500])-MIN(ROW([Nature.$C$2:.$C$500]))+1;&quot;&quot;);ROWS([.$A$1:.R24]));6);&quot;&quot;)" office:value-type="string" office:string-value="Steeloak" calcext:value-type="string">
            <text:p>Steeloak</text:p>
          </table:table-cell>
          <table:table-cell table:style-name="ce92" table:number-matrix-columns-spanned="1" table:number-matrix-rows-spanned="1" table:formula="of:=IFERROR(INDEX([Nature.$C$2:.$H$500]; SMALL(IF(([.S$2]=[Nature.$C$2:.$C$500]); ROW([Nature.$C$2:.$C$500])-MIN(ROW([Nature.$C$2:.$C$500]))+1;&quot;&quot;);ROWS([.$A$1:.S24]));6);&quot;&quot;)" office:value-type="string" office:string-value="Spirit Form" calcext:value-type="string">
            <text:p>Spirit Form</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5]));6);&quot;&quot;)" office:value-type="string" office:string-value="Supernova" calcext:value-type="string">
            <text:p>Supernova</text:p>
          </table:table-cell>
          <table:table-cell table:style-name="ce84" table:number-matrix-columns-spanned="1" table:number-matrix-rows-spanned="1" table:formula="of:=IFERROR(INDEX([Arcane.$C$2:.$H$500]; SMALL(IF(([.B$2]=[Arcane.$C$2:.$C$500]); ROW([Arcane.$C$2:.$C$500])-MIN(ROW([Arcane.$C$2:.$C$500]))+1;&quot;&quot;);ROWS([.$A$1:.B25]));6);&quot;&quot;)" office:value-type="string" office:string-value="Bind Elemental" calcext:value-type="string">
            <text:p>Bind Elemental</text:p>
          </table:table-cell>
          <table:table-cell table:style-name="ce84" table:number-matrix-columns-spanned="1" table:number-matrix-rows-spanned="1" table:formula="of:=IFERROR(INDEX([Arcane.$C$2:.$H$500]; SMALL(IF(([.C$2]=[Arcane.$C$2:.$C$500]); ROW([Arcane.$C$2:.$C$500])-MIN(ROW([Arcane.$C$2:.$C$500]))+1;&quot;&quot;);ROWS([.$A$1:.C25]));6);&quot;&quot;)" office:value-type="string" office:string-value="Reflect" calcext:value-type="string">
            <text:p>Reflect</text:p>
          </table:table-cell>
          <table:table-cell table:style-name="ce92" table:number-matrix-columns-spanned="1" table:number-matrix-rows-spanned="1" table:formula="of:=IFERROR(INDEX([Arcane.$C$2:.$H$500]; SMALL(IF(([.D$2]=[Arcane.$C$2:.$C$500]); ROW([Arcane.$C$2:.$C$500])-MIN(ROW([Arcane.$C$2:.$C$500]))+1;&quot;&quot;);ROWS([.$A$1:.D25]));6);&quot;&quot;)" office:value-type="string" office:string-value="Weapon Immunity" calcext:value-type="string">
            <text:p>Weapon Immunity</text:p>
          </table:table-cell>
          <table:table-cell table:style-name="ce79" table:number-matrix-columns-spanned="1" table:number-matrix-rows-spanned="1" table:formula="of:=IFERROR(INDEX([Divine.$C$2:.$H$500]; SMALL(IF(([.E$2]=[Divine.$C$2:.$C$500]); ROW([Divine.$C$2:.$C$500])-MIN(ROW([Divine.$C$2:.$C$500]))+1;&quot;&quot;);ROWS([.$A$1:.E25]));6);&quot;&quot;)" office:value-type="string" office:string-value="Mass Heal" calcext:value-type="string">
            <text:p>Mass Heal</text:p>
          </table:table-cell>
          <table:table-cell table:style-name="ce84" table:number-matrix-columns-spanned="1" table:number-matrix-rows-spanned="1" table:formula="of:=IFERROR(INDEX([Divine.$C$2:.$H$500]; SMALL(IF(([.F$2]=[Divine.$C$2:.$C$500]); ROW([Divine.$C$2:.$C$500])-MIN(ROW([Divine.$C$2:.$C$500]))+1;&quot;&quot;);ROWS([.$A$1:.F25]));6);&quot;&quot;)" office:value-type="string" office:string-value="Enthrall" calcext:value-type="string">
            <text:p>Enthrall</text:p>
          </table:table-cell>
          <table:table-cell table:style-name="ce92" table:number-matrix-columns-spanned="1" table:number-matrix-rows-spanned="1" table:formula="of:=IFERROR(INDEX([Divine.$C$2:.$H$500]; SMALL(IF(([.G$2]=[Divine.$C$2:.$C$500]); ROW([Divine.$C$2:.$C$500])-MIN(ROW([Divine.$C$2:.$C$500]))+1;&quot;&quot;);ROWS([.$A$1:.G25]));6);&quot;&quot;)" office:value-type="string" office:string-value="Divine Power" calcext:value-type="string">
            <text:p>Divine Power</text:p>
          </table:table-cell>
          <table:table-cell table:style-name="ce79" table:number-matrix-columns-spanned="1" table:number-matrix-rows-spanned="1" table:formula="of:=IFERROR(INDEX([Elemental.$C$2:.$H$500]; SMALL(IF(([.H$2]=[Elemental.$C$2:.$C$500]); ROW([Elemental.$C$2:.$C$500])-MIN(ROW([Elemental.$C$2:.$C$500]))+1;&quot;&quot;);ROWS([.$A$1:.H25]));6);&quot;&quot;)" office:value-type="string" office:string-value="Cyclone" calcext:value-type="string">
            <text:p>Cyclone</text:p>
          </table:table-cell>
          <table:table-cell table:style-name="ce84" table:number-matrix-columns-spanned="1" table:number-matrix-rows-spanned="1" table:formula="of:=IFERROR(INDEX([Elemental.$C$2:.$H$500]; SMALL(IF(([.I$2]=[Elemental.$C$2:.$C$500]); ROW([Elemental.$C$2:.$C$500])-MIN(ROW([Elemental.$C$2:.$C$500]))+1;&quot;&quot;);ROWS([.$A$1:.I25]));6);&quot;&quot;)" office:value-type="string" office:string-value="Inferno" calcext:value-type="string">
            <text:p>Inferno</text:p>
          </table:table-cell>
          <table:table-cell table:style-name="ce84" table:number-matrix-columns-spanned="1" table:number-matrix-rows-spanned="1" table:formula="of:=IFERROR(INDEX([Elemental.$C$2:.$H$500]; SMALL(IF(([.J$2]=[Elemental.$C$2:.$C$500]); ROW([Elemental.$C$2:.$C$500])-MIN(ROW([Elemental.$C$2:.$C$500]))+1;&quot;&quot;);ROWS([.$A$1:.J25]));6);&quot;&quot;)" office:value-type="string" office:string-value="Stone Form" calcext:value-type="string">
            <text:p>Stone Form</text:p>
          </table:table-cell>
          <table:table-cell table:style-name="ce84" table:number-matrix-columns-spanned="1" table:number-matrix-rows-spanned="1" table:formula="of:=IFERROR(INDEX([Elemental.$C$2:.$H$500]; SMALL(IF(([.K$2]=[Elemental.$C$2:.$C$500]); ROW([Elemental.$C$2:.$C$500])-MIN(ROW([Elemental.$C$2:.$C$500]))+1;&quot;&quot;);ROWS([.$A$1:.K25]));6);&quot;&quot;)" office:value-type="string" office:string-value="Flood" calcext:value-type="string">
            <text:p>Flood</text:p>
          </table:table-cell>
          <table:table-cell table:style-name="ce84" table:number-matrix-columns-spanned="1" table:number-matrix-rows-spanned="1" table:formula="of:=IFERROR(INDEX([Elemental.$C$2:.$H$500]; SMALL(IF(([.L$2]=[Elemental.$C$2:.$C$500]); ROW([Elemental.$C$2:.$C$500])-MIN(ROW([Elemental.$C$2:.$C$500]))+1;&quot;&quot;);ROWS([.$A$1:.L25]));6);&quot;&quot;)" office:value-type="string" office:string-value="xxx" calcext:value-type="string">
            <text:p>xxx</text:p>
          </table:table-cell>
          <table:table-cell table:style-name="ce84" table:number-matrix-columns-spanned="1" table:number-matrix-rows-spanned="1" table:formula="of:=IFERROR(INDEX([Elemental.$C$2:.$H$500]; SMALL(IF(([.M$2]=[Elemental.$C$2:.$C$500]); ROW([Elemental.$C$2:.$C$500])-MIN(ROW([Elemental.$C$2:.$C$500]))+1;&quot;&quot;);ROWS([.$A$1:.M25]));6);&quot;&quot;)" office:value-type="string" office:string-value="Imbue Armor" calcext:value-type="string">
            <text:p>Imbue Armor</text:p>
          </table:table-cell>
          <table:table-cell table:style-name="ce84" table:number-matrix-columns-spanned="1" table:number-matrix-rows-spanned="1" table:formula="of:=IFERROR(INDEX([Elemental.$C$2:.$H$500]; SMALL(IF(([.N$2]=[Elemental.$C$2:.$C$500]); ROW([Elemental.$C$2:.$C$500])-MIN(ROW([Elemental.$C$2:.$C$500]))+1;&quot;&quot;);ROWS([.$A$1:.N25]));6);&quot;&quot;)" office:value-type="string" office:string-value="Shatter" calcext:value-type="string">
            <text:p>Shatter</text:p>
          </table:table-cell>
          <table:table-cell table:style-name="ce92" table:number-matrix-columns-spanned="1" table:number-matrix-rows-spanned="1" table:formula="of:=IFERROR(INDEX([Elemental.$C$2:.$H$500]; SMALL(IF(([.O$2]=[Elemental.$C$2:.$C$500]); ROW([Elemental.$C$2:.$C$500])-MIN(ROW([Elemental.$C$2:.$C$500]))+1;&quot;&quot;);ROWS([.$A$1:.O25]));6);&quot;&quot;)" office:value-type="string" office:string-value="Imbue Armor" calcext:value-type="string">
            <text:p>Imbue Armor</text:p>
          </table:table-cell>
          <table:table-cell table:style-name="ce79" table:number-matrix-columns-spanned="1" table:number-matrix-rows-spanned="1" table:formula="of:=IFERROR(INDEX([Nature.$C$2:.$H$500]; SMALL(IF(([.P$2]=[Nature.$C$2:.$C$500]); ROW([Nature.$C$2:.$C$500])-MIN(ROW([Nature.$C$2:.$C$500]))+1;&quot;&quot;);ROWS([.$A$1:.P25]));6);&quot;&quot;)" office:value-type="string" office:string-value="Revive Companion" calcext:value-type="string">
            <text:p>Revive Companion</text:p>
          </table:table-cell>
          <table:table-cell table:style-name="ce84" table:number-matrix-columns-spanned="1" table:number-matrix-rows-spanned="1" table:formula="of:=IFERROR(INDEX([Nature.$C$2:.$H$500]; SMALL(IF(([.Q$2]=[Nature.$C$2:.$C$500]); ROW([Nature.$C$2:.$C$500])-MIN(ROW([Nature.$C$2:.$C$500]))+1;&quot;&quot;);ROWS([.$A$1:.Q25]));6);&quot;&quot;)">
            <text:p/>
          </table:table-cell>
          <table:table-cell table:style-name="ce84" table:number-matrix-columns-spanned="1" table:number-matrix-rows-spanned="1" table:formula="of:=IFERROR(INDEX([Nature.$C$2:.$H$500]; SMALL(IF(([.R$2]=[Nature.$C$2:.$C$500]); ROW([Nature.$C$2:.$C$500])-MIN(ROW([Nature.$C$2:.$C$500]))+1;&quot;&quot;);ROWS([.$A$1:.R25]));6);&quot;&quot;)" office:value-type="string" office:string-value="Blight" calcext:value-type="string">
            <text:p>Blight</text:p>
          </table:table-cell>
          <table:table-cell table:style-name="ce92" table:number-matrix-columns-spanned="1" table:number-matrix-rows-spanned="1" table:formula="of:=IFERROR(INDEX([Nature.$C$2:.$H$500]; SMALL(IF(([.S$2]=[Nature.$C$2:.$C$500]); ROW([Nature.$C$2:.$C$500])-MIN(ROW([Nature.$C$2:.$C$500]))+1;&quot;&quot;);ROWS([.$A$1:.S25]));6);&quot;&quot;)" office:value-type="string" office:string-value="Reincarnate" calcext:value-type="string">
            <text:p>Reincarnate</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6]));6);&quot;&quot;)">
            <text:p/>
          </table:table-cell>
          <table:table-cell table:style-name="ce84" table:number-matrix-columns-spanned="1" table:number-matrix-rows-spanned="1" table:formula="of:=IFERROR(INDEX([Arcane.$C$2:.$H$500]; SMALL(IF(([.B$2]=[Arcane.$C$2:.$C$500]); ROW([Arcane.$C$2:.$C$500])-MIN(ROW([Arcane.$C$2:.$C$500]))+1;&quot;&quot;);ROWS([.$A$1:.B26]));6);&quot;&quot;)">
            <text:p/>
          </table:table-cell>
          <table:table-cell table:style-name="ce84" table:number-matrix-columns-spanned="1" table:number-matrix-rows-spanned="1" table:formula="of:=IFERROR(INDEX([Arcane.$C$2:.$H$500]; SMALL(IF(([.C$2]=[Arcane.$C$2:.$C$500]); ROW([Arcane.$C$2:.$C$500])-MIN(ROW([Arcane.$C$2:.$C$500]))+1;&quot;&quot;);ROWS([.$A$1:.C26]));6);&quot;&quot;)">
            <text:p/>
          </table:table-cell>
          <table:table-cell table:style-name="ce92" table:number-matrix-columns-spanned="1" table:number-matrix-rows-spanned="1" table:formula="of:=IFERROR(INDEX([Arcane.$C$2:.$H$500]; SMALL(IF(([.D$2]=[Arcane.$C$2:.$C$500]); ROW([Arcane.$C$2:.$C$500])-MIN(ROW([Arcane.$C$2:.$C$500]))+1;&quot;&quot;);ROWS([.$A$1:.D26]));6);&quot;&quot;)" office:value-type="string" office:string-value="Impenetrable Barrier" calcext:value-type="string">
            <text:p>Impenetrable Barrier</text:p>
          </table:table-cell>
          <table:table-cell table:style-name="ce79" table:number-matrix-columns-spanned="1" table:number-matrix-rows-spanned="1" table:formula="of:=IFERROR(INDEX([Divine.$C$2:.$H$500]; SMALL(IF(([.E$2]=[Divine.$C$2:.$C$500]); ROW([Divine.$C$2:.$C$500])-MIN(ROW([Divine.$C$2:.$C$500]))+1;&quot;&quot;);ROWS([.$A$1:.E26]));6);&quot;&quot;)" office:value-type="string" office:string-value="Rejuvenate" calcext:value-type="string">
            <text:p>Rejuvenate</text:p>
          </table:table-cell>
          <table:table-cell table:style-name="ce84" table:number-matrix-columns-spanned="1" table:number-matrix-rows-spanned="1" table:formula="of:=IFERROR(INDEX([Divine.$C$2:.$H$500]; SMALL(IF(([.F$2]=[Divine.$C$2:.$C$500]); ROW([Divine.$C$2:.$C$500])-MIN(ROW([Divine.$C$2:.$C$500]))+1;&quot;&quot;);ROWS([.$A$1:.F26]));6);&quot;&quot;)" office:value-type="string" office:string-value="Necrosis" calcext:value-type="string">
            <text:p>Necrosis</text:p>
          </table:table-cell>
          <table:table-cell table:style-name="ce92" table:number-matrix-columns-spanned="1" table:number-matrix-rows-spanned="1" table:formula="of:=IFERROR(INDEX([Divine.$C$2:.$H$500]; SMALL(IF(([.G$2]=[Divine.$C$2:.$C$500]); ROW([Divine.$C$2:.$C$500])-MIN(ROW([Divine.$C$2:.$C$500]))+1;&quot;&quot;);ROWS([.$A$1:.G26]));6);&quot;&quot;)" office:value-type="string" office:string-value="Eternal Shade" calcext:value-type="string">
            <text:p>Eternal Shade</text:p>
          </table:table-cell>
          <table:table-cell table:style-name="ce79" table:number-matrix-columns-spanned="1" table:number-matrix-rows-spanned="1" table:formula="of:=IFERROR(INDEX([Elemental.$C$2:.$H$500]; SMALL(IF(([.H$2]=[Elemental.$C$2:.$C$500]); ROW([Elemental.$C$2:.$C$500])-MIN(ROW([Elemental.$C$2:.$C$500]))+1;&quot;&quot;);ROWS([.$A$1:.H26]));6);&quot;&quot;)" office:value-type="string" office:string-value="Tornado" calcext:value-type="string">
            <text:p>Tornado</text:p>
          </table:table-cell>
          <table:table-cell table:style-name="ce84" table:number-matrix-columns-spanned="1" table:number-matrix-rows-spanned="1" table:formula="of:=IFERROR(INDEX([Elemental.$C$2:.$H$500]; SMALL(IF(([.I$2]=[Elemental.$C$2:.$C$500]); ROW([Elemental.$C$2:.$C$500])-MIN(ROW([Elemental.$C$2:.$C$500]))+1;&quot;&quot;);ROWS([.$A$1:.I26]));6);&quot;&quot;)" office:value-type="string" office:string-value="Imbue Armor" calcext:value-type="string">
            <text:p>Imbue Armor</text:p>
          </table:table-cell>
          <table:table-cell table:style-name="ce84" table:number-matrix-columns-spanned="1" table:number-matrix-rows-spanned="1" table:formula="of:=IFERROR(INDEX([Elemental.$C$2:.$H$500]; SMALL(IF(([.J$2]=[Elemental.$C$2:.$C$500]); ROW([Elemental.$C$2:.$C$500])-MIN(ROW([Elemental.$C$2:.$C$500]))+1;&quot;&quot;);ROWS([.$A$1:.J26]));6);&quot;&quot;)" office:value-type="string" office:string-value="Imbue Armor" calcext:value-type="string">
            <text:p>Imbue Armor</text:p>
          </table:table-cell>
          <table:table-cell table:style-name="ce84" table:number-matrix-columns-spanned="1" table:number-matrix-rows-spanned="1" table:formula="of:=IFERROR(INDEX([Elemental.$C$2:.$H$500]; SMALL(IF(([.K$2]=[Elemental.$C$2:.$C$500]); ROW([Elemental.$C$2:.$C$500])-MIN(ROW([Elemental.$C$2:.$C$500]))+1;&quot;&quot;);ROWS([.$A$1:.K26]));6);&quot;&quot;)" office:value-type="string" office:string-value="Imbue Armor" calcext:value-type="string">
            <text:p>Imbue Armor</text:p>
          </table:table-cell>
          <table:table-cell table:style-name="ce84" table:number-matrix-columns-spanned="1" table:number-matrix-rows-spanned="1" table:formula="of:=IFERROR(INDEX([Elemental.$C$2:.$H$500]; SMALL(IF(([.L$2]=[Elemental.$C$2:.$C$500]); ROW([Elemental.$C$2:.$C$500])-MIN(ROW([Elemental.$C$2:.$C$500]))+1;&quot;&quot;);ROWS([.$A$1:.L26]));6);&quot;&quot;)">
            <text:p/>
          </table:table-cell>
          <table:table-cell table:style-name="ce84" table:number-matrix-columns-spanned="1" table:number-matrix-rows-spanned="1" table:formula="of:=IFERROR(INDEX([Elemental.$C$2:.$H$500]; SMALL(IF(([.M$2]=[Elemental.$C$2:.$C$500]); ROW([Elemental.$C$2:.$C$500])-MIN(ROW([Elemental.$C$2:.$C$500]))+1;&quot;&quot;);ROWS([.$A$1:.M26]));6);&quot;&quot;)" office:value-type="string" office:string-value="Imbue Shield" calcext:value-type="string">
            <text:p>Imbue Shield</text:p>
          </table:table-cell>
          <table:table-cell table:style-name="ce84" table:number-matrix-columns-spanned="1" table:number-matrix-rows-spanned="1" table:formula="of:=IFERROR(INDEX([Elemental.$C$2:.$H$500]; SMALL(IF(([.N$2]=[Elemental.$C$2:.$C$500]); ROW([Elemental.$C$2:.$C$500])-MIN(ROW([Elemental.$C$2:.$C$500]))+1;&quot;&quot;);ROWS([.$A$1:.N26]));6);&quot;&quot;)" office:value-type="string" office:string-value="Imbue Armor" calcext:value-type="string">
            <text:p>Imbue Armor</text:p>
          </table:table-cell>
          <table:table-cell table:style-name="ce92" table:number-matrix-columns-spanned="1" table:number-matrix-rows-spanned="1" table:formula="of:=IFERROR(INDEX([Elemental.$C$2:.$H$500]; SMALL(IF(([.O$2]=[Elemental.$C$2:.$C$500]); ROW([Elemental.$C$2:.$C$500])-MIN(ROW([Elemental.$C$2:.$C$500]))+1;&quot;&quot;);ROWS([.$A$1:.O26]));6);&quot;&quot;)" office:value-type="string" office:string-value="Imbue Shield" calcext:value-type="string">
            <text:p>Imbue Shield</text:p>
          </table:table-cell>
          <table:table-cell table:style-name="ce79" table:number-matrix-columns-spanned="1" table:number-matrix-rows-spanned="1" table:formula="of:=IFERROR(INDEX([Nature.$C$2:.$H$500]; SMALL(IF(([.P$2]=[Nature.$C$2:.$C$500]); ROW([Nature.$C$2:.$C$500])-MIN(ROW([Nature.$C$2:.$C$500]))+1;&quot;&quot;);ROWS([.$A$1:.P26]));6);&quot;&quot;)">
            <text:p/>
          </table:table-cell>
          <table:table-cell table:style-name="ce84" table:number-matrix-columns-spanned="1" table:number-matrix-rows-spanned="1" table:formula="of:=IFERROR(INDEX([Nature.$C$2:.$H$500]; SMALL(IF(([.Q$2]=[Nature.$C$2:.$C$500]); ROW([Nature.$C$2:.$C$500])-MIN(ROW([Nature.$C$2:.$C$500]))+1;&quot;&quot;);ROWS([.$A$1:.Q26]));6);&quot;&quot;)">
            <text:p/>
          </table:table-cell>
          <table:table-cell table:style-name="ce84" table:number-matrix-columns-spanned="1" table:number-matrix-rows-spanned="1" table:formula="of:=IFERROR(INDEX([Nature.$C$2:.$H$500]; SMALL(IF(([.R$2]=[Nature.$C$2:.$C$500]); ROW([Nature.$C$2:.$C$500])-MIN(ROW([Nature.$C$2:.$C$500]))+1;&quot;&quot;);ROWS([.$A$1:.R26]));6);&quot;&quot;)">
            <text:p/>
          </table:table-cell>
          <table:table-cell table:style-name="ce92" table:number-matrix-columns-spanned="1" table:number-matrix-rows-spanned="1" table:formula="of:=IFERROR(INDEX([Nature.$C$2:.$H$500]; SMALL(IF(([.S$2]=[Nature.$C$2:.$C$500]); ROW([Nature.$C$2:.$C$500])-MIN(ROW([Nature.$C$2:.$C$500]))+1;&quot;&quot;);ROWS([.$A$1:.S26]));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7]));6);&quot;&quot;)">
            <text:p/>
          </table:table-cell>
          <table:table-cell table:style-name="ce84" table:number-matrix-columns-spanned="1" table:number-matrix-rows-spanned="1" table:formula="of:=IFERROR(INDEX([Arcane.$C$2:.$H$500]; SMALL(IF(([.B$2]=[Arcane.$C$2:.$C$500]); ROW([Arcane.$C$2:.$C$500])-MIN(ROW([Arcane.$C$2:.$C$500]))+1;&quot;&quot;);ROWS([.$A$1:.B27]));6);&quot;&quot;)">
            <text:p/>
          </table:table-cell>
          <table:table-cell table:style-name="ce84" table:number-matrix-columns-spanned="1" table:number-matrix-rows-spanned="1" table:formula="of:=IFERROR(INDEX([Arcane.$C$2:.$H$500]; SMALL(IF(([.C$2]=[Arcane.$C$2:.$C$500]); ROW([Arcane.$C$2:.$C$500])-MIN(ROW([Arcane.$C$2:.$C$500]))+1;&quot;&quot;);ROWS([.$A$1:.C27]));6);&quot;&quot;)">
            <text:p/>
          </table:table-cell>
          <table:table-cell table:style-name="ce92" table:number-matrix-columns-spanned="1" table:number-matrix-rows-spanned="1" table:formula="of:=IFERROR(INDEX([Arcane.$C$2:.$H$500]; SMALL(IF(([.D$2]=[Arcane.$C$2:.$C$500]); ROW([Arcane.$C$2:.$C$500])-MIN(ROW([Arcane.$C$2:.$C$500]))+1;&quot;&quot;);ROWS([.$A$1:.D27]));6);&quot;&quot;)" office:value-type="string" office:string-value="Magic Immunity" calcext:value-type="string">
            <text:p>Magic Immunity</text:p>
          </table:table-cell>
          <table:table-cell table:style-name="ce79" table:number-matrix-columns-spanned="1" table:number-matrix-rows-spanned="1" table:formula="of:=IFERROR(INDEX([Divine.$C$2:.$H$500]; SMALL(IF(([.E$2]=[Divine.$C$2:.$C$500]); ROW([Divine.$C$2:.$C$500])-MIN(ROW([Divine.$C$2:.$C$500]))+1;&quot;&quot;);ROWS([.$A$1:.E27]));6);&quot;&quot;)" office:value-type="string" office:string-value="Sanctify Undead" calcext:value-type="string">
            <text:p>Sanctify Undead</text:p>
          </table:table-cell>
          <table:table-cell table:style-name="ce84" table:number-matrix-columns-spanned="1" table:number-matrix-rows-spanned="1" table:formula="of:=IFERROR(INDEX([Divine.$C$2:.$H$500]; SMALL(IF(([.F$2]=[Divine.$C$2:.$C$500]); ROW([Divine.$C$2:.$C$500])-MIN(ROW([Divine.$C$2:.$C$500]))+1;&quot;&quot;);ROWS([.$A$1:.F27]));6);&quot;&quot;)" office:value-type="string" office:string-value="Shackle" calcext:value-type="string">
            <text:p>Shackle</text:p>
          </table:table-cell>
          <table:table-cell table:style-name="ce92" table:number-matrix-columns-spanned="1" table:number-matrix-rows-spanned="1" table:formula="of:=IFERROR(INDEX([Divine.$C$2:.$H$500]; SMALL(IF(([.G$2]=[Divine.$C$2:.$C$500]); ROW([Divine.$C$2:.$C$500])-MIN(ROW([Divine.$C$2:.$C$500]))+1;&quot;&quot;);ROWS([.$A$1:.G27]));6);&quot;&quot;)">
            <text:p/>
          </table:table-cell>
          <table:table-cell table:style-name="ce79" table:number-matrix-columns-spanned="1" table:number-matrix-rows-spanned="1" table:formula="of:=IFERROR(INDEX([Elemental.$C$2:.$H$500]; SMALL(IF(([.H$2]=[Elemental.$C$2:.$C$500]); ROW([Elemental.$C$2:.$C$500])-MIN(ROW([Elemental.$C$2:.$C$500]))+1;&quot;&quot;);ROWS([.$A$1:.H27]));6);&quot;&quot;)" office:value-type="string" office:string-value="Imbue Weapon" calcext:value-type="string">
            <text:p>Imbue Weapon</text:p>
          </table:table-cell>
          <table:table-cell table:style-name="ce84" table:number-matrix-columns-spanned="1" table:number-matrix-rows-spanned="1" table:formula="of:=IFERROR(INDEX([Elemental.$C$2:.$H$500]; SMALL(IF(([.I$2]=[Elemental.$C$2:.$C$500]); ROW([Elemental.$C$2:.$C$500])-MIN(ROW([Elemental.$C$2:.$C$500]))+1;&quot;&quot;);ROWS([.$A$1:.I27]));6);&quot;&quot;)" office:value-type="string" office:string-value="Imbue Shield" calcext:value-type="string">
            <text:p>Imbue Shield</text:p>
          </table:table-cell>
          <table:table-cell table:style-name="ce84" table:number-matrix-columns-spanned="1" table:number-matrix-rows-spanned="1" table:formula="of:=IFERROR(INDEX([Elemental.$C$2:.$H$500]; SMALL(IF(([.J$2]=[Elemental.$C$2:.$C$500]); ROW([Elemental.$C$2:.$C$500])-MIN(ROW([Elemental.$C$2:.$C$500]))+1;&quot;&quot;);ROWS([.$A$1:.J27]));6);&quot;&quot;)" office:value-type="string" office:string-value="Imbue Shield" calcext:value-type="string">
            <text:p>Imbue Shield</text:p>
          </table:table-cell>
          <table:table-cell table:style-name="ce84" table:number-matrix-columns-spanned="1" table:number-matrix-rows-spanned="1" table:formula="of:=IFERROR(INDEX([Elemental.$C$2:.$H$500]; SMALL(IF(([.K$2]=[Elemental.$C$2:.$C$500]); ROW([Elemental.$C$2:.$C$500])-MIN(ROW([Elemental.$C$2:.$C$500]))+1;&quot;&quot;);ROWS([.$A$1:.K27]));6);&quot;&quot;)" office:value-type="string" office:string-value="Imbue Shield" calcext:value-type="string">
            <text:p>Imbue Shield</text:p>
          </table:table-cell>
          <table:table-cell table:style-name="ce84" table:number-matrix-columns-spanned="1" table:number-matrix-rows-spanned="1" table:formula="of:=IFERROR(INDEX([Elemental.$C$2:.$H$500]; SMALL(IF(([.L$2]=[Elemental.$C$2:.$C$500]); ROW([Elemental.$C$2:.$C$500])-MIN(ROW([Elemental.$C$2:.$C$500]))+1;&quot;&quot;);ROWS([.$A$1:.L27]));6);&quot;&quot;)">
            <text:p/>
          </table:table-cell>
          <table:table-cell table:style-name="ce84" table:number-matrix-columns-spanned="1" table:number-matrix-rows-spanned="1" table:formula="of:=IFERROR(INDEX([Elemental.$C$2:.$H$500]; SMALL(IF(([.M$2]=[Elemental.$C$2:.$C$500]); ROW([Elemental.$C$2:.$C$500])-MIN(ROW([Elemental.$C$2:.$C$500]))+1;&quot;&quot;);ROWS([.$A$1:.M27]));6);&quot;&quot;)" office:value-type="string" office:string-value="Ice Spear" calcext:value-type="string">
            <text:p>Ice Spear</text:p>
          </table:table-cell>
          <table:table-cell table:style-name="ce84" table:number-matrix-columns-spanned="1" table:number-matrix-rows-spanned="1" table:formula="of:=IFERROR(INDEX([Elemental.$C$2:.$H$500]; SMALL(IF(([.N$2]=[Elemental.$C$2:.$C$500]); ROW([Elemental.$C$2:.$C$500])-MIN(ROW([Elemental.$C$2:.$C$500]))+1;&quot;&quot;);ROWS([.$A$1:.N27]));6);&quot;&quot;)" office:value-type="string" office:string-value="Imbue Shield" calcext:value-type="string">
            <text:p>Imbue Shield</text:p>
          </table:table-cell>
          <table:table-cell table:style-name="ce92" table:number-matrix-columns-spanned="1" table:number-matrix-rows-spanned="1" table:formula="of:=IFERROR(INDEX([Elemental.$C$2:.$H$500]; SMALL(IF(([.O$2]=[Elemental.$C$2:.$C$500]); ROW([Elemental.$C$2:.$C$500])-MIN(ROW([Elemental.$C$2:.$C$500]))+1;&quot;&quot;);ROWS([.$A$1:.O27]));6);&quot;&quot;)" office:value-type="string" office:string-value="Storm Dagger" calcext:value-type="string">
            <text:p>Storm Dagger</text:p>
          </table:table-cell>
          <table:table-cell table:style-name="ce79" table:number-matrix-columns-spanned="1" table:number-matrix-rows-spanned="1" table:formula="of:=IFERROR(INDEX([Nature.$C$2:.$H$500]; SMALL(IF(([.P$2]=[Nature.$C$2:.$C$500]); ROW([Nature.$C$2:.$C$500])-MIN(ROW([Nature.$C$2:.$C$500]))+1;&quot;&quot;);ROWS([.$A$1:.P27]));6);&quot;&quot;)">
            <text:p/>
          </table:table-cell>
          <table:table-cell table:style-name="ce84" table:number-matrix-columns-spanned="1" table:number-matrix-rows-spanned="1" table:formula="of:=IFERROR(INDEX([Nature.$C$2:.$H$500]; SMALL(IF(([.Q$2]=[Nature.$C$2:.$C$500]); ROW([Nature.$C$2:.$C$500])-MIN(ROW([Nature.$C$2:.$C$500]))+1;&quot;&quot;);ROWS([.$A$1:.Q27]));6);&quot;&quot;)">
            <text:p/>
          </table:table-cell>
          <table:table-cell table:style-name="ce84" table:number-matrix-columns-spanned="1" table:number-matrix-rows-spanned="1" table:formula="of:=IFERROR(INDEX([Nature.$C$2:.$H$500]; SMALL(IF(([.R$2]=[Nature.$C$2:.$C$500]); ROW([Nature.$C$2:.$C$500])-MIN(ROW([Nature.$C$2:.$C$500]))+1;&quot;&quot;);ROWS([.$A$1:.R27]));6);&quot;&quot;)">
            <text:p/>
          </table:table-cell>
          <table:table-cell table:style-name="ce92" table:number-matrix-columns-spanned="1" table:number-matrix-rows-spanned="1" table:formula="of:=IFERROR(INDEX([Nature.$C$2:.$H$500]; SMALL(IF(([.S$2]=[Nature.$C$2:.$C$500]); ROW([Nature.$C$2:.$C$500])-MIN(ROW([Nature.$C$2:.$C$500]))+1;&quot;&quot;);ROWS([.$A$1:.S27]));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8]));6);&quot;&quot;)">
            <text:p/>
          </table:table-cell>
          <table:table-cell table:style-name="ce84" table:number-matrix-columns-spanned="1" table:number-matrix-rows-spanned="1" table:formula="of:=IFERROR(INDEX([Arcane.$C$2:.$H$500]; SMALL(IF(([.B$2]=[Arcane.$C$2:.$C$500]); ROW([Arcane.$C$2:.$C$500])-MIN(ROW([Arcane.$C$2:.$C$500]))+1;&quot;&quot;);ROWS([.$A$1:.B28]));6);&quot;&quot;)">
            <text:p/>
          </table:table-cell>
          <table:table-cell table:style-name="ce84" table:number-matrix-columns-spanned="1" table:number-matrix-rows-spanned="1" table:formula="of:=IFERROR(INDEX([Arcane.$C$2:.$H$500]; SMALL(IF(([.C$2]=[Arcane.$C$2:.$C$500]); ROW([Arcane.$C$2:.$C$500])-MIN(ROW([Arcane.$C$2:.$C$500]))+1;&quot;&quot;);ROWS([.$A$1:.C28]));6);&quot;&quot;)">
            <text:p/>
          </table:table-cell>
          <table:table-cell table:style-name="ce92" table:number-matrix-columns-spanned="1" table:number-matrix-rows-spanned="1" table:formula="of:=IFERROR(INDEX([Arcane.$C$2:.$H$500]; SMALL(IF(([.D$2]=[Arcane.$C$2:.$C$500]); ROW([Arcane.$C$2:.$C$500])-MIN(ROW([Arcane.$C$2:.$C$500]))+1;&quot;&quot;);ROWS([.$A$1:.D28]));6);&quot;&quot;)">
            <text:p/>
          </table:table-cell>
          <table:table-cell table:style-name="ce79" table:number-matrix-columns-spanned="1" table:number-matrix-rows-spanned="1" table:formula="of:=IFERROR(INDEX([Divine.$C$2:.$H$500]; SMALL(IF(([.E$2]=[Divine.$C$2:.$C$500]); ROW([Divine.$C$2:.$C$500])-MIN(ROW([Divine.$C$2:.$C$500]))+1;&quot;&quot;);ROWS([.$A$1:.E28]));6);&quot;&quot;)" office:value-type="string" office:string-value="Serephic Ally" calcext:value-type="string">
            <text:p>Serephic Ally</text:p>
          </table:table-cell>
          <table:table-cell table:style-name="ce84" table:number-matrix-columns-spanned="1" table:number-matrix-rows-spanned="1" table:formula="of:=IFERROR(INDEX([Divine.$C$2:.$H$500]; SMALL(IF(([.F$2]=[Divine.$C$2:.$C$500]); ROW([Divine.$C$2:.$C$500])-MIN(ROW([Divine.$C$2:.$C$500]))+1;&quot;&quot;);ROWS([.$A$1:.F28]));6);&quot;&quot;)" office:value-type="string" office:string-value="Summon Fiend" calcext:value-type="string">
            <text:p>Summon Fiend</text:p>
          </table:table-cell>
          <table:table-cell table:style-name="ce92" table:number-matrix-columns-spanned="1" table:number-matrix-rows-spanned="1" table:formula="of:=IFERROR(INDEX([Divine.$C$2:.$H$500]; SMALL(IF(([.G$2]=[Divine.$C$2:.$C$500]); ROW([Divine.$C$2:.$C$500])-MIN(ROW([Divine.$C$2:.$C$500]))+1;&quot;&quot;);ROWS([.$A$1:.G28]));6);&quot;&quot;)">
            <text:p/>
          </table:table-cell>
          <table:table-cell table:style-name="ce79" table:number-matrix-columns-spanned="1" table:number-matrix-rows-spanned="1" table:formula="of:=IFERROR(INDEX([Elemental.$C$2:.$H$500]; SMALL(IF(([.H$2]=[Elemental.$C$2:.$C$500]); ROW([Elemental.$C$2:.$C$500])-MIN(ROW([Elemental.$C$2:.$C$500]))+1;&quot;&quot;);ROWS([.$A$1:.H28]));6);&quot;&quot;)" office:value-type="string" office:string-value="Imbue Armor" calcext:value-type="string">
            <text:p>Imbue Armor</text:p>
          </table:table-cell>
          <table:table-cell table:style-name="ce84" table:number-matrix-columns-spanned="1" table:number-matrix-rows-spanned="1" table:formula="of:=IFERROR(INDEX([Elemental.$C$2:.$H$500]; SMALL(IF(([.I$2]=[Elemental.$C$2:.$C$500]); ROW([Elemental.$C$2:.$C$500])-MIN(ROW([Elemental.$C$2:.$C$500]))+1;&quot;&quot;);ROWS([.$A$1:.I28]));6);&quot;&quot;)" office:value-type="string" office:string-value="Fire Axe" calcext:value-type="string">
            <text:p>Fire Axe</text:p>
          </table:table-cell>
          <table:table-cell table:style-name="ce84" table:number-matrix-columns-spanned="1" table:number-matrix-rows-spanned="1" table:formula="of:=IFERROR(INDEX([Elemental.$C$2:.$H$500]; SMALL(IF(([.J$2]=[Elemental.$C$2:.$C$500]); ROW([Elemental.$C$2:.$C$500])-MIN(ROW([Elemental.$C$2:.$C$500]))+1;&quot;&quot;);ROWS([.$A$1:.J28]));6);&quot;&quot;)" office:value-type="string" office:string-value="Earth Mace" calcext:value-type="string">
            <text:p>Earth Mace</text:p>
          </table:table-cell>
          <table:table-cell table:style-name="ce84" table:number-matrix-columns-spanned="1" table:number-matrix-rows-spanned="1" table:formula="of:=IFERROR(INDEX([Elemental.$C$2:.$H$500]; SMALL(IF(([.K$2]=[Elemental.$C$2:.$C$500]); ROW([Elemental.$C$2:.$C$500])-MIN(ROW([Elemental.$C$2:.$C$500]))+1;&quot;&quot;);ROWS([.$A$1:.K28]));6);&quot;&quot;)" office:value-type="string" office:string-value="Imbue Weapon" calcext:value-type="string">
            <text:p>Imbue Weapon</text:p>
          </table:table-cell>
          <table:table-cell table:style-name="ce84" table:number-matrix-columns-spanned="1" table:number-matrix-rows-spanned="1" table:formula="of:=IFERROR(INDEX([Elemental.$C$2:.$H$500]; SMALL(IF(([.L$2]=[Elemental.$C$2:.$C$500]); ROW([Elemental.$C$2:.$C$500])-MIN(ROW([Elemental.$C$2:.$C$500]))+1;&quot;&quot;);ROWS([.$A$1:.L28]));6);&quot;&quot;)">
            <text:p/>
          </table:table-cell>
          <table:table-cell table:style-name="ce84" table:number-matrix-columns-spanned="1" table:number-matrix-rows-spanned="1" table:formula="of:=IFERROR(INDEX([Elemental.$C$2:.$H$500]; SMALL(IF(([.M$2]=[Elemental.$C$2:.$C$500]); ROW([Elemental.$C$2:.$C$500])-MIN(ROW([Elemental.$C$2:.$C$500]))+1;&quot;&quot;);ROWS([.$A$1:.M28]));6);&quot;&quot;)">
            <text:p/>
          </table:table-cell>
          <table:table-cell table:style-name="ce84" table:number-matrix-columns-spanned="1" table:number-matrix-rows-spanned="1" table:formula="of:=IFERROR(INDEX([Elemental.$C$2:.$H$500]; SMALL(IF(([.N$2]=[Elemental.$C$2:.$C$500]); ROW([Elemental.$C$2:.$C$500])-MIN(ROW([Elemental.$C$2:.$C$500]))+1;&quot;&quot;);ROWS([.$A$1:.N28]));6);&quot;&quot;)" office:value-type="string" office:string-value="Metal Hammer" calcext:value-type="string">
            <text:p>Metal Hammer</text:p>
          </table:table-cell>
          <table:table-cell table:style-name="ce92" table:number-matrix-columns-spanned="1" table:number-matrix-rows-spanned="1" table:formula="of:=IFERROR(INDEX([Elemental.$C$2:.$H$500]; SMALL(IF(([.O$2]=[Elemental.$C$2:.$C$500]); ROW([Elemental.$C$2:.$C$500])-MIN(ROW([Elemental.$C$2:.$C$500]))+1;&quot;&quot;);ROWS([.$A$1:.O28]));6);&quot;&quot;)">
            <text:p/>
          </table:table-cell>
          <table:table-cell table:style-name="ce79" table:number-matrix-columns-spanned="1" table:number-matrix-rows-spanned="1" table:formula="of:=IFERROR(INDEX([Nature.$C$2:.$H$500]; SMALL(IF(([.P$2]=[Nature.$C$2:.$C$500]); ROW([Nature.$C$2:.$C$500])-MIN(ROW([Nature.$C$2:.$C$500]))+1;&quot;&quot;);ROWS([.$A$1:.P28]));6);&quot;&quot;)">
            <text:p/>
          </table:table-cell>
          <table:table-cell table:style-name="ce84" table:number-matrix-columns-spanned="1" table:number-matrix-rows-spanned="1" table:formula="of:=IFERROR(INDEX([Nature.$C$2:.$H$500]; SMALL(IF(([.Q$2]=[Nature.$C$2:.$C$500]); ROW([Nature.$C$2:.$C$500])-MIN(ROW([Nature.$C$2:.$C$500]))+1;&quot;&quot;);ROWS([.$A$1:.Q28]));6);&quot;&quot;)">
            <text:p/>
          </table:table-cell>
          <table:table-cell table:style-name="ce84" table:number-matrix-columns-spanned="1" table:number-matrix-rows-spanned="1" table:formula="of:=IFERROR(INDEX([Nature.$C$2:.$H$500]; SMALL(IF(([.R$2]=[Nature.$C$2:.$C$500]); ROW([Nature.$C$2:.$C$500])-MIN(ROW([Nature.$C$2:.$C$500]))+1;&quot;&quot;);ROWS([.$A$1:.R28]));6);&quot;&quot;)">
            <text:p/>
          </table:table-cell>
          <table:table-cell table:style-name="ce92" table:number-matrix-columns-spanned="1" table:number-matrix-rows-spanned="1" table:formula="of:=IFERROR(INDEX([Nature.$C$2:.$H$500]; SMALL(IF(([.S$2]=[Nature.$C$2:.$C$500]); ROW([Nature.$C$2:.$C$500])-MIN(ROW([Nature.$C$2:.$C$500]))+1;&quot;&quot;);ROWS([.$A$1:.S28]));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29]));6);&quot;&quot;)">
            <text:p/>
          </table:table-cell>
          <table:table-cell table:style-name="ce84" table:number-matrix-columns-spanned="1" table:number-matrix-rows-spanned="1" table:formula="of:=IFERROR(INDEX([Arcane.$C$2:.$H$500]; SMALL(IF(([.B$2]=[Arcane.$C$2:.$C$500]); ROW([Arcane.$C$2:.$C$500])-MIN(ROW([Arcane.$C$2:.$C$500]))+1;&quot;&quot;);ROWS([.$A$1:.B29]));6);&quot;&quot;)">
            <text:p/>
          </table:table-cell>
          <table:table-cell table:style-name="ce84" table:number-matrix-columns-spanned="1" table:number-matrix-rows-spanned="1" table:formula="of:=IFERROR(INDEX([Arcane.$C$2:.$H$500]; SMALL(IF(([.C$2]=[Arcane.$C$2:.$C$500]); ROW([Arcane.$C$2:.$C$500])-MIN(ROW([Arcane.$C$2:.$C$500]))+1;&quot;&quot;);ROWS([.$A$1:.C29]));6);&quot;&quot;)">
            <text:p/>
          </table:table-cell>
          <table:table-cell table:style-name="ce92" table:number-matrix-columns-spanned="1" table:number-matrix-rows-spanned="1" table:formula="of:=IFERROR(INDEX([Arcane.$C$2:.$H$500]; SMALL(IF(([.D$2]=[Arcane.$C$2:.$C$500]); ROW([Arcane.$C$2:.$C$500])-MIN(ROW([Arcane.$C$2:.$C$500]))+1;&quot;&quot;);ROWS([.$A$1:.D29]));6);&quot;&quot;)">
            <text:p/>
          </table:table-cell>
          <table:table-cell table:style-name="ce79" table:number-matrix-columns-spanned="1" table:number-matrix-rows-spanned="1" table:formula="of:=IFERROR(INDEX([Divine.$C$2:.$H$500]; SMALL(IF(([.E$2]=[Divine.$C$2:.$C$500]); ROW([Divine.$C$2:.$C$500])-MIN(ROW([Divine.$C$2:.$C$500]))+1;&quot;&quot;);ROWS([.$A$1:.E29]));6);&quot;&quot;)" office:value-type="string" office:string-value="Holy" calcext:value-type="string">
            <text:p>Holy</text:p>
          </table:table-cell>
          <table:table-cell table:style-name="ce84" table:number-matrix-columns-spanned="1" table:number-matrix-rows-spanned="1" table:formula="of:=IFERROR(INDEX([Divine.$C$2:.$H$500]; SMALL(IF(([.F$2]=[Divine.$C$2:.$C$500]); ROW([Divine.$C$2:.$C$500])-MIN(ROW([Divine.$C$2:.$C$500]))+1;&quot;&quot;);ROWS([.$A$1:.F29]));6);&quot;&quot;)" office:value-type="string" office:string-value="Death" calcext:value-type="string">
            <text:p>Death</text:p>
          </table:table-cell>
          <table:table-cell table:style-name="ce92" table:number-matrix-columns-spanned="1" table:number-matrix-rows-spanned="1" table:formula="of:=IFERROR(INDEX([Divine.$C$2:.$H$500]; SMALL(IF(([.G$2]=[Divine.$C$2:.$C$500]); ROW([Divine.$C$2:.$C$500])-MIN(ROW([Divine.$C$2:.$C$500]))+1;&quot;&quot;);ROWS([.$A$1:.G29]));6);&quot;&quot;)">
            <text:p/>
          </table:table-cell>
          <table:table-cell table:style-name="ce79" table:number-matrix-columns-spanned="1" table:number-matrix-rows-spanned="1" table:formula="of:=IFERROR(INDEX([Elemental.$C$2:.$H$500]; SMALL(IF(([.H$2]=[Elemental.$C$2:.$C$500]); ROW([Elemental.$C$2:.$C$500])-MIN(ROW([Elemental.$C$2:.$C$500]))+1;&quot;&quot;);ROWS([.$A$1:.H29]));6);&quot;&quot;)" office:value-type="string" office:string-value="Imbue Shield" calcext:value-type="string">
            <text:p>Imbue Shield</text:p>
          </table:table-cell>
          <table:table-cell table:style-name="ce84" table:number-matrix-columns-spanned="1" table:number-matrix-rows-spanned="1" table:formula="of:=IFERROR(INDEX([Elemental.$C$2:.$H$500]; SMALL(IF(([.I$2]=[Elemental.$C$2:.$C$500]); ROW([Elemental.$C$2:.$C$500])-MIN(ROW([Elemental.$C$2:.$C$500]))+1;&quot;&quot;);ROWS([.$A$1:.I29]));6);&quot;&quot;)">
            <text:p/>
          </table:table-cell>
          <table:table-cell table:style-name="ce84" table:number-matrix-columns-spanned="1" table:number-matrix-rows-spanned="1" table:formula="of:=IFERROR(INDEX([Elemental.$C$2:.$H$500]; SMALL(IF(([.J$2]=[Elemental.$C$2:.$C$500]); ROW([Elemental.$C$2:.$C$500])-MIN(ROW([Elemental.$C$2:.$C$500]))+1;&quot;&quot;);ROWS([.$A$1:.J29]));6);&quot;&quot;)">
            <text:p/>
          </table:table-cell>
          <table:table-cell table:style-name="ce84" table:number-matrix-columns-spanned="1" table:number-matrix-rows-spanned="1" table:formula="of:=IFERROR(INDEX([Elemental.$C$2:.$H$500]; SMALL(IF(([.K$2]=[Elemental.$C$2:.$C$500]); ROW([Elemental.$C$2:.$C$500])-MIN(ROW([Elemental.$C$2:.$C$500]))+1;&quot;&quot;);ROWS([.$A$1:.K29]));6);&quot;&quot;)" office:value-type="string" office:string-value="Water Staff" calcext:value-type="string">
            <text:p>Water Staff</text:p>
          </table:table-cell>
          <table:table-cell table:style-name="ce84" table:number-matrix-columns-spanned="1" table:number-matrix-rows-spanned="1" table:formula="of:=IFERROR(INDEX([Elemental.$C$2:.$H$500]; SMALL(IF(([.L$2]=[Elemental.$C$2:.$C$500]); ROW([Elemental.$C$2:.$C$500])-MIN(ROW([Elemental.$C$2:.$C$500]))+1;&quot;&quot;);ROWS([.$A$1:.L29]));6);&quot;&quot;)">
            <text:p/>
          </table:table-cell>
          <table:table-cell table:style-name="ce84" table:number-matrix-columns-spanned="1" table:number-matrix-rows-spanned="1" table:formula="of:=IFERROR(INDEX([Elemental.$C$2:.$H$500]; SMALL(IF(([.M$2]=[Elemental.$C$2:.$C$500]); ROW([Elemental.$C$2:.$C$500])-MIN(ROW([Elemental.$C$2:.$C$500]))+1;&quot;&quot;);ROWS([.$A$1:.M29]));6);&quot;&quot;)">
            <text:p/>
          </table:table-cell>
          <table:table-cell table:style-name="ce84" table:number-matrix-columns-spanned="1" table:number-matrix-rows-spanned="1" table:formula="of:=IFERROR(INDEX([Elemental.$C$2:.$H$500]; SMALL(IF(([.N$2]=[Elemental.$C$2:.$C$500]); ROW([Elemental.$C$2:.$C$500])-MIN(ROW([Elemental.$C$2:.$C$500]))+1;&quot;&quot;);ROWS([.$A$1:.N29]));6);&quot;&quot;)">
            <text:p/>
          </table:table-cell>
          <table:table-cell table:style-name="ce92" table:number-matrix-columns-spanned="1" table:number-matrix-rows-spanned="1" table:formula="of:=IFERROR(INDEX([Elemental.$C$2:.$H$500]; SMALL(IF(([.O$2]=[Elemental.$C$2:.$C$500]); ROW([Elemental.$C$2:.$C$500])-MIN(ROW([Elemental.$C$2:.$C$500]))+1;&quot;&quot;);ROWS([.$A$1:.O29]));6);&quot;&quot;)">
            <text:p/>
          </table:table-cell>
          <table:table-cell table:style-name="ce79" table:number-matrix-columns-spanned="1" table:number-matrix-rows-spanned="1" table:formula="of:=IFERROR(INDEX([Nature.$C$2:.$H$500]; SMALL(IF(([.P$2]=[Nature.$C$2:.$C$500]); ROW([Nature.$C$2:.$C$500])-MIN(ROW([Nature.$C$2:.$C$500]))+1;&quot;&quot;);ROWS([.$A$1:.P29]));6);&quot;&quot;)">
            <text:p/>
          </table:table-cell>
          <table:table-cell table:style-name="ce84" table:number-matrix-columns-spanned="1" table:number-matrix-rows-spanned="1" table:formula="of:=IFERROR(INDEX([Nature.$C$2:.$H$500]; SMALL(IF(([.Q$2]=[Nature.$C$2:.$C$500]); ROW([Nature.$C$2:.$C$500])-MIN(ROW([Nature.$C$2:.$C$500]))+1;&quot;&quot;);ROWS([.$A$1:.Q29]));6);&quot;&quot;)">
            <text:p/>
          </table:table-cell>
          <table:table-cell table:style-name="ce84" table:number-matrix-columns-spanned="1" table:number-matrix-rows-spanned="1" table:formula="of:=IFERROR(INDEX([Nature.$C$2:.$H$500]; SMALL(IF(([.R$2]=[Nature.$C$2:.$C$500]); ROW([Nature.$C$2:.$C$500])-MIN(ROW([Nature.$C$2:.$C$500]))+1;&quot;&quot;);ROWS([.$A$1:.R29]));6);&quot;&quot;)">
            <text:p/>
          </table:table-cell>
          <table:table-cell table:style-name="ce92" table:number-matrix-columns-spanned="1" table:number-matrix-rows-spanned="1" table:formula="of:=IFERROR(INDEX([Nature.$C$2:.$H$500]; SMALL(IF(([.S$2]=[Nature.$C$2:.$C$500]); ROW([Nature.$C$2:.$C$500])-MIN(ROW([Nature.$C$2:.$C$500]))+1;&quot;&quot;);ROWS([.$A$1:.S29]));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0]));6);&quot;&quot;)">
            <text:p/>
          </table:table-cell>
          <table:table-cell table:style-name="ce84" table:number-matrix-columns-spanned="1" table:number-matrix-rows-spanned="1" table:formula="of:=IFERROR(INDEX([Arcane.$C$2:.$H$500]; SMALL(IF(([.B$2]=[Arcane.$C$2:.$C$500]); ROW([Arcane.$C$2:.$C$500])-MIN(ROW([Arcane.$C$2:.$C$500]))+1;&quot;&quot;);ROWS([.$A$1:.B30]));6);&quot;&quot;)">
            <text:p/>
          </table:table-cell>
          <table:table-cell table:style-name="ce84" table:number-matrix-columns-spanned="1" table:number-matrix-rows-spanned="1" table:formula="of:=IFERROR(INDEX([Arcane.$C$2:.$H$500]; SMALL(IF(([.C$2]=[Arcane.$C$2:.$C$500]); ROW([Arcane.$C$2:.$C$500])-MIN(ROW([Arcane.$C$2:.$C$500]))+1;&quot;&quot;);ROWS([.$A$1:.C30]));6);&quot;&quot;)">
            <text:p/>
          </table:table-cell>
          <table:table-cell table:style-name="ce92" table:number-matrix-columns-spanned="1" table:number-matrix-rows-spanned="1" table:formula="of:=IFERROR(INDEX([Arcane.$C$2:.$H$500]; SMALL(IF(([.D$2]=[Arcane.$C$2:.$C$500]); ROW([Arcane.$C$2:.$C$500])-MIN(ROW([Arcane.$C$2:.$C$500]))+1;&quot;&quot;);ROWS([.$A$1:.D30]));6);&quot;&quot;)">
            <text:p/>
          </table:table-cell>
          <table:table-cell table:style-name="ce79" table:number-matrix-columns-spanned="1" table:number-matrix-rows-spanned="1" table:formula="of:=IFERROR(INDEX([Divine.$C$2:.$H$500]; SMALL(IF(([.E$2]=[Divine.$C$2:.$C$500]); ROW([Divine.$C$2:.$C$500])-MIN(ROW([Divine.$C$2:.$C$500]))+1;&quot;&quot;);ROWS([.$A$1:.E30]));6);&quot;&quot;)" office:value-type="string" office:string-value="Resurrect" calcext:value-type="string">
            <text:p>Resurrect</text:p>
          </table:table-cell>
          <table:table-cell table:style-name="ce84" table:number-matrix-columns-spanned="1" table:number-matrix-rows-spanned="1" table:formula="of:=IFERROR(INDEX([Divine.$C$2:.$H$500]; SMALL(IF(([.F$2]=[Divine.$C$2:.$C$500]); ROW([Divine.$C$2:.$C$500])-MIN(ROW([Divine.$C$2:.$C$500]))+1;&quot;&quot;);ROWS([.$A$1:.F30]));6);&quot;&quot;)" office:value-type="string" office:string-value="Vampirism" calcext:value-type="string">
            <text:p>Vampirism</text:p>
          </table:table-cell>
          <table:table-cell table:style-name="ce92" table:number-matrix-columns-spanned="1" table:number-matrix-rows-spanned="1" table:formula="of:=IFERROR(INDEX([Divine.$C$2:.$H$500]; SMALL(IF(([.G$2]=[Divine.$C$2:.$C$500]); ROW([Divine.$C$2:.$C$500])-MIN(ROW([Divine.$C$2:.$C$500]))+1;&quot;&quot;);ROWS([.$A$1:.G30]));6);&quot;&quot;)">
            <text:p/>
          </table:table-cell>
          <table:table-cell table:style-name="ce79" table:number-matrix-columns-spanned="1" table:number-matrix-rows-spanned="1" table:formula="of:=IFERROR(INDEX([Elemental.$C$2:.$H$500]; SMALL(IF(([.H$2]=[Elemental.$C$2:.$C$500]); ROW([Elemental.$C$2:.$C$500])-MIN(ROW([Elemental.$C$2:.$C$500]))+1;&quot;&quot;);ROWS([.$A$1:.H30]));6);&quot;&quot;)" office:value-type="string" office:string-value="Air Blade" calcext:value-type="string">
            <text:p>Air Blade</text:p>
          </table:table-cell>
          <table:table-cell table:style-name="ce84" table:number-matrix-columns-spanned="1" table:number-matrix-rows-spanned="1" table:formula="of:=IFERROR(INDEX([Elemental.$C$2:.$H$500]; SMALL(IF(([.I$2]=[Elemental.$C$2:.$C$500]); ROW([Elemental.$C$2:.$C$500])-MIN(ROW([Elemental.$C$2:.$C$500]))+1;&quot;&quot;);ROWS([.$A$1:.I30]));6);&quot;&quot;)">
            <text:p/>
          </table:table-cell>
          <table:table-cell table:style-name="ce84" table:number-matrix-columns-spanned="1" table:number-matrix-rows-spanned="1" table:formula="of:=IFERROR(INDEX([Elemental.$C$2:.$H$500]; SMALL(IF(([.J$2]=[Elemental.$C$2:.$C$500]); ROW([Elemental.$C$2:.$C$500])-MIN(ROW([Elemental.$C$2:.$C$500]))+1;&quot;&quot;);ROWS([.$A$1:.J30]));6);&quot;&quot;)">
            <text:p/>
          </table:table-cell>
          <table:table-cell table:style-name="ce84" table:number-matrix-columns-spanned="1" table:number-matrix-rows-spanned="1" table:formula="of:=IFERROR(INDEX([Elemental.$C$2:.$H$500]; SMALL(IF(([.K$2]=[Elemental.$C$2:.$C$500]); ROW([Elemental.$C$2:.$C$500])-MIN(ROW([Elemental.$C$2:.$C$500]))+1;&quot;&quot;);ROWS([.$A$1:.K30]));6);&quot;&quot;)">
            <text:p/>
          </table:table-cell>
          <table:table-cell table:style-name="ce84" table:number-matrix-columns-spanned="1" table:number-matrix-rows-spanned="1" table:formula="of:=IFERROR(INDEX([Elemental.$C$2:.$H$500]; SMALL(IF(([.L$2]=[Elemental.$C$2:.$C$500]); ROW([Elemental.$C$2:.$C$500])-MIN(ROW([Elemental.$C$2:.$C$500]))+1;&quot;&quot;);ROWS([.$A$1:.L30]));6);&quot;&quot;)">
            <text:p/>
          </table:table-cell>
          <table:table-cell table:style-name="ce84" table:number-matrix-columns-spanned="1" table:number-matrix-rows-spanned="1" table:formula="of:=IFERROR(INDEX([Elemental.$C$2:.$H$500]; SMALL(IF(([.M$2]=[Elemental.$C$2:.$C$500]); ROW([Elemental.$C$2:.$C$500])-MIN(ROW([Elemental.$C$2:.$C$500]))+1;&quot;&quot;);ROWS([.$A$1:.M30]));6);&quot;&quot;)">
            <text:p/>
          </table:table-cell>
          <table:table-cell table:style-name="ce84" table:number-matrix-columns-spanned="1" table:number-matrix-rows-spanned="1" table:formula="of:=IFERROR(INDEX([Elemental.$C$2:.$H$500]; SMALL(IF(([.N$2]=[Elemental.$C$2:.$C$500]); ROW([Elemental.$C$2:.$C$500])-MIN(ROW([Elemental.$C$2:.$C$500]))+1;&quot;&quot;);ROWS([.$A$1:.N30]));6);&quot;&quot;)">
            <text:p/>
          </table:table-cell>
          <table:table-cell table:style-name="ce92" table:number-matrix-columns-spanned="1" table:number-matrix-rows-spanned="1" table:formula="of:=IFERROR(INDEX([Elemental.$C$2:.$H$500]; SMALL(IF(([.O$2]=[Elemental.$C$2:.$C$500]); ROW([Elemental.$C$2:.$C$500])-MIN(ROW([Elemental.$C$2:.$C$500]))+1;&quot;&quot;);ROWS([.$A$1:.O30]));6);&quot;&quot;)">
            <text:p/>
          </table:table-cell>
          <table:table-cell table:style-name="ce79" table:number-matrix-columns-spanned="1" table:number-matrix-rows-spanned="1" table:formula="of:=IFERROR(INDEX([Nature.$C$2:.$H$500]; SMALL(IF(([.P$2]=[Nature.$C$2:.$C$500]); ROW([Nature.$C$2:.$C$500])-MIN(ROW([Nature.$C$2:.$C$500]))+1;&quot;&quot;);ROWS([.$A$1:.P30]));6);&quot;&quot;)">
            <text:p/>
          </table:table-cell>
          <table:table-cell table:style-name="ce84" table:number-matrix-columns-spanned="1" table:number-matrix-rows-spanned="1" table:formula="of:=IFERROR(INDEX([Nature.$C$2:.$H$500]; SMALL(IF(([.Q$2]=[Nature.$C$2:.$C$500]); ROW([Nature.$C$2:.$C$500])-MIN(ROW([Nature.$C$2:.$C$500]))+1;&quot;&quot;);ROWS([.$A$1:.Q30]));6);&quot;&quot;)">
            <text:p/>
          </table:table-cell>
          <table:table-cell table:style-name="ce84" table:number-matrix-columns-spanned="1" table:number-matrix-rows-spanned="1" table:formula="of:=IFERROR(INDEX([Nature.$C$2:.$H$500]; SMALL(IF(([.R$2]=[Nature.$C$2:.$C$500]); ROW([Nature.$C$2:.$C$500])-MIN(ROW([Nature.$C$2:.$C$500]))+1;&quot;&quot;);ROWS([.$A$1:.R30]));6);&quot;&quot;)">
            <text:p/>
          </table:table-cell>
          <table:table-cell table:style-name="ce92" table:number-matrix-columns-spanned="1" table:number-matrix-rows-spanned="1" table:formula="of:=IFERROR(INDEX([Nature.$C$2:.$H$500]; SMALL(IF(([.S$2]=[Nature.$C$2:.$C$500]); ROW([Nature.$C$2:.$C$500])-MIN(ROW([Nature.$C$2:.$C$500]))+1;&quot;&quot;);ROWS([.$A$1:.S30]));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1]));6);&quot;&quot;)">
            <text:p/>
          </table:table-cell>
          <table:table-cell table:style-name="ce84" table:number-matrix-columns-spanned="1" table:number-matrix-rows-spanned="1" table:formula="of:=IFERROR(INDEX([Arcane.$C$2:.$H$500]; SMALL(IF(([.B$2]=[Arcane.$C$2:.$C$500]); ROW([Arcane.$C$2:.$C$500])-MIN(ROW([Arcane.$C$2:.$C$500]))+1;&quot;&quot;);ROWS([.$A$1:.B31]));6);&quot;&quot;)">
            <text:p/>
          </table:table-cell>
          <table:table-cell table:style-name="ce84" table:number-matrix-columns-spanned="1" table:number-matrix-rows-spanned="1" table:formula="of:=IFERROR(INDEX([Arcane.$C$2:.$H$500]; SMALL(IF(([.C$2]=[Arcane.$C$2:.$C$500]); ROW([Arcane.$C$2:.$C$500])-MIN(ROW([Arcane.$C$2:.$C$500]))+1;&quot;&quot;);ROWS([.$A$1:.C31]));6);&quot;&quot;)">
            <text:p/>
          </table:table-cell>
          <table:table-cell table:style-name="ce92" table:number-matrix-columns-spanned="1" table:number-matrix-rows-spanned="1" table:formula="of:=IFERROR(INDEX([Arcane.$C$2:.$H$500]; SMALL(IF(([.D$2]=[Arcane.$C$2:.$C$500]); ROW([Arcane.$C$2:.$C$500])-MIN(ROW([Arcane.$C$2:.$C$500]))+1;&quot;&quot;);ROWS([.$A$1:.D31]));6);&quot;&quot;)">
            <text:p/>
          </table:table-cell>
          <table:table-cell table:style-name="ce79" table:number-matrix-columns-spanned="1" table:number-matrix-rows-spanned="1" table:formula="of:=IFERROR(INDEX([Divine.$C$2:.$H$500]; SMALL(IF(([.E$2]=[Divine.$C$2:.$C$500]); ROW([Divine.$C$2:.$C$500])-MIN(ROW([Divine.$C$2:.$C$500]))+1;&quot;&quot;);ROWS([.$A$1:.E31]));6);&quot;&quot;)">
            <text:p/>
          </table:table-cell>
          <table:table-cell table:style-name="ce84" table:number-matrix-columns-spanned="1" table:number-matrix-rows-spanned="1" table:formula="of:=IFERROR(INDEX([Divine.$C$2:.$H$500]; SMALL(IF(([.F$2]=[Divine.$C$2:.$C$500]); ROW([Divine.$C$2:.$C$500])-MIN(ROW([Divine.$C$2:.$C$500]))+1;&quot;&quot;);ROWS([.$A$1:.F31]));6);&quot;&quot;)">
            <text:p/>
          </table:table-cell>
          <table:table-cell table:style-name="ce92" table:number-matrix-columns-spanned="1" table:number-matrix-rows-spanned="1" table:formula="of:=IFERROR(INDEX([Divine.$C$2:.$H$500]; SMALL(IF(([.G$2]=[Divine.$C$2:.$C$500]); ROW([Divine.$C$2:.$C$500])-MIN(ROW([Divine.$C$2:.$C$500]))+1;&quot;&quot;);ROWS([.$A$1:.G31]));6);&quot;&quot;)">
            <text:p/>
          </table:table-cell>
          <table:table-cell table:style-name="ce79" table:number-matrix-columns-spanned="1" table:number-matrix-rows-spanned="1" table:formula="of:=IFERROR(INDEX([Elemental.$C$2:.$H$500]; SMALL(IF(([.H$2]=[Elemental.$C$2:.$C$500]); ROW([Elemental.$C$2:.$C$500])-MIN(ROW([Elemental.$C$2:.$C$500]))+1;&quot;&quot;);ROWS([.$A$1:.H31]));6);&quot;&quot;)">
            <text:p/>
          </table:table-cell>
          <table:table-cell table:style-name="ce84" table:number-matrix-columns-spanned="1" table:number-matrix-rows-spanned="1" table:formula="of:=IFERROR(INDEX([Elemental.$C$2:.$H$500]; SMALL(IF(([.I$2]=[Elemental.$C$2:.$C$500]); ROW([Elemental.$C$2:.$C$500])-MIN(ROW([Elemental.$C$2:.$C$500]))+1;&quot;&quot;);ROWS([.$A$1:.I31]));6);&quot;&quot;)">
            <text:p/>
          </table:table-cell>
          <table:table-cell table:style-name="ce84" table:number-matrix-columns-spanned="1" table:number-matrix-rows-spanned="1" table:formula="of:=IFERROR(INDEX([Elemental.$C$2:.$H$500]; SMALL(IF(([.J$2]=[Elemental.$C$2:.$C$500]); ROW([Elemental.$C$2:.$C$500])-MIN(ROW([Elemental.$C$2:.$C$500]))+1;&quot;&quot;);ROWS([.$A$1:.J31]));6);&quot;&quot;)">
            <text:p/>
          </table:table-cell>
          <table:table-cell table:style-name="ce84" table:number-matrix-columns-spanned="1" table:number-matrix-rows-spanned="1" table:formula="of:=IFERROR(INDEX([Elemental.$C$2:.$H$500]; SMALL(IF(([.K$2]=[Elemental.$C$2:.$C$500]); ROW([Elemental.$C$2:.$C$500])-MIN(ROW([Elemental.$C$2:.$C$500]))+1;&quot;&quot;);ROWS([.$A$1:.K31]));6);&quot;&quot;)">
            <text:p/>
          </table:table-cell>
          <table:table-cell table:style-name="ce84" table:number-matrix-columns-spanned="1" table:number-matrix-rows-spanned="1" table:formula="of:=IFERROR(INDEX([Elemental.$C$2:.$H$500]; SMALL(IF(([.L$2]=[Elemental.$C$2:.$C$500]); ROW([Elemental.$C$2:.$C$500])-MIN(ROW([Elemental.$C$2:.$C$500]))+1;&quot;&quot;);ROWS([.$A$1:.L31]));6);&quot;&quot;)">
            <text:p/>
          </table:table-cell>
          <table:table-cell table:style-name="ce84" table:number-matrix-columns-spanned="1" table:number-matrix-rows-spanned="1" table:formula="of:=IFERROR(INDEX([Elemental.$C$2:.$H$500]; SMALL(IF(([.M$2]=[Elemental.$C$2:.$C$500]); ROW([Elemental.$C$2:.$C$500])-MIN(ROW([Elemental.$C$2:.$C$500]))+1;&quot;&quot;);ROWS([.$A$1:.M31]));6);&quot;&quot;)">
            <text:p/>
          </table:table-cell>
          <table:table-cell table:style-name="ce84" table:number-matrix-columns-spanned="1" table:number-matrix-rows-spanned="1" table:formula="of:=IFERROR(INDEX([Elemental.$C$2:.$H$500]; SMALL(IF(([.N$2]=[Elemental.$C$2:.$C$500]); ROW([Elemental.$C$2:.$C$500])-MIN(ROW([Elemental.$C$2:.$C$500]))+1;&quot;&quot;);ROWS([.$A$1:.N31]));6);&quot;&quot;)">
            <text:p/>
          </table:table-cell>
          <table:table-cell table:style-name="ce92" table:number-matrix-columns-spanned="1" table:number-matrix-rows-spanned="1" table:formula="of:=IFERROR(INDEX([Elemental.$C$2:.$H$500]; SMALL(IF(([.O$2]=[Elemental.$C$2:.$C$500]); ROW([Elemental.$C$2:.$C$500])-MIN(ROW([Elemental.$C$2:.$C$500]))+1;&quot;&quot;);ROWS([.$A$1:.O31]));6);&quot;&quot;)">
            <text:p/>
          </table:table-cell>
          <table:table-cell table:style-name="ce79" table:number-matrix-columns-spanned="1" table:number-matrix-rows-spanned="1" table:formula="of:=IFERROR(INDEX([Nature.$C$2:.$H$500]; SMALL(IF(([.P$2]=[Nature.$C$2:.$C$500]); ROW([Nature.$C$2:.$C$500])-MIN(ROW([Nature.$C$2:.$C$500]))+1;&quot;&quot;);ROWS([.$A$1:.P31]));6);&quot;&quot;)">
            <text:p/>
          </table:table-cell>
          <table:table-cell table:style-name="ce84" table:number-matrix-columns-spanned="1" table:number-matrix-rows-spanned="1" table:formula="of:=IFERROR(INDEX([Nature.$C$2:.$H$500]; SMALL(IF(([.Q$2]=[Nature.$C$2:.$C$500]); ROW([Nature.$C$2:.$C$500])-MIN(ROW([Nature.$C$2:.$C$500]))+1;&quot;&quot;);ROWS([.$A$1:.Q31]));6);&quot;&quot;)">
            <text:p/>
          </table:table-cell>
          <table:table-cell table:style-name="ce84" table:number-matrix-columns-spanned="1" table:number-matrix-rows-spanned="1" table:formula="of:=IFERROR(INDEX([Nature.$C$2:.$H$500]; SMALL(IF(([.R$2]=[Nature.$C$2:.$C$500]); ROW([Nature.$C$2:.$C$500])-MIN(ROW([Nature.$C$2:.$C$500]))+1;&quot;&quot;);ROWS([.$A$1:.R31]));6);&quot;&quot;)">
            <text:p/>
          </table:table-cell>
          <table:table-cell table:style-name="ce92" table:number-matrix-columns-spanned="1" table:number-matrix-rows-spanned="1" table:formula="of:=IFERROR(INDEX([Nature.$C$2:.$H$500]; SMALL(IF(([.S$2]=[Nature.$C$2:.$C$500]); ROW([Nature.$C$2:.$C$500])-MIN(ROW([Nature.$C$2:.$C$500]))+1;&quot;&quot;);ROWS([.$A$1:.S31]));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2]));6);&quot;&quot;)">
            <text:p/>
          </table:table-cell>
          <table:table-cell table:style-name="ce84" table:number-matrix-columns-spanned="1" table:number-matrix-rows-spanned="1" table:formula="of:=IFERROR(INDEX([Arcane.$C$2:.$H$500]; SMALL(IF(([.B$2]=[Arcane.$C$2:.$C$500]); ROW([Arcane.$C$2:.$C$500])-MIN(ROW([Arcane.$C$2:.$C$500]))+1;&quot;&quot;);ROWS([.$A$1:.B32]));6);&quot;&quot;)">
            <text:p/>
          </table:table-cell>
          <table:table-cell table:style-name="ce84" table:number-matrix-columns-spanned="1" table:number-matrix-rows-spanned="1" table:formula="of:=IFERROR(INDEX([Arcane.$C$2:.$H$500]; SMALL(IF(([.C$2]=[Arcane.$C$2:.$C$500]); ROW([Arcane.$C$2:.$C$500])-MIN(ROW([Arcane.$C$2:.$C$500]))+1;&quot;&quot;);ROWS([.$A$1:.C32]));6);&quot;&quot;)">
            <text:p/>
          </table:table-cell>
          <table:table-cell table:style-name="ce92" table:number-matrix-columns-spanned="1" table:number-matrix-rows-spanned="1" table:formula="of:=IFERROR(INDEX([Arcane.$C$2:.$H$500]; SMALL(IF(([.D$2]=[Arcane.$C$2:.$C$500]); ROW([Arcane.$C$2:.$C$500])-MIN(ROW([Arcane.$C$2:.$C$500]))+1;&quot;&quot;);ROWS([.$A$1:.D32]));6);&quot;&quot;)">
            <text:p/>
          </table:table-cell>
          <table:table-cell table:style-name="ce79" table:number-matrix-columns-spanned="1" table:number-matrix-rows-spanned="1" table:formula="of:=IFERROR(INDEX([Divine.$C$2:.$H$500]; SMALL(IF(([.E$2]=[Divine.$C$2:.$C$500]); ROW([Divine.$C$2:.$C$500])-MIN(ROW([Divine.$C$2:.$C$500]))+1;&quot;&quot;);ROWS([.$A$1:.E32]));6);&quot;&quot;)">
            <text:p/>
          </table:table-cell>
          <table:table-cell table:style-name="ce84" table:number-matrix-columns-spanned="1" table:number-matrix-rows-spanned="1" table:formula="of:=IFERROR(INDEX([Divine.$C$2:.$H$500]; SMALL(IF(([.F$2]=[Divine.$C$2:.$C$500]); ROW([Divine.$C$2:.$C$500])-MIN(ROW([Divine.$C$2:.$C$500]))+1;&quot;&quot;);ROWS([.$A$1:.F32]));6);&quot;&quot;)">
            <text:p/>
          </table:table-cell>
          <table:table-cell table:style-name="ce92" table:number-matrix-columns-spanned="1" table:number-matrix-rows-spanned="1" table:formula="of:=IFERROR(INDEX([Divine.$C$2:.$H$500]; SMALL(IF(([.G$2]=[Divine.$C$2:.$C$500]); ROW([Divine.$C$2:.$C$500])-MIN(ROW([Divine.$C$2:.$C$500]))+1;&quot;&quot;);ROWS([.$A$1:.G32]));6);&quot;&quot;)">
            <text:p/>
          </table:table-cell>
          <table:table-cell table:style-name="ce79" table:number-matrix-columns-spanned="1" table:number-matrix-rows-spanned="1" table:formula="of:=IFERROR(INDEX([Elemental.$C$2:.$H$500]; SMALL(IF(([.H$2]=[Elemental.$C$2:.$C$500]); ROW([Elemental.$C$2:.$C$500])-MIN(ROW([Elemental.$C$2:.$C$500]))+1;&quot;&quot;);ROWS([.$A$1:.H32]));6);&quot;&quot;)">
            <text:p/>
          </table:table-cell>
          <table:table-cell table:style-name="ce84" table:number-matrix-columns-spanned="1" table:number-matrix-rows-spanned="1" table:formula="of:=IFERROR(INDEX([Elemental.$C$2:.$H$500]; SMALL(IF(([.I$2]=[Elemental.$C$2:.$C$500]); ROW([Elemental.$C$2:.$C$500])-MIN(ROW([Elemental.$C$2:.$C$500]))+1;&quot;&quot;);ROWS([.$A$1:.I32]));6);&quot;&quot;)">
            <text:p/>
          </table:table-cell>
          <table:table-cell table:style-name="ce84" table:number-matrix-columns-spanned="1" table:number-matrix-rows-spanned="1" table:formula="of:=IFERROR(INDEX([Elemental.$C$2:.$H$500]; SMALL(IF(([.J$2]=[Elemental.$C$2:.$C$500]); ROW([Elemental.$C$2:.$C$500])-MIN(ROW([Elemental.$C$2:.$C$500]))+1;&quot;&quot;);ROWS([.$A$1:.J32]));6);&quot;&quot;)">
            <text:p/>
          </table:table-cell>
          <table:table-cell table:style-name="ce84" table:number-matrix-columns-spanned="1" table:number-matrix-rows-spanned="1" table:formula="of:=IFERROR(INDEX([Elemental.$C$2:.$H$500]; SMALL(IF(([.K$2]=[Elemental.$C$2:.$C$500]); ROW([Elemental.$C$2:.$C$500])-MIN(ROW([Elemental.$C$2:.$C$500]))+1;&quot;&quot;);ROWS([.$A$1:.K32]));6);&quot;&quot;)">
            <text:p/>
          </table:table-cell>
          <table:table-cell table:style-name="ce84" table:number-matrix-columns-spanned="1" table:number-matrix-rows-spanned="1" table:formula="of:=IFERROR(INDEX([Elemental.$C$2:.$H$500]; SMALL(IF(([.L$2]=[Elemental.$C$2:.$C$500]); ROW([Elemental.$C$2:.$C$500])-MIN(ROW([Elemental.$C$2:.$C$500]))+1;&quot;&quot;);ROWS([.$A$1:.L32]));6);&quot;&quot;)">
            <text:p/>
          </table:table-cell>
          <table:table-cell table:style-name="ce84" table:number-matrix-columns-spanned="1" table:number-matrix-rows-spanned="1" table:formula="of:=IFERROR(INDEX([Elemental.$C$2:.$H$500]; SMALL(IF(([.M$2]=[Elemental.$C$2:.$C$500]); ROW([Elemental.$C$2:.$C$500])-MIN(ROW([Elemental.$C$2:.$C$500]))+1;&quot;&quot;);ROWS([.$A$1:.M32]));6);&quot;&quot;)">
            <text:p/>
          </table:table-cell>
          <table:table-cell table:style-name="ce84" table:number-matrix-columns-spanned="1" table:number-matrix-rows-spanned="1" table:formula="of:=IFERROR(INDEX([Elemental.$C$2:.$H$500]; SMALL(IF(([.N$2]=[Elemental.$C$2:.$C$500]); ROW([Elemental.$C$2:.$C$500])-MIN(ROW([Elemental.$C$2:.$C$500]))+1;&quot;&quot;);ROWS([.$A$1:.N32]));6);&quot;&quot;)">
            <text:p/>
          </table:table-cell>
          <table:table-cell table:style-name="ce92" table:number-matrix-columns-spanned="1" table:number-matrix-rows-spanned="1" table:formula="of:=IFERROR(INDEX([Elemental.$C$2:.$H$500]; SMALL(IF(([.O$2]=[Elemental.$C$2:.$C$500]); ROW([Elemental.$C$2:.$C$500])-MIN(ROW([Elemental.$C$2:.$C$500]))+1;&quot;&quot;);ROWS([.$A$1:.O32]));6);&quot;&quot;)">
            <text:p/>
          </table:table-cell>
          <table:table-cell table:style-name="ce79" table:number-matrix-columns-spanned="1" table:number-matrix-rows-spanned="1" table:formula="of:=IFERROR(INDEX([Nature.$C$2:.$H$500]; SMALL(IF(([.P$2]=[Nature.$C$2:.$C$500]); ROW([Nature.$C$2:.$C$500])-MIN(ROW([Nature.$C$2:.$C$500]))+1;&quot;&quot;);ROWS([.$A$1:.P32]));6);&quot;&quot;)">
            <text:p/>
          </table:table-cell>
          <table:table-cell table:style-name="ce84" table:number-matrix-columns-spanned="1" table:number-matrix-rows-spanned="1" table:formula="of:=IFERROR(INDEX([Nature.$C$2:.$H$500]; SMALL(IF(([.Q$2]=[Nature.$C$2:.$C$500]); ROW([Nature.$C$2:.$C$500])-MIN(ROW([Nature.$C$2:.$C$500]))+1;&quot;&quot;);ROWS([.$A$1:.Q32]));6);&quot;&quot;)">
            <text:p/>
          </table:table-cell>
          <table:table-cell table:style-name="ce84" table:number-matrix-columns-spanned="1" table:number-matrix-rows-spanned="1" table:formula="of:=IFERROR(INDEX([Nature.$C$2:.$H$500]; SMALL(IF(([.R$2]=[Nature.$C$2:.$C$500]); ROW([Nature.$C$2:.$C$500])-MIN(ROW([Nature.$C$2:.$C$500]))+1;&quot;&quot;);ROWS([.$A$1:.R32]));6);&quot;&quot;)">
            <text:p/>
          </table:table-cell>
          <table:table-cell table:style-name="ce92" table:number-matrix-columns-spanned="1" table:number-matrix-rows-spanned="1" table:formula="of:=IFERROR(INDEX([Nature.$C$2:.$H$500]; SMALL(IF(([.S$2]=[Nature.$C$2:.$C$500]); ROW([Nature.$C$2:.$C$500])-MIN(ROW([Nature.$C$2:.$C$500]))+1;&quot;&quot;);ROWS([.$A$1:.S32]));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3]));6);&quot;&quot;)">
            <text:p/>
          </table:table-cell>
          <table:table-cell table:style-name="ce84" table:number-matrix-columns-spanned="1" table:number-matrix-rows-spanned="1" table:formula="of:=IFERROR(INDEX([Arcane.$C$2:.$H$500]; SMALL(IF(([.B$2]=[Arcane.$C$2:.$C$500]); ROW([Arcane.$C$2:.$C$500])-MIN(ROW([Arcane.$C$2:.$C$500]))+1;&quot;&quot;);ROWS([.$A$1:.B33]));6);&quot;&quot;)">
            <text:p/>
          </table:table-cell>
          <table:table-cell table:style-name="ce84" table:number-matrix-columns-spanned="1" table:number-matrix-rows-spanned="1" table:formula="of:=IFERROR(INDEX([Arcane.$C$2:.$H$500]; SMALL(IF(([.C$2]=[Arcane.$C$2:.$C$500]); ROW([Arcane.$C$2:.$C$500])-MIN(ROW([Arcane.$C$2:.$C$500]))+1;&quot;&quot;);ROWS([.$A$1:.C33]));6);&quot;&quot;)">
            <text:p/>
          </table:table-cell>
          <table:table-cell table:style-name="ce92" table:number-matrix-columns-spanned="1" table:number-matrix-rows-spanned="1" table:formula="of:=IFERROR(INDEX([Arcane.$C$2:.$H$500]; SMALL(IF(([.D$2]=[Arcane.$C$2:.$C$500]); ROW([Arcane.$C$2:.$C$500])-MIN(ROW([Arcane.$C$2:.$C$500]))+1;&quot;&quot;);ROWS([.$A$1:.D33]));6);&quot;&quot;)">
            <text:p/>
          </table:table-cell>
          <table:table-cell table:style-name="ce79" table:number-matrix-columns-spanned="1" table:number-matrix-rows-spanned="1" table:formula="of:=IFERROR(INDEX([Divine.$C$2:.$H$500]; SMALL(IF(([.E$2]=[Divine.$C$2:.$C$500]); ROW([Divine.$C$2:.$C$500])-MIN(ROW([Divine.$C$2:.$C$500]))+1;&quot;&quot;);ROWS([.$A$1:.E33]));6);&quot;&quot;)">
            <text:p/>
          </table:table-cell>
          <table:table-cell table:style-name="ce84" table:number-matrix-columns-spanned="1" table:number-matrix-rows-spanned="1" table:formula="of:=IFERROR(INDEX([Divine.$C$2:.$H$500]; SMALL(IF(([.F$2]=[Divine.$C$2:.$C$500]); ROW([Divine.$C$2:.$C$500])-MIN(ROW([Divine.$C$2:.$C$500]))+1;&quot;&quot;);ROWS([.$A$1:.F33]));6);&quot;&quot;)">
            <text:p/>
          </table:table-cell>
          <table:table-cell table:style-name="ce92" table:number-matrix-columns-spanned="1" table:number-matrix-rows-spanned="1" table:formula="of:=IFERROR(INDEX([Divine.$C$2:.$H$500]; SMALL(IF(([.G$2]=[Divine.$C$2:.$C$500]); ROW([Divine.$C$2:.$C$500])-MIN(ROW([Divine.$C$2:.$C$500]))+1;&quot;&quot;);ROWS([.$A$1:.G33]));6);&quot;&quot;)">
            <text:p/>
          </table:table-cell>
          <table:table-cell table:style-name="ce79" table:number-matrix-columns-spanned="1" table:number-matrix-rows-spanned="1" table:formula="of:=IFERROR(INDEX([Elemental.$C$2:.$H$500]; SMALL(IF(([.H$2]=[Elemental.$C$2:.$C$500]); ROW([Elemental.$C$2:.$C$500])-MIN(ROW([Elemental.$C$2:.$C$500]))+1;&quot;&quot;);ROWS([.$A$1:.H33]));6);&quot;&quot;)">
            <text:p/>
          </table:table-cell>
          <table:table-cell table:style-name="ce84" table:number-matrix-columns-spanned="1" table:number-matrix-rows-spanned="1" table:formula="of:=IFERROR(INDEX([Elemental.$C$2:.$H$500]; SMALL(IF(([.I$2]=[Elemental.$C$2:.$C$500]); ROW([Elemental.$C$2:.$C$500])-MIN(ROW([Elemental.$C$2:.$C$500]))+1;&quot;&quot;);ROWS([.$A$1:.I33]));6);&quot;&quot;)">
            <text:p/>
          </table:table-cell>
          <table:table-cell table:style-name="ce84" table:number-matrix-columns-spanned="1" table:number-matrix-rows-spanned="1" table:formula="of:=IFERROR(INDEX([Elemental.$C$2:.$H$500]; SMALL(IF(([.J$2]=[Elemental.$C$2:.$C$500]); ROW([Elemental.$C$2:.$C$500])-MIN(ROW([Elemental.$C$2:.$C$500]))+1;&quot;&quot;);ROWS([.$A$1:.J33]));6);&quot;&quot;)">
            <text:p/>
          </table:table-cell>
          <table:table-cell table:style-name="ce84" table:number-matrix-columns-spanned="1" table:number-matrix-rows-spanned="1" table:formula="of:=IFERROR(INDEX([Elemental.$C$2:.$H$500]; SMALL(IF(([.K$2]=[Elemental.$C$2:.$C$500]); ROW([Elemental.$C$2:.$C$500])-MIN(ROW([Elemental.$C$2:.$C$500]))+1;&quot;&quot;);ROWS([.$A$1:.K33]));6);&quot;&quot;)">
            <text:p/>
          </table:table-cell>
          <table:table-cell table:style-name="ce84" table:number-matrix-columns-spanned="1" table:number-matrix-rows-spanned="1" table:formula="of:=IFERROR(INDEX([Elemental.$C$2:.$H$500]; SMALL(IF(([.L$2]=[Elemental.$C$2:.$C$500]); ROW([Elemental.$C$2:.$C$500])-MIN(ROW([Elemental.$C$2:.$C$500]))+1;&quot;&quot;);ROWS([.$A$1:.L33]));6);&quot;&quot;)">
            <text:p/>
          </table:table-cell>
          <table:table-cell table:style-name="ce84" table:number-matrix-columns-spanned="1" table:number-matrix-rows-spanned="1" table:formula="of:=IFERROR(INDEX([Elemental.$C$2:.$H$500]; SMALL(IF(([.M$2]=[Elemental.$C$2:.$C$500]); ROW([Elemental.$C$2:.$C$500])-MIN(ROW([Elemental.$C$2:.$C$500]))+1;&quot;&quot;);ROWS([.$A$1:.M33]));6);&quot;&quot;)">
            <text:p/>
          </table:table-cell>
          <table:table-cell table:style-name="ce84" table:number-matrix-columns-spanned="1" table:number-matrix-rows-spanned="1" table:formula="of:=IFERROR(INDEX([Elemental.$C$2:.$H$500]; SMALL(IF(([.N$2]=[Elemental.$C$2:.$C$500]); ROW([Elemental.$C$2:.$C$500])-MIN(ROW([Elemental.$C$2:.$C$500]))+1;&quot;&quot;);ROWS([.$A$1:.N33]));6);&quot;&quot;)">
            <text:p/>
          </table:table-cell>
          <table:table-cell table:style-name="ce92" table:number-matrix-columns-spanned="1" table:number-matrix-rows-spanned="1" table:formula="of:=IFERROR(INDEX([Elemental.$C$2:.$H$500]; SMALL(IF(([.O$2]=[Elemental.$C$2:.$C$500]); ROW([Elemental.$C$2:.$C$500])-MIN(ROW([Elemental.$C$2:.$C$500]))+1;&quot;&quot;);ROWS([.$A$1:.O33]));6);&quot;&quot;)">
            <text:p/>
          </table:table-cell>
          <table:table-cell table:style-name="ce79" table:number-matrix-columns-spanned="1" table:number-matrix-rows-spanned="1" table:formula="of:=IFERROR(INDEX([Nature.$C$2:.$H$500]; SMALL(IF(([.P$2]=[Nature.$C$2:.$C$500]); ROW([Nature.$C$2:.$C$500])-MIN(ROW([Nature.$C$2:.$C$500]))+1;&quot;&quot;);ROWS([.$A$1:.P33]));6);&quot;&quot;)">
            <text:p/>
          </table:table-cell>
          <table:table-cell table:style-name="ce84" table:number-matrix-columns-spanned="1" table:number-matrix-rows-spanned="1" table:formula="of:=IFERROR(INDEX([Nature.$C$2:.$H$500]; SMALL(IF(([.Q$2]=[Nature.$C$2:.$C$500]); ROW([Nature.$C$2:.$C$500])-MIN(ROW([Nature.$C$2:.$C$500]))+1;&quot;&quot;);ROWS([.$A$1:.Q33]));6);&quot;&quot;)">
            <text:p/>
          </table:table-cell>
          <table:table-cell table:style-name="ce84" table:number-matrix-columns-spanned="1" table:number-matrix-rows-spanned="1" table:formula="of:=IFERROR(INDEX([Nature.$C$2:.$H$500]; SMALL(IF(([.R$2]=[Nature.$C$2:.$C$500]); ROW([Nature.$C$2:.$C$500])-MIN(ROW([Nature.$C$2:.$C$500]))+1;&quot;&quot;);ROWS([.$A$1:.R33]));6);&quot;&quot;)">
            <text:p/>
          </table:table-cell>
          <table:table-cell table:style-name="ce92" table:number-matrix-columns-spanned="1" table:number-matrix-rows-spanned="1" table:formula="of:=IFERROR(INDEX([Nature.$C$2:.$H$500]; SMALL(IF(([.S$2]=[Nature.$C$2:.$C$500]); ROW([Nature.$C$2:.$C$500])-MIN(ROW([Nature.$C$2:.$C$500]))+1;&quot;&quot;);ROWS([.$A$1:.S33]));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4]));6);&quot;&quot;)">
            <text:p/>
          </table:table-cell>
          <table:table-cell table:style-name="ce84" table:number-matrix-columns-spanned="1" table:number-matrix-rows-spanned="1" table:formula="of:=IFERROR(INDEX([Arcane.$C$2:.$H$500]; SMALL(IF(([.B$2]=[Arcane.$C$2:.$C$500]); ROW([Arcane.$C$2:.$C$500])-MIN(ROW([Arcane.$C$2:.$C$500]))+1;&quot;&quot;);ROWS([.$A$1:.B34]));6);&quot;&quot;)">
            <text:p/>
          </table:table-cell>
          <table:table-cell table:style-name="ce84" table:number-matrix-columns-spanned="1" table:number-matrix-rows-spanned="1" table:formula="of:=IFERROR(INDEX([Arcane.$C$2:.$H$500]; SMALL(IF(([.C$2]=[Arcane.$C$2:.$C$500]); ROW([Arcane.$C$2:.$C$500])-MIN(ROW([Arcane.$C$2:.$C$500]))+1;&quot;&quot;);ROWS([.$A$1:.C34]));6);&quot;&quot;)">
            <text:p/>
          </table:table-cell>
          <table:table-cell table:style-name="ce92" table:number-matrix-columns-spanned="1" table:number-matrix-rows-spanned="1" table:formula="of:=IFERROR(INDEX([Arcane.$C$2:.$H$500]; SMALL(IF(([.D$2]=[Arcane.$C$2:.$C$500]); ROW([Arcane.$C$2:.$C$500])-MIN(ROW([Arcane.$C$2:.$C$500]))+1;&quot;&quot;);ROWS([.$A$1:.D34]));6);&quot;&quot;)">
            <text:p/>
          </table:table-cell>
          <table:table-cell table:style-name="ce79" table:number-matrix-columns-spanned="1" table:number-matrix-rows-spanned="1" table:formula="of:=IFERROR(INDEX([Divine.$C$2:.$H$500]; SMALL(IF(([.E$2]=[Divine.$C$2:.$C$500]); ROW([Divine.$C$2:.$C$500])-MIN(ROW([Divine.$C$2:.$C$500]))+1;&quot;&quot;);ROWS([.$A$1:.E34]));6);&quot;&quot;)">
            <text:p/>
          </table:table-cell>
          <table:table-cell table:style-name="ce84" table:number-matrix-columns-spanned="1" table:number-matrix-rows-spanned="1" table:formula="of:=IFERROR(INDEX([Divine.$C$2:.$H$500]; SMALL(IF(([.F$2]=[Divine.$C$2:.$C$500]); ROW([Divine.$C$2:.$C$500])-MIN(ROW([Divine.$C$2:.$C$500]))+1;&quot;&quot;);ROWS([.$A$1:.F34]));6);&quot;&quot;)">
            <text:p/>
          </table:table-cell>
          <table:table-cell table:style-name="ce92" table:number-matrix-columns-spanned="1" table:number-matrix-rows-spanned="1" table:formula="of:=IFERROR(INDEX([Divine.$C$2:.$H$500]; SMALL(IF(([.G$2]=[Divine.$C$2:.$C$500]); ROW([Divine.$C$2:.$C$500])-MIN(ROW([Divine.$C$2:.$C$500]))+1;&quot;&quot;);ROWS([.$A$1:.G34]));6);&quot;&quot;)">
            <text:p/>
          </table:table-cell>
          <table:table-cell table:style-name="ce79" table:number-matrix-columns-spanned="1" table:number-matrix-rows-spanned="1" table:formula="of:=IFERROR(INDEX([Elemental.$C$2:.$H$500]; SMALL(IF(([.H$2]=[Elemental.$C$2:.$C$500]); ROW([Elemental.$C$2:.$C$500])-MIN(ROW([Elemental.$C$2:.$C$500]))+1;&quot;&quot;);ROWS([.$A$1:.H34]));6);&quot;&quot;)">
            <text:p/>
          </table:table-cell>
          <table:table-cell table:style-name="ce84" table:number-matrix-columns-spanned="1" table:number-matrix-rows-spanned="1" table:formula="of:=IFERROR(INDEX([Elemental.$C$2:.$H$500]; SMALL(IF(([.I$2]=[Elemental.$C$2:.$C$500]); ROW([Elemental.$C$2:.$C$500])-MIN(ROW([Elemental.$C$2:.$C$500]))+1;&quot;&quot;);ROWS([.$A$1:.I34]));6);&quot;&quot;)">
            <text:p/>
          </table:table-cell>
          <table:table-cell table:style-name="ce84" table:number-matrix-columns-spanned="1" table:number-matrix-rows-spanned="1" table:formula="of:=IFERROR(INDEX([Elemental.$C$2:.$H$500]; SMALL(IF(([.J$2]=[Elemental.$C$2:.$C$500]); ROW([Elemental.$C$2:.$C$500])-MIN(ROW([Elemental.$C$2:.$C$500]))+1;&quot;&quot;);ROWS([.$A$1:.J34]));6);&quot;&quot;)">
            <text:p/>
          </table:table-cell>
          <table:table-cell table:style-name="ce84" table:number-matrix-columns-spanned="1" table:number-matrix-rows-spanned="1" table:formula="of:=IFERROR(INDEX([Elemental.$C$2:.$H$500]; SMALL(IF(([.K$2]=[Elemental.$C$2:.$C$500]); ROW([Elemental.$C$2:.$C$500])-MIN(ROW([Elemental.$C$2:.$C$500]))+1;&quot;&quot;);ROWS([.$A$1:.K34]));6);&quot;&quot;)">
            <text:p/>
          </table:table-cell>
          <table:table-cell table:style-name="ce84" table:number-matrix-columns-spanned="1" table:number-matrix-rows-spanned="1" table:formula="of:=IFERROR(INDEX([Elemental.$C$2:.$H$500]; SMALL(IF(([.L$2]=[Elemental.$C$2:.$C$500]); ROW([Elemental.$C$2:.$C$500])-MIN(ROW([Elemental.$C$2:.$C$500]))+1;&quot;&quot;);ROWS([.$A$1:.L34]));6);&quot;&quot;)">
            <text:p/>
          </table:table-cell>
          <table:table-cell table:style-name="ce84" table:number-matrix-columns-spanned="1" table:number-matrix-rows-spanned="1" table:formula="of:=IFERROR(INDEX([Elemental.$C$2:.$H$500]; SMALL(IF(([.M$2]=[Elemental.$C$2:.$C$500]); ROW([Elemental.$C$2:.$C$500])-MIN(ROW([Elemental.$C$2:.$C$500]))+1;&quot;&quot;);ROWS([.$A$1:.M34]));6);&quot;&quot;)">
            <text:p/>
          </table:table-cell>
          <table:table-cell table:style-name="ce84" table:number-matrix-columns-spanned="1" table:number-matrix-rows-spanned="1" table:formula="of:=IFERROR(INDEX([Elemental.$C$2:.$H$500]; SMALL(IF(([.N$2]=[Elemental.$C$2:.$C$500]); ROW([Elemental.$C$2:.$C$500])-MIN(ROW([Elemental.$C$2:.$C$500]))+1;&quot;&quot;);ROWS([.$A$1:.N34]));6);&quot;&quot;)">
            <text:p/>
          </table:table-cell>
          <table:table-cell table:style-name="ce92" table:number-matrix-columns-spanned="1" table:number-matrix-rows-spanned="1" table:formula="of:=IFERROR(INDEX([Elemental.$C$2:.$H$500]; SMALL(IF(([.O$2]=[Elemental.$C$2:.$C$500]); ROW([Elemental.$C$2:.$C$500])-MIN(ROW([Elemental.$C$2:.$C$500]))+1;&quot;&quot;);ROWS([.$A$1:.O34]));6);&quot;&quot;)">
            <text:p/>
          </table:table-cell>
          <table:table-cell table:style-name="ce79" table:number-matrix-columns-spanned="1" table:number-matrix-rows-spanned="1" table:formula="of:=IFERROR(INDEX([Nature.$C$2:.$H$500]; SMALL(IF(([.P$2]=[Nature.$C$2:.$C$500]); ROW([Nature.$C$2:.$C$500])-MIN(ROW([Nature.$C$2:.$C$500]))+1;&quot;&quot;);ROWS([.$A$1:.P34]));6);&quot;&quot;)">
            <text:p/>
          </table:table-cell>
          <table:table-cell table:style-name="ce84" table:number-matrix-columns-spanned="1" table:number-matrix-rows-spanned="1" table:formula="of:=IFERROR(INDEX([Nature.$C$2:.$H$500]; SMALL(IF(([.Q$2]=[Nature.$C$2:.$C$500]); ROW([Nature.$C$2:.$C$500])-MIN(ROW([Nature.$C$2:.$C$500]))+1;&quot;&quot;);ROWS([.$A$1:.Q34]));6);&quot;&quot;)">
            <text:p/>
          </table:table-cell>
          <table:table-cell table:style-name="ce84" table:number-matrix-columns-spanned="1" table:number-matrix-rows-spanned="1" table:formula="of:=IFERROR(INDEX([Nature.$C$2:.$H$500]; SMALL(IF(([.R$2]=[Nature.$C$2:.$C$500]); ROW([Nature.$C$2:.$C$500])-MIN(ROW([Nature.$C$2:.$C$500]))+1;&quot;&quot;);ROWS([.$A$1:.R34]));6);&quot;&quot;)">
            <text:p/>
          </table:table-cell>
          <table:table-cell table:style-name="ce92" table:number-matrix-columns-spanned="1" table:number-matrix-rows-spanned="1" table:formula="of:=IFERROR(INDEX([Nature.$C$2:.$H$500]; SMALL(IF(([.S$2]=[Nature.$C$2:.$C$500]); ROW([Nature.$C$2:.$C$500])-MIN(ROW([Nature.$C$2:.$C$500]))+1;&quot;&quot;);ROWS([.$A$1:.S34]));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5]));6);&quot;&quot;)">
            <text:p/>
          </table:table-cell>
          <table:table-cell table:style-name="ce84" table:number-matrix-columns-spanned="1" table:number-matrix-rows-spanned="1" table:formula="of:=IFERROR(INDEX([Arcane.$C$2:.$H$500]; SMALL(IF(([.B$2]=[Arcane.$C$2:.$C$500]); ROW([Arcane.$C$2:.$C$500])-MIN(ROW([Arcane.$C$2:.$C$500]))+1;&quot;&quot;);ROWS([.$A$1:.B35]));6);&quot;&quot;)">
            <text:p/>
          </table:table-cell>
          <table:table-cell table:style-name="ce84" table:number-matrix-columns-spanned="1" table:number-matrix-rows-spanned="1" table:formula="of:=IFERROR(INDEX([Arcane.$C$2:.$H$500]; SMALL(IF(([.C$2]=[Arcane.$C$2:.$C$500]); ROW([Arcane.$C$2:.$C$500])-MIN(ROW([Arcane.$C$2:.$C$500]))+1;&quot;&quot;);ROWS([.$A$1:.C35]));6);&quot;&quot;)">
            <text:p/>
          </table:table-cell>
          <table:table-cell table:style-name="ce92" table:number-matrix-columns-spanned="1" table:number-matrix-rows-spanned="1" table:formula="of:=IFERROR(INDEX([Arcane.$C$2:.$H$500]; SMALL(IF(([.D$2]=[Arcane.$C$2:.$C$500]); ROW([Arcane.$C$2:.$C$500])-MIN(ROW([Arcane.$C$2:.$C$500]))+1;&quot;&quot;);ROWS([.$A$1:.D35]));6);&quot;&quot;)">
            <text:p/>
          </table:table-cell>
          <table:table-cell table:style-name="ce79" table:number-matrix-columns-spanned="1" table:number-matrix-rows-spanned="1" table:formula="of:=IFERROR(INDEX([Divine.$C$2:.$H$500]; SMALL(IF(([.E$2]=[Divine.$C$2:.$C$500]); ROW([Divine.$C$2:.$C$500])-MIN(ROW([Divine.$C$2:.$C$500]))+1;&quot;&quot;);ROWS([.$A$1:.E35]));6);&quot;&quot;)">
            <text:p/>
          </table:table-cell>
          <table:table-cell table:style-name="ce84" table:number-matrix-columns-spanned="1" table:number-matrix-rows-spanned="1" table:formula="of:=IFERROR(INDEX([Divine.$C$2:.$H$500]; SMALL(IF(([.F$2]=[Divine.$C$2:.$C$500]); ROW([Divine.$C$2:.$C$500])-MIN(ROW([Divine.$C$2:.$C$500]))+1;&quot;&quot;);ROWS([.$A$1:.F35]));6);&quot;&quot;)">
            <text:p/>
          </table:table-cell>
          <table:table-cell table:style-name="ce92" table:number-matrix-columns-spanned="1" table:number-matrix-rows-spanned="1" table:formula="of:=IFERROR(INDEX([Divine.$C$2:.$H$500]; SMALL(IF(([.G$2]=[Divine.$C$2:.$C$500]); ROW([Divine.$C$2:.$C$500])-MIN(ROW([Divine.$C$2:.$C$500]))+1;&quot;&quot;);ROWS([.$A$1:.G35]));6);&quot;&quot;)">
            <text:p/>
          </table:table-cell>
          <table:table-cell table:style-name="ce79" table:number-matrix-columns-spanned="1" table:number-matrix-rows-spanned="1" table:formula="of:=IFERROR(INDEX([Elemental.$C$2:.$H$500]; SMALL(IF(([.H$2]=[Elemental.$C$2:.$C$500]); ROW([Elemental.$C$2:.$C$500])-MIN(ROW([Elemental.$C$2:.$C$500]))+1;&quot;&quot;);ROWS([.$A$1:.H35]));6);&quot;&quot;)">
            <text:p/>
          </table:table-cell>
          <table:table-cell table:style-name="ce84" table:number-matrix-columns-spanned="1" table:number-matrix-rows-spanned="1" table:formula="of:=IFERROR(INDEX([Elemental.$C$2:.$H$500]; SMALL(IF(([.I$2]=[Elemental.$C$2:.$C$500]); ROW([Elemental.$C$2:.$C$500])-MIN(ROW([Elemental.$C$2:.$C$500]))+1;&quot;&quot;);ROWS([.$A$1:.I35]));6);&quot;&quot;)">
            <text:p/>
          </table:table-cell>
          <table:table-cell table:style-name="ce84" table:number-matrix-columns-spanned="1" table:number-matrix-rows-spanned="1" table:formula="of:=IFERROR(INDEX([Elemental.$C$2:.$H$500]; SMALL(IF(([.J$2]=[Elemental.$C$2:.$C$500]); ROW([Elemental.$C$2:.$C$500])-MIN(ROW([Elemental.$C$2:.$C$500]))+1;&quot;&quot;);ROWS([.$A$1:.J35]));6);&quot;&quot;)">
            <text:p/>
          </table:table-cell>
          <table:table-cell table:style-name="ce84" table:number-matrix-columns-spanned="1" table:number-matrix-rows-spanned="1" table:formula="of:=IFERROR(INDEX([Elemental.$C$2:.$H$500]; SMALL(IF(([.K$2]=[Elemental.$C$2:.$C$500]); ROW([Elemental.$C$2:.$C$500])-MIN(ROW([Elemental.$C$2:.$C$500]))+1;&quot;&quot;);ROWS([.$A$1:.K35]));6);&quot;&quot;)">
            <text:p/>
          </table:table-cell>
          <table:table-cell table:style-name="ce84" table:number-matrix-columns-spanned="1" table:number-matrix-rows-spanned="1" table:formula="of:=IFERROR(INDEX([Elemental.$C$2:.$H$500]; SMALL(IF(([.L$2]=[Elemental.$C$2:.$C$500]); ROW([Elemental.$C$2:.$C$500])-MIN(ROW([Elemental.$C$2:.$C$500]))+1;&quot;&quot;);ROWS([.$A$1:.L35]));6);&quot;&quot;)">
            <text:p/>
          </table:table-cell>
          <table:table-cell table:style-name="ce84" table:number-matrix-columns-spanned="1" table:number-matrix-rows-spanned="1" table:formula="of:=IFERROR(INDEX([Elemental.$C$2:.$H$500]; SMALL(IF(([.M$2]=[Elemental.$C$2:.$C$500]); ROW([Elemental.$C$2:.$C$500])-MIN(ROW([Elemental.$C$2:.$C$500]))+1;&quot;&quot;);ROWS([.$A$1:.M35]));6);&quot;&quot;)">
            <text:p/>
          </table:table-cell>
          <table:table-cell table:style-name="ce84" table:number-matrix-columns-spanned="1" table:number-matrix-rows-spanned="1" table:formula="of:=IFERROR(INDEX([Elemental.$C$2:.$H$500]; SMALL(IF(([.N$2]=[Elemental.$C$2:.$C$500]); ROW([Elemental.$C$2:.$C$500])-MIN(ROW([Elemental.$C$2:.$C$500]))+1;&quot;&quot;);ROWS([.$A$1:.N35]));6);&quot;&quot;)">
            <text:p/>
          </table:table-cell>
          <table:table-cell table:style-name="ce92" table:number-matrix-columns-spanned="1" table:number-matrix-rows-spanned="1" table:formula="of:=IFERROR(INDEX([Elemental.$C$2:.$H$500]; SMALL(IF(([.O$2]=[Elemental.$C$2:.$C$500]); ROW([Elemental.$C$2:.$C$500])-MIN(ROW([Elemental.$C$2:.$C$500]))+1;&quot;&quot;);ROWS([.$A$1:.O35]));6);&quot;&quot;)">
            <text:p/>
          </table:table-cell>
          <table:table-cell table:style-name="ce79" table:number-matrix-columns-spanned="1" table:number-matrix-rows-spanned="1" table:formula="of:=IFERROR(INDEX([Nature.$C$2:.$H$500]; SMALL(IF(([.P$2]=[Nature.$C$2:.$C$500]); ROW([Nature.$C$2:.$C$500])-MIN(ROW([Nature.$C$2:.$C$500]))+1;&quot;&quot;);ROWS([.$A$1:.P35]));6);&quot;&quot;)">
            <text:p/>
          </table:table-cell>
          <table:table-cell table:style-name="ce84" table:number-matrix-columns-spanned="1" table:number-matrix-rows-spanned="1" table:formula="of:=IFERROR(INDEX([Nature.$C$2:.$H$500]; SMALL(IF(([.Q$2]=[Nature.$C$2:.$C$500]); ROW([Nature.$C$2:.$C$500])-MIN(ROW([Nature.$C$2:.$C$500]))+1;&quot;&quot;);ROWS([.$A$1:.Q35]));6);&quot;&quot;)">
            <text:p/>
          </table:table-cell>
          <table:table-cell table:style-name="ce84" table:number-matrix-columns-spanned="1" table:number-matrix-rows-spanned="1" table:formula="of:=IFERROR(INDEX([Nature.$C$2:.$H$500]; SMALL(IF(([.R$2]=[Nature.$C$2:.$C$500]); ROW([Nature.$C$2:.$C$500])-MIN(ROW([Nature.$C$2:.$C$500]))+1;&quot;&quot;);ROWS([.$A$1:.R35]));6);&quot;&quot;)">
            <text:p/>
          </table:table-cell>
          <table:table-cell table:style-name="ce92" table:number-matrix-columns-spanned="1" table:number-matrix-rows-spanned="1" table:formula="of:=IFERROR(INDEX([Nature.$C$2:.$H$500]; SMALL(IF(([.S$2]=[Nature.$C$2:.$C$500]); ROW([Nature.$C$2:.$C$500])-MIN(ROW([Nature.$C$2:.$C$500]))+1;&quot;&quot;);ROWS([.$A$1:.S35]));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6]));6);&quot;&quot;)">
            <text:p/>
          </table:table-cell>
          <table:table-cell table:style-name="ce84" table:number-matrix-columns-spanned="1" table:number-matrix-rows-spanned="1" table:formula="of:=IFERROR(INDEX([Arcane.$C$2:.$H$500]; SMALL(IF(([.B$2]=[Arcane.$C$2:.$C$500]); ROW([Arcane.$C$2:.$C$500])-MIN(ROW([Arcane.$C$2:.$C$500]))+1;&quot;&quot;);ROWS([.$A$1:.B36]));6);&quot;&quot;)">
            <text:p/>
          </table:table-cell>
          <table:table-cell table:style-name="ce84" table:number-matrix-columns-spanned="1" table:number-matrix-rows-spanned="1" table:formula="of:=IFERROR(INDEX([Arcane.$C$2:.$H$500]; SMALL(IF(([.C$2]=[Arcane.$C$2:.$C$500]); ROW([Arcane.$C$2:.$C$500])-MIN(ROW([Arcane.$C$2:.$C$500]))+1;&quot;&quot;);ROWS([.$A$1:.C36]));6);&quot;&quot;)">
            <text:p/>
          </table:table-cell>
          <table:table-cell table:style-name="ce92" table:number-matrix-columns-spanned="1" table:number-matrix-rows-spanned="1" table:formula="of:=IFERROR(INDEX([Arcane.$C$2:.$H$500]; SMALL(IF(([.D$2]=[Arcane.$C$2:.$C$500]); ROW([Arcane.$C$2:.$C$500])-MIN(ROW([Arcane.$C$2:.$C$500]))+1;&quot;&quot;);ROWS([.$A$1:.D36]));6);&quot;&quot;)">
            <text:p/>
          </table:table-cell>
          <table:table-cell table:style-name="ce79" table:number-matrix-columns-spanned="1" table:number-matrix-rows-spanned="1" table:formula="of:=IFERROR(INDEX([Divine.$C$2:.$H$500]; SMALL(IF(([.E$2]=[Divine.$C$2:.$C$500]); ROW([Divine.$C$2:.$C$500])-MIN(ROW([Divine.$C$2:.$C$500]))+1;&quot;&quot;);ROWS([.$A$1:.E36]));6);&quot;&quot;)">
            <text:p/>
          </table:table-cell>
          <table:table-cell table:style-name="ce84" table:number-matrix-columns-spanned="1" table:number-matrix-rows-spanned="1" table:formula="of:=IFERROR(INDEX([Divine.$C$2:.$H$500]; SMALL(IF(([.F$2]=[Divine.$C$2:.$C$500]); ROW([Divine.$C$2:.$C$500])-MIN(ROW([Divine.$C$2:.$C$500]))+1;&quot;&quot;);ROWS([.$A$1:.F36]));6);&quot;&quot;)">
            <text:p/>
          </table:table-cell>
          <table:table-cell table:style-name="ce92" table:number-matrix-columns-spanned="1" table:number-matrix-rows-spanned="1" table:formula="of:=IFERROR(INDEX([Divine.$C$2:.$H$500]; SMALL(IF(([.G$2]=[Divine.$C$2:.$C$500]); ROW([Divine.$C$2:.$C$500])-MIN(ROW([Divine.$C$2:.$C$500]))+1;&quot;&quot;);ROWS([.$A$1:.G36]));6);&quot;&quot;)">
            <text:p/>
          </table:table-cell>
          <table:table-cell table:style-name="ce79" table:number-matrix-columns-spanned="1" table:number-matrix-rows-spanned="1" table:formula="of:=IFERROR(INDEX([Elemental.$C$2:.$H$500]; SMALL(IF(([.H$2]=[Elemental.$C$2:.$C$500]); ROW([Elemental.$C$2:.$C$500])-MIN(ROW([Elemental.$C$2:.$C$500]))+1;&quot;&quot;);ROWS([.$A$1:.H36]));6);&quot;&quot;)">
            <text:p/>
          </table:table-cell>
          <table:table-cell table:style-name="ce84" table:number-matrix-columns-spanned="1" table:number-matrix-rows-spanned="1" table:formula="of:=IFERROR(INDEX([Elemental.$C$2:.$H$500]; SMALL(IF(([.I$2]=[Elemental.$C$2:.$C$500]); ROW([Elemental.$C$2:.$C$500])-MIN(ROW([Elemental.$C$2:.$C$500]))+1;&quot;&quot;);ROWS([.$A$1:.I36]));6);&quot;&quot;)">
            <text:p/>
          </table:table-cell>
          <table:table-cell table:style-name="ce84" table:number-matrix-columns-spanned="1" table:number-matrix-rows-spanned="1" table:formula="of:=IFERROR(INDEX([Elemental.$C$2:.$H$500]; SMALL(IF(([.J$2]=[Elemental.$C$2:.$C$500]); ROW([Elemental.$C$2:.$C$500])-MIN(ROW([Elemental.$C$2:.$C$500]))+1;&quot;&quot;);ROWS([.$A$1:.J36]));6);&quot;&quot;)">
            <text:p/>
          </table:table-cell>
          <table:table-cell table:style-name="ce84" table:number-matrix-columns-spanned="1" table:number-matrix-rows-spanned="1" table:formula="of:=IFERROR(INDEX([Elemental.$C$2:.$H$500]; SMALL(IF(([.K$2]=[Elemental.$C$2:.$C$500]); ROW([Elemental.$C$2:.$C$500])-MIN(ROW([Elemental.$C$2:.$C$500]))+1;&quot;&quot;);ROWS([.$A$1:.K36]));6);&quot;&quot;)">
            <text:p/>
          </table:table-cell>
          <table:table-cell table:style-name="ce84" table:number-matrix-columns-spanned="1" table:number-matrix-rows-spanned="1" table:formula="of:=IFERROR(INDEX([Elemental.$C$2:.$H$500]; SMALL(IF(([.L$2]=[Elemental.$C$2:.$C$500]); ROW([Elemental.$C$2:.$C$500])-MIN(ROW([Elemental.$C$2:.$C$500]))+1;&quot;&quot;);ROWS([.$A$1:.L36]));6);&quot;&quot;)">
            <text:p/>
          </table:table-cell>
          <table:table-cell table:style-name="ce84" table:number-matrix-columns-spanned="1" table:number-matrix-rows-spanned="1" table:formula="of:=IFERROR(INDEX([Elemental.$C$2:.$H$500]; SMALL(IF(([.M$2]=[Elemental.$C$2:.$C$500]); ROW([Elemental.$C$2:.$C$500])-MIN(ROW([Elemental.$C$2:.$C$500]))+1;&quot;&quot;);ROWS([.$A$1:.M36]));6);&quot;&quot;)">
            <text:p/>
          </table:table-cell>
          <table:table-cell table:style-name="ce84" table:number-matrix-columns-spanned="1" table:number-matrix-rows-spanned="1" table:formula="of:=IFERROR(INDEX([Elemental.$C$2:.$H$500]; SMALL(IF(([.N$2]=[Elemental.$C$2:.$C$500]); ROW([Elemental.$C$2:.$C$500])-MIN(ROW([Elemental.$C$2:.$C$500]))+1;&quot;&quot;);ROWS([.$A$1:.N36]));6);&quot;&quot;)">
            <text:p/>
          </table:table-cell>
          <table:table-cell table:style-name="ce92" table:number-matrix-columns-spanned="1" table:number-matrix-rows-spanned="1" table:formula="of:=IFERROR(INDEX([Elemental.$C$2:.$H$500]; SMALL(IF(([.O$2]=[Elemental.$C$2:.$C$500]); ROW([Elemental.$C$2:.$C$500])-MIN(ROW([Elemental.$C$2:.$C$500]))+1;&quot;&quot;);ROWS([.$A$1:.O36]));6);&quot;&quot;)">
            <text:p/>
          </table:table-cell>
          <table:table-cell table:style-name="ce79" table:number-matrix-columns-spanned="1" table:number-matrix-rows-spanned="1" table:formula="of:=IFERROR(INDEX([Nature.$C$2:.$H$500]; SMALL(IF(([.P$2]=[Nature.$C$2:.$C$500]); ROW([Nature.$C$2:.$C$500])-MIN(ROW([Nature.$C$2:.$C$500]))+1;&quot;&quot;);ROWS([.$A$1:.P36]));6);&quot;&quot;)">
            <text:p/>
          </table:table-cell>
          <table:table-cell table:style-name="ce84" table:number-matrix-columns-spanned="1" table:number-matrix-rows-spanned="1" table:formula="of:=IFERROR(INDEX([Nature.$C$2:.$H$500]; SMALL(IF(([.Q$2]=[Nature.$C$2:.$C$500]); ROW([Nature.$C$2:.$C$500])-MIN(ROW([Nature.$C$2:.$C$500]))+1;&quot;&quot;);ROWS([.$A$1:.Q36]));6);&quot;&quot;)">
            <text:p/>
          </table:table-cell>
          <table:table-cell table:style-name="ce84" table:number-matrix-columns-spanned="1" table:number-matrix-rows-spanned="1" table:formula="of:=IFERROR(INDEX([Nature.$C$2:.$H$500]; SMALL(IF(([.R$2]=[Nature.$C$2:.$C$500]); ROW([Nature.$C$2:.$C$500])-MIN(ROW([Nature.$C$2:.$C$500]))+1;&quot;&quot;);ROWS([.$A$1:.R36]));6);&quot;&quot;)">
            <text:p/>
          </table:table-cell>
          <table:table-cell table:style-name="ce92" table:number-matrix-columns-spanned="1" table:number-matrix-rows-spanned="1" table:formula="of:=IFERROR(INDEX([Nature.$C$2:.$H$500]; SMALL(IF(([.S$2]=[Nature.$C$2:.$C$500]); ROW([Nature.$C$2:.$C$500])-MIN(ROW([Nature.$C$2:.$C$500]))+1;&quot;&quot;);ROWS([.$A$1:.S36]));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7]));6);&quot;&quot;)">
            <text:p/>
          </table:table-cell>
          <table:table-cell table:style-name="ce84" table:number-matrix-columns-spanned="1" table:number-matrix-rows-spanned="1" table:formula="of:=IFERROR(INDEX([Arcane.$C$2:.$H$500]; SMALL(IF(([.B$2]=[Arcane.$C$2:.$C$500]); ROW([Arcane.$C$2:.$C$500])-MIN(ROW([Arcane.$C$2:.$C$500]))+1;&quot;&quot;);ROWS([.$A$1:.B37]));6);&quot;&quot;)">
            <text:p/>
          </table:table-cell>
          <table:table-cell table:style-name="ce84" table:number-matrix-columns-spanned="1" table:number-matrix-rows-spanned="1" table:formula="of:=IFERROR(INDEX([Arcane.$C$2:.$H$500]; SMALL(IF(([.C$2]=[Arcane.$C$2:.$C$500]); ROW([Arcane.$C$2:.$C$500])-MIN(ROW([Arcane.$C$2:.$C$500]))+1;&quot;&quot;);ROWS([.$A$1:.C37]));6);&quot;&quot;)">
            <text:p/>
          </table:table-cell>
          <table:table-cell table:style-name="ce92" table:number-matrix-columns-spanned="1" table:number-matrix-rows-spanned="1" table:formula="of:=IFERROR(INDEX([Arcane.$C$2:.$H$500]; SMALL(IF(([.D$2]=[Arcane.$C$2:.$C$500]); ROW([Arcane.$C$2:.$C$500])-MIN(ROW([Arcane.$C$2:.$C$500]))+1;&quot;&quot;);ROWS([.$A$1:.D37]));6);&quot;&quot;)">
            <text:p/>
          </table:table-cell>
          <table:table-cell table:style-name="ce79" table:number-matrix-columns-spanned="1" table:number-matrix-rows-spanned="1" table:formula="of:=IFERROR(INDEX([Divine.$C$2:.$H$500]; SMALL(IF(([.E$2]=[Divine.$C$2:.$C$500]); ROW([Divine.$C$2:.$C$500])-MIN(ROW([Divine.$C$2:.$C$500]))+1;&quot;&quot;);ROWS([.$A$1:.E37]));6);&quot;&quot;)">
            <text:p/>
          </table:table-cell>
          <table:table-cell table:style-name="ce84" table:number-matrix-columns-spanned="1" table:number-matrix-rows-spanned="1" table:formula="of:=IFERROR(INDEX([Divine.$C$2:.$H$500]; SMALL(IF(([.F$2]=[Divine.$C$2:.$C$500]); ROW([Divine.$C$2:.$C$500])-MIN(ROW([Divine.$C$2:.$C$500]))+1;&quot;&quot;);ROWS([.$A$1:.F37]));6);&quot;&quot;)">
            <text:p/>
          </table:table-cell>
          <table:table-cell table:style-name="ce92" table:number-matrix-columns-spanned="1" table:number-matrix-rows-spanned="1" table:formula="of:=IFERROR(INDEX([Divine.$C$2:.$H$500]; SMALL(IF(([.G$2]=[Divine.$C$2:.$C$500]); ROW([Divine.$C$2:.$C$500])-MIN(ROW([Divine.$C$2:.$C$500]))+1;&quot;&quot;);ROWS([.$A$1:.G37]));6);&quot;&quot;)">
            <text:p/>
          </table:table-cell>
          <table:table-cell table:style-name="ce79" table:number-matrix-columns-spanned="1" table:number-matrix-rows-spanned="1" table:formula="of:=IFERROR(INDEX([Elemental.$C$2:.$H$500]; SMALL(IF(([.H$2]=[Elemental.$C$2:.$C$500]); ROW([Elemental.$C$2:.$C$500])-MIN(ROW([Elemental.$C$2:.$C$500]))+1;&quot;&quot;);ROWS([.$A$1:.H37]));6);&quot;&quot;)">
            <text:p/>
          </table:table-cell>
          <table:table-cell table:style-name="ce84" table:number-matrix-columns-spanned="1" table:number-matrix-rows-spanned="1" table:formula="of:=IFERROR(INDEX([Elemental.$C$2:.$H$500]; SMALL(IF(([.I$2]=[Elemental.$C$2:.$C$500]); ROW([Elemental.$C$2:.$C$500])-MIN(ROW([Elemental.$C$2:.$C$500]))+1;&quot;&quot;);ROWS([.$A$1:.I37]));6);&quot;&quot;)">
            <text:p/>
          </table:table-cell>
          <table:table-cell table:style-name="ce84" table:number-matrix-columns-spanned="1" table:number-matrix-rows-spanned="1" table:formula="of:=IFERROR(INDEX([Elemental.$C$2:.$H$500]; SMALL(IF(([.J$2]=[Elemental.$C$2:.$C$500]); ROW([Elemental.$C$2:.$C$500])-MIN(ROW([Elemental.$C$2:.$C$500]))+1;&quot;&quot;);ROWS([.$A$1:.J37]));6);&quot;&quot;)">
            <text:p/>
          </table:table-cell>
          <table:table-cell table:style-name="ce84" table:number-matrix-columns-spanned="1" table:number-matrix-rows-spanned="1" table:formula="of:=IFERROR(INDEX([Elemental.$C$2:.$H$500]; SMALL(IF(([.K$2]=[Elemental.$C$2:.$C$500]); ROW([Elemental.$C$2:.$C$500])-MIN(ROW([Elemental.$C$2:.$C$500]))+1;&quot;&quot;);ROWS([.$A$1:.K37]));6);&quot;&quot;)">
            <text:p/>
          </table:table-cell>
          <table:table-cell table:style-name="ce84" table:number-matrix-columns-spanned="1" table:number-matrix-rows-spanned="1" table:formula="of:=IFERROR(INDEX([Elemental.$C$2:.$H$500]; SMALL(IF(([.L$2]=[Elemental.$C$2:.$C$500]); ROW([Elemental.$C$2:.$C$500])-MIN(ROW([Elemental.$C$2:.$C$500]))+1;&quot;&quot;);ROWS([.$A$1:.L37]));6);&quot;&quot;)">
            <text:p/>
          </table:table-cell>
          <table:table-cell table:style-name="ce84" table:number-matrix-columns-spanned="1" table:number-matrix-rows-spanned="1" table:formula="of:=IFERROR(INDEX([Elemental.$C$2:.$H$500]; SMALL(IF(([.M$2]=[Elemental.$C$2:.$C$500]); ROW([Elemental.$C$2:.$C$500])-MIN(ROW([Elemental.$C$2:.$C$500]))+1;&quot;&quot;);ROWS([.$A$1:.M37]));6);&quot;&quot;)">
            <text:p/>
          </table:table-cell>
          <table:table-cell table:style-name="ce84" table:number-matrix-columns-spanned="1" table:number-matrix-rows-spanned="1" table:formula="of:=IFERROR(INDEX([Elemental.$C$2:.$H$500]; SMALL(IF(([.N$2]=[Elemental.$C$2:.$C$500]); ROW([Elemental.$C$2:.$C$500])-MIN(ROW([Elemental.$C$2:.$C$500]))+1;&quot;&quot;);ROWS([.$A$1:.N37]));6);&quot;&quot;)">
            <text:p/>
          </table:table-cell>
          <table:table-cell table:style-name="ce92" table:number-matrix-columns-spanned="1" table:number-matrix-rows-spanned="1" table:formula="of:=IFERROR(INDEX([Elemental.$C$2:.$H$500]; SMALL(IF(([.O$2]=[Elemental.$C$2:.$C$500]); ROW([Elemental.$C$2:.$C$500])-MIN(ROW([Elemental.$C$2:.$C$500]))+1;&quot;&quot;);ROWS([.$A$1:.O37]));6);&quot;&quot;)">
            <text:p/>
          </table:table-cell>
          <table:table-cell table:style-name="ce79" table:number-matrix-columns-spanned="1" table:number-matrix-rows-spanned="1" table:formula="of:=IFERROR(INDEX([Nature.$C$2:.$H$500]; SMALL(IF(([.P$2]=[Nature.$C$2:.$C$500]); ROW([Nature.$C$2:.$C$500])-MIN(ROW([Nature.$C$2:.$C$500]))+1;&quot;&quot;);ROWS([.$A$1:.P37]));6);&quot;&quot;)">
            <text:p/>
          </table:table-cell>
          <table:table-cell table:style-name="ce84" table:number-matrix-columns-spanned="1" table:number-matrix-rows-spanned="1" table:formula="of:=IFERROR(INDEX([Nature.$C$2:.$H$500]; SMALL(IF(([.Q$2]=[Nature.$C$2:.$C$500]); ROW([Nature.$C$2:.$C$500])-MIN(ROW([Nature.$C$2:.$C$500]))+1;&quot;&quot;);ROWS([.$A$1:.Q37]));6);&quot;&quot;)">
            <text:p/>
          </table:table-cell>
          <table:table-cell table:style-name="ce84" table:number-matrix-columns-spanned="1" table:number-matrix-rows-spanned="1" table:formula="of:=IFERROR(INDEX([Nature.$C$2:.$H$500]; SMALL(IF(([.R$2]=[Nature.$C$2:.$C$500]); ROW([Nature.$C$2:.$C$500])-MIN(ROW([Nature.$C$2:.$C$500]))+1;&quot;&quot;);ROWS([.$A$1:.R37]));6);&quot;&quot;)">
            <text:p/>
          </table:table-cell>
          <table:table-cell table:style-name="ce92" table:number-matrix-columns-spanned="1" table:number-matrix-rows-spanned="1" table:formula="of:=IFERROR(INDEX([Nature.$C$2:.$H$500]; SMALL(IF(([.S$2]=[Nature.$C$2:.$C$500]); ROW([Nature.$C$2:.$C$500])-MIN(ROW([Nature.$C$2:.$C$500]))+1;&quot;&quot;);ROWS([.$A$1:.S37]));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8]));6);&quot;&quot;)">
            <text:p/>
          </table:table-cell>
          <table:table-cell table:style-name="ce84" table:number-matrix-columns-spanned="1" table:number-matrix-rows-spanned="1" table:formula="of:=IFERROR(INDEX([Arcane.$C$2:.$H$500]; SMALL(IF(([.B$2]=[Arcane.$C$2:.$C$500]); ROW([Arcane.$C$2:.$C$500])-MIN(ROW([Arcane.$C$2:.$C$500]))+1;&quot;&quot;);ROWS([.$A$1:.B38]));6);&quot;&quot;)">
            <text:p/>
          </table:table-cell>
          <table:table-cell table:style-name="ce84" table:number-matrix-columns-spanned="1" table:number-matrix-rows-spanned="1" table:formula="of:=IFERROR(INDEX([Arcane.$C$2:.$H$500]; SMALL(IF(([.C$2]=[Arcane.$C$2:.$C$500]); ROW([Arcane.$C$2:.$C$500])-MIN(ROW([Arcane.$C$2:.$C$500]))+1;&quot;&quot;);ROWS([.$A$1:.C38]));6);&quot;&quot;)">
            <text:p/>
          </table:table-cell>
          <table:table-cell table:style-name="ce92" table:number-matrix-columns-spanned="1" table:number-matrix-rows-spanned="1" table:formula="of:=IFERROR(INDEX([Arcane.$C$2:.$H$500]; SMALL(IF(([.D$2]=[Arcane.$C$2:.$C$500]); ROW([Arcane.$C$2:.$C$500])-MIN(ROW([Arcane.$C$2:.$C$500]))+1;&quot;&quot;);ROWS([.$A$1:.D38]));6);&quot;&quot;)">
            <text:p/>
          </table:table-cell>
          <table:table-cell table:style-name="ce79" table:number-matrix-columns-spanned="1" table:number-matrix-rows-spanned="1" table:formula="of:=IFERROR(INDEX([Divine.$C$2:.$H$500]; SMALL(IF(([.E$2]=[Divine.$C$2:.$C$500]); ROW([Divine.$C$2:.$C$500])-MIN(ROW([Divine.$C$2:.$C$500]))+1;&quot;&quot;);ROWS([.$A$1:.E38]));6);&quot;&quot;)">
            <text:p/>
          </table:table-cell>
          <table:table-cell table:style-name="ce84" table:number-matrix-columns-spanned="1" table:number-matrix-rows-spanned="1" table:formula="of:=IFERROR(INDEX([Divine.$C$2:.$H$500]; SMALL(IF(([.F$2]=[Divine.$C$2:.$C$500]); ROW([Divine.$C$2:.$C$500])-MIN(ROW([Divine.$C$2:.$C$500]))+1;&quot;&quot;);ROWS([.$A$1:.F38]));6);&quot;&quot;)">
            <text:p/>
          </table:table-cell>
          <table:table-cell table:style-name="ce92" table:number-matrix-columns-spanned="1" table:number-matrix-rows-spanned="1" table:formula="of:=IFERROR(INDEX([Divine.$C$2:.$H$500]; SMALL(IF(([.G$2]=[Divine.$C$2:.$C$500]); ROW([Divine.$C$2:.$C$500])-MIN(ROW([Divine.$C$2:.$C$500]))+1;&quot;&quot;);ROWS([.$A$1:.G38]));6);&quot;&quot;)">
            <text:p/>
          </table:table-cell>
          <table:table-cell table:style-name="ce79" table:number-matrix-columns-spanned="1" table:number-matrix-rows-spanned="1" table:formula="of:=IFERROR(INDEX([Elemental.$C$2:.$H$500]; SMALL(IF(([.H$2]=[Elemental.$C$2:.$C$500]); ROW([Elemental.$C$2:.$C$500])-MIN(ROW([Elemental.$C$2:.$C$500]))+1;&quot;&quot;);ROWS([.$A$1:.H38]));6);&quot;&quot;)">
            <text:p/>
          </table:table-cell>
          <table:table-cell table:style-name="ce84" table:number-matrix-columns-spanned="1" table:number-matrix-rows-spanned="1" table:formula="of:=IFERROR(INDEX([Elemental.$C$2:.$H$500]; SMALL(IF(([.I$2]=[Elemental.$C$2:.$C$500]); ROW([Elemental.$C$2:.$C$500])-MIN(ROW([Elemental.$C$2:.$C$500]))+1;&quot;&quot;);ROWS([.$A$1:.I38]));6);&quot;&quot;)">
            <text:p/>
          </table:table-cell>
          <table:table-cell table:style-name="ce84" table:number-matrix-columns-spanned="1" table:number-matrix-rows-spanned="1" table:formula="of:=IFERROR(INDEX([Elemental.$C$2:.$H$500]; SMALL(IF(([.J$2]=[Elemental.$C$2:.$C$500]); ROW([Elemental.$C$2:.$C$500])-MIN(ROW([Elemental.$C$2:.$C$500]))+1;&quot;&quot;);ROWS([.$A$1:.J38]));6);&quot;&quot;)">
            <text:p/>
          </table:table-cell>
          <table:table-cell table:style-name="ce84" table:number-matrix-columns-spanned="1" table:number-matrix-rows-spanned="1" table:formula="of:=IFERROR(INDEX([Elemental.$C$2:.$H$500]; SMALL(IF(([.K$2]=[Elemental.$C$2:.$C$500]); ROW([Elemental.$C$2:.$C$500])-MIN(ROW([Elemental.$C$2:.$C$500]))+1;&quot;&quot;);ROWS([.$A$1:.K38]));6);&quot;&quot;)">
            <text:p/>
          </table:table-cell>
          <table:table-cell table:style-name="ce84" table:number-matrix-columns-spanned="1" table:number-matrix-rows-spanned="1" table:formula="of:=IFERROR(INDEX([Elemental.$C$2:.$H$500]; SMALL(IF(([.L$2]=[Elemental.$C$2:.$C$500]); ROW([Elemental.$C$2:.$C$500])-MIN(ROW([Elemental.$C$2:.$C$500]))+1;&quot;&quot;);ROWS([.$A$1:.L38]));6);&quot;&quot;)">
            <text:p/>
          </table:table-cell>
          <table:table-cell table:style-name="ce84" table:number-matrix-columns-spanned="1" table:number-matrix-rows-spanned="1" table:formula="of:=IFERROR(INDEX([Elemental.$C$2:.$H$500]; SMALL(IF(([.M$2]=[Elemental.$C$2:.$C$500]); ROW([Elemental.$C$2:.$C$500])-MIN(ROW([Elemental.$C$2:.$C$500]))+1;&quot;&quot;);ROWS([.$A$1:.M38]));6);&quot;&quot;)">
            <text:p/>
          </table:table-cell>
          <table:table-cell table:style-name="ce84" table:number-matrix-columns-spanned="1" table:number-matrix-rows-spanned="1" table:formula="of:=IFERROR(INDEX([Elemental.$C$2:.$H$500]; SMALL(IF(([.N$2]=[Elemental.$C$2:.$C$500]); ROW([Elemental.$C$2:.$C$500])-MIN(ROW([Elemental.$C$2:.$C$500]))+1;&quot;&quot;);ROWS([.$A$1:.N38]));6);&quot;&quot;)">
            <text:p/>
          </table:table-cell>
          <table:table-cell table:style-name="ce92" table:number-matrix-columns-spanned="1" table:number-matrix-rows-spanned="1" table:formula="of:=IFERROR(INDEX([Elemental.$C$2:.$H$500]; SMALL(IF(([.O$2]=[Elemental.$C$2:.$C$500]); ROW([Elemental.$C$2:.$C$500])-MIN(ROW([Elemental.$C$2:.$C$500]))+1;&quot;&quot;);ROWS([.$A$1:.O38]));6);&quot;&quot;)">
            <text:p/>
          </table:table-cell>
          <table:table-cell table:style-name="ce79" table:number-matrix-columns-spanned="1" table:number-matrix-rows-spanned="1" table:formula="of:=IFERROR(INDEX([Nature.$C$2:.$H$500]; SMALL(IF(([.P$2]=[Nature.$C$2:.$C$500]); ROW([Nature.$C$2:.$C$500])-MIN(ROW([Nature.$C$2:.$C$500]))+1;&quot;&quot;);ROWS([.$A$1:.P38]));6);&quot;&quot;)">
            <text:p/>
          </table:table-cell>
          <table:table-cell table:style-name="ce84" table:number-matrix-columns-spanned="1" table:number-matrix-rows-spanned="1" table:formula="of:=IFERROR(INDEX([Nature.$C$2:.$H$500]; SMALL(IF(([.Q$2]=[Nature.$C$2:.$C$500]); ROW([Nature.$C$2:.$C$500])-MIN(ROW([Nature.$C$2:.$C$500]))+1;&quot;&quot;);ROWS([.$A$1:.Q38]));6);&quot;&quot;)">
            <text:p/>
          </table:table-cell>
          <table:table-cell table:style-name="ce84" table:number-matrix-columns-spanned="1" table:number-matrix-rows-spanned="1" table:formula="of:=IFERROR(INDEX([Nature.$C$2:.$H$500]; SMALL(IF(([.R$2]=[Nature.$C$2:.$C$500]); ROW([Nature.$C$2:.$C$500])-MIN(ROW([Nature.$C$2:.$C$500]))+1;&quot;&quot;);ROWS([.$A$1:.R38]));6);&quot;&quot;)">
            <text:p/>
          </table:table-cell>
          <table:table-cell table:style-name="ce92" table:number-matrix-columns-spanned="1" table:number-matrix-rows-spanned="1" table:formula="of:=IFERROR(INDEX([Nature.$C$2:.$H$500]; SMALL(IF(([.S$2]=[Nature.$C$2:.$C$500]); ROW([Nature.$C$2:.$C$500])-MIN(ROW([Nature.$C$2:.$C$500]))+1;&quot;&quot;);ROWS([.$A$1:.S38]));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39]));6);&quot;&quot;)">
            <text:p/>
          </table:table-cell>
          <table:table-cell table:style-name="ce84" table:number-matrix-columns-spanned="1" table:number-matrix-rows-spanned="1" table:formula="of:=IFERROR(INDEX([Arcane.$C$2:.$H$500]; SMALL(IF(([.B$2]=[Arcane.$C$2:.$C$500]); ROW([Arcane.$C$2:.$C$500])-MIN(ROW([Arcane.$C$2:.$C$500]))+1;&quot;&quot;);ROWS([.$A$1:.B39]));6);&quot;&quot;)">
            <text:p/>
          </table:table-cell>
          <table:table-cell table:style-name="ce84" table:number-matrix-columns-spanned="1" table:number-matrix-rows-spanned="1" table:formula="of:=IFERROR(INDEX([Arcane.$C$2:.$H$500]; SMALL(IF(([.C$2]=[Arcane.$C$2:.$C$500]); ROW([Arcane.$C$2:.$C$500])-MIN(ROW([Arcane.$C$2:.$C$500]))+1;&quot;&quot;);ROWS([.$A$1:.C39]));6);&quot;&quot;)">
            <text:p/>
          </table:table-cell>
          <table:table-cell table:style-name="ce92" table:number-matrix-columns-spanned="1" table:number-matrix-rows-spanned="1" table:formula="of:=IFERROR(INDEX([Arcane.$C$2:.$H$500]; SMALL(IF(([.D$2]=[Arcane.$C$2:.$C$500]); ROW([Arcane.$C$2:.$C$500])-MIN(ROW([Arcane.$C$2:.$C$500]))+1;&quot;&quot;);ROWS([.$A$1:.D39]));6);&quot;&quot;)">
            <text:p/>
          </table:table-cell>
          <table:table-cell table:style-name="ce79" table:number-matrix-columns-spanned="1" table:number-matrix-rows-spanned="1" table:formula="of:=IFERROR(INDEX([Divine.$C$2:.$H$500]; SMALL(IF(([.E$2]=[Divine.$C$2:.$C$500]); ROW([Divine.$C$2:.$C$500])-MIN(ROW([Divine.$C$2:.$C$500]))+1;&quot;&quot;);ROWS([.$A$1:.E39]));6);&quot;&quot;)">
            <text:p/>
          </table:table-cell>
          <table:table-cell table:style-name="ce84" table:number-matrix-columns-spanned="1" table:number-matrix-rows-spanned="1" table:formula="of:=IFERROR(INDEX([Divine.$C$2:.$H$500]; SMALL(IF(([.F$2]=[Divine.$C$2:.$C$500]); ROW([Divine.$C$2:.$C$500])-MIN(ROW([Divine.$C$2:.$C$500]))+1;&quot;&quot;);ROWS([.$A$1:.F39]));6);&quot;&quot;)">
            <text:p/>
          </table:table-cell>
          <table:table-cell table:style-name="ce92" table:number-matrix-columns-spanned="1" table:number-matrix-rows-spanned="1" table:formula="of:=IFERROR(INDEX([Divine.$C$2:.$H$500]; SMALL(IF(([.G$2]=[Divine.$C$2:.$C$500]); ROW([Divine.$C$2:.$C$500])-MIN(ROW([Divine.$C$2:.$C$500]))+1;&quot;&quot;);ROWS([.$A$1:.G39]));6);&quot;&quot;)">
            <text:p/>
          </table:table-cell>
          <table:table-cell table:style-name="ce79" table:number-matrix-columns-spanned="1" table:number-matrix-rows-spanned="1" table:formula="of:=IFERROR(INDEX([Elemental.$C$2:.$H$500]; SMALL(IF(([.H$2]=[Elemental.$C$2:.$C$500]); ROW([Elemental.$C$2:.$C$500])-MIN(ROW([Elemental.$C$2:.$C$500]))+1;&quot;&quot;);ROWS([.$A$1:.H39]));6);&quot;&quot;)">
            <text:p/>
          </table:table-cell>
          <table:table-cell table:style-name="ce84" table:number-matrix-columns-spanned="1" table:number-matrix-rows-spanned="1" table:formula="of:=IFERROR(INDEX([Elemental.$C$2:.$H$500]; SMALL(IF(([.I$2]=[Elemental.$C$2:.$C$500]); ROW([Elemental.$C$2:.$C$500])-MIN(ROW([Elemental.$C$2:.$C$500]))+1;&quot;&quot;);ROWS([.$A$1:.I39]));6);&quot;&quot;)">
            <text:p/>
          </table:table-cell>
          <table:table-cell table:style-name="ce84" table:number-matrix-columns-spanned="1" table:number-matrix-rows-spanned="1" table:formula="of:=IFERROR(INDEX([Elemental.$C$2:.$H$500]; SMALL(IF(([.J$2]=[Elemental.$C$2:.$C$500]); ROW([Elemental.$C$2:.$C$500])-MIN(ROW([Elemental.$C$2:.$C$500]))+1;&quot;&quot;);ROWS([.$A$1:.J39]));6);&quot;&quot;)">
            <text:p/>
          </table:table-cell>
          <table:table-cell table:style-name="ce84" table:number-matrix-columns-spanned="1" table:number-matrix-rows-spanned="1" table:formula="of:=IFERROR(INDEX([Elemental.$C$2:.$H$500]; SMALL(IF(([.K$2]=[Elemental.$C$2:.$C$500]); ROW([Elemental.$C$2:.$C$500])-MIN(ROW([Elemental.$C$2:.$C$500]))+1;&quot;&quot;);ROWS([.$A$1:.K39]));6);&quot;&quot;)">
            <text:p/>
          </table:table-cell>
          <table:table-cell table:style-name="ce84" table:number-matrix-columns-spanned="1" table:number-matrix-rows-spanned="1" table:formula="of:=IFERROR(INDEX([Elemental.$C$2:.$H$500]; SMALL(IF(([.L$2]=[Elemental.$C$2:.$C$500]); ROW([Elemental.$C$2:.$C$500])-MIN(ROW([Elemental.$C$2:.$C$500]))+1;&quot;&quot;);ROWS([.$A$1:.L39]));6);&quot;&quot;)">
            <text:p/>
          </table:table-cell>
          <table:table-cell table:style-name="ce84" table:number-matrix-columns-spanned="1" table:number-matrix-rows-spanned="1" table:formula="of:=IFERROR(INDEX([Elemental.$C$2:.$H$500]; SMALL(IF(([.M$2]=[Elemental.$C$2:.$C$500]); ROW([Elemental.$C$2:.$C$500])-MIN(ROW([Elemental.$C$2:.$C$500]))+1;&quot;&quot;);ROWS([.$A$1:.M39]));6);&quot;&quot;)">
            <text:p/>
          </table:table-cell>
          <table:table-cell table:style-name="ce84" table:number-matrix-columns-spanned="1" table:number-matrix-rows-spanned="1" table:formula="of:=IFERROR(INDEX([Elemental.$C$2:.$H$500]; SMALL(IF(([.N$2]=[Elemental.$C$2:.$C$500]); ROW([Elemental.$C$2:.$C$500])-MIN(ROW([Elemental.$C$2:.$C$500]))+1;&quot;&quot;);ROWS([.$A$1:.N39]));6);&quot;&quot;)">
            <text:p/>
          </table:table-cell>
          <table:table-cell table:style-name="ce92" table:number-matrix-columns-spanned="1" table:number-matrix-rows-spanned="1" table:formula="of:=IFERROR(INDEX([Elemental.$C$2:.$H$500]; SMALL(IF(([.O$2]=[Elemental.$C$2:.$C$500]); ROW([Elemental.$C$2:.$C$500])-MIN(ROW([Elemental.$C$2:.$C$500]))+1;&quot;&quot;);ROWS([.$A$1:.O39]));6);&quot;&quot;)">
            <text:p/>
          </table:table-cell>
          <table:table-cell table:style-name="ce79" table:number-matrix-columns-spanned="1" table:number-matrix-rows-spanned="1" table:formula="of:=IFERROR(INDEX([Nature.$C$2:.$H$500]; SMALL(IF(([.P$2]=[Nature.$C$2:.$C$500]); ROW([Nature.$C$2:.$C$500])-MIN(ROW([Nature.$C$2:.$C$500]))+1;&quot;&quot;);ROWS([.$A$1:.P39]));6);&quot;&quot;)">
            <text:p/>
          </table:table-cell>
          <table:table-cell table:style-name="ce84" table:number-matrix-columns-spanned="1" table:number-matrix-rows-spanned="1" table:formula="of:=IFERROR(INDEX([Nature.$C$2:.$H$500]; SMALL(IF(([.Q$2]=[Nature.$C$2:.$C$500]); ROW([Nature.$C$2:.$C$500])-MIN(ROW([Nature.$C$2:.$C$500]))+1;&quot;&quot;);ROWS([.$A$1:.Q39]));6);&quot;&quot;)">
            <text:p/>
          </table:table-cell>
          <table:table-cell table:style-name="ce84" table:number-matrix-columns-spanned="1" table:number-matrix-rows-spanned="1" table:formula="of:=IFERROR(INDEX([Nature.$C$2:.$H$500]; SMALL(IF(([.R$2]=[Nature.$C$2:.$C$500]); ROW([Nature.$C$2:.$C$500])-MIN(ROW([Nature.$C$2:.$C$500]))+1;&quot;&quot;);ROWS([.$A$1:.R39]));6);&quot;&quot;)">
            <text:p/>
          </table:table-cell>
          <table:table-cell table:style-name="ce92" table:number-matrix-columns-spanned="1" table:number-matrix-rows-spanned="1" table:formula="of:=IFERROR(INDEX([Nature.$C$2:.$H$500]; SMALL(IF(([.S$2]=[Nature.$C$2:.$C$500]); ROW([Nature.$C$2:.$C$500])-MIN(ROW([Nature.$C$2:.$C$500]))+1;&quot;&quot;);ROWS([.$A$1:.S39]));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40]));6);&quot;&quot;)">
            <text:p/>
          </table:table-cell>
          <table:table-cell table:style-name="ce84" table:number-matrix-columns-spanned="1" table:number-matrix-rows-spanned="1" table:formula="of:=IFERROR(INDEX([Arcane.$C$2:.$H$500]; SMALL(IF(([.B$2]=[Arcane.$C$2:.$C$500]); ROW([Arcane.$C$2:.$C$500])-MIN(ROW([Arcane.$C$2:.$C$500]))+1;&quot;&quot;);ROWS([.$A$1:.B40]));6);&quot;&quot;)">
            <text:p/>
          </table:table-cell>
          <table:table-cell table:style-name="ce84" table:number-matrix-columns-spanned="1" table:number-matrix-rows-spanned="1" table:formula="of:=IFERROR(INDEX([Arcane.$C$2:.$H$500]; SMALL(IF(([.C$2]=[Arcane.$C$2:.$C$500]); ROW([Arcane.$C$2:.$C$500])-MIN(ROW([Arcane.$C$2:.$C$500]))+1;&quot;&quot;);ROWS([.$A$1:.C40]));6);&quot;&quot;)">
            <text:p/>
          </table:table-cell>
          <table:table-cell table:style-name="ce92" table:number-matrix-columns-spanned="1" table:number-matrix-rows-spanned="1" table:formula="of:=IFERROR(INDEX([Arcane.$C$2:.$H$500]; SMALL(IF(([.D$2]=[Arcane.$C$2:.$C$500]); ROW([Arcane.$C$2:.$C$500])-MIN(ROW([Arcane.$C$2:.$C$500]))+1;&quot;&quot;);ROWS([.$A$1:.D40]));6);&quot;&quot;)">
            <text:p/>
          </table:table-cell>
          <table:table-cell table:style-name="ce79" table:number-matrix-columns-spanned="1" table:number-matrix-rows-spanned="1" table:formula="of:=IFERROR(INDEX([Divine.$C$2:.$H$500]; SMALL(IF(([.E$2]=[Divine.$C$2:.$C$500]); ROW([Divine.$C$2:.$C$500])-MIN(ROW([Divine.$C$2:.$C$500]))+1;&quot;&quot;);ROWS([.$A$1:.E40]));6);&quot;&quot;)">
            <text:p/>
          </table:table-cell>
          <table:table-cell table:style-name="ce84" table:number-matrix-columns-spanned="1" table:number-matrix-rows-spanned="1" table:formula="of:=IFERROR(INDEX([Divine.$C$2:.$H$500]; SMALL(IF(([.F$2]=[Divine.$C$2:.$C$500]); ROW([Divine.$C$2:.$C$500])-MIN(ROW([Divine.$C$2:.$C$500]))+1;&quot;&quot;);ROWS([.$A$1:.F40]));6);&quot;&quot;)">
            <text:p/>
          </table:table-cell>
          <table:table-cell table:style-name="ce92" table:number-matrix-columns-spanned="1" table:number-matrix-rows-spanned="1" table:formula="of:=IFERROR(INDEX([Divine.$C$2:.$H$500]; SMALL(IF(([.G$2]=[Divine.$C$2:.$C$500]); ROW([Divine.$C$2:.$C$500])-MIN(ROW([Divine.$C$2:.$C$500]))+1;&quot;&quot;);ROWS([.$A$1:.G40]));6);&quot;&quot;)">
            <text:p/>
          </table:table-cell>
          <table:table-cell table:style-name="ce79" table:number-matrix-columns-spanned="1" table:number-matrix-rows-spanned="1" table:formula="of:=IFERROR(INDEX([Elemental.$C$2:.$H$500]; SMALL(IF(([.H$2]=[Elemental.$C$2:.$C$500]); ROW([Elemental.$C$2:.$C$500])-MIN(ROW([Elemental.$C$2:.$C$500]))+1;&quot;&quot;);ROWS([.$A$1:.H40]));6);&quot;&quot;)">
            <text:p/>
          </table:table-cell>
          <table:table-cell table:style-name="ce84" table:number-matrix-columns-spanned="1" table:number-matrix-rows-spanned="1" table:formula="of:=IFERROR(INDEX([Elemental.$C$2:.$H$500]; SMALL(IF(([.I$2]=[Elemental.$C$2:.$C$500]); ROW([Elemental.$C$2:.$C$500])-MIN(ROW([Elemental.$C$2:.$C$500]))+1;&quot;&quot;);ROWS([.$A$1:.I40]));6);&quot;&quot;)">
            <text:p/>
          </table:table-cell>
          <table:table-cell table:style-name="ce84" table:number-matrix-columns-spanned="1" table:number-matrix-rows-spanned="1" table:formula="of:=IFERROR(INDEX([Elemental.$C$2:.$H$500]; SMALL(IF(([.J$2]=[Elemental.$C$2:.$C$500]); ROW([Elemental.$C$2:.$C$500])-MIN(ROW([Elemental.$C$2:.$C$500]))+1;&quot;&quot;);ROWS([.$A$1:.J40]));6);&quot;&quot;)">
            <text:p/>
          </table:table-cell>
          <table:table-cell table:style-name="ce84" table:number-matrix-columns-spanned="1" table:number-matrix-rows-spanned="1" table:formula="of:=IFERROR(INDEX([Elemental.$C$2:.$H$500]; SMALL(IF(([.K$2]=[Elemental.$C$2:.$C$500]); ROW([Elemental.$C$2:.$C$500])-MIN(ROW([Elemental.$C$2:.$C$500]))+1;&quot;&quot;);ROWS([.$A$1:.K40]));6);&quot;&quot;)">
            <text:p/>
          </table:table-cell>
          <table:table-cell table:style-name="ce84" table:number-matrix-columns-spanned="1" table:number-matrix-rows-spanned="1" table:formula="of:=IFERROR(INDEX([Elemental.$C$2:.$H$500]; SMALL(IF(([.L$2]=[Elemental.$C$2:.$C$500]); ROW([Elemental.$C$2:.$C$500])-MIN(ROW([Elemental.$C$2:.$C$500]))+1;&quot;&quot;);ROWS([.$A$1:.L40]));6);&quot;&quot;)">
            <text:p/>
          </table:table-cell>
          <table:table-cell table:style-name="ce84" table:number-matrix-columns-spanned="1" table:number-matrix-rows-spanned="1" table:formula="of:=IFERROR(INDEX([Elemental.$C$2:.$H$500]; SMALL(IF(([.M$2]=[Elemental.$C$2:.$C$500]); ROW([Elemental.$C$2:.$C$500])-MIN(ROW([Elemental.$C$2:.$C$500]))+1;&quot;&quot;);ROWS([.$A$1:.M40]));6);&quot;&quot;)">
            <text:p/>
          </table:table-cell>
          <table:table-cell table:style-name="ce84" table:number-matrix-columns-spanned="1" table:number-matrix-rows-spanned="1" table:formula="of:=IFERROR(INDEX([Elemental.$C$2:.$H$500]; SMALL(IF(([.N$2]=[Elemental.$C$2:.$C$500]); ROW([Elemental.$C$2:.$C$500])-MIN(ROW([Elemental.$C$2:.$C$500]))+1;&quot;&quot;);ROWS([.$A$1:.N40]));6);&quot;&quot;)">
            <text:p/>
          </table:table-cell>
          <table:table-cell table:style-name="ce92" table:number-matrix-columns-spanned="1" table:number-matrix-rows-spanned="1" table:formula="of:=IFERROR(INDEX([Elemental.$C$2:.$H$500]; SMALL(IF(([.O$2]=[Elemental.$C$2:.$C$500]); ROW([Elemental.$C$2:.$C$500])-MIN(ROW([Elemental.$C$2:.$C$500]))+1;&quot;&quot;);ROWS([.$A$1:.O40]));6);&quot;&quot;)">
            <text:p/>
          </table:table-cell>
          <table:table-cell table:style-name="ce79" table:number-matrix-columns-spanned="1" table:number-matrix-rows-spanned="1" table:formula="of:=IFERROR(INDEX([Nature.$C$2:.$H$500]; SMALL(IF(([.P$2]=[Nature.$C$2:.$C$500]); ROW([Nature.$C$2:.$C$500])-MIN(ROW([Nature.$C$2:.$C$500]))+1;&quot;&quot;);ROWS([.$A$1:.P40]));6);&quot;&quot;)">
            <text:p/>
          </table:table-cell>
          <table:table-cell table:style-name="ce84" table:number-matrix-columns-spanned="1" table:number-matrix-rows-spanned="1" table:formula="of:=IFERROR(INDEX([Nature.$C$2:.$H$500]; SMALL(IF(([.Q$2]=[Nature.$C$2:.$C$500]); ROW([Nature.$C$2:.$C$500])-MIN(ROW([Nature.$C$2:.$C$500]))+1;&quot;&quot;);ROWS([.$A$1:.Q40]));6);&quot;&quot;)">
            <text:p/>
          </table:table-cell>
          <table:table-cell table:style-name="ce84" table:number-matrix-columns-spanned="1" table:number-matrix-rows-spanned="1" table:formula="of:=IFERROR(INDEX([Nature.$C$2:.$H$500]; SMALL(IF(([.R$2]=[Nature.$C$2:.$C$500]); ROW([Nature.$C$2:.$C$500])-MIN(ROW([Nature.$C$2:.$C$500]))+1;&quot;&quot;);ROWS([.$A$1:.R40]));6);&quot;&quot;)">
            <text:p/>
          </table:table-cell>
          <table:table-cell table:style-name="ce92" table:number-matrix-columns-spanned="1" table:number-matrix-rows-spanned="1" table:formula="of:=IFERROR(INDEX([Nature.$C$2:.$H$500]; SMALL(IF(([.S$2]=[Nature.$C$2:.$C$500]); ROW([Nature.$C$2:.$C$500])-MIN(ROW([Nature.$C$2:.$C$500]))+1;&quot;&quot;);ROWS([.$A$1:.S40]));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41]));6);&quot;&quot;)">
            <text:p/>
          </table:table-cell>
          <table:table-cell table:style-name="ce84" table:number-matrix-columns-spanned="1" table:number-matrix-rows-spanned="1" table:formula="of:=IFERROR(INDEX([Arcane.$C$2:.$H$500]; SMALL(IF(([.B$2]=[Arcane.$C$2:.$C$500]); ROW([Arcane.$C$2:.$C$500])-MIN(ROW([Arcane.$C$2:.$C$500]))+1;&quot;&quot;);ROWS([.$A$1:.B41]));6);&quot;&quot;)">
            <text:p/>
          </table:table-cell>
          <table:table-cell table:style-name="ce84" table:number-matrix-columns-spanned="1" table:number-matrix-rows-spanned="1" table:formula="of:=IFERROR(INDEX([Arcane.$C$2:.$H$500]; SMALL(IF(([.C$2]=[Arcane.$C$2:.$C$500]); ROW([Arcane.$C$2:.$C$500])-MIN(ROW([Arcane.$C$2:.$C$500]))+1;&quot;&quot;);ROWS([.$A$1:.C41]));6);&quot;&quot;)">
            <text:p/>
          </table:table-cell>
          <table:table-cell table:style-name="ce92" table:number-matrix-columns-spanned="1" table:number-matrix-rows-spanned="1" table:formula="of:=IFERROR(INDEX([Arcane.$C$2:.$H$500]; SMALL(IF(([.D$2]=[Arcane.$C$2:.$C$500]); ROW([Arcane.$C$2:.$C$500])-MIN(ROW([Arcane.$C$2:.$C$500]))+1;&quot;&quot;);ROWS([.$A$1:.D41]));6);&quot;&quot;)">
            <text:p/>
          </table:table-cell>
          <table:table-cell table:style-name="ce79" table:number-matrix-columns-spanned="1" table:number-matrix-rows-spanned="1" table:formula="of:=IFERROR(INDEX([Divine.$C$2:.$H$500]; SMALL(IF(([.E$2]=[Divine.$C$2:.$C$500]); ROW([Divine.$C$2:.$C$500])-MIN(ROW([Divine.$C$2:.$C$500]))+1;&quot;&quot;);ROWS([.$A$1:.E41]));6);&quot;&quot;)">
            <text:p/>
          </table:table-cell>
          <table:table-cell table:style-name="ce84" table:number-matrix-columns-spanned="1" table:number-matrix-rows-spanned="1" table:formula="of:=IFERROR(INDEX([Divine.$C$2:.$H$500]; SMALL(IF(([.F$2]=[Divine.$C$2:.$C$500]); ROW([Divine.$C$2:.$C$500])-MIN(ROW([Divine.$C$2:.$C$500]))+1;&quot;&quot;);ROWS([.$A$1:.F41]));6);&quot;&quot;)">
            <text:p/>
          </table:table-cell>
          <table:table-cell table:style-name="ce92" table:number-matrix-columns-spanned="1" table:number-matrix-rows-spanned="1" table:formula="of:=IFERROR(INDEX([Divine.$C$2:.$H$500]; SMALL(IF(([.G$2]=[Divine.$C$2:.$C$500]); ROW([Divine.$C$2:.$C$500])-MIN(ROW([Divine.$C$2:.$C$500]))+1;&quot;&quot;);ROWS([.$A$1:.G41]));6);&quot;&quot;)">
            <text:p/>
          </table:table-cell>
          <table:table-cell table:style-name="ce79" table:number-matrix-columns-spanned="1" table:number-matrix-rows-spanned="1" table:formula="of:=IFERROR(INDEX([Elemental.$C$2:.$H$500]; SMALL(IF(([.H$2]=[Elemental.$C$2:.$C$500]); ROW([Elemental.$C$2:.$C$500])-MIN(ROW([Elemental.$C$2:.$C$500]))+1;&quot;&quot;);ROWS([.$A$1:.H41]));6);&quot;&quot;)">
            <text:p/>
          </table:table-cell>
          <table:table-cell table:style-name="ce84" table:number-matrix-columns-spanned="1" table:number-matrix-rows-spanned="1" table:formula="of:=IFERROR(INDEX([Elemental.$C$2:.$H$500]; SMALL(IF(([.I$2]=[Elemental.$C$2:.$C$500]); ROW([Elemental.$C$2:.$C$500])-MIN(ROW([Elemental.$C$2:.$C$500]))+1;&quot;&quot;);ROWS([.$A$1:.I41]));6);&quot;&quot;)">
            <text:p/>
          </table:table-cell>
          <table:table-cell table:style-name="ce84" table:number-matrix-columns-spanned="1" table:number-matrix-rows-spanned="1" table:formula="of:=IFERROR(INDEX([Elemental.$C$2:.$H$500]; SMALL(IF(([.J$2]=[Elemental.$C$2:.$C$500]); ROW([Elemental.$C$2:.$C$500])-MIN(ROW([Elemental.$C$2:.$C$500]))+1;&quot;&quot;);ROWS([.$A$1:.J41]));6);&quot;&quot;)">
            <text:p/>
          </table:table-cell>
          <table:table-cell table:style-name="ce84" table:number-matrix-columns-spanned="1" table:number-matrix-rows-spanned="1" table:formula="of:=IFERROR(INDEX([Elemental.$C$2:.$H$500]; SMALL(IF(([.K$2]=[Elemental.$C$2:.$C$500]); ROW([Elemental.$C$2:.$C$500])-MIN(ROW([Elemental.$C$2:.$C$500]))+1;&quot;&quot;);ROWS([.$A$1:.K41]));6);&quot;&quot;)">
            <text:p/>
          </table:table-cell>
          <table:table-cell table:style-name="ce84" table:number-matrix-columns-spanned="1" table:number-matrix-rows-spanned="1" table:formula="of:=IFERROR(INDEX([Elemental.$C$2:.$H$500]; SMALL(IF(([.L$2]=[Elemental.$C$2:.$C$500]); ROW([Elemental.$C$2:.$C$500])-MIN(ROW([Elemental.$C$2:.$C$500]))+1;&quot;&quot;);ROWS([.$A$1:.L41]));6);&quot;&quot;)">
            <text:p/>
          </table:table-cell>
          <table:table-cell table:style-name="ce84" table:number-matrix-columns-spanned="1" table:number-matrix-rows-spanned="1" table:formula="of:=IFERROR(INDEX([Elemental.$C$2:.$H$500]; SMALL(IF(([.M$2]=[Elemental.$C$2:.$C$500]); ROW([Elemental.$C$2:.$C$500])-MIN(ROW([Elemental.$C$2:.$C$500]))+1;&quot;&quot;);ROWS([.$A$1:.M41]));6);&quot;&quot;)">
            <text:p/>
          </table:table-cell>
          <table:table-cell table:style-name="ce84" table:number-matrix-columns-spanned="1" table:number-matrix-rows-spanned="1" table:formula="of:=IFERROR(INDEX([Elemental.$C$2:.$H$500]; SMALL(IF(([.N$2]=[Elemental.$C$2:.$C$500]); ROW([Elemental.$C$2:.$C$500])-MIN(ROW([Elemental.$C$2:.$C$500]))+1;&quot;&quot;);ROWS([.$A$1:.N41]));6);&quot;&quot;)">
            <text:p/>
          </table:table-cell>
          <table:table-cell table:style-name="ce92" table:number-matrix-columns-spanned="1" table:number-matrix-rows-spanned="1" table:formula="of:=IFERROR(INDEX([Elemental.$C$2:.$H$500]; SMALL(IF(([.O$2]=[Elemental.$C$2:.$C$500]); ROW([Elemental.$C$2:.$C$500])-MIN(ROW([Elemental.$C$2:.$C$500]))+1;&quot;&quot;);ROWS([.$A$1:.O41]));6);&quot;&quot;)">
            <text:p/>
          </table:table-cell>
          <table:table-cell table:style-name="ce79" table:number-matrix-columns-spanned="1" table:number-matrix-rows-spanned="1" table:formula="of:=IFERROR(INDEX([Nature.$C$2:.$H$500]; SMALL(IF(([.P$2]=[Nature.$C$2:.$C$500]); ROW([Nature.$C$2:.$C$500])-MIN(ROW([Nature.$C$2:.$C$500]))+1;&quot;&quot;);ROWS([.$A$1:.P41]));6);&quot;&quot;)">
            <text:p/>
          </table:table-cell>
          <table:table-cell table:style-name="ce84" table:number-matrix-columns-spanned="1" table:number-matrix-rows-spanned="1" table:formula="of:=IFERROR(INDEX([Nature.$C$2:.$H$500]; SMALL(IF(([.Q$2]=[Nature.$C$2:.$C$500]); ROW([Nature.$C$2:.$C$500])-MIN(ROW([Nature.$C$2:.$C$500]))+1;&quot;&quot;);ROWS([.$A$1:.Q41]));6);&quot;&quot;)">
            <text:p/>
          </table:table-cell>
          <table:table-cell table:style-name="ce84" table:number-matrix-columns-spanned="1" table:number-matrix-rows-spanned="1" table:formula="of:=IFERROR(INDEX([Nature.$C$2:.$H$500]; SMALL(IF(([.R$2]=[Nature.$C$2:.$C$500]); ROW([Nature.$C$2:.$C$500])-MIN(ROW([Nature.$C$2:.$C$500]))+1;&quot;&quot;);ROWS([.$A$1:.R41]));6);&quot;&quot;)">
            <text:p/>
          </table:table-cell>
          <table:table-cell table:style-name="ce92" table:number-matrix-columns-spanned="1" table:number-matrix-rows-spanned="1" table:formula="of:=IFERROR(INDEX([Nature.$C$2:.$H$500]; SMALL(IF(([.S$2]=[Nature.$C$2:.$C$500]); ROW([Nature.$C$2:.$C$500])-MIN(ROW([Nature.$C$2:.$C$500]))+1;&quot;&quot;);ROWS([.$A$1:.S41]));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42]));6);&quot;&quot;)">
            <text:p/>
          </table:table-cell>
          <table:table-cell table:style-name="ce84" table:number-matrix-columns-spanned="1" table:number-matrix-rows-spanned="1" table:formula="of:=IFERROR(INDEX([Arcane.$C$2:.$H$500]; SMALL(IF(([.B$2]=[Arcane.$C$2:.$C$500]); ROW([Arcane.$C$2:.$C$500])-MIN(ROW([Arcane.$C$2:.$C$500]))+1;&quot;&quot;);ROWS([.$A$1:.B42]));6);&quot;&quot;)">
            <text:p/>
          </table:table-cell>
          <table:table-cell table:style-name="ce84" table:number-matrix-columns-spanned="1" table:number-matrix-rows-spanned="1" table:formula="of:=IFERROR(INDEX([Arcane.$C$2:.$H$500]; SMALL(IF(([.C$2]=[Arcane.$C$2:.$C$500]); ROW([Arcane.$C$2:.$C$500])-MIN(ROW([Arcane.$C$2:.$C$500]))+1;&quot;&quot;);ROWS([.$A$1:.C42]));6);&quot;&quot;)">
            <text:p/>
          </table:table-cell>
          <table:table-cell table:style-name="ce92" table:number-matrix-columns-spanned="1" table:number-matrix-rows-spanned="1" table:formula="of:=IFERROR(INDEX([Arcane.$C$2:.$H$500]; SMALL(IF(([.D$2]=[Arcane.$C$2:.$C$500]); ROW([Arcane.$C$2:.$C$500])-MIN(ROW([Arcane.$C$2:.$C$500]))+1;&quot;&quot;);ROWS([.$A$1:.D42]));6);&quot;&quot;)">
            <text:p/>
          </table:table-cell>
          <table:table-cell table:style-name="ce79" table:number-matrix-columns-spanned="1" table:number-matrix-rows-spanned="1" table:formula="of:=IFERROR(INDEX([Divine.$C$2:.$H$500]; SMALL(IF(([.E$2]=[Divine.$C$2:.$C$500]); ROW([Divine.$C$2:.$C$500])-MIN(ROW([Divine.$C$2:.$C$500]))+1;&quot;&quot;);ROWS([.$A$1:.E42]));6);&quot;&quot;)">
            <text:p/>
          </table:table-cell>
          <table:table-cell table:style-name="ce84" table:number-matrix-columns-spanned="1" table:number-matrix-rows-spanned="1" table:formula="of:=IFERROR(INDEX([Divine.$C$2:.$H$500]; SMALL(IF(([.F$2]=[Divine.$C$2:.$C$500]); ROW([Divine.$C$2:.$C$500])-MIN(ROW([Divine.$C$2:.$C$500]))+1;&quot;&quot;);ROWS([.$A$1:.F42]));6);&quot;&quot;)">
            <text:p/>
          </table:table-cell>
          <table:table-cell table:style-name="ce92" table:number-matrix-columns-spanned="1" table:number-matrix-rows-spanned="1" table:formula="of:=IFERROR(INDEX([Divine.$C$2:.$H$500]; SMALL(IF(([.G$2]=[Divine.$C$2:.$C$500]); ROW([Divine.$C$2:.$C$500])-MIN(ROW([Divine.$C$2:.$C$500]))+1;&quot;&quot;);ROWS([.$A$1:.G42]));6);&quot;&quot;)">
            <text:p/>
          </table:table-cell>
          <table:table-cell table:style-name="ce79" table:number-matrix-columns-spanned="1" table:number-matrix-rows-spanned="1" table:formula="of:=IFERROR(INDEX([Elemental.$C$2:.$H$500]; SMALL(IF(([.H$2]=[Elemental.$C$2:.$C$500]); ROW([Elemental.$C$2:.$C$500])-MIN(ROW([Elemental.$C$2:.$C$500]))+1;&quot;&quot;);ROWS([.$A$1:.H42]));6);&quot;&quot;)">
            <text:p/>
          </table:table-cell>
          <table:table-cell table:style-name="ce84" table:number-matrix-columns-spanned="1" table:number-matrix-rows-spanned="1" table:formula="of:=IFERROR(INDEX([Elemental.$C$2:.$H$500]; SMALL(IF(([.I$2]=[Elemental.$C$2:.$C$500]); ROW([Elemental.$C$2:.$C$500])-MIN(ROW([Elemental.$C$2:.$C$500]))+1;&quot;&quot;);ROWS([.$A$1:.I42]));6);&quot;&quot;)">
            <text:p/>
          </table:table-cell>
          <table:table-cell table:style-name="ce84" table:number-matrix-columns-spanned="1" table:number-matrix-rows-spanned="1" table:formula="of:=IFERROR(INDEX([Elemental.$C$2:.$H$500]; SMALL(IF(([.J$2]=[Elemental.$C$2:.$C$500]); ROW([Elemental.$C$2:.$C$500])-MIN(ROW([Elemental.$C$2:.$C$500]))+1;&quot;&quot;);ROWS([.$A$1:.J42]));6);&quot;&quot;)">
            <text:p/>
          </table:table-cell>
          <table:table-cell table:style-name="ce84" table:number-matrix-columns-spanned="1" table:number-matrix-rows-spanned="1" table:formula="of:=IFERROR(INDEX([Elemental.$C$2:.$H$500]; SMALL(IF(([.K$2]=[Elemental.$C$2:.$C$500]); ROW([Elemental.$C$2:.$C$500])-MIN(ROW([Elemental.$C$2:.$C$500]))+1;&quot;&quot;);ROWS([.$A$1:.K42]));6);&quot;&quot;)">
            <text:p/>
          </table:table-cell>
          <table:table-cell table:style-name="ce84" table:number-matrix-columns-spanned="1" table:number-matrix-rows-spanned="1" table:formula="of:=IFERROR(INDEX([Elemental.$C$2:.$H$500]; SMALL(IF(([.L$2]=[Elemental.$C$2:.$C$500]); ROW([Elemental.$C$2:.$C$500])-MIN(ROW([Elemental.$C$2:.$C$500]))+1;&quot;&quot;);ROWS([.$A$1:.L42]));6);&quot;&quot;)">
            <text:p/>
          </table:table-cell>
          <table:table-cell table:style-name="ce84" table:number-matrix-columns-spanned="1" table:number-matrix-rows-spanned="1" table:formula="of:=IFERROR(INDEX([Elemental.$C$2:.$H$500]; SMALL(IF(([.M$2]=[Elemental.$C$2:.$C$500]); ROW([Elemental.$C$2:.$C$500])-MIN(ROW([Elemental.$C$2:.$C$500]))+1;&quot;&quot;);ROWS([.$A$1:.M42]));6);&quot;&quot;)">
            <text:p/>
          </table:table-cell>
          <table:table-cell table:style-name="ce84" table:number-matrix-columns-spanned="1" table:number-matrix-rows-spanned="1" table:formula="of:=IFERROR(INDEX([Elemental.$C$2:.$H$500]; SMALL(IF(([.N$2]=[Elemental.$C$2:.$C$500]); ROW([Elemental.$C$2:.$C$500])-MIN(ROW([Elemental.$C$2:.$C$500]))+1;&quot;&quot;);ROWS([.$A$1:.N42]));6);&quot;&quot;)">
            <text:p/>
          </table:table-cell>
          <table:table-cell table:style-name="ce92" table:number-matrix-columns-spanned="1" table:number-matrix-rows-spanned="1" table:formula="of:=IFERROR(INDEX([Elemental.$C$2:.$H$500]; SMALL(IF(([.O$2]=[Elemental.$C$2:.$C$500]); ROW([Elemental.$C$2:.$C$500])-MIN(ROW([Elemental.$C$2:.$C$500]))+1;&quot;&quot;);ROWS([.$A$1:.O42]));6);&quot;&quot;)">
            <text:p/>
          </table:table-cell>
          <table:table-cell table:style-name="ce79" table:number-matrix-columns-spanned="1" table:number-matrix-rows-spanned="1" table:formula="of:=IFERROR(INDEX([Nature.$C$2:.$H$500]; SMALL(IF(([.P$2]=[Nature.$C$2:.$C$500]); ROW([Nature.$C$2:.$C$500])-MIN(ROW([Nature.$C$2:.$C$500]))+1;&quot;&quot;);ROWS([.$A$1:.P42]));6);&quot;&quot;)">
            <text:p/>
          </table:table-cell>
          <table:table-cell table:style-name="ce84" table:number-matrix-columns-spanned="1" table:number-matrix-rows-spanned="1" table:formula="of:=IFERROR(INDEX([Nature.$C$2:.$H$500]; SMALL(IF(([.Q$2]=[Nature.$C$2:.$C$500]); ROW([Nature.$C$2:.$C$500])-MIN(ROW([Nature.$C$2:.$C$500]))+1;&quot;&quot;);ROWS([.$A$1:.Q42]));6);&quot;&quot;)">
            <text:p/>
          </table:table-cell>
          <table:table-cell table:style-name="ce84" table:number-matrix-columns-spanned="1" table:number-matrix-rows-spanned="1" table:formula="of:=IFERROR(INDEX([Nature.$C$2:.$H$500]; SMALL(IF(([.R$2]=[Nature.$C$2:.$C$500]); ROW([Nature.$C$2:.$C$500])-MIN(ROW([Nature.$C$2:.$C$500]))+1;&quot;&quot;);ROWS([.$A$1:.R42]));6);&quot;&quot;)">
            <text:p/>
          </table:table-cell>
          <table:table-cell table:style-name="ce92" table:number-matrix-columns-spanned="1" table:number-matrix-rows-spanned="1" table:formula="of:=IFERROR(INDEX([Nature.$C$2:.$H$500]; SMALL(IF(([.S$2]=[Nature.$C$2:.$C$500]); ROW([Nature.$C$2:.$C$500])-MIN(ROW([Nature.$C$2:.$C$500]))+1;&quot;&quot;);ROWS([.$A$1:.S42]));6);&quot;&quot;)">
            <text:p/>
          </table:table-cell>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number-matrix-columns-spanned="1" table:number-matrix-rows-spanned="1" table:formula="of:=IFERROR(INDEX([Arcane.$C$2:.$H$500]; SMALL(IF(([.A$2]=[Arcane.$C$2:.$C$500]); ROW([Arcane.$C$2:.$C$500])-MIN(ROW([Arcane.$C$2:.$C$500]))+1;&quot;&quot;);ROWS([.$A$1:.A43]));6);&quot;&quot;)">
            <text:p/>
          </table:table-cell>
          <table:table-cell table:style-name="ce84" table:number-matrix-columns-spanned="1" table:number-matrix-rows-spanned="1" table:formula="of:=IFERROR(INDEX([Arcane.$C$2:.$H$500]; SMALL(IF(([.B$2]=[Arcane.$C$2:.$C$500]); ROW([Arcane.$C$2:.$C$500])-MIN(ROW([Arcane.$C$2:.$C$500]))+1;&quot;&quot;);ROWS([.$A$1:.B43]));6);&quot;&quot;)">
            <text:p/>
          </table:table-cell>
          <table:table-cell table:style-name="ce84" table:number-matrix-columns-spanned="1" table:number-matrix-rows-spanned="1" table:formula="of:=IFERROR(INDEX([Arcane.$C$2:.$H$500]; SMALL(IF(([.C$2]=[Arcane.$C$2:.$C$500]); ROW([Arcane.$C$2:.$C$500])-MIN(ROW([Arcane.$C$2:.$C$500]))+1;&quot;&quot;);ROWS([.$A$1:.C43]));6);&quot;&quot;)">
            <text:p/>
          </table:table-cell>
          <table:table-cell table:style-name="ce92" table:number-matrix-columns-spanned="1" table:number-matrix-rows-spanned="1" table:formula="of:=IFERROR(INDEX([Arcane.$C$2:.$H$500]; SMALL(IF(([.D$2]=[Arcane.$C$2:.$C$500]); ROW([Arcane.$C$2:.$C$500])-MIN(ROW([Arcane.$C$2:.$C$500]))+1;&quot;&quot;);ROWS([.$A$1:.D43]));6);&quot;&quot;)">
            <text:p/>
          </table:table-cell>
          <table:table-cell table:style-name="ce79" table:number-matrix-columns-spanned="1" table:number-matrix-rows-spanned="1" table:formula="of:=IFERROR(INDEX([Divine.$C$2:.$H$500]; SMALL(IF(([.E$2]=[Divine.$C$2:.$C$500]); ROW([Divine.$C$2:.$C$500])-MIN(ROW([Divine.$C$2:.$C$500]))+1;&quot;&quot;);ROWS([.$A$1:.E43]));6);&quot;&quot;)">
            <text:p/>
          </table:table-cell>
          <table:table-cell table:style-name="ce84" table:number-matrix-columns-spanned="1" table:number-matrix-rows-spanned="1" table:formula="of:=IFERROR(INDEX([Divine.$C$2:.$H$500]; SMALL(IF(([.F$2]=[Divine.$C$2:.$C$500]); ROW([Divine.$C$2:.$C$500])-MIN(ROW([Divine.$C$2:.$C$500]))+1;&quot;&quot;);ROWS([.$A$1:.F43]));6);&quot;&quot;)">
            <text:p/>
          </table:table-cell>
          <table:table-cell table:style-name="ce92" table:number-matrix-columns-spanned="1" table:number-matrix-rows-spanned="1" table:formula="of:=IFERROR(INDEX([Divine.$C$2:.$H$500]; SMALL(IF(([.G$2]=[Divine.$C$2:.$C$500]); ROW([Divine.$C$2:.$C$500])-MIN(ROW([Divine.$C$2:.$C$500]))+1;&quot;&quot;);ROWS([.$A$1:.G43]));6);&quot;&quot;)">
            <text:p/>
          </table:table-cell>
          <table:table-cell table:style-name="ce79"/>
          <table:table-cell table:style-name="ce84" table:number-columns-repeated="6"/>
          <table:table-cell table:style-name="ce92"/>
          <table:table-cell table:style-name="ce79"/>
          <table:table-cell table:style-name="ce84" table:number-columns-repeated="2"/>
          <table:table-cell table:style-name="ce92"/>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table-cell table:style-name="ce84" table:number-columns-repeated="2"/>
          <table:table-cell table:style-name="ce92"/>
          <table:table-cell table:style-name="ce79" table:number-matrix-columns-spanned="1" table:number-matrix-rows-spanned="1" table:formula="of:=IFERROR(INDEX([Divine.$C$2:.$H$500]; SMALL(IF(([.E$2]=[Divine.$C$2:.$C$500]); ROW([Divine.$C$2:.$C$500])-MIN(ROW([Divine.$C$2:.$C$500]))+1;&quot;&quot;);ROWS([.$A$1:.E44]));6);&quot;&quot;)">
            <text:p/>
          </table:table-cell>
          <table:table-cell table:style-name="ce84"/>
          <table:table-cell table:style-name="ce92"/>
          <table:table-cell table:style-name="ce79"/>
          <table:table-cell table:style-name="ce84" table:number-columns-repeated="6"/>
          <table:table-cell table:style-name="ce92"/>
          <table:table-cell table:style-name="ce79"/>
          <table:table-cell table:style-name="ce84" table:number-columns-repeated="2"/>
          <table:table-cell table:style-name="ce92"/>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79"/>
          <table:table-cell table:style-name="ce84" table:number-columns-repeated="2"/>
          <table:table-cell table:style-name="ce92"/>
          <table:table-cell table:style-name="ce79" table:number-matrix-columns-spanned="1" table:number-matrix-rows-spanned="1" table:formula="of:=IFERROR(INDEX([Divine.$C$2:.$H$500]; SMALL(IF(([.E$2]=[Divine.$C$2:.$C$500]); ROW([Divine.$C$2:.$C$500])-MIN(ROW([Divine.$C$2:.$C$500]))+1;&quot;&quot;);ROWS([.$A$1:.E45]));6);&quot;&quot;)">
            <text:p/>
          </table:table-cell>
          <table:table-cell table:style-name="ce84"/>
          <table:table-cell table:style-name="ce92"/>
          <table:table-cell table:style-name="ce79"/>
          <table:table-cell table:style-name="ce84" table:number-columns-repeated="6"/>
          <table:table-cell table:style-name="ce92"/>
          <table:table-cell table:style-name="ce79"/>
          <table:table-cell table:style-name="ce84" table:number-columns-repeated="2"/>
          <table:table-cell table:style-name="ce92"/>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number-rows-repeated="2">
          <table:table-cell table:style-name="ce79"/>
          <table:table-cell table:style-name="ce84" table:number-columns-repeated="2"/>
          <table:table-cell table:style-name="ce92"/>
          <table:table-cell table:style-name="ce79"/>
          <table:table-cell table:style-name="ce84"/>
          <table:table-cell table:style-name="ce92"/>
          <table:table-cell table:style-name="ce79"/>
          <table:table-cell table:style-name="ce84" table:number-columns-repeated="6"/>
          <table:table-cell table:style-name="ce92"/>
          <table:table-cell table:style-name="ce79"/>
          <table:table-cell table:style-name="ce84" table:number-columns-repeated="2"/>
          <table:table-cell table:style-name="ce92"/>
          <table:table-cell table:style-name="ce79"/>
          <table:table-cell table:style-name="ce84"/>
          <table:table-cell table:style-name="ce92"/>
          <table:table-cell table:style-name="ce79"/>
          <table:table-cell table:style-name="ce84"/>
          <table:table-cell table:style-name="ce92"/>
          <table:table-cell table:number-columns-repeated="999"/>
        </table:table-row>
        <table:table-row table:style-name="ro1">
          <table:table-cell table:style-name="ce80"/>
          <table:table-cell table:style-name="ce85" table:number-columns-repeated="2"/>
          <table:table-cell table:style-name="ce93"/>
          <table:table-cell table:style-name="ce80"/>
          <table:table-cell table:style-name="ce85"/>
          <table:table-cell table:style-name="ce93"/>
          <table:table-cell table:style-name="ce80"/>
          <table:table-cell table:style-name="ce85" table:number-columns-repeated="6"/>
          <table:table-cell table:style-name="ce93"/>
          <table:table-cell table:style-name="ce80"/>
          <table:table-cell table:style-name="ce85" table:number-columns-repeated="2"/>
          <table:table-cell table:style-name="ce93"/>
          <table:table-cell table:style-name="ce80"/>
          <table:table-cell table:style-name="ce85"/>
          <table:table-cell table:style-name="ce93"/>
          <table:table-cell table:style-name="ce80"/>
          <table:table-cell table:style-name="ce85"/>
          <table:table-cell table:style-name="ce93"/>
          <table:table-cell table:number-columns-repeated="999"/>
        </table:table-row>
        <table:table-row table:style-name="ro1" table:number-rows-repeated="1048525">
          <table:table-cell table:number-columns-repeated="1024"/>
        </table:table-row>
        <table:table-row table:style-name="ro1">
          <table:table-cell table:number-columns-repeated="1024"/>
        </table:table-row>
      </table:table>
      <table:table table:name="Arcane" table:style-name="ta1">
        <table:table-column table:style-name="co32" table:default-cell-style-name="ce94"/>
        <table:table-column table:style-name="co165" table:default-cell-style-name="ce94"/>
        <table:table-column table:style-name="co34" table:default-cell-style-name="ce94"/>
        <table:table-column table:style-name="co166" table:default-cell-style-name="ce94"/>
        <table:table-column table:style-name="co36" table:default-cell-style-name="ce94"/>
        <table:table-column table:style-name="co167" table:default-cell-style-name="ce94"/>
        <table:table-column table:style-name="co38" table:default-cell-style-name="ce94"/>
        <table:table-column table:style-name="co153" table:default-cell-style-name="ce94"/>
        <table:table-column table:style-name="co168" table:default-cell-style-name="ce94"/>
        <table:table-column table:style-name="co169" table:default-cell-style-name="ce94"/>
        <table:table-column table:style-name="co170" table:default-cell-style-name="ce94"/>
        <table:table-column table:style-name="co42" table:default-cell-style-name="ce94"/>
        <table:table-column table:style-name="co43" table:default-cell-style-name="ce94"/>
        <table:table-column table:style-name="co171" table:default-cell-style-name="ce94"/>
        <table:table-column table:style-name="co45" table:default-cell-style-name="ce94"/>
        <table:table-column table:style-name="co172" table:default-cell-style-name="ce94"/>
        <table:table-column table:style-name="co30" table:default-cell-style-name="ce94"/>
        <table:table-column table:style-name="co47" table:default-cell-style-name="ce94"/>
        <table:table-column table:style-name="co173" table:default-cell-style-name="ce94"/>
        <table:table-column table:style-name="co174" table:default-cell-style-name="ce94"/>
        <table:table-column table:style-name="co50" table:default-cell-style-name="ce94"/>
        <table:table-column table:style-name="co175" table:default-cell-style-name="ce94"/>
        <table:table-column table:style-name="co174" table:number-columns-repeated="2" table:default-cell-style-name="ce94"/>
        <table:table-column table:style-name="co176" table:default-cell-style-name="ce94"/>
        <table:table-column table:style-name="co175" table:default-cell-style-name="ce94"/>
        <table:table-column table:style-name="co177" table:default-cell-style-name="ce94"/>
        <table:table-column table:style-name="co178" table:default-cell-style-name="ce94"/>
        <table:table-column table:style-name="co179" table:default-cell-style-name="ce94"/>
        <table:table-column table:style-name="co180" table:number-columns-repeated="2" table:default-cell-style-name="ce94"/>
        <table:table-column table:style-name="co181" table:default-cell-style-name="ce94"/>
        <table:table-column table:style-name="co182" table:default-cell-style-name="ce94"/>
        <table:table-column table:style-name="co183" table:default-cell-style-name="ce94"/>
        <table:table-column table:style-name="co184" table:default-cell-style-name="ce94"/>
        <table:table-column table:style-name="co185" table:default-cell-style-name="ce94"/>
        <table:table-column table:style-name="co186" table:default-cell-style-name="ce94"/>
        <table:table-column table:style-name="co187" table:default-cell-style-name="ce94"/>
        <table:table-column table:style-name="co64" table:default-cell-style-name="ce94"/>
        <table:table-column table:style-name="co65" table:default-cell-style-name="ce94"/>
        <table:table-column table:style-name="co186" table:default-cell-style-name="ce94"/>
        <table:table-column table:style-name="co188" table:default-cell-style-name="ce94"/>
        <table:table-column table:style-name="co67" table:default-cell-style-name="ce94"/>
        <table:table-column table:style-name="co189" table:default-cell-style-name="ce94"/>
        <table:table-column table:style-name="co190" table:default-cell-style-name="ce94"/>
        <table:table-column table:style-name="co9" table:default-cell-style-name="ce94"/>
        <table:table-column table:style-name="co191" table:default-cell-style-name="ce94"/>
        <table:table-column table:style-name="co192" table:default-cell-style-name="ce94"/>
        <table:table-column table:style-name="co193" table:default-cell-style-name="ce94"/>
        <table:table-column table:style-name="co32" table:default-cell-style-name="ce94"/>
        <table:table-column table:style-name="co194" table:default-cell-style-name="ce94"/>
        <table:table-column table:style-name="co159" table:default-cell-style-name="ce94"/>
        <table:table-column table:style-name="co195" table:default-cell-style-name="ce94"/>
        <table:table-column table:style-name="co196" table:default-cell-style-name="ce94"/>
        <table:table-column table:style-name="co197" table:default-cell-style-name="ce94"/>
        <table:table-column table:style-name="co198" table:default-cell-style-name="ce94"/>
        <table:table-column table:style-name="co199" table:default-cell-style-name="ce94"/>
        <table:table-column table:style-name="co189" table:default-cell-style-name="ce94"/>
        <table:table-column table:style-name="co200" table:default-cell-style-name="ce94"/>
        <table:table-column table:style-name="co9" table:number-columns-repeated="965" table:default-cell-style-name="ce94"/>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table:style-name="Default"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
          <table:table-cell table:style-name="ce95"/>
          <table:table-cell table:number-columns-repeated="978"/>
        </table:table-row>
        <table:table-row table:style-name="ro2">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SHIELD</text:p>
          </table:table-cell>
          <table:table-cell office:value-type="string" calcext:value-type="string">
            <text:p>ABJURATION</text:p>
          </table:table-cell>
          <table:table-cell office:value-type="string" calcext:value-type="string">
            <text:p>SHIELD</text:p>
          </table:table-cell>
          <table:table-cell office:value-type="float" office:value="1" calcext:value-type="float">
            <text:p>1</text:p>
          </table:table-cell>
          <table:table-cell office:value-type="string" calcext:value-type="string">
            <text:p>Arcane Shield</text:p>
          </table:table-cell>
          <table:table-cell office:value-type="string" calcext:value-type="string">
            <text:p>ATTRIBUTE_ID:1</text:p>
            <text:p>ATTRIBUTE_ID:2</text:p>
          </table:table-cell>
          <table:table-cell office:value-type="string" calcext:value-type="string">
            <text:p>SPELL_I1</text:p>
            <text:p>SPELL_I2</text:p>
          </table:table-cell>
          <table:table-cell office:value-type="string" calcext:value-type="string">
            <text:p>CLASS_ID:1</text:p>
            <text:p>CLASS_ID:2</text:p>
          </table:table-cell>
          <table:table-cell office:value-type="string" calcext:value-type="string">
            <text:p>##</text:p>
          </table:table-cell>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office:value-type="string" calcext:value-type="string">
            <text:p>T</text:p>
          </table:table-cell>
          <table:table-cell office:value-type="string" calcext:value-type="string">
            <text:p>F</text:p>
          </table:table-cell>
          <table:table-cell table:number-columns-repeated="6" office:value-type="string" calcext:value-type="string">
            <text:p>#</text:p>
          </table:table-cell>
          <table:table-cell office:value-type="string" calcext:value-type="string">
            <text:p>SKILL_ID:#</text:p>
          </table:table-cell>
          <table:table-cell office:value-type="string" calcext:value-type="string">
            <text:p>ATTRIBUTE_I1</text:p>
            <text:p>ATTRIBUTE_I2</text:p>
          </table:table-cell>
          <table:table-cell office:value-type="string" calcext:value-type="string">
            <text:p>ATTRIBUTE_I1</text:p>
            <text:p>ATTRIBUTE_I2</text:p>
          </table:table-cell>
          <table:table-cell office:value-type="string" calcext:value-type="string">
            <text:p>ATTRIBUTE_I1</text:p>
            <text:p>ATTRIBUTE_I2</text:p>
          </table:table-cell>
          <table:table-cell office:value-type="string" calcext:value-type="string">
            <text:p>ATTRIBUTE_I1</text:p>
            <text:p>ATTRIBUTE_I2</text:p>
          </table:table-cell>
          <table:table-cell office:value-type="string" calcext:value-type="string">
            <text:p>-checkUnit SELF -center -immuneClass [ SHIELD_2 SHIELD_3 SHIELD_4 IMMUNE_ENERGY ] -replace [ SHIELD_1 ] -silence [ SILENCE_ENERGY ]</text:p>
          </table:table-cell>
          <table:table-cell office:value-type="string" calcext:value-type="string">
            <text:p>unit/syndrome-change -unit TARGET_UNIT_ID -syndrome ARCANE_SHIELD -add -dur EQUATION.ARCANE_DUR</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Add Contaminant (ARMOR | PLANT_MAT:ARCANE:ENERG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Item INVENTORY -center -requiredItem ARMOR -forbiddenContaminant ALL -silence [ SILENCE_ENERGY ]</text:p>
          </table:table-cell>
          <table:table-cell office:value-type="string" calcext:value-type="string">
            <text:p>This is a placeholder spell script, spell effect scripts will go here</text:p>
          </table:table-cell>
          <table:table-cell office:value-type="string" calcext:value-type="string">
            <text:p>SELF_SYN_BUFF_1</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MOR</text:p>
          </table:table-cell>
          <table:table-cell office:value-type="float" office:value="1" calcext:value-type="float">
            <text:p>1</text:p>
          </table:table-cell>
          <table:table-cell office:value-type="string" calcext:value-type="string">
            <text:p>Imbue Shiel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Add Contaminant (SHIELD | PLANT_MAT:ARCANE:ENERG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Item INVENTORY -center -requiredItem SHIELD -forbiddenContaminant ALL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Add Contaminant (WEAPON | PLANT_MAT:ARCANE:ENERG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Item INVENTORY -center -requiredItem WEAPON -forbiddenContaminant ALL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AGIC_SHELL</text:p>
          </table:table-cell>
          <table:table-cell office:value-type="string" calcext:value-type="string">
            <text:p>ABJURATION</text:p>
          </table:table-cell>
          <table:table-cell office:value-type="string" calcext:value-type="string">
            <text:p>ARMOR</text:p>
          </table:table-cell>
          <table:table-cell office:value-type="float" office:value="1" calcext:value-type="float">
            <text:p>1</text:p>
          </table:table-cell>
          <table:table-cell office:value-type="string" calcext:value-type="string">
            <text:p>Magic Shel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MATERIAL_FORCE_MULTIPLIER:MAT_MULT | ARMO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ARMOR_2 ARMOR_3 ARMOR_4 IMMUNE_ENERGY ] -replace [ ARMOR_1 ]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PROTECTION_FROM_MELEE</text:p>
          </table:table-cell>
          <table:table-cell office:value-type="string" calcext:value-type="string">
            <text:p>ABJURATION</text:p>
          </table:table-cell>
          <table:table-cell office:value-type="string" calcext:value-type="string">
            <text:p>WARD</text:p>
          </table:table-cell>
          <table:table-cell office:value-type="float" office:value="1" calcext:value-type="float">
            <text:p>1</text:p>
          </table:table-cell>
          <table:table-cell office:value-type="string" calcext:value-type="string">
            <text:p>Protection from Mele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PHYSICAL:MELE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2 WARD_3 WARD_4 IMMUNE_ENERGY ] -replace [ WARD_1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PROTECTION_FROM_RANGE</text:p>
          </table:table-cell>
          <table:table-cell office:value-type="string" calcext:value-type="string">
            <text:p>ABJURATION</text:p>
          </table:table-cell>
          <table:table-cell office:value-type="string" calcext:value-type="string">
            <text:p>WARD</text:p>
          </table:table-cell>
          <table:table-cell office:value-type="float" office:value="1" calcext:value-type="float">
            <text:p>1</text:p>
          </table:table-cell>
          <table:table-cell office:value-type="string" calcext:value-type="string">
            <text:p>Protection from Rang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PHYSICAL:RANGED)</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2 WARD_3 WARD_4 IMMUNE_ENERGY ] -replace [ WARD_1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IR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Air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AI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Arcane Armo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MATERIAL_FORCE_MULTIPLIER:MAT_MULT | ARMO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ARMOR_3 ARMOR_4 IMMUNE_ENERGY ] -replace [ ARMOR_1 ARMOR_2 ]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STAFF</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Arcane Staff</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Item (WEAPON:ITEM_WEAPON_STAFF | PLANT_MAT:ARCANE:ENERG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SUMMONING_SICKNESS ]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CRYSTAL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Crystal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CRYST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EARTH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Earth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EARTH)</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FIRE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Fire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FIR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CE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Ice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IC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ETAL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Metal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MET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STORM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Storm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STORM)</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WATER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Water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WATE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3 WARD_4 IMMUNE_ENERGY ] -replace [ WARD_1 WARD_2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FORTIFICATION</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Arcane Fortificat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MATERIAL_FORCE_MULTIPLIER:MAT_MULT | ARMOR)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0 -radius [ 10 10 3 ] -immuneClass [ ARMOR_4 IMMUNE_ENERGY ] -replace [ ARMOR_1 ARMOR_2 ARMOR_3 ] - silence [ 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W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Arcane Wal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onstruct (WALL | PLANT_MAT:ARCANE:ENERG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Location LEVEL -center -radius [ 20 20 0 ] -requiredOccupancy EMPTY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Arcane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ARCANE: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4 IMMUNE_ENERGY ] -replace [ WARD_1 WARD_2 WARD_3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DIVINE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Divine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DIVINE: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4 IMMUNE_ENERGY ] -replace [ WARD_1 WARD_2 WARD_3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ELEMENTAL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Elemental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ELEMENTA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4 IMMUNE_ENERGY ] -replace [ WARD_1 WARD_2 WARD_3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NATUREWARD</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Naturewar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NATURE: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4 IMMUNE_ENERGY ] -replace [ WARD_1 WARD_2 WARD_3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RESIST_MAGIC</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Resist Magic</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WARD_4 IMMUNE_ENERGY ] -replace [ WARD_1 WARD_2 WARD_3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WEAPON_IMMUNITY</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Weapon Immun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PHYSICA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IMMUNE_ENERGY ] -replace [ WARD_1 WARD_2 WARD_3 WARD_4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PENETRABLE_BARRIER</text:p>
          </table:table-cell>
          <table:table-cell office:value-type="string" calcext:value-type="string">
            <text:p>ABJURATION</text:p>
          </table:table-cell>
          <table:table-cell office:value-type="string" calcext:value-type="string">
            <text:p>ARMOR</text:p>
          </table:table-cell>
          <table:table-cell office:value-type="float" office:value="4" calcext:value-type="float">
            <text:p>4</text:p>
          </table:table-cell>
          <table:table-cell office:value-type="string" calcext:value-type="string">
            <text:p>Impenetrable Barrie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MATERIAL_FORCE_MULTIPLIER:MAT_MULT | ARMOR)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20 -radius [ 10 10 3 ] -immuneClass [ IMMUNE_ENERGY ] -replace [ ARMOR_1 ARMOR_2 ARMOR_3 ARMOR_4 ] - silence [ 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AGIC_IMMUNITY</text:p>
          </table:table-cell>
          <table:table-cell office:value-type="string" calcext:value-type="string">
            <text:p>ABJURATION</text:p>
          </table:table-cell>
          <table:table-cell office:value-type="string" calcext:value-type="string">
            <text:p>WARD</text:p>
          </table:table-cell>
          <table:table-cell office:value-type="float" office:value="4" calcext:value-type="float">
            <text:p>4</text:p>
          </table:table-cell>
          <table:table-cell office:value-type="string" calcext:value-type="string">
            <text:p>Magic Immun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Increase Resistance (MAGICA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CIV -center -maxTargets 1 -radius [ 10 10 3 ] -immuneClass [ IMMUNE_ENERGY ] -replace [ WARD_1 WARD_2 WARD_3 WARD_4 ] -silence [ SILENCE_ENERGY ] -reflect [ REFLECT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MISSILE</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Arcane Missil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NORM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SURGE</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Arcane Surg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PROPELL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TTRACT</text:p>
          </table:table-cell>
          <table:table-cell office:value-type="string" calcext:value-type="string">
            <text:p>APPORTATION</text:p>
          </table:table-cell>
          <table:table-cell office:value-type="string" calcext:value-type="string">
            <text:p>PROPEL</text:p>
          </table:table-cell>
          <table:table-cell office:value-type="float" office:value="1" calcext:value-type="float">
            <text:p>1</text:p>
          </table:table-cell>
          <table:table-cell office:value-type="string" calcext:value-type="string">
            <text:p>Attrac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TOWARDS)</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HOLD</text:p>
          </table:table-cell>
          <table:table-cell office:value-type="string" calcext:value-type="string">
            <text:p>ALTERATION</text:p>
          </table:table-cell>
          <table:table-cell office:value-type="string" calcext:value-type="string">
            <text:p>DEBILITATE</text:p>
          </table:table-cell>
          <table:table-cell office:value-type="float" office:value="1" calcext:value-type="float">
            <text:p>1</text:p>
          </table:table-cell>
          <table:table-cell office:value-type="string" calcext:value-type="string">
            <text:p>Hol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0 | SYN_CLASS:HOLD)</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HOLD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REPEL</text:p>
          </table:table-cell>
          <table:table-cell office:value-type="string" calcext:value-type="string">
            <text:p>APPORTATION</text:p>
          </table:table-cell>
          <table:table-cell office:value-type="string" calcext:value-type="string">
            <text:p>PROPEL</text:p>
          </table:table-cell>
          <table:table-cell office:value-type="float" office:value="1" calcext:value-type="float">
            <text:p>1</text:p>
          </table:table-cell>
          <table:table-cell office:value-type="string" calcext:value-type="string">
            <text:p>Repe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AWA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BLA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Blas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PROPELL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BURS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Arcane Burs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DIZZINESS)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5 -radius [ 5 5 2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EXPLOSION</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Arcane Explos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FUR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Arcane Fur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ADD – CE_PHYS_ATT_CHANGE:STRENGTH | BUFF)</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IMMUNE_FORCE ] -silence [ SILENCE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SPEAR</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Spea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PIERC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VOLLEY</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Volle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NORM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BEND_LIGH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Bend Ligh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IMPAIR_FUNCTION:BP:BY_TOKEN:SIGHT | BLIND)</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1 -radius [ 15 15 4 ] -immuneClass [ BLIND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FLIP_GRAVITY</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Flip Grav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UPWARDS)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targetUnit TARGET_ID -maxTargets 5 -radius [ 5 5 2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GRAVITY</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Grav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SLOW)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targetUnit TARGET_ID -maxTargets 5 -radius [ 5 5 2 ] -immuneClass [ SLOW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LEVITATE</text:p>
          </table:table-cell>
          <table:table-cell office:value-type="string" calcext:value-type="string">
            <text:p>APPORTATION</text:p>
          </table:table-cell>
          <table:table-cell office:value-type="string" calcext:value-type="string">
            <text:p>MOVE</text:p>
          </table:table-cell>
          <table:table-cell office:value-type="float" office:value="2" calcext:value-type="float">
            <text:p>2</text:p>
          </table:table-cell>
          <table:table-cell office:value-type="string" calcext:value-type="string">
            <text:p>Levit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ADD | LEVITAT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IMMUNE_FORCE ] -silence [ SILENCE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REPULSE</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Repuls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AWAY)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ENEMY -center -maxTargets 5 -radius [ 5 5 2 ] -immuneClass [ IMMUNE_FORCE ] -silence [ SILENCE_FORCE ] -reflect [ REFLECT_FORCE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ERUPTION</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Arcane Erupt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ORB</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Arcane Orb</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ORB:ARCANE_NORM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checkUnit SELF -center -immuneClass [ SUMMONING_SICKNESS ] -silence [ SILENCE_ENERGY ]</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CRUSH</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Crus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Generate Wound (BONES | CRUSH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ELEMENT</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Elemen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NORM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PULSAR</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Pulsa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ORB:ARCANE_PULSA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QUASAR</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Quasa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ORB:ARCANE_QUASAR)</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SHOCK_WAVE</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Shock Wav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RANDOM)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BLACKHOLE</text:p>
          </table:table-cell>
          <table:table-cell office:value-type="string" calcext:value-type="string">
            <text:p>INVOCATION</text:p>
          </table:table-cell>
          <table:table-cell office:value-type="string" calcext:value-type="string">
            <text:p>SUMMON</text:p>
          </table:table-cell>
          <table:table-cell office:value-type="float" office:value="4" calcext:value-type="float">
            <text:p>4</text:p>
          </table:table-cell>
          <table:table-cell office:value-type="string" calcext:value-type="string">
            <text:p>Blackhol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ORB:ARCANE_BLACKHO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SUPERNOVA</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Supernova</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Fire Projectile (EMITT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ENGAGE</text:p>
          </table:table-cell>
          <table:table-cell office:value-type="string" calcext:value-type="string">
            <text:p>APPORTATION</text:p>
          </table:table-cell>
          <table:table-cell office:value-type="string" calcext:value-type="string">
            <text:p>TELEPORT</text:p>
          </table:table-cell>
          <table:table-cell office:value-type="float" office:value="1" calcext:value-type="float">
            <text:p>1</text:p>
          </table:table-cell>
          <table:table-cell office:value-type="string" calcext:value-type="string">
            <text:p>Disengag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AWA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TORT_SPACE</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Distort Spac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Generate Wound (SKIN | TEAR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ENLARGE</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Enlarg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BODY_APPEARANCE_MODIFIER | SIZE_CHANG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SHRINK</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Shrin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BODY_APPEARANCE_MODIFIER | SIZE_CHANG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VERTIGO</text:p>
          </table:table-cell>
          <table:table-cell office:value-type="string" calcext:value-type="string">
            <text:p>ALTERATION</text:p>
          </table:table-cell>
          <table:table-cell office:value-type="string" calcext:value-type="string">
            <text:p>DEBILITATE</text:p>
          </table:table-cell>
          <table:table-cell office:value-type="float" office:value="1" calcext:value-type="float">
            <text:p>1</text:p>
          </table:table-cell>
          <table:table-cell office:value-type="string" calcext:value-type="string">
            <text:p>Vertigo</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DIZZINESS | DISORIENT)</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LTER_REALITY</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Alter Real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BEND_SPAC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Bend Spac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Generate Wound (SKIN | TEAR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ENCHANT</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Disenchan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Remove Syndrome (SYN_CLASS:ALTERATION_1 – SYN_CLASS:ALTERATION_2)</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PLACE</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Displac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RANDOM)</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LIMBO</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Limbo</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Exile Unit (TEMPORAR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PASSWALL</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Passwal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SPECI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PORTAL</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Port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REC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RECALL_HERO</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Recall Hero</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REC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SUMMON_FAMILIAR</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ummon Familia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FAMILIAR:ARCAN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RCANE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Arcane Element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SUMMONED_ELEMENTAL:ARCAN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COUNTER_MAGIC</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Counter Magic</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NONE | SILENCE_1 – SILENCE_2) -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PLACEMENT_FIELD</text:p>
          </table:table-cell>
          <table:table-cell office:value-type="string" calcext:value-type="string">
            <text:p>APPORTATION</text:p>
          </table:table-cell>
          <table:table-cell office:value-type="string" calcext:value-type="string">
            <text:p>TELEPORT</text:p>
          </table:table-cell>
          <table:table-cell office:value-type="float" office:value="3" calcext:value-type="float">
            <text:p>3</text:p>
          </table:table-cell>
          <table:table-cell office:value-type="string" calcext:value-type="string">
            <text:p>Displacement Fiel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RANDOM)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MAGIC_VORTEX</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Magic Vorte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Propel Unit (RANDOM)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TEAR_SPAC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Tear Spac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Generate Wound (SKIN | TEARING)</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UNSUMMON</text:p>
          </table:table-cell>
          <table:table-cell office:value-type="string" calcext:value-type="string">
            <text:p>INVOCATION</text:p>
          </table:table-cell>
          <table:table-cell office:value-type="string" calcext:value-type="string">
            <text:p>BANISH</text:p>
          </table:table-cell>
          <table:table-cell office:value-type="float" office:value="3" calcext:value-type="float">
            <text:p>3</text:p>
          </table:table-cell>
          <table:table-cell office:value-type="string" calcext:value-type="string">
            <text:p>Unsumm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Kill Unit (SUMMONED_ELEMENTAL – SUMMONED_ORB)</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VOID</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Voi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Exile Unit (TEMPORARY)</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WARP_REALITY</text:p>
          </table:table-cell>
          <table:table-cell office:value-type="string" calcext:value-type="string">
            <text:p>ALTERATION</text:p>
          </table:table-cell>
          <table:table-cell office:value-type="string" calcext:value-type="string">
            <text:p>DEBUFF</text:p>
          </table:table-cell>
          <table:table-cell office:value-type="float" office:value="3" calcext:value-type="float">
            <text:p>3</text:p>
          </table:table-cell>
          <table:table-cell office:value-type="string" calcext:value-type="string">
            <text:p>Warp Real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WORMHOLE</text:p>
          </table:table-cell>
          <table:table-cell office:value-type="string" calcext:value-type="string">
            <text:p>APPORTATION</text:p>
          </table:table-cell>
          <table:table-cell office:value-type="string" calcext:value-type="string">
            <text:p>TELEPORT</text:p>
          </table:table-cell>
          <table:table-cell office:value-type="float" office:value="3" calcext:value-type="float">
            <text:p>3</text:p>
          </table:table-cell>
          <table:table-cell office:value-type="string" calcext:value-type="string">
            <text:p>Wormhol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RECALL)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RCANE_GATE</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Arcane G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reate Unit (CONSTRUCT_GATE:ARCAN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BIND_ELEMENTAL</text:p>
          </table:table-cell>
          <table:table-cell office:value-type="string" calcext:value-type="string">
            <text:p>INVOCATION</text:p>
          </table:table-cell>
          <table:table-cell office:value-type="string" calcext:value-type="string">
            <text:p>BIND</text:p>
          </table:table-cell>
          <table:table-cell office:value-type="float" office:value="4" calcext:value-type="float">
            <text:p>4</text:p>
          </table:table-cell>
          <table:table-cell office:value-type="string" calcext:value-type="string">
            <text:p>Bind Element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hange Unit (SIDE | FRIENDLY | SUMMONED_ELEMENTA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CCELERATE_HEALING</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Accelerate Healing</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Raise Attribute (RECUPERATION)</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ING_TOUCH</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Aging Touc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hange Unit (AGE | RAISE | AL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BLINK</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in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HAST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HASTE</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Has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HAST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SLOW</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Slow</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SLOW)</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YOUTH</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You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hange Unit (AGE | LOWER | AL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CCELERATE_SYNDROME</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ccelerate Syndrom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Armo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ITEM</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Ite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Weap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ING_BREATH</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Aging Brea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DELAY_SYNDROM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elay Syndrom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DISTORT_TIME</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Distort Tim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HASTE – SLOW) -All -Reversed</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MASS_HASTE</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Mass Has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HASTE)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MASS_SLOW</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Mass Slow</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SLOW) -Multiple</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ELEPORT</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Telepor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Move Unit (TOWARDS)</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ETERNAL_YOUTH</text:p>
          </table:table-cell>
          <table:table-cell office:value-type="string" calcext:value-type="string">
            <text:p>TRANSMUTATION</text:p>
          </table:table-cell>
          <table:table-cell office:value-type="string" calcext:value-type="string">
            <text:p>UNIT</text:p>
          </table:table-cell>
          <table:table-cell office:value-type="float" office:value="3" calcext:value-type="float">
            <text:p>3</text:p>
          </table:table-cell>
          <table:table-cell office:value-type="string" calcext:value-type="string">
            <text:p>Eternal You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Change Unit (AGE | LOWER | ALL: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REVERSE_TIM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verse Tim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STOP</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Stop</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IME_BUBBLE</text:p>
          </table:table-cell>
          <table:table-cell office:value-type="string" calcext:value-type="string">
            <text:p>AUGMENTATION</text:p>
          </table:table-cell>
          <table:table-cell office:value-type="string" calcext:value-type="string">
            <text:p>BUFF</text:p>
          </table:table-cell>
          <table:table-cell office:value-type="float" office:value="3" calcext:value-type="float">
            <text:p>3</text:p>
          </table:table-cell>
          <table:table-cell office:value-type="string" calcext:value-type="string">
            <text:p>Time Bubbl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IME_STOP</text:p>
          </table:table-cell>
          <table:table-cell office:value-type="string" calcext:value-type="string">
            <text:p>AUGMENTATION</text:p>
          </table:table-cell>
          <table:table-cell office:value-type="string" calcext:value-type="string">
            <text:p>BUFF</text:p>
          </table:table-cell>
          <table:table-cell office:value-type="float" office:value="3" calcext:value-type="float">
            <text:p>3</text:p>
          </table:table-cell>
          <table:table-cell office:value-type="string" calcext:value-type="string">
            <text:p>Time Stop</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CE_SPEED_CHANGE:SPEED_PERC | SLOW) -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IME_WARP</text:p>
          </table:table-cell>
          <table:table-cell office:value-type="string" calcext:value-type="string">
            <text:p>APPORTATION</text:p>
          </table:table-cell>
          <table:table-cell office:value-type="string" calcext:value-type="string">
            <text:p>MOVE</text:p>
          </table:table-cell>
          <table:table-cell office:value-type="float" office:value="3" calcext:value-type="float">
            <text:p>3</text:p>
          </table:table-cell>
          <table:table-cell office:value-type="string" calcext:value-type="string">
            <text:p>Time Warp</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
          <table:table-cell table:style-name="ce95"/>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PREDICT_FUTURE</text:p>
          </table:table-cell>
          <table:table-cell office:value-type="string" calcext:value-type="string">
            <text:p>AUGMENTATION</text:p>
          </table:table-cell>
          <table:table-cell office:value-type="string" calcext:value-type="string">
            <text:p>ENHANCE</text:p>
          </table:table-cell>
          <table:table-cell office:value-type="float" office:value="4" calcext:value-type="float">
            <text:p>4</text:p>
          </table:table-cell>
          <table:table-cell office:value-type="string" calcext:value-type="string">
            <text:p>Predict Futur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QUICK</text:p>
          </table:table-cell>
          <table:table-cell office:value-type="string" calcext:value-type="string">
            <text:p>AUGMENTATION</text:p>
          </table:table-cell>
          <table:table-cell office:value-type="string" calcext:value-type="string">
            <text:p>ENHANCE</text:p>
          </table:table-cell>
          <table:table-cell office:value-type="float" office:value="4" calcext:value-type="float">
            <text:p>4</text:p>
          </table:table-cell>
          <table:table-cell office:value-type="string" calcext:value-type="string">
            <text:p>Quic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REFLECT</text:p>
          </table:table-cell>
          <table:table-cell office:value-type="string" calcext:value-type="string">
            <text:p>ABJURATION</text:p>
          </table:table-cell>
          <table:table-cell office:value-type="string" calcext:value-type="string">
            <text:p>REFLECT</text:p>
          </table:table-cell>
          <table:table-cell office:value-type="float" office:value="4" calcext:value-type="float">
            <text:p>4</text:p>
          </table:table-cell>
          <table:table-cell office:value-type="string" calcext:value-type="string">
            <text:p>Reflec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Syndrome (NONE | REFLECT_ALL)</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number-rows-repeated="1048472">
          <table:table-cell table:number-columns-repeated="1024"/>
        </table:table-row>
        <table:table-row table:style-name="ro1">
          <table:table-cell table:number-columns-repeated="1024"/>
        </table:table-row>
      </table:table>
      <table:table table:name="Divine" table:style-name="ta1">
        <table:table-column table:style-name="co32" table:default-cell-style-name="ce88"/>
        <table:table-column table:style-name="co80" table:default-cell-style-name="ce88"/>
        <table:table-column table:style-name="co81" table:default-cell-style-name="ce88"/>
        <table:table-column table:style-name="co82" table:default-cell-style-name="ce88"/>
        <table:table-column table:style-name="co36" table:default-cell-style-name="ce88"/>
        <table:table-column table:style-name="co83" table:default-cell-style-name="ce88"/>
        <table:table-column table:style-name="co38" table:default-cell-style-name="ce88"/>
        <table:table-column table:style-name="co13" table:default-cell-style-name="ce88"/>
        <table:table-column table:style-name="co84" table:default-cell-style-name="ce88"/>
        <table:table-column table:style-name="co43" table:default-cell-style-name="ce88"/>
        <table:table-column table:style-name="co85" table:default-cell-style-name="ce88"/>
        <table:table-column table:style-name="co86" table:default-cell-style-name="ce88"/>
        <table:table-column table:style-name="co9" table:default-cell-style-name="ce88"/>
        <table:table-column table:style-name="co87" table:default-cell-style-name="ce88"/>
        <table:table-column table:style-name="co88" table:default-cell-style-name="ce88"/>
        <table:table-column table:style-name="co45" table:default-cell-style-name="ce88"/>
        <table:table-column table:style-name="co89" table:number-columns-repeated="3" table:default-cell-style-name="ce88"/>
        <table:table-column table:style-name="co90" table:default-cell-style-name="ce88"/>
        <table:table-column table:style-name="co91" table:default-cell-style-name="ce88"/>
        <table:table-column table:style-name="co50" table:default-cell-style-name="ce88"/>
        <table:table-column table:style-name="co92" table:default-cell-style-name="ce88"/>
        <table:table-column table:style-name="co93" table:default-cell-style-name="ce88"/>
        <table:table-column table:style-name="co94" table:default-cell-style-name="ce88"/>
        <table:table-column table:style-name="co95" table:default-cell-style-name="ce88"/>
        <table:table-column table:style-name="co9" table:default-cell-style-name="ce88"/>
        <table:table-column table:style-name="co96" table:default-cell-style-name="ce88"/>
        <table:table-column table:style-name="co97" table:default-cell-style-name="ce88"/>
        <table:table-column table:style-name="co98" table:default-cell-style-name="ce88"/>
        <table:table-column table:style-name="co99" table:default-cell-style-name="ce88"/>
        <table:table-column table:style-name="co100" table:default-cell-style-name="ce88"/>
        <table:table-column table:style-name="co101" table:default-cell-style-name="ce88"/>
        <table:table-column table:style-name="co102" table:default-cell-style-name="ce88"/>
        <table:table-column table:style-name="co9" table:default-cell-style-name="ce88"/>
        <table:table-column table:style-name="co103" table:default-cell-style-name="ce88"/>
        <table:table-column table:style-name="co9" table:number-columns-repeated="988" table:default-cell-style-name="ce88"/>
        <table:table-row table:style-name="ro1">
          <table:table-cell table:style-name="ce86" office:value-type="string" calcext:value-type="string">
            <text:p>Category</text:p>
          </table:table-cell>
          <table:table-cell table:style-name="ce86" office:value-type="string" calcext:value-type="string">
            <text:p>Sphere</text:p>
          </table:table-cell>
          <table:table-cell table:style-name="ce86" office:value-type="string" calcext:value-type="string">
            <text:p>School</text:p>
          </table:table-cell>
          <table:table-cell table:style-name="ce86" office:value-type="string" calcext:value-type="string">
            <text:p>Spell</text:p>
          </table:table-cell>
          <table:table-cell table:style-name="ce86" office:value-type="string" calcext:value-type="string">
            <text:p>Discipline</text:p>
          </table:table-cell>
          <table:table-cell table:style-name="ce86" office:value-type="string" calcext:value-type="string">
            <text:p>Sub-Discipline</text:p>
          </table:table-cell>
          <table:table-cell table:style-name="ce86" office:value-type="string" calcext:value-type="string">
            <text:p>Lvl</text:p>
          </table:table-cell>
          <table:table-cell table:style-name="ce86" office:value-type="string" calcext:value-type="string">
            <text:p>Name</text:p>
          </table:table-cell>
          <table:table-cell table:style-name="ce86" office:value-type="string" calcext:value-type="string">
            <text:p>Req Attribute</text:p>
          </table:table-cell>
          <table:table-cell table:style-name="ce86" office:value-type="string" calcext:value-type="string">
            <text:p>F Spell</text:p>
          </table:table-cell>
          <table:table-cell table:style-name="ce86" office:value-type="string" calcext:value-type="string">
            <text:p>F Class</text:p>
          </table:table-cell>
          <table:table-cell table:style-name="ce86" office:value-type="string" calcext:value-type="string">
            <text:p>Cost</text:p>
          </table:table-cell>
          <table:table-cell table:style-name="ce86" office:value-type="string" calcext:value-type="string">
            <text:p>Upgrade</text:p>
          </table:table-cell>
          <table:table-cell table:style-name="ce86" office:value-type="string" calcext:value-type="string">
            <text:p>Effect</text:p>
          </table:table-cell>
          <table:table-cell table:style-name="ce86" office:value-type="string" calcext:value-type="string">
            <text:p>Description</text:p>
          </table:table-cell>
          <table:table-cell table:style-name="ce86" office:value-type="string" calcext:value-type="string">
            <text:p>Announcement</text:p>
          </table:table-cell>
          <table:table-cell table:style-name="ce86" office:value-type="string" calcext:value-type="string">
            <text:p>Range</text:p>
          </table:table-cell>
          <table:table-cell table:style-name="ce86" office:value-type="string" calcext:value-type="string">
            <text:p>Wait</text:p>
          </table:table-cell>
          <table:table-cell table:style-name="ce86" office:value-type="string" calcext:value-type="string">
            <text:p>Resist</text:p>
          </table:table-cell>
          <table:table-cell table:style-name="ce86" office:value-type="string" calcext:value-type="string">
            <text:p>Crit</text:p>
          </table:table-cell>
          <table:table-cell table:style-name="ce86" office:value-type="string" calcext:value-type="string">
            <text:p>Hit Mod</text:p>
          </table:table-cell>
          <table:table-cell table:style-name="ce86" office:value-type="string" calcext:value-type="string">
            <text:p>Hit Mpe</text:p>
          </table:table-cell>
          <table:table-cell table:style-name="ce86" office:value-type="string" calcext:value-type="string">
            <text:p>Pen</text:p>
          </table:table-cell>
          <table:table-cell table:style-name="ce86" office:value-type="string" calcext:value-type="string">
            <text:p>Exh</text:p>
          </table:table-cell>
          <table:table-cell table:style-name="ce86" office:value-type="string" calcext:value-type="string">
            <text:p>Time</text:p>
          </table:table-cell>
          <table:table-cell table:style-name="ce86" office:value-type="string" calcext:value-type="string">
            <text:p>ExpGain</text:p>
          </table:table-cell>
          <table:table-cell table:style-name="ce86" office:value-type="string" calcext:value-type="string">
            <text:p>SklGain</text:p>
          </table:table-cell>
          <table:table-cell table:style-name="ce86" office:value-type="string" calcext:value-type="string">
            <text:p>Source Primary</text:p>
          </table:table-cell>
          <table:table-cell table:style-name="ce86" office:value-type="string" calcext:value-type="string">
            <text:p>Source Secondary</text:p>
          </table:table-cell>
          <table:table-cell table:style-name="ce86" office:value-type="string" calcext:value-type="string">
            <text:p>Target Primary</text:p>
          </table:table-cell>
          <table:table-cell office:value-type="string" calcext:value-type="string">
            <text:p>Target Secondary</text:p>
          </table:table-cell>
          <table:table-cell table:style-name="ce86" office:value-type="string" calcext:value-type="string">
            <text:p>Wrapper</text:p>
          </table:table-cell>
          <table:table-cell table:style-name="ce86" office:value-type="string" calcext:value-type="string">
            <text:p>Spell Script</text:p>
          </table:table-cell>
          <table:table-cell table:style-name="ce86" office:value-type="string" calcext:value-type="string">
            <text:p>Equation</text:p>
          </table:table-cell>
          <table:table-cell table:style-name="ce86" office:value-type="string" calcext:value-type="string">
            <text:p>Syndrome</text:p>
          </table:table-cell>
          <table:table-cell table:style-name="ce86" office:value-type="string" calcext:value-type="string">
            <text:p>CE_Effect</text:p>
          </table:table-cell>
          <table:table-cell table:style-name="ce86" table:number-columns-repeated="9"/>
          <table:table-cell table:style-name="ce87"/>
          <table:table-cell table:style-name="ce86" table:number-columns-repeated="97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AGONY</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Agon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PAIN | NON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URSE</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Curs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Lower Attribute (OFFENSIV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DARK</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Dark</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Fire Projectile (NORMA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GAZE</text:p>
          </table:table-cell>
          <table:table-cell office:value-type="string" calcext:value-type="string">
            <text:p>ALTERATION</text:p>
          </table:table-cell>
          <table:table-cell office:value-type="string" calcext:value-type="string">
            <text:p>CURSE</text:p>
          </table:table-cell>
          <table:table-cell office:value-type="float" office:value="1" calcext:value-type="float">
            <text:p>1</text:p>
          </table:table-cell>
          <table:table-cell office:value-type="string" calcext:value-type="string">
            <text:p>Dark Gaz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HARM</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Harm</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Lower Attribute (DEFENSIV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Add Contaminant (ARMOR | PLANT_MAT:DIVINE:DARK)</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Add Contaminant (SHIELD | PLANT_MAT:DIVINE:DARK)</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Add Contaminant (WEAPON | PLANT_MAT:DIVINE:DARK)</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BIND_UNDEAD</text:p>
          </table:table-cell>
          <table:table-cell office:value-type="string" calcext:value-type="string">
            <text:p>INVOCATION</text:p>
          </table:table-cell>
          <table:table-cell office:value-type="string" calcext:value-type="string">
            <text:p>BIND</text:p>
          </table:table-cell>
          <table:table-cell office:value-type="float" office:value="2" calcext:value-type="float">
            <text:p>2</text:p>
          </table:table-cell>
          <table:table-cell office:value-type="string" calcext:value-type="string">
            <text:p>Bind Undea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hange Unit (SIDE | FRIENDLY | UNDEAD:LESSER – UNDEAD:STANDARD)</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BON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on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MATERIAL_FORCE_MULTIPLIER:MAT_MULT | ARMOR)</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ONTAGION</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Contagi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ORPSE_EXPLOSION</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Corpse Explosi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REEPING_DAR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reeping Dark</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IMPAIR_FUNCTION:BP:BY_TOKEN:SIGHT | BLIND) -Multipl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AX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Dark Ax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reate Item (WEAPON:ITEM_WEAPON_AXE | PLANT_MAT:DIVINE:DARK)</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ATH_KNELL</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Death Knel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RAIN_LIFE</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Drain Lif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ENFEEBLE</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Enfeebl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Lower Attribute (STRENGTH)</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NIGHTMAR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Nightmar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PRA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Pra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aise Attribute (OFFENSIV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RAISE_DEAD</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Raise Dea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REATE_UNDEAD</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eate Undea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reate Unit (SUMMONED_UNDEAD:STANDARD)</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PACT</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ark Pac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SECRATE</text:p>
          </table:table-cell>
          <table:table-cell office:value-type="string" calcext:value-type="string">
            <text:p>TRANSMUTATION</text:p>
          </table:table-cell>
          <table:table-cell office:value-type="string" calcext:value-type="string">
            <text:p>TILE</text:p>
          </table:table-cell>
          <table:table-cell office:value-type="float" office:value="3" calcext:value-type="float">
            <text:p>3</text:p>
          </table:table-cell>
          <table:table-cell office:value-type="string" calcext:value-type="string">
            <text:p>Desecr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IVINE_BLESSING</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ivine Blessing</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ENTHRALL</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Enthral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hange Unit (SIDE | FRIENDLY | ALL:AL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NECROSIS</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Necrosis</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NECROSIS)</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SHACKLE</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Shackl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SPEED_CHANGE:SPEED_PERC:0 | HOLD)</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SUMMON_FIEND</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Fien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reate Unit (SUMMONED_ELEMENTAL:DARK)</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ATH</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Death</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Kill Unit (AL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VAMPIRISM</text:p>
          </table:table-cell>
          <table:table-cell office:value-type="string" calcext:value-type="string">
            <text:p>TRANSMUTATION</text:p>
          </table:table-cell>
          <table:table-cell office:value-type="string" calcext:value-type="string">
            <text:p>UNIT</text:p>
          </table:table-cell>
          <table:table-cell office:value-type="float" office:value="4" calcext:value-type="float">
            <text:p>4</text:p>
          </table:table-cell>
          <table:table-cell office:value-type="string" calcext:value-type="string">
            <text:p>Vampirism</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Transform Unit (VAMPIR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LES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ess</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aise Attribute (Defensiv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EAL</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He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aise Attribute (Recuperation)</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Add Contaminant (ARMOR | PLANT_MAT:DIVINE:LIGHT)</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Add Contaminant (SHIELD | PLANT_MAT:DIVINE:LIGHT)</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Add Contaminant (WEAPON | PLANT_MAT:DIVINE:LIGHT)</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LIGH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Ligh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Fire Projectile (NORMA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MITE</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Smi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PAIN | NON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WARD</text:p>
          </table:table-cell>
          <table:table-cell office:value-type="string" calcext:value-type="string">
            <text:p>ABJURATION</text:p>
          </table:table-cell>
          <table:table-cell office:value-type="string" calcext:value-type="string">
            <text:p>WARD</text:p>
          </table:table-cell>
          <table:table-cell office:value-type="float" office:value="1" calcext:value-type="float">
            <text:p>1</text:p>
          </table:table-cell>
          <table:table-cell office:value-type="string" calcext:value-type="string">
            <text:p>War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Increase Resistance (PHYSICAL:AL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ARRIE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arri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MATERIAL_FORCE_MULTIPLIER:MAT_MULT | ARMOR) -Multipl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LINDING_LIGHT</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Blinding Ligh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IMPAIR_FUNCTION:BP:BY_TOKEN:SIGHT | BLIND) -Multipl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CLEANSE</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Cleans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emove Syndrome (SYN_CLASS:ALTERATION_1 – SYN_CLASS:ALTERATION_2)</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CONSECRAT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Consecr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PAIN | NONE) -Multipl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FORTIF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Fortif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aise Attribute (TOUGHNESS)</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Holy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MATERIAL_FORCE_MULTIPLIER:MAT_MULT | ARMOR)</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AURA</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Holy Aura</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Increase Resistance (MAGICAL:DIVINE:DARK) -Multipl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HAMM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Holy Hamm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reate Item (WEAPON:ITEM_WEAPON_HAMMER | PLANT_MAT:DIVINE:LIGHT)</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PRA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Pra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aise Attribute (DEFENSIV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GENERATE</text:p>
          </table:table-cell>
          <table:table-cell office:value-type="string" calcext:value-type="string">
            <text:p>RESTORATION</text:p>
          </table:table-cell>
          <table:table-cell office:value-type="string" calcext:value-type="string">
            <text:p>RESTORE</text:p>
          </table:table-cell>
          <table:table-cell office:value-type="float" office:value="2" calcext:value-type="float">
            <text:p>2</text:p>
          </table:table-cell>
          <table:table-cell office:value-type="string" calcext:value-type="string">
            <text:p>Regener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emove Wound (REGROW)</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NEW</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Renew</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aise Attribute (RECUPERATION)</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TURN_UNDEAD</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Turn Undea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DISPEL</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Dispe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emove Syndrome (AUGMENTATION_AL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DIVINE_BLESSING</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ivine Blessing</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ESUNA</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Esuna</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emove Syndrome (ALTERATION_AL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GREATER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Greater He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aise Attribute (RECUPERATION)</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MASS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Mass He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aise Attribute (RECUPERATION) -Multipl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JUVENAT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juven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emove Wound (REGROW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ANCTIFY_UNDEAD</text:p>
          </table:table-cell>
          <table:table-cell office:value-type="string" calcext:value-type="string">
            <text:p>INVOCATION</text:p>
          </table:table-cell>
          <table:table-cell office:value-type="string" calcext:value-type="string">
            <text:p>BANISH</text:p>
          </table:table-cell>
          <table:table-cell office:value-type="float" office:value="3" calcext:value-type="float">
            <text:p>3</text:p>
          </table:table-cell>
          <table:table-cell office:value-type="string" calcext:value-type="string">
            <text:p>Sanctify Undea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Kill Unit (UNDEAD_AL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EREPHIC_ALLY</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erephic All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reate Unit (SUMMONED_ELEMENTAL:LIGHT)</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Hol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Fire Projectile (EMITTING)</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SSURECT</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surrec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emove Wound (RESURRECT – REGROW)</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BLUR</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u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aise Skill (DODGING)</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Add Contaminant (ARMOR | PLANT_MAT:DIVINE:SHADOW)</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Add Contaminant (SHIELD | PLANT_MAT:DIVINE:SHADOW)</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Add Contaminant (WEAPON | PLANT_MAT:DIVINE:SHADOW)</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SHADOW</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Shadow</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BOL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Shadow Bol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Fire Projectile (NORMA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WALK</text:p>
          </table:table-cell>
          <table:table-cell office:value-type="string" calcext:value-type="string">
            <text:p>APPORTATION</text:p>
          </table:table-cell>
          <table:table-cell office:value-type="string" calcext:value-type="string">
            <text:p>TELEPORT</text:p>
          </table:table-cell>
          <table:table-cell office:value-type="float" office:value="1" calcext:value-type="float">
            <text:p>1</text:p>
          </table:table-cell>
          <table:table-cell office:value-type="string" calcext:value-type="string">
            <text:p>Shadow Walk</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Move Unit (TOWARDS)</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ARKNESS</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arkness</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IMPAIR_FUNCTION:BP:BY_TOKEN:SIGHT | BLIND) -Multipl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AYLIGHT</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Dayligh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emove Syndrome (BLIND)</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GREATER_SHADOW</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Greater Shadow</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Shadow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Syndrome (CE_MATERIAL_FORCE_MULTIPLIER:MAT_MULT | ARMOR)</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DAGG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Shadow Dagg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reate Item (WEAPON:ITEM_WEAPON_DAGGER | PLANT_MAT:DIVINE:SHADOW)</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DECOY</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hadow Deco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reate Unit (SUMMONED_ELEMENTAL:SHADOW_DECOY)</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STEED</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hadow Stee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reate Unit (SUMMONED_ELEMENTAL:SHADOW_STEED)</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SIGHT</text:p>
          </table:table-cell>
          <table:table-cell office:value-type="string" calcext:value-type="string">
            <text:p>AUGMENTATION</text:p>
          </table:table-cell>
          <table:table-cell office:value-type="string" calcext:value-type="string">
            <text:p>ENHANCE</text:p>
          </table:table-cell>
          <table:table-cell office:value-type="float" office:value="2" calcext:value-type="float">
            <text:p>2</text:p>
          </table:table-cell>
          <table:table-cell office:value-type="string" calcext:value-type="string">
            <text:p>Shadowsigh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Add Token (EXTRAVISION)</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VANISH</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Vanish</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hange Unit (FLAG | HIDDEN | ALL:AL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VENGEANC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Vengeanc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GRAND_SHADOW</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Grand Shadow</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MOONLIGHT</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Moonligh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Remove Syndrome (ALTERATION_ALL – AUGMENTATION_ALL) -All</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RE-RAIS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Rais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ACRIFIC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Sacrific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ANCTUARY</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Sanctuar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Increase Resistance (MAGICAL:DIVINE:DARK – MAGICAL:DIVINE:LIGHT) -Multiple</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had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reate Unit (SUMMONED_ELEMENTAL:SHADOW)</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BEAST</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hadow Bea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office:value-type="string" calcext:value-type="string">
            <text:p>Create Unit (SUMMONED_ELEMENTAL:SHADOW_BEAST)</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IVINE_POWER</text:p>
          </table:table-cell>
          <table:table-cell office:value-type="string" calcext:value-type="string">
            <text:p>AUGMENTATION</text:p>
          </table:table-cell>
          <table:table-cell office:value-type="string" calcext:value-type="string">
            <text:p>BUFF</text:p>
          </table:table-cell>
          <table:table-cell office:value-type="float" office:value="4" calcext:value-type="float">
            <text:p>4</text:p>
          </table:table-cell>
          <table:table-cell office:value-type="string" calcext:value-type="string">
            <text:p>Divine Pow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ETERNAL_SHADE</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Eternal Shad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number-rows-repeated="1048488">
          <table:table-cell table:number-columns-repeated="1024"/>
        </table:table-row>
        <table:table-row table:style-name="ro1">
          <table:table-cell table:number-columns-repeated="1024"/>
        </table:table-row>
      </table:table>
      <table:table table:name="Elemental" table:style-name="ta1">
        <table:table-column table:style-name="co32" table:default-cell-style-name="ce88"/>
        <table:table-column table:style-name="co104" table:default-cell-style-name="ce88"/>
        <table:table-column table:style-name="co105" table:default-cell-style-name="ce88"/>
        <table:table-column table:style-name="co65" table:default-cell-style-name="ce88"/>
        <table:table-column table:style-name="co36" table:default-cell-style-name="ce88"/>
        <table:table-column table:style-name="co83" table:default-cell-style-name="ce88"/>
        <table:table-column table:style-name="co38" table:default-cell-style-name="ce88"/>
        <table:table-column table:style-name="co106" table:default-cell-style-name="ce88"/>
        <table:table-column table:style-name="co107" table:default-cell-style-name="ce88"/>
        <table:table-column table:style-name="co108" table:default-cell-style-name="ce88"/>
        <table:table-column table:style-name="co9" table:default-cell-style-name="ce88"/>
        <table:table-column table:style-name="co109" table:default-cell-style-name="ce88"/>
        <table:table-column table:style-name="co9" table:default-cell-style-name="ce88"/>
        <table:table-column table:style-name="co110" table:default-cell-style-name="ce88"/>
        <table:table-column table:style-name="co111" table:default-cell-style-name="ce88"/>
        <table:table-column table:style-name="co112" table:default-cell-style-name="ce88"/>
        <table:table-column table:style-name="co91" table:number-columns-repeated="3" table:default-cell-style-name="ce88"/>
        <table:table-column table:style-name="co42" table:default-cell-style-name="ce88"/>
        <table:table-column table:style-name="co95" table:default-cell-style-name="ce88"/>
        <table:table-column table:style-name="co113" table:default-cell-style-name="ce88"/>
        <table:table-column table:style-name="co94" table:default-cell-style-name="ce88"/>
        <table:table-column table:style-name="co114" table:default-cell-style-name="ce88"/>
        <table:table-column table:style-name="co115" table:default-cell-style-name="ce88"/>
        <table:table-column table:style-name="co34" table:default-cell-style-name="ce88"/>
        <table:table-column table:style-name="co9" table:default-cell-style-name="ce88"/>
        <table:table-column table:style-name="co107" table:default-cell-style-name="ce88"/>
        <table:table-column table:style-name="co116" table:default-cell-style-name="ce88"/>
        <table:table-column table:style-name="co117" table:default-cell-style-name="ce88"/>
        <table:table-column table:style-name="co118" table:default-cell-style-name="ce88"/>
        <table:table-column table:style-name="co119" table:default-cell-style-name="ce88"/>
        <table:table-column table:style-name="co120" table:default-cell-style-name="ce88"/>
        <table:table-column table:style-name="co121" table:default-cell-style-name="ce88"/>
        <table:table-column table:style-name="co9" table:default-cell-style-name="ce88"/>
        <table:table-column table:style-name="co122" table:default-cell-style-name="ce88"/>
        <table:table-column table:style-name="co9" table:number-columns-repeated="987" table:default-cell-style-name="ce88"/>
        <table:table-column table:style-name="co9" table:default-cell-style-name="Default"/>
        <table:table-row table:style-name="ro1">
          <table:table-cell table:style-name="ce86" office:value-type="string" calcext:value-type="string">
            <text:p>Category</text:p>
          </table:table-cell>
          <table:table-cell table:style-name="ce86" office:value-type="string" calcext:value-type="string">
            <text:p>Sphere</text:p>
          </table:table-cell>
          <table:table-cell table:style-name="ce86" office:value-type="string" calcext:value-type="string">
            <text:p>School</text:p>
          </table:table-cell>
          <table:table-cell table:style-name="ce86" office:value-type="string" calcext:value-type="string">
            <text:p>Spell</text:p>
          </table:table-cell>
          <table:table-cell table:style-name="ce86" office:value-type="string" calcext:value-type="string">
            <text:p>Discipline</text:p>
          </table:table-cell>
          <table:table-cell table:style-name="ce86" office:value-type="string" calcext:value-type="string">
            <text:p>Sub-Discipline</text:p>
          </table:table-cell>
          <table:table-cell table:style-name="ce86" office:value-type="string" calcext:value-type="string">
            <text:p>Lvl</text:p>
          </table:table-cell>
          <table:table-cell table:style-name="ce86" office:value-type="string" calcext:value-type="string">
            <text:p>Name</text:p>
          </table:table-cell>
          <table:table-cell table:style-name="ce86" office:value-type="string" calcext:value-type="string">
            <text:p>Req Attribute</text:p>
          </table:table-cell>
          <table:table-cell table:style-name="ce86" office:value-type="string" calcext:value-type="string">
            <text:p>F Spell</text:p>
          </table:table-cell>
          <table:table-cell table:style-name="ce86" office:value-type="string" calcext:value-type="string">
            <text:p>F Class</text:p>
          </table:table-cell>
          <table:table-cell table:style-name="ce86" office:value-type="string" calcext:value-type="string">
            <text:p>Cost</text:p>
          </table:table-cell>
          <table:table-cell table:style-name="ce86" office:value-type="string" calcext:value-type="string">
            <text:p>Upgrade</text:p>
          </table:table-cell>
          <table:table-cell table:style-name="ce86" office:value-type="string" calcext:value-type="string">
            <text:p>Effect</text:p>
          </table:table-cell>
          <table:table-cell table:style-name="ce86" office:value-type="string" calcext:value-type="string">
            <text:p>Description</text:p>
          </table:table-cell>
          <table:table-cell table:style-name="ce86" office:value-type="string" calcext:value-type="string">
            <text:p>Announcement</text:p>
          </table:table-cell>
          <table:table-cell table:style-name="ce86" office:value-type="string" calcext:value-type="string">
            <text:p>Range</text:p>
          </table:table-cell>
          <table:table-cell table:style-name="ce86" office:value-type="string" calcext:value-type="string">
            <text:p>Wait</text:p>
          </table:table-cell>
          <table:table-cell table:style-name="ce86" office:value-type="string" calcext:value-type="string">
            <text:p>Resist</text:p>
          </table:table-cell>
          <table:table-cell table:style-name="ce86" office:value-type="string" calcext:value-type="string">
            <text:p>Crit</text:p>
          </table:table-cell>
          <table:table-cell table:style-name="ce86" office:value-type="string" calcext:value-type="string">
            <text:p>Hit Mod</text:p>
          </table:table-cell>
          <table:table-cell table:style-name="ce86" office:value-type="string" calcext:value-type="string">
            <text:p>Hit Mpe</text:p>
          </table:table-cell>
          <table:table-cell table:style-name="ce86" office:value-type="string" calcext:value-type="string">
            <text:p>Pen</text:p>
          </table:table-cell>
          <table:table-cell table:style-name="ce86" office:value-type="string" calcext:value-type="string">
            <text:p>Exh</text:p>
          </table:table-cell>
          <table:table-cell table:style-name="ce86" office:value-type="string" calcext:value-type="string">
            <text:p>Time</text:p>
          </table:table-cell>
          <table:table-cell table:style-name="ce86" office:value-type="string" calcext:value-type="string">
            <text:p>ExpGain</text:p>
          </table:table-cell>
          <table:table-cell table:style-name="ce86" office:value-type="string" calcext:value-type="string">
            <text:p>SklGain</text:p>
          </table:table-cell>
          <table:table-cell table:style-name="ce86" office:value-type="string" calcext:value-type="string">
            <text:p>Source Primary</text:p>
          </table:table-cell>
          <table:table-cell table:style-name="ce86" office:value-type="string" calcext:value-type="string">
            <text:p>Source Secondary</text:p>
          </table:table-cell>
          <table:table-cell table:style-name="ce86" office:value-type="string" calcext:value-type="string">
            <text:p>Target Primary</text:p>
          </table:table-cell>
          <table:table-cell table:style-name="Default" office:value-type="string" calcext:value-type="string">
            <text:p>Target Secondary</text:p>
          </table:table-cell>
          <table:table-cell table:style-name="ce86" office:value-type="string" calcext:value-type="string">
            <text:p>Wrapper</text:p>
          </table:table-cell>
          <table:table-cell table:style-name="ce86" office:value-type="string" calcext:value-type="string">
            <text:p>Spell Script</text:p>
          </table:table-cell>
          <table:table-cell table:style-name="ce86" office:value-type="string" calcext:value-type="string">
            <text:p>Equation</text:p>
          </table:table-cell>
          <table:table-cell table:style-name="ce86" office:value-type="string" calcext:value-type="string">
            <text:p>Syndrome</text:p>
          </table:table-cell>
          <table:table-cell table:style-name="ce86" office:value-type="string" calcext:value-type="string">
            <text:p>CE_Effect</text:p>
          </table:table-cell>
          <table:table-cell table:style-name="ce86" table:number-columns-repeated="9"/>
          <table:table-cell table:style-name="ce87"/>
          <table:table-cell table:style-name="ce86" table:number-columns-repeated="97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BLIND</text:p>
          </table:table-cell>
          <table:table-cell table:style-name="ce89" office:value-type="string" calcext:value-type="string">
            <text:p>ALTERATION</text:p>
          </table:table-cell>
          <table:table-cell table:style-name="ce89" office:value-type="string" calcext:value-type="string">
            <text:p>CURSE</text:p>
          </table:table-cell>
          <table:table-cell table:style-name="ce89" office:value-type="float" office:value="1" calcext:value-type="float">
            <text:p>1</text:p>
          </table:table-cell>
          <table:table-cell table:style-name="ce89" office:value-type="string" calcext:value-type="string">
            <text:p>Blin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RUSHING_WIND</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1" calcext:value-type="float">
            <text:p>1</text:p>
          </table:table-cell>
          <table:table-cell table:style-name="ce89" office:value-type="string" calcext:value-type="string">
            <text:p>Rushing Win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AIR_BUBBLE</text:p>
          </table:table-cell>
          <table:table-cell table:style-name="ce89" office:value-type="string" calcext:value-type="string">
            <text:p>AUGMENTATION</text:p>
          </table:table-cell>
          <table:table-cell table:style-name="ce89" office:value-type="string" calcext:value-type="string">
            <text:p>ENHANCE</text:p>
          </table:table-cell>
          <table:table-cell table:style-name="ce89" office:value-type="float" office:value="1" calcext:value-type="float">
            <text:p>1</text:p>
          </table:table-cell>
          <table:table-cell table:style-name="ce89" office:value-type="string" calcext:value-type="string">
            <text:p>Air Bubbl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WHIPPING_WIND</text:p>
          </table:table-cell>
          <table:table-cell table:style-name="ce89" office:value-type="string" calcext:value-type="string">
            <text:p>CONJURATION</text:p>
          </table:table-cell>
          <table:table-cell table:style-name="ce89" office:value-type="string" calcext:value-type="string">
            <text:p>HARM</text:p>
          </table:table-cell>
          <table:table-cell table:style-name="ce89" office:value-type="float" office:value="1" calcext:value-type="float">
            <text:p>1</text:p>
          </table:table-cell>
          <table:table-cell table:style-name="ce89" office:value-type="string" calcext:value-type="string">
            <text:p>Whipping Win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AIR_DART</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1" calcext:value-type="float">
            <text:p>1</text:p>
          </table:table-cell>
          <table:table-cell table:style-name="ce89" office:value-type="string" calcext:value-type="string">
            <text:p>Air Dar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HARDEN_AIR</text:p>
          </table:table-cell>
          <table:table-cell table:style-name="ce89" office:value-type="string" calcext:value-type="string">
            <text:p>ABJURATION</text:p>
          </table:table-cell>
          <table:table-cell table:style-name="ce89" office:value-type="string" calcext:value-type="string">
            <text:p>ARMOR</text:p>
          </table:table-cell>
          <table:table-cell table:style-name="ce89" office:value-type="float" office:value="2" calcext:value-type="float">
            <text:p>2</text:p>
          </table:table-cell>
          <table:table-cell table:style-name="ce89" office:value-type="string" calcext:value-type="string">
            <text:p>Harden Ai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WIND_SHIELD</text:p>
          </table:table-cell>
          <table:table-cell table:style-name="ce89" office:value-type="string" calcext:value-type="string">
            <text:p>ABJURATION</text:p>
          </table:table-cell>
          <table:table-cell table:style-name="ce89" office:value-type="string" calcext:value-type="string">
            <text:p>SHIELD</text:p>
          </table:table-cell>
          <table:table-cell table:style-name="ce89" office:value-type="float" office:value="2" calcext:value-type="float">
            <text:p>2</text:p>
          </table:table-cell>
          <table:table-cell table:style-name="ce89" office:value-type="string" calcext:value-type="string">
            <text:p>Wind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BINDING_WINDS</text:p>
          </table:table-cell>
          <table:table-cell table:style-name="ce89" office:value-type="string" calcext:value-type="string">
            <text:p>ALTERATION</text:p>
          </table:table-cell>
          <table:table-cell table:style-name="ce89" office:value-type="string" calcext:value-type="string">
            <text:p>DEBUFF</text:p>
          </table:table-cell>
          <table:table-cell table:style-name="ce89" office:value-type="float" office:value="2" calcext:value-type="float">
            <text:p>2</text:p>
          </table:table-cell>
          <table:table-cell table:style-name="ce89" office:value-type="string" calcext:value-type="string">
            <text:p>Binding Winds</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GUST</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2" calcext:value-type="float">
            <text:p>2</text:p>
          </table:table-cell>
          <table:table-cell table:style-name="ce89" office:value-type="string" calcext:value-type="string">
            <text:p>Gu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PRESSING_AIR</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2" calcext:value-type="float">
            <text:p>2</text:p>
          </table:table-cell>
          <table:table-cell table:style-name="ce89" office:value-type="string" calcext:value-type="string">
            <text:p>Pressing Ai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WIND_BLAST</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2" calcext:value-type="float">
            <text:p>2</text:p>
          </table:table-cell>
          <table:table-cell table:style-name="ce89" office:value-type="string" calcext:value-type="string">
            <text:p>Wind Bla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VENTILATE</text:p>
          </table:table-cell>
          <table:table-cell table:style-name="ce89" office:value-type="string" calcext:value-type="string">
            <text:p>AUGMENTATION</text:p>
          </table:table-cell>
          <table:table-cell table:style-name="ce89" office:value-type="string" calcext:value-type="string">
            <text:p>BENEFIT</text:p>
          </table:table-cell>
          <table:table-cell table:style-name="ce89" office:value-type="float" office:value="2" calcext:value-type="float">
            <text:p>2</text:p>
          </table:table-cell>
          <table:table-cell table:style-name="ce89" office:value-type="string" calcext:value-type="string">
            <text:p>Ventil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EVAPORATE</text:p>
          </table:table-cell>
          <table:table-cell table:style-name="ce89" office:value-type="string" calcext:value-type="string">
            <text:p>TRANSMUTATION</text:p>
          </table:table-cell>
          <table:table-cell table:style-name="ce89" office:value-type="string" calcext:value-type="string">
            <text:p>TILE</text:p>
          </table:table-cell>
          <table:table-cell table:style-name="ce89" office:value-type="float" office:value="2" calcext:value-type="float">
            <text:p>2</text:p>
          </table:table-cell>
          <table:table-cell table:style-name="ce89" office:value-type="string" calcext:value-type="string">
            <text:p>Evapor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WIND_WALK</text:p>
          </table:table-cell>
          <table:table-cell table:style-name="ce89" office:value-type="string" calcext:value-type="string">
            <text:p>APPORTATION</text:p>
          </table:table-cell>
          <table:table-cell table:style-name="ce89" office:value-type="string" calcext:value-type="string">
            <text:p>MOVE</text:p>
          </table:table-cell>
          <table:table-cell table:style-name="ce89" office:value-type="float" office:value="2" calcext:value-type="float">
            <text:p>2</text:p>
          </table:table-cell>
          <table:table-cell table:style-name="ce89" office:value-type="string" calcext:value-type="string">
            <text:p>Wind Walk</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DEFLECTING_WINDS</text:p>
          </table:table-cell>
          <table:table-cell table:style-name="ce89" office:value-type="string" calcext:value-type="string">
            <text:p>ABJURATION</text:p>
          </table:table-cell>
          <table:table-cell table:style-name="ce89" office:value-type="string" calcext:value-type="string">
            <text:p>REFLECT</text:p>
          </table:table-cell>
          <table:table-cell table:style-name="ce89" office:value-type="float" office:value="3" calcext:value-type="float">
            <text:p>3</text:p>
          </table:table-cell>
          <table:table-cell table:style-name="ce89" office:value-type="string" calcext:value-type="string">
            <text:p>Deflecting Winds</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HOWLING_WIND</text:p>
          </table:table-cell>
          <table:table-cell table:style-name="ce89" office:value-type="string" calcext:value-type="string">
            <text:p>ALTERATION</text:p>
          </table:table-cell>
          <table:table-cell table:style-name="ce89" office:value-type="string" calcext:value-type="string">
            <text:p>DEBILITATE</text:p>
          </table:table-cell>
          <table:table-cell table:style-name="ce89" office:value-type="float" office:value="3" calcext:value-type="float">
            <text:p>3</text:p>
          </table:table-cell>
          <table:table-cell table:style-name="ce89" office:value-type="string" calcext:value-type="string">
            <text:p>Howling Win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DISPLACE</text:p>
          </table:table-cell>
          <table:table-cell table:style-name="ce89" office:value-type="string" calcext:value-type="string">
            <text:p>APPORTATION</text:p>
          </table:table-cell>
          <table:table-cell table:style-name="ce89" office:value-type="string" calcext:value-type="string">
            <text:p>TELEPORT</text:p>
          </table:table-cell>
          <table:table-cell table:style-name="ce89" office:value-type="float" office:value="3" calcext:value-type="float">
            <text:p>3</text:p>
          </table:table-cell>
          <table:table-cell table:style-name="ce89" office:value-type="string" calcext:value-type="string">
            <text:p>Displac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BURST_OF_WIND</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3" calcext:value-type="float">
            <text:p>3</text:p>
          </table:table-cell>
          <table:table-cell table:style-name="ce89" office:value-type="string" calcext:value-type="string">
            <text:p>Burst of Win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VACCUM</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3" calcext:value-type="float">
            <text:p>3</text:p>
          </table:table-cell>
          <table:table-cell table:style-name="ce89" office:value-type="string" calcext:value-type="string">
            <text:p>Vacuum</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SUFFOCATE</text:p>
          </table:table-cell>
          <table:table-cell table:style-name="ce89" office:value-type="string" calcext:value-type="string">
            <text:p>CONJURATION</text:p>
          </table:table-cell>
          <table:table-cell table:style-name="ce89" office:value-type="string" calcext:value-type="string">
            <text:p>HARM</text:p>
          </table:table-cell>
          <table:table-cell table:style-name="ce89" office:value-type="float" office:value="3" calcext:value-type="float">
            <text:p>3</text:p>
          </table:table-cell>
          <table:table-cell table:style-name="ce89" office:value-type="string" calcext:value-type="string">
            <text:p>Suffoc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TEMPEST</text:p>
          </table:table-cell>
          <table:table-cell table:style-name="ce89" office:value-type="string" calcext:value-type="string">
            <text:p>CONJURATION</text:p>
          </table:table-cell>
          <table:table-cell table:style-name="ce89" office:value-type="string" calcext:value-type="string">
            <text:p>ATTACK</text:p>
          </table:table-cell>
          <table:table-cell table:style-name="ce89" office:value-type="float" office:value="3" calcext:value-type="float">
            <text:p>3</text:p>
          </table:table-cell>
          <table:table-cell table:style-name="ce89" office:value-type="string" calcext:value-type="string">
            <text:p>Tempe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WALL_OF_AIR</text:p>
          </table:table-cell>
          <table:table-cell table:style-name="ce89" office:value-type="string" calcext:value-type="string">
            <text:p>INVOCATION</text:p>
          </table:table-cell>
          <table:table-cell table:style-name="ce89" office:value-type="string" calcext:value-type="string">
            <text:p>CONSTRUCT</text:p>
          </table:table-cell>
          <table:table-cell table:style-name="ce89" office:value-type="float" office:value="3" calcext:value-type="float">
            <text:p>3</text:p>
          </table:table-cell>
          <table:table-cell table:style-name="ce89" office:value-type="string" calcext:value-type="string">
            <text:p>Wall of Ai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AIR_ELEMENTAL</text:p>
          </table:table-cell>
          <table:table-cell table:style-name="ce89" office:value-type="string" calcext:value-type="string">
            <text:p>INVOCATION</text:p>
          </table:table-cell>
          <table:table-cell table:style-name="ce89" office:value-type="string" calcext:value-type="string">
            <text:p>SUMMON</text:p>
          </table:table-cell>
          <table:table-cell table:style-name="ce89" office:value-type="float" office:value="3" calcext:value-type="float">
            <text:p>3</text:p>
          </table:table-cell>
          <table:table-cell table:style-name="ce89" office:value-type="string" calcext:value-type="string">
            <text:p>Air Elemen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FLIGHT</text:p>
          </table:table-cell>
          <table:table-cell table:style-name="ce89" office:value-type="string" calcext:value-type="string">
            <text:p>APPORTATION</text:p>
          </table:table-cell>
          <table:table-cell table:style-name="ce89" office:value-type="string" calcext:value-type="string">
            <text:p>MOVE</text:p>
          </table:table-cell>
          <table:table-cell table:style-name="ce89" office:value-type="float" office:value="4" calcext:value-type="float">
            <text:p>4</text:p>
          </table:table-cell>
          <table:table-cell table:style-name="ce89" office:value-type="string" calcext:value-type="string">
            <text:p>Fligh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CYCLONE</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4" calcext:value-type="float">
            <text:p>4</text:p>
          </table:table-cell>
          <table:table-cell table:style-name="ce89" office:value-type="string" calcext:value-type="string">
            <text:p>Cyclon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TORNADO</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4" calcext:value-type="float">
            <text:p>4</text:p>
          </table:table-cell>
          <table:table-cell table:style-name="ce89" office:value-type="string" calcext:value-type="string">
            <text:p>Tornado</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IMBUE_WEAPON</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IMBUE_ARMOR</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IMBUE_SHIELD</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AIR</text:p>
          </table:table-cell>
          <table:table-cell table:style-name="ce89" office:value-type="string" calcext:value-type="string">
            <text:p>AIR_BLADE</text:p>
          </table:table-cell>
          <table:table-cell table:style-name="ce89" office:value-type="string" calcext:value-type="string">
            <text:p>INVOCATION</text:p>
          </table:table-cell>
          <table:table-cell table:style-name="ce89" office:value-type="string" calcext:value-type="string">
            <text:p>CONSTRUCT</text:p>
          </table:table-cell>
          <table:table-cell table:style-name="ce89" office:value-type="float" office:value="2" calcext:value-type="float">
            <text:p>2</text:p>
          </table:table-cell>
          <table:table-cell table:style-name="ce89" office:value-type="string" calcext:value-type="string">
            <text:p>Air Blad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NIMATE</text:p>
          </table:table-cell>
          <table:table-cell office:value-type="float" office:value="1" calcext:value-type="float">
            <text:p>1</text:p>
          </table:table-cell>
          <table:table-cell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LANC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Crystal Lanc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REATH</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Crystal Breath</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SHARD</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Crystal Shar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Crystal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GAZE</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Crystal Gaz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IZE</text:p>
          </table:table-cell>
          <table:table-cell office:value-type="string" calcext:value-type="string">
            <text:p>TRANSMUTATION</text:p>
          </table:table-cell>
          <table:table-cell office:value-type="string" calcext:value-type="string">
            <text:p>TILE</text:p>
          </table:table-cell>
          <table:table-cell office:value-type="float" office:value="2" calcext:value-type="float">
            <text:p>2</text:p>
          </table:table-cell>
          <table:table-cell office:value-type="string" calcext:value-type="string">
            <text:p>Crystaliz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W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Crystal Wal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ystal Elemen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SPHER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ystal Spher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ARRAGE</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Crystal Barrag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GARDEN</text:p>
          </table:table-cell>
          <table:table-cell office:value-type="string" calcext:value-type="string">
            <text:p>ALTERATION</text:p>
          </table:table-cell>
          <table:table-cell office:value-type="string" calcext:value-type="string">
            <text:p>CURSE</text:p>
          </table:table-cell>
          <table:table-cell office:value-type="float" office:value="4" calcext:value-type="float">
            <text:p>4</text:p>
          </table:table-cell>
          <table:table-cell office:value-type="string" calcext:value-type="string">
            <text:p>Crystal Garde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LINE_FORM</text:p>
          </table:table-cell>
          <table:table-cell office:value-type="string" calcext:value-type="string">
            <text:p>TRANSMUTATION</text:p>
          </table:table-cell>
          <table:table-cell office:value-type="string" calcext:value-type="string">
            <text:p>UNIT</text:p>
          </table:table-cell>
          <table:table-cell office:value-type="float" office:value="4" calcext:value-type="float">
            <text:p>4</text:p>
          </table:table-cell>
          <table:table-cell office:value-type="string" calcext:value-type="string">
            <text:p>Crystalline Form</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SHATTER</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Shatt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UR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Crystal Bur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EARTHEN_WARD</text:p>
          </table:table-cell>
          <table:table-cell table:style-name="ce89" office:value-type="string" calcext:value-type="string">
            <text:p>ABJURATION</text:p>
          </table:table-cell>
          <table:table-cell table:style-name="ce89" office:value-type="string" calcext:value-type="string">
            <text:p>WARD</text:p>
          </table:table-cell>
          <table:table-cell table:style-name="ce89" office:value-type="float" office:value="1" calcext:value-type="float">
            <text:p>1</text:p>
          </table:table-cell>
          <table:table-cell table:style-name="ce89" office:value-type="string" calcext:value-type="string">
            <text:p>Earthen War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HARDEN</text:p>
          </table:table-cell>
          <table:table-cell table:style-name="ce89" office:value-type="string" calcext:value-type="string">
            <text:p>ABJURATION</text:p>
          </table:table-cell>
          <table:table-cell table:style-name="ce89" office:value-type="string" calcext:value-type="string">
            <text:p>WARD</text:p>
          </table:table-cell>
          <table:table-cell table:style-name="ce89" office:value-type="float" office:value="1" calcext:value-type="float">
            <text:p>1</text:p>
          </table:table-cell>
          <table:table-cell table:style-name="ce89" office:value-type="string" calcext:value-type="string">
            <text:p>Harde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BIND</text:p>
          </table:table-cell>
          <table:table-cell table:style-name="ce89" office:value-type="string" calcext:value-type="string">
            <text:p>ALTERATION</text:p>
          </table:table-cell>
          <table:table-cell table:style-name="ce89" office:value-type="string" calcext:value-type="string">
            <text:p>DEBUFF</text:p>
          </table:table-cell>
          <table:table-cell table:style-name="ce89" office:value-type="float" office:value="1" calcext:value-type="float">
            <text:p>1</text:p>
          </table:table-cell>
          <table:table-cell table:style-name="ce89" office:value-type="string" calcext:value-type="string">
            <text:p>Bin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TONE_DAGGERS</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1" calcext:value-type="float">
            <text:p>1</text:p>
          </table:table-cell>
          <table:table-cell table:style-name="ce89" office:value-type="string" calcext:value-type="string">
            <text:p>Stone Daggers</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TONE_FIST</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1" calcext:value-type="float">
            <text:p>1</text:p>
          </table:table-cell>
          <table:table-cell table:style-name="ce89" office:value-type="string" calcext:value-type="string">
            <text:p>Stone Fi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IMBUE_WEAPON</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EARTH_ARMOR</text:p>
          </table:table-cell>
          <table:table-cell table:style-name="ce89" office:value-type="string" calcext:value-type="string">
            <text:p>ABJURATION</text:p>
          </table:table-cell>
          <table:table-cell table:style-name="ce89" office:value-type="string" calcext:value-type="string">
            <text:p>ARMOR</text:p>
          </table:table-cell>
          <table:table-cell table:style-name="ce89" office:value-type="float" office:value="2" calcext:value-type="float">
            <text:p>2</text:p>
          </table:table-cell>
          <table:table-cell table:style-name="ce89" office:value-type="string" calcext:value-type="string">
            <text:p>Earth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TONESKIN</text:p>
          </table:table-cell>
          <table:table-cell table:style-name="ce89" office:value-type="string" calcext:value-type="string">
            <text:p>ABJURATION</text:p>
          </table:table-cell>
          <table:table-cell table:style-name="ce89" office:value-type="string" calcext:value-type="string">
            <text:p>ARMOR</text:p>
          </table:table-cell>
          <table:table-cell table:style-name="ce89" office:value-type="float" office:value="2" calcext:value-type="float">
            <text:p>2</text:p>
          </table:table-cell>
          <table:table-cell table:style-name="ce89" office:value-type="string" calcext:value-type="string">
            <text:p>Stoneski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GRASPING_EARTH</text:p>
          </table:table-cell>
          <table:table-cell table:style-name="ce89" office:value-type="string" calcext:value-type="string">
            <text:p>ALTERATION</text:p>
          </table:table-cell>
          <table:table-cell table:style-name="ce89" office:value-type="string" calcext:value-type="string">
            <text:p>DEBUFF</text:p>
          </table:table-cell>
          <table:table-cell table:style-name="ce89" office:value-type="float" office:value="2" calcext:value-type="float">
            <text:p>2</text:p>
          </table:table-cell>
          <table:table-cell table:style-name="ce89" office:value-type="string" calcext:value-type="string">
            <text:p>Grasping Earth</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IESMIC_WAVE</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2" calcext:value-type="float">
            <text:p>2</text:p>
          </table:table-cell>
          <table:table-cell table:style-name="ce89" office:value-type="string" calcext:value-type="string">
            <text:p>Seismic Wav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TALACTITE</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2" calcext:value-type="float">
            <text:p>2</text:p>
          </table:table-cell>
          <table:table-cell table:style-name="ce89" office:value-type="string" calcext:value-type="string">
            <text:p>Stalacti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BOULDER</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2" calcext:value-type="float">
            <text:p>2</text:p>
          </table:table-cell>
          <table:table-cell table:style-name="ce89" office:value-type="string" calcext:value-type="string">
            <text:p>Bould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TALAGMITE</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2" calcext:value-type="float">
            <text:p>2</text:p>
          </table:table-cell>
          <table:table-cell table:style-name="ce89" office:value-type="string" calcext:value-type="string">
            <text:p>Stalagmi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EARTHEN_BULWARK</text:p>
          </table:table-cell>
          <table:table-cell table:style-name="ce89" office:value-type="string" calcext:value-type="string">
            <text:p>ABJURATION</text:p>
          </table:table-cell>
          <table:table-cell table:style-name="ce89" office:value-type="string" calcext:value-type="string">
            <text:p>ARMOR</text:p>
          </table:table-cell>
          <table:table-cell table:style-name="ce89" office:value-type="float" office:value="3" calcext:value-type="float">
            <text:p>3</text:p>
          </table:table-cell>
          <table:table-cell table:style-name="ce89" office:value-type="string" calcext:value-type="string">
            <text:p>Earthen Bulwark</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TONE_AEGIS</text:p>
          </table:table-cell>
          <table:table-cell table:style-name="ce89" office:value-type="string" calcext:value-type="string">
            <text:p>ABJURATION</text:p>
          </table:table-cell>
          <table:table-cell table:style-name="ce89" office:value-type="string" calcext:value-type="string">
            <text:p>WARD</text:p>
          </table:table-cell>
          <table:table-cell table:style-name="ce89" office:value-type="float" office:value="3" calcext:value-type="float">
            <text:p>3</text:p>
          </table:table-cell>
          <table:table-cell table:style-name="ce89" office:value-type="string" calcext:value-type="string">
            <text:p>Stone Aegis</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PETRIFY</text:p>
          </table:table-cell>
          <table:table-cell table:style-name="ce89" office:value-type="string" calcext:value-type="string">
            <text:p>ALTERATION</text:p>
          </table:table-cell>
          <table:table-cell table:style-name="ce89" office:value-type="string" calcext:value-type="string">
            <text:p>CURSE</text:p>
          </table:table-cell>
          <table:table-cell table:style-name="ce89" office:value-type="float" office:value="3" calcext:value-type="float">
            <text:p>3</text:p>
          </table:table-cell>
          <table:table-cell table:style-name="ce89" office:value-type="string" calcext:value-type="string">
            <text:p>Petrif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UNDER_EARTH</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3" calcext:value-type="float">
            <text:p>3</text:p>
          </table:table-cell>
          <table:table-cell table:style-name="ce89" office:value-type="string" calcext:value-type="string">
            <text:p>Sunder Earth</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AND_STORM</text:p>
          </table:table-cell>
          <table:table-cell table:style-name="ce89" office:value-type="string" calcext:value-type="string">
            <text:p>CONJURATION</text:p>
          </table:table-cell>
          <table:table-cell table:style-name="ce89" office:value-type="string" calcext:value-type="string">
            <text:p>EMISSION</text:p>
          </table:table-cell>
          <table:table-cell table:style-name="ce89" office:value-type="float" office:value="3" calcext:value-type="float">
            <text:p>3</text:p>
          </table:table-cell>
          <table:table-cell table:style-name="ce89" office:value-type="string" calcext:value-type="string">
            <text:p>Sand Storm</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WALL_OF_STONE</text:p>
          </table:table-cell>
          <table:table-cell table:style-name="ce89" office:value-type="string" calcext:value-type="string">
            <text:p>INVOCATION</text:p>
          </table:table-cell>
          <table:table-cell table:style-name="ce89" office:value-type="string" calcext:value-type="string">
            <text:p>CONSTRUCT</text:p>
          </table:table-cell>
          <table:table-cell table:style-name="ce89" office:value-type="float" office:value="3" calcext:value-type="float">
            <text:p>3</text:p>
          </table:table-cell>
          <table:table-cell table:style-name="ce89" office:value-type="string" calcext:value-type="string">
            <text:p>Wall of Ston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EARTH_ELEMENTAL</text:p>
          </table:table-cell>
          <table:table-cell table:style-name="ce89" office:value-type="string" calcext:value-type="string">
            <text:p>INVOCATION</text:p>
          </table:table-cell>
          <table:table-cell table:style-name="ce89" office:value-type="string" calcext:value-type="string">
            <text:p>SUMMON</text:p>
          </table:table-cell>
          <table:table-cell table:style-name="ce89" office:value-type="float" office:value="3" calcext:value-type="float">
            <text:p>3</text:p>
          </table:table-cell>
          <table:table-cell table:style-name="ce89" office:value-type="string" calcext:value-type="string">
            <text:p>Earth Elemen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HELTER</text:p>
          </table:table-cell>
          <table:table-cell table:style-name="ce89" office:value-type="string" calcext:value-type="string">
            <text:p>ABJURATION</text:p>
          </table:table-cell>
          <table:table-cell table:style-name="ce89" office:value-type="string" calcext:value-type="string">
            <text:p>ARMOR</text:p>
          </table:table-cell>
          <table:table-cell table:style-name="ce89" office:value-type="float" office:value="4" calcext:value-type="float">
            <text:p>4</text:p>
          </table:table-cell>
          <table:table-cell table:style-name="ce89" office:value-type="string" calcext:value-type="string">
            <text:p>Shelt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EARTHQUAKE</text:p>
          </table:table-cell>
          <table:table-cell table:style-name="ce89" office:value-type="string" calcext:value-type="string">
            <text:p>APPORTATION</text:p>
          </table:table-cell>
          <table:table-cell table:style-name="ce89" office:value-type="string" calcext:value-type="string">
            <text:p>PROPEL</text:p>
          </table:table-cell>
          <table:table-cell table:style-name="ce89" office:value-type="float" office:value="4" calcext:value-type="float">
            <text:p>4</text:p>
          </table:table-cell>
          <table:table-cell table:style-name="ce89" office:value-type="string" calcext:value-type="string">
            <text:p>Earthquak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DISINTEGRATE</text:p>
          </table:table-cell>
          <table:table-cell table:style-name="ce89" office:value-type="string" calcext:value-type="string">
            <text:p>CONJURATION</text:p>
          </table:table-cell>
          <table:table-cell table:style-name="ce89" office:value-type="string" calcext:value-type="string">
            <text:p>HARM</text:p>
          </table:table-cell>
          <table:table-cell table:style-name="ce89" office:value-type="float" office:value="4" calcext:value-type="float">
            <text:p>4</text:p>
          </table:table-cell>
          <table:table-cell table:style-name="ce89" office:value-type="string" calcext:value-type="string">
            <text:p>Disintegr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ROCKSLIDE</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4" calcext:value-type="float">
            <text:p>4</text:p>
          </table:table-cell>
          <table:table-cell table:style-name="ce89" office:value-type="string" calcext:value-type="string">
            <text:p>Rockslid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STONE_FORM</text:p>
          </table:table-cell>
          <table:table-cell table:style-name="ce89" office:value-type="string" calcext:value-type="string">
            <text:p>TRANSMUTATION</text:p>
          </table:table-cell>
          <table:table-cell table:style-name="ce89" office:value-type="string" calcext:value-type="string">
            <text:p>TRANSFORMATION</text:p>
          </table:table-cell>
          <table:table-cell table:style-name="ce89" office:value-type="float" office:value="4" calcext:value-type="float">
            <text:p>4</text:p>
          </table:table-cell>
          <table:table-cell table:style-name="ce89" office:value-type="string" calcext:value-type="string">
            <text:p>Stone Form</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IMBUE_ARMOR</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IMBUE_SHIELD</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NE</text:p>
          </table:table-cell>
          <table:table-cell table:style-name="ce89" office:value-type="string" calcext:value-type="string">
            <text:p>EARTH_MACE</text:p>
          </table:table-cell>
          <table:table-cell table:style-name="ce89" office:value-type="string" calcext:value-type="string">
            <text:p>INVOCATION</text:p>
          </table:table-cell>
          <table:table-cell table:style-name="ce89" office:value-type="string" calcext:value-type="string">
            <text:p>CONSTRUCT</text:p>
          </table:table-cell>
          <table:table-cell table:style-name="ce89" office:value-type="float" office:value="2" calcext:value-type="float">
            <text:p>2</text:p>
          </table:table-cell>
          <table:table-cell table:style-name="ce89" office:value-type="string" calcext:value-type="string">
            <text:p>Earth Mac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URN</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Bur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DAR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Fire Dar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SCORCH</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Scorch</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Fir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JET</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Fire Je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BLA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Flame Bla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STRIK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Flame Strik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TONGUE</text:p>
          </table:table-cell>
          <table:table-cell office:value-type="string" calcext:value-type="string">
            <text:p>CONJURATION</text:p>
          </table:table-cell>
          <table:table-cell office:value-type="string" calcext:value-type="string">
            <text:p>ATTACK</text:p>
          </table:table-cell>
          <table:table-cell office:value-type="float" office:value="2" calcext:value-type="float">
            <text:p>2</text:p>
          </table:table-cell>
          <table:table-cell office:value-type="string" calcext:value-type="string">
            <text:p>Flame Tongu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SCORCHING_RAY</text:p>
          </table:table-cell>
          <table:table-cell office:value-type="string" calcext:value-type="string">
            <text:p>TRANSMUTATION</text:p>
          </table:table-cell>
          <table:table-cell office:value-type="string" calcext:value-type="string">
            <text:p>TILE</text:p>
          </table:table-cell>
          <table:table-cell office:value-type="float" office:value="2" calcext:value-type="float">
            <text:p>2</text:p>
          </table:table-cell>
          <table:table-cell office:value-type="string" calcext:value-type="string">
            <text:p>Scorching Ra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URNING_HANDS</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Burning Hands</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COMBUST</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Combu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GNITE</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Igni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CONFLAGRATION</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Conflagrati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LAZ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Blaz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BALL</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Fire Bal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WALL_OF_FIRE</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Fir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Fire Elemen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ING_SPHER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Flaming Spher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CINERATE</text:p>
          </table:table-cell>
          <table:table-cell office:value-type="string" calcext:value-type="string">
            <text:p>TRANSMUTATION</text:p>
          </table:table-cell>
          <table:table-cell office:value-type="string" calcext:value-type="string">
            <text:p>UNIT</text:p>
          </table:table-cell>
          <table:table-cell office:value-type="float" office:value="3" calcext:value-type="float">
            <text:p>3</text:p>
          </table:table-cell>
          <table:table-cell office:value-type="string" calcext:value-type="string">
            <text:p>Inciner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DRAGON_BREATH</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Dragon Breath</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RE</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Flar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CENDIARY_CLOUD</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Incendiary Clou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METEOR_STORM</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Meteor Storm</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FERNO</text:p>
          </table:table-cell>
          <table:table-cell office:value-type="string" calcext:value-type="string">
            <text:p>TRANSMUTATION</text:p>
          </table:table-cell>
          <table:table-cell office:value-type="string" calcext:value-type="string">
            <text:p>TILE</text:p>
          </table:table-cell>
          <table:table-cell office:value-type="float" office:value="4" calcext:value-type="float">
            <text:p>4</text:p>
          </table:table-cell>
          <table:table-cell office:value-type="string" calcext:value-type="string">
            <text:p>Inferno</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AX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Fire Ax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SLOWING_ICE</text:p>
          </table:table-cell>
          <table:table-cell table:style-name="ce89" office:value-type="string" calcext:value-type="string">
            <text:p>ALTERATION</text:p>
          </table:table-cell>
          <table:table-cell table:style-name="ce89" office:value-type="string" calcext:value-type="string">
            <text:p>DEBUFF</text:p>
          </table:table-cell>
          <table:table-cell table:style-name="ce89" office:value-type="float" office:value="1" calcext:value-type="float">
            <text:p>1</text:p>
          </table:table-cell>
          <table:table-cell table:style-name="ce89" office:value-type="string" calcext:value-type="string">
            <text:p>Slowing Ic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CONE_OF_COLD</text:p>
          </table:table-cell>
          <table:table-cell table:style-name="ce89" office:value-type="string" calcext:value-type="string">
            <text:p>CONJURATION</text:p>
          </table:table-cell>
          <table:table-cell table:style-name="ce89" office:value-type="string" calcext:value-type="string">
            <text:p>EMISSION</text:p>
          </table:table-cell>
          <table:table-cell table:style-name="ce89" office:value-type="float" office:value="1" calcext:value-type="float">
            <text:p>1</text:p>
          </table:table-cell>
          <table:table-cell table:style-name="ce89" office:value-type="string" calcext:value-type="string">
            <text:p>Cone of Co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FROSTBITE</text:p>
          </table:table-cell>
          <table:table-cell table:style-name="ce89" office:value-type="string" calcext:value-type="string">
            <text:p>CONJURATION</text:p>
          </table:table-cell>
          <table:table-cell table:style-name="ce89" office:value-type="string" calcext:value-type="string">
            <text:p>HARM</text:p>
          </table:table-cell>
          <table:table-cell table:style-name="ce89" office:value-type="float" office:value="1" calcext:value-type="float">
            <text:p>1</text:p>
          </table:table-cell>
          <table:table-cell table:style-name="ce89" office:value-type="string" calcext:value-type="string">
            <text:p>Frostbi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CE_DARTS</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1" calcext:value-type="float">
            <text:p>1</text:p>
          </table:table-cell>
          <table:table-cell table:style-name="ce89" office:value-type="string" calcext:value-type="string">
            <text:p>Ice Darts</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MBUE_WEAPON</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CE_ARMOR</text:p>
          </table:table-cell>
          <table:table-cell table:style-name="ce89" office:value-type="string" calcext:value-type="string">
            <text:p>ABJURATION</text:p>
          </table:table-cell>
          <table:table-cell table:style-name="ce89" office:value-type="string" calcext:value-type="string">
            <text:p>ARMOR</text:p>
          </table:table-cell>
          <table:table-cell table:style-name="ce89" office:value-type="float" office:value="2" calcext:value-type="float">
            <text:p>2</text:p>
          </table:table-cell>
          <table:table-cell table:style-name="ce89" office:value-type="string" calcext:value-type="string">
            <text:p>Ic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CHAINS_OF_ICE</text:p>
          </table:table-cell>
          <table:table-cell table:style-name="ce89" office:value-type="string" calcext:value-type="string">
            <text:p>ALTERATION</text:p>
          </table:table-cell>
          <table:table-cell table:style-name="ce89" office:value-type="string" calcext:value-type="string">
            <text:p>DEBUFF</text:p>
          </table:table-cell>
          <table:table-cell table:style-name="ce89" office:value-type="float" office:value="2" calcext:value-type="float">
            <text:p>2</text:p>
          </table:table-cell>
          <table:table-cell table:style-name="ce89" office:value-type="string" calcext:value-type="string">
            <text:p>Chains of Ic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CE_LASH</text:p>
          </table:table-cell>
          <table:table-cell table:style-name="ce89" office:value-type="string" calcext:value-type="string">
            <text:p>CONJURATION</text:p>
          </table:table-cell>
          <table:table-cell table:style-name="ce89" office:value-type="string" calcext:value-type="string">
            <text:p>ATTACK</text:p>
          </table:table-cell>
          <table:table-cell table:style-name="ce89" office:value-type="float" office:value="2" calcext:value-type="float">
            <text:p>2</text:p>
          </table:table-cell>
          <table:table-cell table:style-name="ce89" office:value-type="string" calcext:value-type="string">
            <text:p>Ice Lash</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CE_SPIKE</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2" calcext:value-type="float">
            <text:p>2</text:p>
          </table:table-cell>
          <table:table-cell table:style-name="ce89" office:value-type="string" calcext:value-type="string">
            <text:p>Ice Spik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COLD_SNAP</text:p>
          </table:table-cell>
          <table:table-cell table:style-name="ce89" office:value-type="string" calcext:value-type="string">
            <text:p>TRANSMUTATION</text:p>
          </table:table-cell>
          <table:table-cell table:style-name="ce89" office:value-type="string" calcext:value-type="string">
            <text:p>TILE</text:p>
          </table:table-cell>
          <table:table-cell table:style-name="ce89" office:value-type="float" office:value="2" calcext:value-type="float">
            <text:p>2</text:p>
          </table:table-cell>
          <table:table-cell table:style-name="ce89" office:value-type="string" calcext:value-type="string">
            <text:p>Cold Snap</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FROSTBURN</text:p>
          </table:table-cell>
          <table:table-cell table:style-name="ce89" office:value-type="string" calcext:value-type="string">
            <text:p>TRANSMUTATION</text:p>
          </table:table-cell>
          <table:table-cell table:style-name="ce89" office:value-type="string" calcext:value-type="string">
            <text:p>UNIT</text:p>
          </table:table-cell>
          <table:table-cell table:style-name="ce89" office:value-type="float" office:value="2" calcext:value-type="float">
            <text:p>2</text:p>
          </table:table-cell>
          <table:table-cell table:style-name="ce89" office:value-type="string" calcext:value-type="string">
            <text:p>Frostbur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RAY_OF_FROST</text:p>
          </table:table-cell>
          <table:table-cell table:style-name="ce89" office:value-type="string" calcext:value-type="string">
            <text:p>TRANSMUTATION</text:p>
          </table:table-cell>
          <table:table-cell table:style-name="ce89" office:value-type="string" calcext:value-type="string">
            <text:p>TILE</text:p>
          </table:table-cell>
          <table:table-cell table:style-name="ce89" office:value-type="float" office:value="2" calcext:value-type="float">
            <text:p>2</text:p>
          </table:table-cell>
          <table:table-cell table:style-name="ce89" office:value-type="string" calcext:value-type="string">
            <text:p>Ray of Fro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CE_BARRIER</text:p>
          </table:table-cell>
          <table:table-cell table:style-name="ce89" office:value-type="string" calcext:value-type="string">
            <text:p>ABJURATION</text:p>
          </table:table-cell>
          <table:table-cell table:style-name="ce89" office:value-type="string" calcext:value-type="string">
            <text:p>ARMOR</text:p>
          </table:table-cell>
          <table:table-cell table:style-name="ce89" office:value-type="float" office:value="3" calcext:value-type="float">
            <text:p>3</text:p>
          </table:table-cell>
          <table:table-cell table:style-name="ce89" office:value-type="string" calcext:value-type="string">
            <text:p>Ice Barri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ARCTIC_WIND</text:p>
          </table:table-cell>
          <table:table-cell table:style-name="ce89" office:value-type="string" calcext:value-type="string">
            <text:p>CONJURATION</text:p>
          </table:table-cell>
          <table:table-cell table:style-name="ce89" office:value-type="string" calcext:value-type="string">
            <text:p>EMISSION</text:p>
          </table:table-cell>
          <table:table-cell table:style-name="ce89" office:value-type="float" office:value="3" calcext:value-type="float">
            <text:p>3</text:p>
          </table:table-cell>
          <table:table-cell table:style-name="ce89" office:value-type="string" calcext:value-type="string">
            <text:p>Arctic Win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FREEZE</text:p>
          </table:table-cell>
          <table:table-cell table:style-name="ce89" office:value-type="string" calcext:value-type="string">
            <text:p>ALTERATION</text:p>
          </table:table-cell>
          <table:table-cell table:style-name="ce89" office:value-type="string" calcext:value-type="string">
            <text:p>CURSE</text:p>
          </table:table-cell>
          <table:table-cell table:style-name="ce89" office:value-type="float" office:value="3" calcext:value-type="float">
            <text:p>3</text:p>
          </table:table-cell>
          <table:table-cell table:style-name="ce89" office:value-type="string" calcext:value-type="string">
            <text:p>Freez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CEBALL</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3" calcext:value-type="float">
            <text:p>3</text:p>
          </table:table-cell>
          <table:table-cell table:style-name="ce89" office:value-type="string" calcext:value-type="string">
            <text:p>Icebal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WALL_OF_ICE</text:p>
          </table:table-cell>
          <table:table-cell table:style-name="ce89" office:value-type="string" calcext:value-type="string">
            <text:p>INVOCATION</text:p>
          </table:table-cell>
          <table:table-cell table:style-name="ce89" office:value-type="string" calcext:value-type="string">
            <text:p>CONSTRUCT</text:p>
          </table:table-cell>
          <table:table-cell table:style-name="ce89" office:value-type="float" office:value="3" calcext:value-type="float">
            <text:p>3</text:p>
          </table:table-cell>
          <table:table-cell table:style-name="ce89" office:value-type="string" calcext:value-type="string">
            <text:p>Wall of Ic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CE_ELEMENTAL</text:p>
          </table:table-cell>
          <table:table-cell table:style-name="ce89" office:value-type="string" calcext:value-type="string">
            <text:p>INVOCATION</text:p>
          </table:table-cell>
          <table:table-cell table:style-name="ce89" office:value-type="string" calcext:value-type="string">
            <text:p>SUMMON</text:p>
          </table:table-cell>
          <table:table-cell table:style-name="ce89" office:value-type="float" office:value="3" calcext:value-type="float">
            <text:p>3</text:p>
          </table:table-cell>
          <table:table-cell table:style-name="ce89" office:value-type="string" calcext:value-type="string">
            <text:p>Ice Elemen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ORB_OF_COLD</text:p>
          </table:table-cell>
          <table:table-cell table:style-name="ce89" office:value-type="string" calcext:value-type="string">
            <text:p>INVOCATION</text:p>
          </table:table-cell>
          <table:table-cell table:style-name="ce89" office:value-type="string" calcext:value-type="string">
            <text:p>SUMMON</text:p>
          </table:table-cell>
          <table:table-cell table:style-name="ce89" office:value-type="float" office:value="3" calcext:value-type="float">
            <text:p>3</text:p>
          </table:table-cell>
          <table:table-cell table:style-name="ce89" office:value-type="string" calcext:value-type="string">
            <text:p>Orb of Co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POLAR_RAY</text:p>
          </table:table-cell>
          <table:table-cell table:style-name="ce89" office:value-type="string" calcext:value-type="string">
            <text:p>TRANSMUTATION</text:p>
          </table:table-cell>
          <table:table-cell table:style-name="ce89" office:value-type="string" calcext:value-type="string">
            <text:p>TILE</text:p>
          </table:table-cell>
          <table:table-cell table:style-name="ce89" office:value-type="float" office:value="3" calcext:value-type="float">
            <text:p>3</text:p>
          </table:table-cell>
          <table:table-cell table:style-name="ce89" office:value-type="string" calcext:value-type="string">
            <text:p>Polar Ra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ARCTIC_TEMPEST</text:p>
          </table:table-cell>
          <table:table-cell table:style-name="ce89" office:value-type="string" calcext:value-type="string">
            <text:p>CONJURATION</text:p>
          </table:table-cell>
          <table:table-cell table:style-name="ce89" office:value-type="string" calcext:value-type="string">
            <text:p>EMISSION</text:p>
          </table:table-cell>
          <table:table-cell table:style-name="ce89" office:value-type="float" office:value="4" calcext:value-type="float">
            <text:p>4</text:p>
          </table:table-cell>
          <table:table-cell table:style-name="ce89" office:value-type="string" calcext:value-type="string">
            <text:p>Arctic Tempe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BLIZZARD</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4" calcext:value-type="float">
            <text:p>4</text:p>
          </table:table-cell>
          <table:table-cell table:style-name="ce89" office:value-type="string" calcext:value-type="string">
            <text:p>Blizzar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FROST_NOVA</text:p>
          </table:table-cell>
          <table:table-cell table:style-name="ce89" office:value-type="string" calcext:value-type="string">
            <text:p>ALTERATION</text:p>
          </table:table-cell>
          <table:table-cell table:style-name="ce89" office:value-type="string" calcext:value-type="string">
            <text:p>CURSE</text:p>
          </table:table-cell>
          <table:table-cell table:style-name="ce89" office:value-type="float" office:value="4" calcext:value-type="float">
            <text:p>4</text:p>
          </table:table-cell>
          <table:table-cell table:style-name="ce89" office:value-type="string" calcext:value-type="string">
            <text:p>Frost Nova</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AVALANCHE</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4" calcext:value-type="float">
            <text:p>4</text:p>
          </table:table-cell>
          <table:table-cell table:style-name="ce89" office:value-type="string" calcext:value-type="string">
            <text:p>Avalanch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MBUE_ARMOR</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MBUE_SHIELD</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ICE</text:p>
          </table:table-cell>
          <table:table-cell table:style-name="ce89" office:value-type="string" calcext:value-type="string">
            <text:p>ICE_SPEAR</text:p>
          </table:table-cell>
          <table:table-cell table:style-name="ce89" office:value-type="string" calcext:value-type="string">
            <text:p>INVOCATION</text:p>
          </table:table-cell>
          <table:table-cell table:style-name="ce89" office:value-type="string" calcext:value-type="string">
            <text:p>CONSTRUCT</text:p>
          </table:table-cell>
          <table:table-cell table:style-name="ce89" office:value-type="float" office:value="2" calcext:value-type="float">
            <text:p>2</text:p>
          </table:table-cell>
          <table:table-cell table:style-name="ce89" office:value-type="string" calcext:value-type="string">
            <text:p>Ice Spea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SKIN</text:p>
          </table:table-cell>
          <table:table-cell office:value-type="string" calcext:value-type="string">
            <text:p>ABJURATION</text:p>
          </table:table-cell>
          <table:table-cell office:value-type="string" calcext:value-type="string">
            <text:p>ARMOR</text:p>
          </table:table-cell>
          <table:table-cell office:value-type="float" office:value="1" calcext:value-type="float">
            <text:p>1</text:p>
          </table:table-cell>
          <table:table-cell office:value-type="string" calcext:value-type="string">
            <text:p>Metal Ski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SHARDS</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Metal Shards</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KEEN_EDGE</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Keen Edg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TEMPE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Temp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IGHTY_GUARD</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Mighty Guar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RMOR_BREA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Armor Break</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PON_BREA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Weapon Break</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FI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Metal Fi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NIMATE_ARMOR</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Animat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NIMATE_WEAPON</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Animat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EPAIR_METAL</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epair Me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UST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ust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UST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ust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KEN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Weaken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KEN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Weaken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BLADE_BARRIER</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Blade Barri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DIAMOND_SHELL</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Diamond Shel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OLTEN_SPRAY</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Molten Spra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Metal Elemen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CHILL_METAL</text:p>
          </table:table-cell>
          <table:table-cell office:value-type="string" calcext:value-type="string">
            <text:p>TRANSMUTATION</text:p>
          </table:table-cell>
          <table:table-cell office:value-type="string" calcext:value-type="string">
            <text:p>ARTIFICE</text:p>
          </table:table-cell>
          <table:table-cell office:value-type="float" office:value="3" calcext:value-type="float">
            <text:p>3</text:p>
          </table:table-cell>
          <table:table-cell office:value-type="string" calcext:value-type="string">
            <text:p>Chill Me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HEAT_METAL</text:p>
          </table:table-cell>
          <table:table-cell office:value-type="string" calcext:value-type="string">
            <text:p>TRANSMUTATION</text:p>
          </table:table-cell>
          <table:table-cell office:value-type="string" calcext:value-type="string">
            <text:p>ARTIFICE</text:p>
          </table:table-cell>
          <table:table-cell office:value-type="float" office:value="3" calcext:value-type="float">
            <text:p>3</text:p>
          </table:table-cell>
          <table:table-cell office:value-type="string" calcext:value-type="string">
            <text:p>Heat Me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QUICKEN</text:p>
          </table:table-cell>
          <table:table-cell office:value-type="string" calcext:value-type="string">
            <text:p>AUGMENTATION</text:p>
          </table:table-cell>
          <table:table-cell office:value-type="string" calcext:value-type="string">
            <text:p>BENEFIT</text:p>
          </table:table-cell>
          <table:table-cell office:value-type="float" office:value="4" calcext:value-type="float">
            <text:p>4</text:p>
          </table:table-cell>
          <table:table-cell office:value-type="string" calcext:value-type="string">
            <text:p>Quicke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DISINTEGRATE_EQUIPMENT</text:p>
          </table:table-cell>
          <table:table-cell office:value-type="string" calcext:value-type="string">
            <text:p>TRANSMUTATION</text:p>
          </table:table-cell>
          <table:table-cell office:value-type="string" calcext:value-type="string">
            <text:p>ARTIFICE</text:p>
          </table:table-cell>
          <table:table-cell office:value-type="float" office:value="4" calcext:value-type="float">
            <text:p>4</text:p>
          </table:table-cell>
          <table:table-cell office:value-type="string" calcext:value-type="string">
            <text:p>Disintegrate Equipmen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SHATTER</text:p>
          </table:table-cell>
          <table:table-cell office:value-type="string" calcext:value-type="string">
            <text:p>TRANSMUTATION</text:p>
          </table:table-cell>
          <table:table-cell office:value-type="string" calcext:value-type="string">
            <text:p>ARTIFICE</text:p>
          </table:table-cell>
          <table:table-cell office:value-type="float" office:value="4" calcext:value-type="float">
            <text:p>4</text:p>
          </table:table-cell>
          <table:table-cell office:value-type="string" calcext:value-type="string">
            <text:p>Shatt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HAMM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Metal Hamm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CHARGE</text:p>
          </table:table-cell>
          <table:table-cell table:style-name="ce89" office:value-type="string" calcext:value-type="string">
            <text:p>AUGMENTATION</text:p>
          </table:table-cell>
          <table:table-cell table:style-name="ce89" office:value-type="string" calcext:value-type="string">
            <text:p>BUFF</text:p>
          </table:table-cell>
          <table:table-cell table:style-name="ce89" office:value-type="float" office:value="1" calcext:value-type="float">
            <text:p>1</text:p>
          </table:table-cell>
          <table:table-cell table:style-name="ce89" office:value-type="string" calcext:value-type="string">
            <text:p>Charg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FLASH</text:p>
          </table:table-cell>
          <table:table-cell table:style-name="ce89" office:value-type="string" calcext:value-type="string">
            <text:p>ALTERATION</text:p>
          </table:table-cell>
          <table:table-cell table:style-name="ce89" office:value-type="string" calcext:value-type="string">
            <text:p>DEBILITATE</text:p>
          </table:table-cell>
          <table:table-cell table:style-name="ce89" office:value-type="float" office:value="1" calcext:value-type="float">
            <text:p>1</text:p>
          </table:table-cell>
          <table:table-cell table:style-name="ce89" office:value-type="string" calcext:value-type="string">
            <text:p>Flash</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SHOCK</text:p>
          </table:table-cell>
          <table:table-cell table:style-name="ce89" office:value-type="string" calcext:value-type="string">
            <text:p>CONJURATION</text:p>
          </table:table-cell>
          <table:table-cell table:style-name="ce89" office:value-type="string" calcext:value-type="string">
            <text:p>HARM</text:p>
          </table:table-cell>
          <table:table-cell table:style-name="ce89" office:value-type="float" office:value="1" calcext:value-type="float">
            <text:p>1</text:p>
          </table:table-cell>
          <table:table-cell table:style-name="ce89" office:value-type="string" calcext:value-type="string">
            <text:p>Shock</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SHOCKING_TOUCH</text:p>
          </table:table-cell>
          <table:table-cell table:style-name="ce89" office:value-type="string" calcext:value-type="string">
            <text:p>CONJURATION</text:p>
          </table:table-cell>
          <table:table-cell table:style-name="ce89" office:value-type="string" calcext:value-type="string">
            <text:p>HARM</text:p>
          </table:table-cell>
          <table:table-cell table:style-name="ce89" office:value-type="float" office:value="1" calcext:value-type="float">
            <text:p>1</text:p>
          </table:table-cell>
          <table:table-cell table:style-name="ce89" office:value-type="string" calcext:value-type="string">
            <text:p>Shocking Touch</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LIGHTNING_BOLT</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1" calcext:value-type="float">
            <text:p>1</text:p>
          </table:table-cell>
          <table:table-cell table:style-name="ce89" office:value-type="string" calcext:value-type="string">
            <text:p>Lightning Bol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IMBUE_WEAPON</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STORM_ARMOR</text:p>
          </table:table-cell>
          <table:table-cell table:style-name="ce89" office:value-type="string" calcext:value-type="string">
            <text:p>ABJURATION</text:p>
          </table:table-cell>
          <table:table-cell table:style-name="ce89" office:value-type="string" calcext:value-type="string">
            <text:p>ARMOR</text:p>
          </table:table-cell>
          <table:table-cell table:style-name="ce89" office:value-type="float" office:value="2" calcext:value-type="float">
            <text:p>2</text:p>
          </table:table-cell>
          <table:table-cell table:style-name="ce89" office:value-type="string" calcext:value-type="string">
            <text:p>Storm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SUPER_CHARGE</text:p>
          </table:table-cell>
          <table:table-cell table:style-name="ce89" office:value-type="string" calcext:value-type="string">
            <text:p>AUGMENTATION</text:p>
          </table:table-cell>
          <table:table-cell table:style-name="ce89" office:value-type="string" calcext:value-type="string">
            <text:p>BUFF</text:p>
          </table:table-cell>
          <table:table-cell table:style-name="ce89" office:value-type="float" office:value="2" calcext:value-type="float">
            <text:p>2</text:p>
          </table:table-cell>
          <table:table-cell table:style-name="ce89" office:value-type="string" calcext:value-type="string">
            <text:p>Super Charg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LIGHTNING</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2" calcext:value-type="float">
            <text:p>2</text:p>
          </table:table-cell>
          <table:table-cell table:style-name="ce89" office:value-type="string" calcext:value-type="string">
            <text:p>Lightning</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DISORIENT</text:p>
          </table:table-cell>
          <table:table-cell table:style-name="ce89" office:value-type="string" calcext:value-type="string">
            <text:p>ALTERATION</text:p>
          </table:table-cell>
          <table:table-cell table:style-name="ce89" office:value-type="string" calcext:value-type="string">
            <text:p>DEBILITATE</text:p>
          </table:table-cell>
          <table:table-cell table:style-name="ce89" office:value-type="float" office:value="2" calcext:value-type="float">
            <text:p>2</text:p>
          </table:table-cell>
          <table:table-cell table:style-name="ce89" office:value-type="string" calcext:value-type="string">
            <text:p>Disorien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THUNDER_CLAP</text:p>
          </table:table-cell>
          <table:table-cell table:style-name="ce89" office:value-type="string" calcext:value-type="string">
            <text:p>ALTERATION</text:p>
          </table:table-cell>
          <table:table-cell table:style-name="ce89" office:value-type="string" calcext:value-type="string">
            <text:p>DEBILITATE</text:p>
          </table:table-cell>
          <table:table-cell table:style-name="ce89" office:value-type="float" office:value="2" calcext:value-type="float">
            <text:p>2</text:p>
          </table:table-cell>
          <table:table-cell table:style-name="ce89" office:value-type="string" calcext:value-type="string">
            <text:p>Thunder Clap</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LIGHTNING_SPEAR</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2" calcext:value-type="float">
            <text:p>2</text:p>
          </table:table-cell>
          <table:table-cell table:style-name="ce89" office:value-type="string" calcext:value-type="string">
            <text:p>Lightning Spea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LIGHTNING_STAB</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2" calcext:value-type="float">
            <text:p>2</text:p>
          </table:table-cell>
          <table:table-cell table:style-name="ce89" office:value-type="string" calcext:value-type="string">
            <text:p>Lightning Stab</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DRAIN_ENERGY</text:p>
          </table:table-cell>
          <table:table-cell table:style-name="ce89" office:value-type="string" calcext:value-type="string">
            <text:p>ALTERATION</text:p>
          </table:table-cell>
          <table:table-cell table:style-name="ce89" office:value-type="string" calcext:value-type="string">
            <text:p>DEBUFF</text:p>
          </table:table-cell>
          <table:table-cell table:style-name="ce89" office:value-type="float" office:value="3" calcext:value-type="float">
            <text:p>3</text:p>
          </table:table-cell>
          <table:table-cell table:style-name="ce89" office:value-type="string" calcext:value-type="string">
            <text:p>Drain Energy</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PARALYZE</text:p>
          </table:table-cell>
          <table:table-cell table:style-name="ce89" office:value-type="string" calcext:value-type="string">
            <text:p>ALTERATION</text:p>
          </table:table-cell>
          <table:table-cell table:style-name="ce89" office:value-type="string" calcext:value-type="string">
            <text:p>CURSE</text:p>
          </table:table-cell>
          <table:table-cell table:style-name="ce89" office:value-type="float" office:value="3" calcext:value-type="float">
            <text:p>3</text:p>
          </table:table-cell>
          <table:table-cell table:style-name="ce89" office:value-type="string" calcext:value-type="string">
            <text:p>Paralyz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INFUSE</text:p>
          </table:table-cell>
          <table:table-cell table:style-name="ce89" office:value-type="string" calcext:value-type="string">
            <text:p>AUGMENTATION</text:p>
          </table:table-cell>
          <table:table-cell table:style-name="ce89" office:value-type="string" calcext:value-type="string">
            <text:p>BUFF</text:p>
          </table:table-cell>
          <table:table-cell table:style-name="ce89" office:value-type="float" office:value="3" calcext:value-type="float">
            <text:p>3</text:p>
          </table:table-cell>
          <table:table-cell table:style-name="ce89" office:value-type="string" calcext:value-type="string">
            <text:p>Infus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CALL_LIGHTNING</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3" calcext:value-type="float">
            <text:p>3</text:p>
          </table:table-cell>
          <table:table-cell table:style-name="ce89" office:value-type="string" calcext:value-type="string">
            <text:p>Call Lightning</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CHAIN_LIGHTNING</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3" calcext:value-type="float">
            <text:p>3</text:p>
          </table:table-cell>
          <table:table-cell table:style-name="ce89" office:value-type="string" calcext:value-type="string">
            <text:p>Chain Lightning</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THUNDERBOLT</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3" calcext:value-type="float">
            <text:p>3</text:p>
          </table:table-cell>
          <table:table-cell table:style-name="ce89" office:value-type="string" calcext:value-type="string">
            <text:p>Thunderbol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BALL_LIGHTNING</text:p>
          </table:table-cell>
          <table:table-cell table:style-name="ce89" office:value-type="string" calcext:value-type="string">
            <text:p>INVOCATION</text:p>
          </table:table-cell>
          <table:table-cell table:style-name="ce89" office:value-type="string" calcext:value-type="string">
            <text:p>SUMMON</text:p>
          </table:table-cell>
          <table:table-cell table:style-name="ce89" office:value-type="float" office:value="3" calcext:value-type="float">
            <text:p>3</text:p>
          </table:table-cell>
          <table:table-cell table:style-name="ce89" office:value-type="string" calcext:value-type="string">
            <text:p>Ball Lightning</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STORM_ELEMENTAL</text:p>
          </table:table-cell>
          <table:table-cell table:style-name="ce89" office:value-type="string" calcext:value-type="string">
            <text:p>INVOCATION</text:p>
          </table:table-cell>
          <table:table-cell table:style-name="ce89" office:value-type="string" calcext:value-type="string">
            <text:p>SUMMON</text:p>
          </table:table-cell>
          <table:table-cell table:style-name="ce89" office:value-type="float" office:value="3" calcext:value-type="float">
            <text:p>3</text:p>
          </table:table-cell>
          <table:table-cell table:style-name="ce89" office:value-type="string" calcext:value-type="string">
            <text:p>Storm Elemen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LIGHTNING_SHIELD</text:p>
          </table:table-cell>
          <table:table-cell table:style-name="ce89" office:value-type="string" calcext:value-type="string">
            <text:p>ABJURATION</text:p>
          </table:table-cell>
          <table:table-cell table:style-name="ce89" office:value-type="string" calcext:value-type="string">
            <text:p>SHIELD</text:p>
          </table:table-cell>
          <table:table-cell table:style-name="ce89" office:value-type="float" office:value="4" calcext:value-type="float">
            <text:p>4</text:p>
          </table:table-cell>
          <table:table-cell table:style-name="ce89" office:value-type="string" calcext:value-type="string">
            <text:p>Lightning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STORM_CLOUD</text:p>
          </table:table-cell>
          <table:table-cell table:style-name="ce89" office:value-type="string" calcext:value-type="string">
            <text:p>CONJURATION</text:p>
          </table:table-cell>
          <table:table-cell table:style-name="ce89" office:value-type="string" calcext:value-type="string">
            <text:p>EMISSION</text:p>
          </table:table-cell>
          <table:table-cell table:style-name="ce89" office:value-type="float" office:value="4" calcext:value-type="float">
            <text:p>4</text:p>
          </table:table-cell>
          <table:table-cell table:style-name="ce89" office:value-type="string" calcext:value-type="string">
            <text:p>Storm Clou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LIGHTNING_STORM</text:p>
          </table:table-cell>
          <table:table-cell table:style-name="ce89" office:value-type="string" calcext:value-type="string">
            <text:p>CONJURATION</text:p>
          </table:table-cell>
          <table:table-cell table:style-name="ce89" office:value-type="string" calcext:value-type="string">
            <text:p>PROJECTILE</text:p>
          </table:table-cell>
          <table:table-cell table:style-name="ce89" office:value-type="float" office:value="4" calcext:value-type="float">
            <text:p>4</text:p>
          </table:table-cell>
          <table:table-cell table:style-name="ce89" office:value-type="string" calcext:value-type="string">
            <text:p>Lightning Storm</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IMBUE_ARMOR</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IMBUE_SHIELD</text:p>
          </table:table-cell>
          <table:table-cell table:style-name="ce89" office:value-type="string" calcext:value-type="string">
            <text:p>TRANSMUTATION</text:p>
          </table:table-cell>
          <table:table-cell table:style-name="ce89" office:value-type="string" calcext:value-type="string">
            <text:p>ARTIFICE</text:p>
          </table:table-cell>
          <table:table-cell table:style-name="ce89" office:value-type="float" office:value="1" calcext:value-type="float">
            <text:p>1</text:p>
          </table:table-cell>
          <table:table-cell table:style-name="ce89"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table:style-name="ce89" office:value-type="string" calcext:value-type="string">
            <text:p>SPELL</text:p>
          </table:table-cell>
          <table:table-cell table:style-name="ce89" office:value-type="string" calcext:value-type="string">
            <text:p>ELEMENTAL</text:p>
          </table:table-cell>
          <table:table-cell table:style-name="ce89" office:value-type="string" calcext:value-type="string">
            <text:p>STORM</text:p>
          </table:table-cell>
          <table:table-cell table:style-name="ce89" office:value-type="string" calcext:value-type="string">
            <text:p>STORM_DAGGER</text:p>
          </table:table-cell>
          <table:table-cell table:style-name="ce89" office:value-type="string" calcext:value-type="string">
            <text:p>INVOCATION</text:p>
          </table:table-cell>
          <table:table-cell table:style-name="ce89" office:value-type="string" calcext:value-type="string">
            <text:p>CONSTRUCT</text:p>
          </table:table-cell>
          <table:table-cell table:style-name="ce89" office:value-type="float" office:value="2" calcext:value-type="float">
            <text:p>2</text:p>
          </table:table-cell>
          <table:table-cell table:style-name="ce89" office:value-type="string" calcext:value-type="string">
            <text:p>Storm Dagg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SOAK</text:p>
          </table:table-cell>
          <table:table-cell office:value-type="string" calcext:value-type="string">
            <text:p>ALTERATION</text:p>
          </table:table-cell>
          <table:table-cell office:value-type="string" calcext:value-type="string">
            <text:p>CURSE</text:p>
          </table:table-cell>
          <table:table-cell office:value-type="float" office:value="1" calcext:value-type="float">
            <text:p>1</text:p>
          </table:table-cell>
          <table:table-cell office:value-type="string" calcext:value-type="string">
            <text:p>Soak</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SURGE</text:p>
          </table:table-cell>
          <table:table-cell office:value-type="string" calcext:value-type="string">
            <text:p>APPORTATION</text:p>
          </table:table-cell>
          <table:table-cell office:value-type="string" calcext:value-type="string">
            <text:p>PROPEL</text:p>
          </table:table-cell>
          <table:table-cell office:value-type="float" office:value="1" calcext:value-type="float">
            <text:p>1</text:p>
          </table:table-cell>
          <table:table-cell office:value-type="string" calcext:value-type="string">
            <text:p>Surg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BOL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Water Bol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LEAN</text:p>
          </table:table-cell>
          <table:table-cell office:value-type="string" calcext:value-type="string">
            <text:p>RESTORATION</text:p>
          </table:table-cell>
          <table:table-cell office:value-type="string" calcext:value-type="string">
            <text:p>CLEANSE</text:p>
          </table:table-cell>
          <table:table-cell office:value-type="float" office:value="1" calcext:value-type="float">
            <text:p>1</text:p>
          </table:table-cell>
          <table:table-cell office:value-type="string" calcext:value-type="string">
            <text:p>Clea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EALING_STREAM</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Healing Stream</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DEHYDRAT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ehydr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YDRATE</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Hydrat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IDAL_WAVE</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Tidal Wave</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ORB</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Water Orb</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REATE_WAT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Create Wat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URE_INFECTION</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Cure Infecti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LEANSING_RAIN</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Cleansing Rai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HELL</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Water Shel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YPHOON</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Typho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FOG_CLOUD</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Fog Clou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DROWN</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Drow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ORRENT</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Torren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LL_OF_WATER</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Wat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POUT</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ter Spou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F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terfal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Water Elemental</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EALING_MIST</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Healing Mist</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MAELSTROM</text:p>
          </table:table-cell>
          <table:table-cell office:value-type="string" calcext:value-type="string">
            <text:p>APPORTATION</text:p>
          </table:table-cell>
          <table:table-cell office:value-type="string" calcext:value-type="string">
            <text:p>PROPEL</text:p>
          </table:table-cell>
          <table:table-cell office:value-type="float" office:value="4" calcext:value-type="float">
            <text:p>4</text:p>
          </table:table-cell>
          <table:table-cell office:value-type="string" calcext:value-type="string">
            <text:p>Maelstrom</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RUSHING_WATER</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Rushing Wate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FLOOD</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Floo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TAFF</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Water Staff</text:p>
          </table:table-cell>
          <table:table-cell table:style-name="ce86" office:value-type="string" calcext:value-type="string">
            <text:p>ATTRIBUTE_ID:#</text:p>
          </table:table-cell>
          <table:table-cell table:style-name="ce86" office:value-type="string" calcext:value-type="string">
            <text:p>SPELL_ID</text:p>
          </table:table-cell>
          <table:table-cell table:style-name="ce86" office:value-type="string" calcext:value-type="string">
            <text:p>CLASS_ID:#</text:p>
          </table:table-cell>
          <table:table-cell table:style-name="ce86" office:value-type="string" calcext:value-type="string">
            <text:p>##</text:p>
          </table:table-cell>
          <table:table-cell table:style-name="ce86" office:value-type="string" calcext:value-type="string">
            <text:p>SPELL_ID</text:p>
          </table:table-cell>
          <table:table-cell table:style-name="ce86" office:value-type="string" calcext:value-type="string">
            <text:p>This is a placeholder spell effect </text:p>
          </table:table-cell>
          <table:table-cell table:style-name="ce86" office:value-type="string" calcext:value-type="string">
            <text:p>This is a placeholder spell description</text:p>
          </table:table-cell>
          <table:table-cell table:style-name="ce86" office:value-type="string" calcext:value-type="string">
            <text:p>This is a placeholder spell announcment</text:p>
          </table:table-cell>
          <table:table-cell table:number-columns-repeated="2" table:style-name="ce86" office:value-type="string" calcext:value-type="string">
            <text:p>#</text:p>
          </table:table-cell>
          <table:table-cell table:number-columns-repeated="2" table:style-name="ce86" office:value-type="string" calcext:value-type="string">
            <text:p>T/F</text:p>
          </table:table-cell>
          <table:table-cell table:number-columns-repeated="6" table:style-name="ce86" office:value-type="string" calcext:value-type="string">
            <text:p>#</text:p>
          </table:table-cell>
          <table:table-cell table:style-name="ce86" office:value-type="string" calcext:value-type="string">
            <text:p>SKILL_ID:#</text:p>
          </table:table-cell>
          <table:table-cell table:number-columns-repeated="4" table:style-name="ce86" office:value-type="string" calcext:value-type="string">
            <text:p>ATTRIBUTE_ID</text:p>
          </table:table-cell>
          <table:table-cell table:style-name="ce86" office:value-type="string" calcext:value-type="string">
            <text:p>This is a placeholder wrapper targeting script, this identifies which targets are eligible when a unit uses an interaction</text:p>
          </table:table-cell>
          <table:table-cell table:style-name="ce86" office:value-type="string" calcext:value-type="string">
            <text:p>This is a placeholder spell script, spell effect scripts will go here</text:p>
          </table:table-cell>
          <table:table-cell table:style-name="ce86" office:value-type="string" calcext:value-type="string">
            <text:p>Name of equation or equation itself</text:p>
          </table:table-cell>
          <table:table-cell table:style-name="ce86" office:value-type="string" calcext:value-type="string">
            <text:p>SYN_NAME</text:p>
          </table:table-cell>
          <table:table-cell table:style-name="ce86" office:value-type="string" calcext:value-type="string">
            <text:p>CE_SOMETHING:SOMETHING</text:p>
          </table:table-cell>
          <table:table-cell table:number-columns-repeated="988"/>
        </table:table-row>
        <table:table-row table:style-name="ro1" table:number-rows-repeated="1048352">
          <table:table-cell table:number-columns-repeated="1024"/>
        </table:table-row>
        <table:table-row table:style-name="ro1">
          <table:table-cell table:number-columns-repeated="1024"/>
        </table:table-row>
      </table:table>
      <table:table table:name="Nature" table:style-name="ta1">
        <table:table-column table:style-name="co9" table:number-columns-repeated="3" table:default-cell-style-name="ce88"/>
        <table:table-column table:style-name="co123" table:default-cell-style-name="ce88"/>
        <table:table-column table:style-name="co124" table:number-columns-repeated="2" table:default-cell-style-name="ce88"/>
        <table:table-column table:style-name="co38" table:default-cell-style-name="ce88"/>
        <table:table-column table:style-name="co124" table:default-cell-style-name="ce88"/>
        <table:table-column table:style-name="co21" table:default-cell-style-name="ce86"/>
        <table:table-column table:style-name="co26" table:default-cell-style-name="ce86"/>
        <table:table-column table:style-name="co125" table:default-cell-style-name="ce86"/>
        <table:table-column table:style-name="co126" table:default-cell-style-name="ce86"/>
        <table:table-column table:style-name="co26" table:default-cell-style-name="ce86"/>
        <table:table-column table:style-name="co67" table:default-cell-style-name="ce86"/>
        <table:table-column table:style-name="co127" table:default-cell-style-name="ce86"/>
        <table:table-column table:style-name="co128" table:default-cell-style-name="ce86"/>
        <table:table-column table:style-name="co30" table:number-columns-repeated="3" table:default-cell-style-name="ce86"/>
        <table:table-column table:style-name="co129" table:default-cell-style-name="ce86"/>
        <table:table-column table:style-name="co29" table:number-columns-repeated="2" table:default-cell-style-name="ce86"/>
        <table:table-column table:style-name="co130" table:number-columns-repeated="2" table:default-cell-style-name="ce86"/>
        <table:table-column table:style-name="co131" table:default-cell-style-name="ce86"/>
        <table:table-column table:style-name="co132" table:default-cell-style-name="ce86"/>
        <table:table-column table:style-name="co133" table:default-cell-style-name="ce86"/>
        <table:table-column table:style-name="co134" table:default-cell-style-name="ce86"/>
        <table:table-column table:style-name="co135" table:default-cell-style-name="ce86"/>
        <table:table-column table:style-name="co134" table:default-cell-style-name="ce86"/>
        <table:table-column table:style-name="co12" table:default-cell-style-name="ce86"/>
        <table:table-column table:style-name="co136" table:default-cell-style-name="ce86"/>
        <table:table-column table:style-name="co137" table:default-cell-style-name="ce86"/>
        <table:table-column table:style-name="co138" table:default-cell-style-name="ce86"/>
        <table:table-column table:style-name="co139" table:default-cell-style-name="ce86"/>
        <table:table-column table:style-name="co64" table:default-cell-style-name="ce86"/>
        <table:table-column table:style-name="co9" table:number-columns-repeated="988" table:default-cell-style-name="Default"/>
        <table:table-row table:style-name="ro1">
          <table:table-cell table:style-name="ce86" office:value-type="string" calcext:value-type="string">
            <text:p>Category</text:p>
          </table:table-cell>
          <table:table-cell table:style-name="ce86" office:value-type="string" calcext:value-type="string">
            <text:p>Sphere</text:p>
          </table:table-cell>
          <table:table-cell table:style-name="ce86" office:value-type="string" calcext:value-type="string">
            <text:p>School</text:p>
          </table:table-cell>
          <table:table-cell table:style-name="ce86" office:value-type="string" calcext:value-type="string">
            <text:p>Spell</text:p>
          </table:table-cell>
          <table:table-cell table:style-name="ce86" office:value-type="string" calcext:value-type="string">
            <text:p>Discipline</text:p>
          </table:table-cell>
          <table:table-cell table:style-name="ce86" office:value-type="string" calcext:value-type="string">
            <text:p>Sub-Discipline</text:p>
          </table:table-cell>
          <table:table-cell table:style-name="ce86" office:value-type="string" calcext:value-type="string">
            <text:p>Lvl</text:p>
          </table:table-cell>
          <table:table-cell table:style-name="ce86"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table:style-name="Default"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style-name="ce86" table:number-columns-repeated="9"/>
          <table:table-cell table:style-name="ce87"/>
          <table:table-cell table:style-name="ce86" table:number-columns-repeated="97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AGILITY</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Agil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ENDURANCE</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Enduranc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STRENGTH</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Streng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TOUGHNES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Toughnes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MAGIC_FANG</text:p>
          </table:table-cell>
          <table:table-cell office:value-type="string" calcext:value-type="string">
            <text:p>CONJURATION</text:p>
          </table:table-cell>
          <table:table-cell office:value-type="string" calcext:value-type="string">
            <text:p>MISSILE</text:p>
          </table:table-cell>
          <table:table-cell office:value-type="float" office:value="2" calcext:value-type="float">
            <text:p>2</text:p>
          </table:table-cell>
          <table:table-cell office:value-type="string" calcext:value-type="string">
            <text:p>Magic Fang</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PHYSICALIT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Animal Physical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MPOWER_ANIMAL</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Empower Anim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MEND_ANIMAL</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Mend Anim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HARM_ANIMAL</text:p>
          </table:table-cell>
          <table:table-cell office:value-type="string" calcext:value-type="string">
            <text:p>INVOCATION</text:p>
          </table:table-cell>
          <table:table-cell office:value-type="string" calcext:value-type="string">
            <text:p>BIND</text:p>
          </table:table-cell>
          <table:table-cell office:value-type="float" office:value="2" calcext:value-type="float">
            <text:p>2</text:p>
          </table:table-cell>
          <table:table-cell office:value-type="string" calcext:value-type="string">
            <text:p>Charm Anim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PURGE_ANIMAL</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Purge Anim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BAN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Animal Ban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FEROCITY</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nimal Ferocit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NVENOM</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Enveno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ALM_ANIMALS</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alm Animal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GREATER_MENDING</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Greater Mending</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UMMON_ANIM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Anim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UMMON_SWARM</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war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OMPANION</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ompan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NRAGE_ANIMALS</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Enrage Animal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FRENZY</text:p>
          </table:table-cell>
          <table:table-cell office:value-type="string" calcext:value-type="string">
            <text:p>ALTERATION</text:p>
          </table:table-cell>
          <table:table-cell office:value-type="string" calcext:value-type="string">
            <text:p>DEBILITATE</text:p>
          </table:table-cell>
          <table:table-cell office:value-type="float" office:value="3" calcext:value-type="float">
            <text:p>3</text:p>
          </table:table-cell>
          <table:table-cell office:value-type="string" calcext:value-type="string">
            <text:p>Frenzy</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RECALL_COMPANION</text:p>
          </table:table-cell>
          <table:table-cell office:value-type="string" calcext:value-type="string">
            <text:p>APPORTATION</text:p>
          </table:table-cell>
          <table:table-cell office:value-type="string" calcext:value-type="string">
            <text:p>MOVE</text:p>
          </table:table-cell>
          <table:table-cell office:value-type="float" office:value="3" calcext:value-type="float">
            <text:p>3</text:p>
          </table:table-cell>
          <table:table-cell office:value-type="string" calcext:value-type="string">
            <text:p>Recall Compan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AVAGE_MAW</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avage Maw</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HARE_SOUL</text:p>
          </table:table-cell>
          <table:table-cell office:value-type="string" calcext:value-type="string">
            <text:p>AUGMENTATION</text:p>
          </table:table-cell>
          <table:table-cell office:value-type="string" calcext:value-type="string">
            <text:p>BUFF</text:p>
          </table:table-cell>
          <table:table-cell office:value-type="float" office:value="3" calcext:value-type="float">
            <text:p>3</text:p>
          </table:table-cell>
          <table:table-cell office:value-type="string" calcext:value-type="string">
            <text:p>Share Sou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FORM</text:p>
          </table:table-cell>
          <table:table-cell office:value-type="string" calcext:value-type="string">
            <text:p>TRANSMUTATION</text:p>
          </table:table-cell>
          <table:table-cell office:value-type="string" calcext:value-type="string">
            <text:p>TRANSFORMATION</text:p>
          </table:table-cell>
          <table:table-cell office:value-type="float" office:value="4" calcext:value-type="float">
            <text:p>4</text:p>
          </table:table-cell>
          <table:table-cell office:value-type="string" calcext:value-type="string">
            <text:p>Animal For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REVIVE_COMPANION</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vive Compan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_SPIKES</text:p>
          </table:table-cell>
          <table:table-cell office:value-type="string" calcext:value-type="string">
            <text:p>CONJURATION</text:p>
          </table:table-cell>
          <table:table-cell office:value-type="string" calcext:value-type="string">
            <text:p>MISSILE</text:p>
          </table:table-cell>
          <table:table-cell office:value-type="float" office:value="1" calcext:value-type="float">
            <text:p>1</text:p>
          </table:table-cell>
          <table:table-cell office:value-type="string" calcext:value-type="string">
            <text:p>Stone Spike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1</text:p>
          </table:table-cell>
          <table:table-cell table:number-columns-repeated="2" office:value-type="string" calcext:value-type="string">
            <text:p>XXX</text:p>
          </table:table-cell>
          <table:table-cell office:value-type="float" office:value="1" calcext:value-type="float">
            <text:p>1</text:p>
          </table:table-cell>
          <table:table-cell office:value-type="string" calcext:value-type="string">
            <text:p>Geomancy Level 1</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OFTEN_EARTH</text:p>
          </table:table-cell>
          <table:table-cell office:value-type="string" calcext:value-type="string">
            <text:p>TRANSMUTATION</text:p>
          </table:table-cell>
          <table:table-cell office:value-type="string" calcext:value-type="string">
            <text:p>CHANGE</text:p>
          </table:table-cell>
          <table:table-cell office:value-type="float" office:value="1" calcext:value-type="float">
            <text:p>1</text:p>
          </table:table-cell>
          <table:table-cell office:value-type="string" calcext:value-type="string">
            <text:p>Soften Ear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STRIKE</text:p>
          </table:table-cell>
          <table:table-cell office:value-type="string" calcext:value-type="string">
            <text:p>CONJURATION</text:p>
          </table:table-cell>
          <table:table-cell office:value-type="string" calcext:value-type="string">
            <text:p>MISSILE</text:p>
          </table:table-cell>
          <table:table-cell office:value-type="float" office:value="2" calcext:value-type="float">
            <text:p>2</text:p>
          </table:table-cell>
          <table:table-cell office:value-type="string" calcext:value-type="string">
            <text:p>Geostrik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2</text:p>
          </table:table-cell>
          <table:table-cell table:number-columns-repeated="2" office:value-type="string" calcext:value-type="string">
            <text:p>XXX</text:p>
          </table:table-cell>
          <table:table-cell office:value-type="float" office:value="2" calcext:value-type="float">
            <text:p>2</text:p>
          </table:table-cell>
          <table:table-cell office:value-type="string" calcext:value-type="string">
            <text:p>Geomancy Level 2</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EARTH_BIND</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Earth Bin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TREMOR</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Tremo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SKIN</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Stoneski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BURROW</text:p>
          </table:table-cell>
          <table:table-cell office:value-type="string" calcext:value-type="string">
            <text:p>APPORTATION</text:p>
          </table:table-cell>
          <table:table-cell office:value-type="string" calcext:value-type="string">
            <text:p>MOVE</text:p>
          </table:table-cell>
          <table:table-cell office:value-type="float" office:value="2" calcext:value-type="float">
            <text:p>2</text:p>
          </table:table-cell>
          <table:table-cell office:value-type="string" calcext:value-type="string">
            <text:p>Burrow</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HANGE_TERRAIN</text:p>
          </table:table-cell>
          <table:table-cell office:value-type="string" calcext:value-type="string">
            <text:p>TRANSMUTATION</text:p>
          </table:table-cell>
          <table:table-cell office:value-type="string" calcext:value-type="string">
            <text:p>CHANGE</text:p>
          </table:table-cell>
          <table:table-cell office:value-type="float" office:value="2" calcext:value-type="float">
            <text:p>2</text:p>
          </table:table-cell>
          <table:table-cell office:value-type="string" calcext:value-type="string">
            <text:p>Change Terrai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PITFALL</text:p>
          </table:table-cell>
          <table:table-cell office:value-type="string" calcext:value-type="string">
            <text:p>TRANSMUTATION</text:p>
          </table:table-cell>
          <table:table-cell office:value-type="string" calcext:value-type="string">
            <text:p>CHANGE</text:p>
          </table:table-cell>
          <table:table-cell office:value-type="float" office:value="2" calcext:value-type="float">
            <text:p>2</text:p>
          </table:table-cell>
          <table:table-cell office:value-type="string" calcext:value-type="string">
            <text:p>Pitfal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3</text:p>
          </table:table-cell>
          <table:table-cell table:number-columns-repeated="2" office:value-type="string" calcext:value-type="string">
            <text:p>XXX</text:p>
          </table:table-cell>
          <table:table-cell office:value-type="float" office:value="3" calcext:value-type="float">
            <text:p>3</text:p>
          </table:table-cell>
          <table:table-cell office:value-type="string" calcext:value-type="string">
            <text:p>Geomancy Level 3</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ALL_EARTH</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all Ear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RACKS_CALL</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Cracks Cal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_FORM</text:p>
          </table:table-cell>
          <table:table-cell office:value-type="string" calcext:value-type="string">
            <text:p>TRANSMUTATION</text:p>
          </table:table-cell>
          <table:table-cell office:value-type="string" calcext:value-type="string">
            <text:p>TRANSFORMATION</text:p>
          </table:table-cell>
          <table:table-cell office:value-type="float" office:value="3" calcext:value-type="float">
            <text:p>3</text:p>
          </table:table-cell>
          <table:table-cell office:value-type="string" calcext:value-type="string">
            <text:p>Stone For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LEANSE_LAND</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Cleanse Lan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ORRUPT_LAND</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Corrupt Lan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HUNGERING_EARTH</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Hungering Ear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MOVE_EARTH</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Move Ear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4</text:p>
          </table:table-cell>
          <table:table-cell table:number-columns-repeated="2" office:value-type="string" calcext:value-type="string">
            <text:p>XXX</text:p>
          </table:table-cell>
          <table:table-cell office:value-type="float" office:value="4" calcext:value-type="float">
            <text:p>4</text:p>
          </table:table-cell>
          <table:table-cell office:value-type="string" calcext:value-type="string">
            <text:p>Geomancy Level 4</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EARTH_GATE</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Earth G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WARP_WOO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Warp Woo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URE</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Cur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EUTRALIZE_POISON</text:p>
          </table:table-cell>
          <table:table-cell office:value-type="string" calcext:value-type="string">
            <text:p>RESTORATION</text:p>
          </table:table-cell>
          <table:table-cell office:value-type="string" calcext:value-type="string">
            <text:p>CLEANSE</text:p>
          </table:table-cell>
          <table:table-cell office:value-type="float" office:value="1" calcext:value-type="float">
            <text:p>1</text:p>
          </table:table-cell>
          <table:table-cell office:value-type="string" calcext:value-type="string">
            <text:p>Neutralize Pois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ATURES_EYE</text:p>
          </table:table-cell>
          <table:table-cell office:value-type="string" calcext:value-type="string">
            <text:p>AUGMENTATION</text:p>
          </table:table-cell>
          <table:table-cell office:value-type="string" calcext:value-type="string">
            <text:p>ENHANCE</text:p>
          </table:table-cell>
          <table:table-cell office:value-type="float" office:value="1" calcext:value-type="float">
            <text:p>1</text:p>
          </table:table-cell>
          <table:table-cell office:value-type="string" calcext:value-type="string">
            <text:p>Natures Ey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TREE_STRIDE</text:p>
          </table:table-cell>
          <table:table-cell office:value-type="string" calcext:value-type="string">
            <text:p>APPORTATION</text:p>
          </table:table-cell>
          <table:table-cell office:value-type="string" calcext:value-type="string">
            <text:p>MOVE</text:p>
          </table:table-cell>
          <table:table-cell office:value-type="float" office:value="1" calcext:value-type="float">
            <text:p>1</text:p>
          </table:table-cell>
          <table:table-cell office:value-type="string" calcext:value-type="string">
            <text:p>Tree Strid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table:number-columns-repeated="2"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Restorati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ENTANGL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Entangl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BARKSKIN</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arkski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LOAK_OF_PETALS</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Cloak of Petal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ANTIDOTE</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Antido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POISON</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Pois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ROT</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Ro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ATURES_WRATH</text:p>
          </table:table-cell>
          <table:table-cell office:value-type="string" calcext:value-type="string">
            <text:p>CONJURATION</text:p>
          </table:table-cell>
          <table:table-cell office:value-type="string" calcext:value-type="string">
            <text:p>MISSILE</text:p>
          </table:table-cell>
          <table:table-cell office:value-type="float" office:value="3" calcext:value-type="float">
            <text:p>3</text:p>
          </table:table-cell>
          <table:table-cell office:value-type="string" calcext:value-type="string">
            <text:p>Natures Wrath</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REGENERAT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gener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OMMAND_PLANTS</text:p>
          </table:table-cell>
          <table:table-cell office:value-type="string" calcext:value-type="string">
            <text:p>INVOCATION</text:p>
          </table:table-cell>
          <table:table-cell office:value-type="string" calcext:value-type="string">
            <text:p>ANIMATE</text:p>
          </table:table-cell>
          <table:table-cell office:value-type="float" office:value="3" calcext:value-type="float">
            <text:p>3</text:p>
          </table:table-cell>
          <table:table-cell office:value-type="string" calcext:value-type="string">
            <text:p>Command Plant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AWAKEN_TREES</text:p>
          </table:table-cell>
          <table:table-cell office:value-type="string" calcext:value-type="string">
            <text:p>INVOCATION</text:p>
          </table:table-cell>
          <table:table-cell office:value-type="string" calcext:value-type="string">
            <text:p>ANIMATE</text:p>
          </table:table-cell>
          <table:table-cell office:value-type="float" office:value="3" calcext:value-type="float">
            <text:p>3</text:p>
          </table:table-cell>
          <table:table-cell office:value-type="string" calcext:value-type="string">
            <text:p>Awaken Tree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WALL_OF_THORNS</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Thorn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SUMMON_SHAMBLER</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hamble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GROW_PLANTS</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Grow Plant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IRONWOOD</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Ironwood</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DEGENERAT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Degener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TOXIN</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Toxi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REATE_GUARDIAN</text:p>
          </table:table-cell>
          <table:table-cell office:value-type="string" calcext:value-type="string">
            <text:p>INVOCATION</text:p>
          </table:table-cell>
          <table:table-cell office:value-type="string" calcext:value-type="string">
            <text:p>SUMMON</text:p>
          </table:table-cell>
          <table:table-cell office:value-type="float" office:value="4" calcext:value-type="float">
            <text:p>4</text:p>
          </table:table-cell>
          <table:table-cell office:value-type="string" calcext:value-type="string">
            <text:p>Create Guardia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STEELOAK</text:p>
          </table:table-cell>
          <table:table-cell office:value-type="string" calcext:value-type="string">
            <text:p>ABJURATION</text:p>
          </table:table-cell>
          <table:table-cell office:value-type="string" calcext:value-type="string">
            <text:p>ARMOR</text:p>
          </table:table-cell>
          <table:table-cell office:value-type="float" office:value="4" calcext:value-type="float">
            <text:p>4</text:p>
          </table:table-cell>
          <table:table-cell office:value-type="string" calcext:value-type="string">
            <text:p>Steeloa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BLIGHT</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Bligh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Spirit Weapo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TRENGTH_OF_SPIRIT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Strength of Spirit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GUARDIAN_SPIRIT</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Guardian Spiri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ALK</text:p>
          </table:table-cell>
          <table:table-cell office:value-type="string" calcext:value-type="string">
            <text:p>APPORTATION</text:p>
          </table:table-cell>
          <table:table-cell office:value-type="string" calcext:value-type="string">
            <text:p>MOVE</text:p>
          </table:table-cell>
          <table:table-cell office:value-type="float" office:value="1" calcext:value-type="float">
            <text:p>1</text:p>
          </table:table-cell>
          <table:table-cell office:value-type="string" calcext:value-type="string">
            <text:p>Spirit Wal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HEAL</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He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TOTEM</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Tote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AVE</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Spirit Wav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ANCESTRAL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Ancestral Armo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ALM_SPIRI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alm Spiri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AWAKEN</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wake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OMMUNE_WITH_SPIRITS</text:p>
          </table:table-cell>
          <table:table-cell table:number-columns-repeated="2" office:value-type="string" calcext:value-type="string">
            <text:p>XXX</text:p>
          </table:table-cell>
          <table:table-cell office:value-type="float" office:value="2" calcext:value-type="float">
            <text:p>2</text:p>
          </table:table-cell>
          <table:table-cell office:value-type="string" calcext:value-type="string">
            <text:p>Commune with Spirit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FAERIE_FIR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Faerie Fir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LIFE_LINK</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Life Lin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HAIN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Chain Heal</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BIND_SPIRIT</text:p>
          </table:table-cell>
          <table:table-cell office:value-type="string" calcext:value-type="string">
            <text:p>INVOCATION</text:p>
          </table:table-cell>
          <table:table-cell office:value-type="string" calcext:value-type="string">
            <text:p>BIND</text:p>
          </table:table-cell>
          <table:table-cell office:value-type="float" office:value="3" calcext:value-type="float">
            <text:p>3</text:p>
          </table:table-cell>
          <table:table-cell office:value-type="string" calcext:value-type="string">
            <text:p>Bind Spiri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ALL_ANCESTORS</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all Ancestor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UMMON_SPIRIT</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pirit</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LEANSE_SPIRITS</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Cleanse Spirits</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SHRIEK</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pirit Shrie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TEAR</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pirit Tear</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MEDITATE</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Medit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DRAIN</text:p>
          </table:table-cell>
          <table:table-cell office:value-type="string" calcext:value-type="string">
            <text:p>ALTERATION</text:p>
          </table:table-cell>
          <table:table-cell office:value-type="string" calcext:value-type="string">
            <text:p>DEBILITATE</text:p>
          </table:table-cell>
          <table:table-cell office:value-type="float" office:value="3" calcext:value-type="float">
            <text:p>3</text:p>
          </table:table-cell>
          <table:table-cell office:value-type="string" calcext:value-type="string">
            <text:p>Spirit Drain</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LINK</text:p>
          </table:table-cell>
          <table:table-cell office:value-type="string" calcext:value-type="string">
            <text:p>AUGMENTATION</text:p>
          </table:table-cell>
          <table:table-cell office:value-type="string" calcext:value-type="string">
            <text:p>BENEFIT</text:p>
          </table:table-cell>
          <table:table-cell office:value-type="float" office:value="3" calcext:value-type="float">
            <text:p>3</text:p>
          </table:table-cell>
          <table:table-cell office:value-type="string" calcext:value-type="string">
            <text:p>Spirit Link</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FORM</text:p>
          </table:table-cell>
          <table:table-cell office:value-type="string" calcext:value-type="string">
            <text:p>TRANSMUTATION</text:p>
          </table:table-cell>
          <table:table-cell office:value-type="string" calcext:value-type="string">
            <text:p>TRANSFORMATION</text:p>
          </table:table-cell>
          <table:table-cell office:value-type="float" office:value="4" calcext:value-type="float">
            <text:p>4</text:p>
          </table:table-cell>
          <table:table-cell office:value-type="string" calcext:value-type="string">
            <text:p>Spirit Form</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REINCARNATE</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incarnate</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4"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number-columns-repeated="988"/>
        </table:table-row>
      </table:table>
      <table:table table:name="Chaos" table:style-name="ta1">
        <table:table-column table:style-name="co32" table:default-cell-style-name="ce86"/>
        <table:table-column table:style-name="co140" table:default-cell-style-name="ce86"/>
        <table:table-column table:style-name="co141" table:default-cell-style-name="ce86"/>
        <table:table-column table:style-name="co142" table:default-cell-style-name="ce86"/>
        <table:table-column table:style-name="co143" table:default-cell-style-name="ce86"/>
        <table:table-column table:style-name="co144" table:default-cell-style-name="ce86"/>
        <table:table-column table:style-name="co38" table:default-cell-style-name="ce86"/>
        <table:table-column table:style-name="co145" table:default-cell-style-name="ce86"/>
        <table:table-column table:style-name="co21" table:default-cell-style-name="ce86"/>
        <table:table-column table:style-name="co26" table:default-cell-style-name="ce86"/>
        <table:table-column table:style-name="co125" table:default-cell-style-name="ce86"/>
        <table:table-column table:style-name="co126" table:default-cell-style-name="ce86"/>
        <table:table-column table:style-name="co26" table:default-cell-style-name="ce86"/>
        <table:table-column table:style-name="co67" table:default-cell-style-name="ce86"/>
        <table:table-column table:style-name="co127" table:default-cell-style-name="ce86"/>
        <table:table-column table:style-name="co128" table:default-cell-style-name="ce86"/>
        <table:table-column table:style-name="co30" table:default-cell-style-name="ce86"/>
        <table:table-column table:style-name="co47" table:default-cell-style-name="ce86"/>
        <table:table-column table:style-name="co30" table:default-cell-style-name="ce86"/>
        <table:table-column table:style-name="co129" table:default-cell-style-name="ce86"/>
        <table:table-column table:style-name="co29" table:number-columns-repeated="2" table:default-cell-style-name="ce86"/>
        <table:table-column table:style-name="co130" table:number-columns-repeated="2" table:default-cell-style-name="ce86"/>
        <table:table-column table:style-name="co131" table:default-cell-style-name="ce86"/>
        <table:table-column table:style-name="co132" table:default-cell-style-name="ce86"/>
        <table:table-column table:style-name="co133" table:default-cell-style-name="ce86"/>
        <table:table-column table:style-name="co134" table:default-cell-style-name="ce86"/>
        <table:table-column table:style-name="co135" table:default-cell-style-name="ce86"/>
        <table:table-column table:style-name="co134" table:default-cell-style-name="ce86"/>
        <table:table-column table:style-name="co12" table:default-cell-style-name="Default"/>
        <table:table-column table:style-name="co136" table:default-cell-style-name="ce86"/>
        <table:table-column table:style-name="co137" table:default-cell-style-name="ce86"/>
        <table:table-column table:style-name="co138" table:default-cell-style-name="ce86"/>
        <table:table-column table:style-name="co139" table:default-cell-style-name="ce86"/>
        <table:table-column table:style-name="co64" table:default-cell-style-name="ce86"/>
        <table:table-column table:style-name="co9" table:number-columns-repeated="9" table:default-cell-style-name="ce86"/>
        <table:table-column table:style-name="co9" table:default-cell-style-name="ce87"/>
        <table:table-column table:style-name="co9" table:number-columns-repeated="978" table:default-cell-style-name="ce86"/>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88" office:value-type="string" calcext:value-type="string">
            <text:p>SPELL</text:p>
          </table:table-cell>
          <table:table-cell table:style-name="ce88" office:value-type="string" calcext:value-type="string">
            <text:p>CHAOS</text:p>
          </table:table-cell>
          <table:table-cell table:number-columns-repeated="4" table:style-name="ce88" office:value-type="string" calcext:value-type="string">
            <text:p>XXX</text:p>
          </table:table-cell>
          <table:table-cell table:style-name="ce88" office:value-type="float" office:value="1" calcext:value-type="float">
            <text:p>1</text:p>
          </table:table-cell>
          <table:table-cell table:style-name="ce88"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86"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table table:name="Void" table:style-name="ta1">
        <table:table-column table:style-name="co32" table:default-cell-style-name="ce86"/>
        <table:table-column table:style-name="co146" table:default-cell-style-name="ce86"/>
        <table:table-column table:style-name="co141" table:default-cell-style-name="ce86"/>
        <table:table-column table:style-name="co142" table:default-cell-style-name="ce86"/>
        <table:table-column table:style-name="co143" table:default-cell-style-name="ce86"/>
        <table:table-column table:style-name="co144" table:default-cell-style-name="ce86"/>
        <table:table-column table:style-name="co38" table:default-cell-style-name="ce86"/>
        <table:table-column table:style-name="co145" table:default-cell-style-name="ce86"/>
        <table:table-column table:style-name="co21" table:default-cell-style-name="ce86"/>
        <table:table-column table:style-name="co26" table:default-cell-style-name="ce86"/>
        <table:table-column table:style-name="co125" table:default-cell-style-name="ce86"/>
        <table:table-column table:style-name="co126" table:default-cell-style-name="ce86"/>
        <table:table-column table:style-name="co26" table:default-cell-style-name="ce86"/>
        <table:table-column table:style-name="co67" table:default-cell-style-name="ce86"/>
        <table:table-column table:style-name="co127" table:default-cell-style-name="ce86"/>
        <table:table-column table:style-name="co128" table:default-cell-style-name="ce86"/>
        <table:table-column table:style-name="co30" table:default-cell-style-name="ce86"/>
        <table:table-column table:style-name="co47" table:default-cell-style-name="ce86"/>
        <table:table-column table:style-name="co30" table:default-cell-style-name="ce86"/>
        <table:table-column table:style-name="co129" table:default-cell-style-name="ce86"/>
        <table:table-column table:style-name="co29" table:number-columns-repeated="2" table:default-cell-style-name="ce86"/>
        <table:table-column table:style-name="co130" table:number-columns-repeated="2" table:default-cell-style-name="ce86"/>
        <table:table-column table:style-name="co131" table:default-cell-style-name="ce86"/>
        <table:table-column table:style-name="co132" table:default-cell-style-name="ce86"/>
        <table:table-column table:style-name="co133" table:default-cell-style-name="ce86"/>
        <table:table-column table:style-name="co134" table:default-cell-style-name="ce86"/>
        <table:table-column table:style-name="co135" table:default-cell-style-name="ce86"/>
        <table:table-column table:style-name="co134" table:default-cell-style-name="ce86"/>
        <table:table-column table:style-name="co12" table:default-cell-style-name="Default"/>
        <table:table-column table:style-name="co136" table:default-cell-style-name="ce86"/>
        <table:table-column table:style-name="co137" table:default-cell-style-name="ce86"/>
        <table:table-column table:style-name="co138" table:default-cell-style-name="ce86"/>
        <table:table-column table:style-name="co139" table:default-cell-style-name="ce86"/>
        <table:table-column table:style-name="co64" table:default-cell-style-name="ce86"/>
        <table:table-column table:style-name="co9" table:number-columns-repeated="9" table:default-cell-style-name="ce86"/>
        <table:table-column table:style-name="co9" table:default-cell-style-name="ce87"/>
        <table:table-column table:style-name="co9" table:number-columns-repeated="978" table:default-cell-style-name="ce86"/>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88" office:value-type="string" calcext:value-type="string">
            <text:p>SPELL</text:p>
          </table:table-cell>
          <table:table-cell table:style-name="ce88" office:value-type="string" calcext:value-type="string">
            <text:p>VOID</text:p>
          </table:table-cell>
          <table:table-cell table:number-columns-repeated="4" table:style-name="ce88" office:value-type="string" calcext:value-type="string">
            <text:p>XXX</text:p>
          </table:table-cell>
          <table:table-cell table:style-name="ce88" office:value-type="float" office:value="1" calcext:value-type="float">
            <text:p>1</text:p>
          </table:table-cell>
          <table:table-cell table:style-name="ce88"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86"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table table:name="Mental" table:style-name="ta1">
        <table:table-column table:style-name="co32" table:number-columns-repeated="2" table:default-cell-style-name="ce86"/>
        <table:table-column table:style-name="co141" table:default-cell-style-name="ce86"/>
        <table:table-column table:style-name="co142" table:default-cell-style-name="ce86"/>
        <table:table-column table:style-name="co143" table:default-cell-style-name="ce86"/>
        <table:table-column table:style-name="co144" table:default-cell-style-name="ce86"/>
        <table:table-column table:style-name="co38" table:default-cell-style-name="ce86"/>
        <table:table-column table:style-name="co145" table:default-cell-style-name="ce86"/>
        <table:table-column table:style-name="co21" table:default-cell-style-name="ce86"/>
        <table:table-column table:style-name="co26" table:default-cell-style-name="ce86"/>
        <table:table-column table:style-name="co125" table:default-cell-style-name="ce86"/>
        <table:table-column table:style-name="co126" table:default-cell-style-name="ce86"/>
        <table:table-column table:style-name="co26" table:default-cell-style-name="ce86"/>
        <table:table-column table:style-name="co67" table:default-cell-style-name="ce86"/>
        <table:table-column table:style-name="co127" table:default-cell-style-name="ce86"/>
        <table:table-column table:style-name="co128" table:default-cell-style-name="ce86"/>
        <table:table-column table:style-name="co30" table:default-cell-style-name="ce86"/>
        <table:table-column table:style-name="co47" table:default-cell-style-name="ce86"/>
        <table:table-column table:style-name="co30" table:default-cell-style-name="ce86"/>
        <table:table-column table:style-name="co129" table:default-cell-style-name="ce86"/>
        <table:table-column table:style-name="co29" table:number-columns-repeated="2" table:default-cell-style-name="ce86"/>
        <table:table-column table:style-name="co130" table:number-columns-repeated="2" table:default-cell-style-name="ce86"/>
        <table:table-column table:style-name="co131" table:default-cell-style-name="ce86"/>
        <table:table-column table:style-name="co132" table:default-cell-style-name="ce86"/>
        <table:table-column table:style-name="co133" table:default-cell-style-name="ce86"/>
        <table:table-column table:style-name="co134" table:default-cell-style-name="ce86"/>
        <table:table-column table:style-name="co135" table:default-cell-style-name="ce86"/>
        <table:table-column table:style-name="co134" table:default-cell-style-name="ce86"/>
        <table:table-column table:style-name="co12" table:default-cell-style-name="Default"/>
        <table:table-column table:style-name="co136" table:default-cell-style-name="ce86"/>
        <table:table-column table:style-name="co137" table:default-cell-style-name="ce86"/>
        <table:table-column table:style-name="co138" table:default-cell-style-name="ce86"/>
        <table:table-column table:style-name="co139" table:default-cell-style-name="ce86"/>
        <table:table-column table:style-name="co64" table:default-cell-style-name="ce86"/>
        <table:table-column table:style-name="co9" table:number-columns-repeated="9" table:default-cell-style-name="ce86"/>
        <table:table-column table:style-name="co9" table:default-cell-style-name="ce87"/>
        <table:table-column table:style-name="co9" table:number-columns-repeated="978" table:default-cell-style-name="ce86"/>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88" office:value-type="string" calcext:value-type="string">
            <text:p>SPELL</text:p>
          </table:table-cell>
          <table:table-cell table:style-name="ce88" office:value-type="string" calcext:value-type="string">
            <text:p>MENTAL</text:p>
          </table:table-cell>
          <table:table-cell table:number-columns-repeated="4" table:style-name="ce88" office:value-type="string" calcext:value-type="string">
            <text:p>XXX</text:p>
          </table:table-cell>
          <table:table-cell table:style-name="ce88" office:value-type="float" office:value="1" calcext:value-type="float">
            <text:p>1</text:p>
          </table:table-cell>
          <table:table-cell table:style-name="ce88"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86"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table table:name="Body" table:style-name="ta1">
        <table:table-column table:style-name="co32" table:default-cell-style-name="ce86"/>
        <table:table-column table:style-name="co146" table:default-cell-style-name="ce86"/>
        <table:table-column table:style-name="co141" table:default-cell-style-name="ce86"/>
        <table:table-column table:style-name="co142" table:default-cell-style-name="ce86"/>
        <table:table-column table:style-name="co143" table:default-cell-style-name="ce86"/>
        <table:table-column table:style-name="co144" table:default-cell-style-name="ce86"/>
        <table:table-column table:style-name="co38" table:default-cell-style-name="ce86"/>
        <table:table-column table:style-name="co145" table:default-cell-style-name="ce86"/>
        <table:table-column table:style-name="co21" table:default-cell-style-name="ce86"/>
        <table:table-column table:style-name="co26" table:default-cell-style-name="ce86"/>
        <table:table-column table:style-name="co125" table:default-cell-style-name="ce86"/>
        <table:table-column table:style-name="co126" table:default-cell-style-name="ce86"/>
        <table:table-column table:style-name="co26" table:default-cell-style-name="ce86"/>
        <table:table-column table:style-name="co67" table:default-cell-style-name="ce86"/>
        <table:table-column table:style-name="co127" table:default-cell-style-name="ce86"/>
        <table:table-column table:style-name="co128" table:default-cell-style-name="ce86"/>
        <table:table-column table:style-name="co30" table:default-cell-style-name="ce86"/>
        <table:table-column table:style-name="co47" table:default-cell-style-name="ce86"/>
        <table:table-column table:style-name="co30" table:default-cell-style-name="ce86"/>
        <table:table-column table:style-name="co129" table:default-cell-style-name="ce86"/>
        <table:table-column table:style-name="co29" table:number-columns-repeated="2" table:default-cell-style-name="ce86"/>
        <table:table-column table:style-name="co130" table:number-columns-repeated="2" table:default-cell-style-name="ce86"/>
        <table:table-column table:style-name="co131" table:default-cell-style-name="ce86"/>
        <table:table-column table:style-name="co132" table:default-cell-style-name="ce86"/>
        <table:table-column table:style-name="co133" table:default-cell-style-name="ce86"/>
        <table:table-column table:style-name="co134" table:default-cell-style-name="ce86"/>
        <table:table-column table:style-name="co135" table:default-cell-style-name="ce86"/>
        <table:table-column table:style-name="co134" table:default-cell-style-name="ce86"/>
        <table:table-column table:style-name="co12" table:default-cell-style-name="Default"/>
        <table:table-column table:style-name="co136" table:default-cell-style-name="ce86"/>
        <table:table-column table:style-name="co137" table:default-cell-style-name="ce86"/>
        <table:table-column table:style-name="co138" table:default-cell-style-name="ce86"/>
        <table:table-column table:style-name="co139" table:default-cell-style-name="ce86"/>
        <table:table-column table:style-name="co64" table:default-cell-style-name="ce86"/>
        <table:table-column table:style-name="co9" table:number-columns-repeated="9" table:default-cell-style-name="ce86"/>
        <table:table-column table:style-name="co9" table:default-cell-style-name="ce87"/>
        <table:table-column table:style-name="co9" table:number-columns-repeated="978" table:default-cell-style-name="ce86"/>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88" office:value-type="string" calcext:value-type="string">
            <text:p>SPELL</text:p>
          </table:table-cell>
          <table:table-cell table:style-name="ce88" office:value-type="string" calcext:value-type="string">
            <text:p>BODY</text:p>
          </table:table-cell>
          <table:table-cell table:number-columns-repeated="4" table:style-name="ce88" office:value-type="string" calcext:value-type="string">
            <text:p>XXX</text:p>
          </table:table-cell>
          <table:table-cell table:style-name="ce88" office:value-type="float" office:value="1" calcext:value-type="float">
            <text:p>1</text:p>
          </table:table-cell>
          <table:table-cell table:style-name="ce88"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86"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named-expressions/>
      <table:database-ranges>
        <table:database-range table:name="__Anonymous_Sheet_DB__0" table:target-range-address="Details.A37:Details.A56">
          <table:sort>
            <table:sort-by table:field-number="0" table:data-type="automatic"/>
          </table:sort>
        </table:database-range>
        <table:database-range table:name="__Anonymous_Sheet_DB__2" table:target-range-address="Arcane.A1:Arcane.N1048576">
          <table:sort>
            <table:sort-by table:field-number="2" table:data-type="automatic"/>
            <table:sort-by table:field-number="6" table:data-type="automatic"/>
            <table:sort-by table:field-number="3" table:data-type="automatic"/>
          </table:sort>
        </table:database-range>
        <table:database-range table:name="__Anonymous_Sheet_DB__3" table:target-range-address="Divine.A1:Divine.H1048574">
          <table:sort>
            <table:sort-by table:field-number="2" table:data-type="automatic"/>
            <table:sort-by table:field-number="6" table:data-type="automatic"/>
            <table:sort-by table:field-number="3" table:data-type="automatic"/>
          </table:sort>
        </table:database-range>
        <table:database-range table:name="__Anonymous_Sheet_DB__4" table:target-range-address="Elemental.A1:Elemental.J1048575">
          <table:sort>
            <table:sort-by table:field-number="2" table:data-type="automatic"/>
            <table:sort-by table:field-number="6"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0">00/00/0000</text:date>, <text:time style:data-style-name="N2" text:time-value="10:54:45.9037444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es Engel</meta:initial-creator>
    <meta:creation-date>2018-02-21T11:21:07.022248753</meta:creation-date>
    <dc:date>2018-03-20T12:07:23.647353512</dc:date>
    <dc:creator>Miles Engel</dc:creator>
    <meta:editing-duration>P4DT10H55M24S</meta:editing-duration>
    <meta:editing-cycles>26</meta:editing-cycles>
    <meta:generator>LibreOffice/4.3.7.2$Linux_X86_64 LibreOffice_project/430$Build-2</meta:generator>
    <meta:document-statistic meta:table-count="10" meta:cell-count="19634" meta:object-count="0"/>
  </office:meta>
</office:document-meta>
</file>

<file path=Basic/Standard/TestModule.xml><?xml version="1.0" encoding="utf-8"?>
<!DOCTYPE module  PUBLIC '-//OpenOffice.org//DTD OfficeDocument 1.0//EN'  'module.dtd'>
<script:module xmlns:script="http://openoffice.org/2000/script" script:name="TestModule" script:language="StarBasic">REM  *****  BASIC  *****

Sub convertSheetsToCSVs
Dim fileProps(0) as new com.sun.star.beans.PropertyValue
sheets = ThisComponent.Sheets

fileProps(0).Name = "FilterName"
fileProps(0).Value = "Text - txt - csv (StarCalc)"

i = 2

Do While sheets.Count &gt; i
  sheet = sheets.getByIndex(i)
  cntrllr = ThisComponent.CurrentController
  cntrllr.setActiveSheet(sheet)
  sURL = "file:////u/mengel/Desktop/spells_" &amp; sheets.ElementNames(i) &amp; ".csv"
  ThisComponent.storeToURL(sURL, fileProps())
  i = i + 1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est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